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66mm"/>
    </style:style>
    <style:style style:name="co2" style:family="table-column">
      <style:table-column-properties fo:break-before="auto" style:column-width="20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66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31.15mm"/>
    </style:style>
    <style:style style:name="co8" style:family="table-column">
      <style:table-column-properties fo:break-before="auto" style:column-width="17.55mm"/>
    </style:style>
    <style:style style:name="co9" style:family="table-column">
      <style:table-column-properties fo:break-before="auto" style:column-width="23.57mm"/>
    </style:style>
    <style:style style:name="co10" style:family="table-column">
      <style:table-column-properties fo:break-before="auto" style:column-width="16.51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14.53mm"/>
    </style:style>
    <style:style style:name="co13" style:family="table-column">
      <style:table-column-properties fo:break-before="auto" style:column-width="34.7mm"/>
    </style:style>
    <style:style style:name="co14" style:family="table-column">
      <style:table-column-properties fo:break-before="auto" style:column-width="55.49mm"/>
    </style:style>
    <style:style style:name="co15" style:family="table-column">
      <style:table-column-properties fo:break-before="auto" style:column-width="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23"/>
    <style:style style:name="ce2" style:family="table-cell" style:parent-style-name="Default" style:data-style-name="N122"/>
    <style:style style:name="ce3" style:family="table-cell" style:parent-style-name="Default">
      <style:table-cell-properties fo:background-color="#ffff00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fo:background-color="#ffff00"/>
    </style:style>
    <style:style style:name="ce1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利益予想(2%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visibility="collapse" table:number-columns-repeated="2" table:default-cell-style-name="Default"/>
        <table:table-column table:style-name="co3" table:visibility="collapse" table:number-columns-repeated="2" table:default-cell-style-name="Default"/>
        <table:table-column table:style-name="co5" table:visibility="collapse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open</text:p>
          </table:table-cell>
          <table:table-cell table:number-columns-repeated="7"/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 office:value-type="string" calcext:value-type="string">
            <text:p>始値変化率</text:p>
          </table:table-cell>
          <table:table-cell/>
          <table:table-cell office:value-type="string" calcext:value-type="string">
            <text:p>変化率ヒストグラム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0" calcext:value-type="float">
            <text:p>0</text:p>
          </table:table-cell>
          <table:table-cell office:value-type="float" office:value="0.433028" calcext:value-type="float">
            <text:p>0.433028</text:p>
          </table:table-cell>
          <table:table-cell table:formula="of:=IF([.K3]=[.J3];1;0)" office:value-type="float" office:value="1" calcext:value-type="float">
            <text:p>1</text:p>
          </table:table-cell>
          <table:table-cell table:formula="of:=[.K3]*[.C3]*1000" office:value-type="float" office:value="0" calcext:value-type="float">
            <text:p>0</text:p>
          </table:table-cell>
          <table:table-cell/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 table:formula="of:=([.C3]/[.C2]-1)" office:value-type="float" office:value="0.000292954445583637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]&gt;0.5;1;0)" office:value-type="float" office:value="0" calcext:value-type="float">
            <text:p>0</text:p>
          </table:table-cell>
          <table:table-cell office:value-type="float" office:value="0.433319" calcext:value-type="float">
            <text:p>0.433319</text:p>
          </table:table-cell>
          <table:table-cell table:formula="of:=IF([.K4]=[.J4];1;0)" office:value-type="float" office:value="1" calcext:value-type="float">
            <text:p>1</text:p>
          </table:table-cell>
          <table:table-cell table:formula="of:=[.K4]*[.C4]*1000" office:value-type="float" office:value="0" calcext:value-type="float">
            <text:p>0</text:p>
          </table:table-cell>
          <table:table-cell table:formula="of:=[.K3]*[.C4]*1000" office:value-type="float" office:value="0" calcext:value-type="float">
            <text:p>0</text:p>
          </table:table-cell>
          <table:table-cell table:formula="of:=IF([.N4]=[.O4];0;3500)" office:value-type="float" office:value="0" calcext:value-type="float">
            <text:p>0</text:p>
          </table:table-cell>
          <table:table-cell table:formula="of:=-[.N4]+[.O4]-[.P4]" office:value-type="float" office:value="0" calcext:value-type="float">
            <text:p>0</text:p>
          </table:table-cell>
          <table:table-cell table:formula="of:=[.C4]/[.C3]-1" office:value-type="float" office:value="-0.0121540489090642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0" calcext:value-type="float">
            <text:p>0</text:p>
          </table:table-cell>
          <table:table-cell office:value-type="float" office:value="0.433017" calcext:value-type="float">
            <text:p>0.433017</text:p>
          </table:table-cell>
          <table:table-cell table:formula="of:=IF([.K5]=[.J5];1;0)" office:value-type="float" office:value="0" calcext:value-type="float">
            <text:p>0</text:p>
          </table:table-cell>
          <table:table-cell table:formula="of:=[.K5]*[.C5]*1000" office:value-type="float" office:value="0" calcext:value-type="float">
            <text:p>0</text:p>
          </table:table-cell>
          <table:table-cell table:formula="of:=[.K4]*[.C5]*1000" office:value-type="float" office:value="0" calcext:value-type="float">
            <text:p>0</text:p>
          </table:table-cell>
          <table:table-cell table:formula="of:=IF([.N5]=[.O5];0;350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 table:formula="of:=[.C5]/[.C4]-1" office:value-type="float" office:value="-0.00785650756003564" calcext:value-type="float">
            <text:p>-0.00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0" calcext:value-type="float">
            <text:p>0</text:p>
          </table:table-cell>
          <table:table-cell office:value-type="float" office:value="0.433275" calcext:value-type="float">
            <text:p>0.433275</text:p>
          </table:table-cell>
          <table:table-cell table:formula="of:=IF([.K6]=[.J6];1;0)" office:value-type="float" office:value="1" calcext:value-type="float">
            <text:p>1</text:p>
          </table:table-cell>
          <table:table-cell table:formula="of:=[.K6]*[.C6]*1000" office:value-type="float" office:value="0" calcext:value-type="float">
            <text:p>0</text:p>
          </table:table-cell>
          <table:table-cell table:formula="of:=[.K5]*[.C6]*1000" office:value-type="float" office:value="0" calcext:value-type="float">
            <text:p>0</text:p>
          </table:table-cell>
          <table:table-cell table:formula="of:=IF([.N6]=[.O6];0;350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 table:formula="of:=[.C6]/[.C5]-1" office:value-type="float" office:value="0.00836695054534586" calcext:value-type="float">
            <text:p>0.0084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CONCATENATE([.T6];&quot;～&quot;; [.T7])" office:value-type="string" office:string-value="-0.05～-0.04" calcext:value-type="string">
            <text:p>-0.05～-0.04</text:p>
          </table:table-cell>
          <table:table-cell table:number-matrix-columns-spanned="1" table:number-matrix-rows-spanned="12" table:formula="of:=FREQUENCY([.R3:.R171];[.T6:.T16])" office:value-type="float" office:value="1" calcext:value-type="float">
            <text:p>1</text:p>
          </table:table-cell>
          <table:table-cell table:style-name="ce13" table:formula="of:=[.V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  <table:table-cell table:formula="of:=IF([.K7]=[.J7];1;0)" office:value-type="float" office:value="1" calcext:value-type="float">
            <text:p>1</text:p>
          </table:table-cell>
          <table:table-cell table:formula="of:=[.K7]*[.C7]*1000" office:value-type="float" office:value="0" calcext:value-type="float">
            <text:p>0</text:p>
          </table:table-cell>
          <table:table-cell table:formula="of:=[.K6]*[.C7]*1000" office:value-type="float" office:value="0" calcext:value-type="float">
            <text:p>0</text:p>
          </table:table-cell>
          <table:table-cell table:formula="of:=IF([.N7]=[.O7];0;350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 table:formula="of:=[.C7]/[.C6]-1" office:value-type="float" office:value="-0.00459327307749302" calcext:value-type="float">
            <text:p>-0.0046</text:p>
          </table:table-cell>
          <table:table-cell/>
          <table:table-cell office:value-type="float" office:value="-0.04" calcext:value-type="float">
            <text:p>-0.04</text:p>
          </table:table-cell>
          <table:table-cell table:formula="of:=CONCATENATE([.T7];&quot;～&quot;; [.T8])" office:value-type="string" office:string-value="-0.04～-0.03" calcext:value-type="string">
            <text:p>-0.04～-0.03</text:p>
          </table:table-cell>
          <table:table-cell office:value-type="float" office:value="1" calcext:value-type="float">
            <text:p>1</text:p>
          </table:table-cell>
          <table:table-cell table:style-name="ce13" table:formula="of:=[.V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17-04-12</text:p>
          </table:table-cell>
          <table:table-cell office:value-type="float" office:value="665" calcext:value-type="float">
            <text:p>665.0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0" calcext:value-type="float">
            <text:p>0</text:p>
          </table:table-cell>
          <table:table-cell office:value-type="float" office:value="0.433833" calcext:value-type="float">
            <text:p>0.433833</text:p>
          </table:table-cell>
          <table:table-cell table:formula="of:=IF([.K8]=[.J8];1;0)" office:value-type="float" office:value="1" calcext:value-type="float">
            <text:p>1</text:p>
          </table:table-cell>
          <table:table-cell table:formula="of:=[.K8]*[.C8]*1000" office:value-type="float" office:value="0" calcext:value-type="float">
            <text:p>0</text:p>
          </table:table-cell>
          <table:table-cell table:formula="of:=[.K7]*[.C8]*1000" office:value-type="float" office:value="0" calcext:value-type="float">
            <text:p>0</text:p>
          </table:table-cell>
          <table:table-cell table:formula="of:=IF([.N8]=[.O8];0;350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 table:formula="of:=[.C8]/[.C7]-1" office:value-type="float" office:value="-0.0101220601369455" calcext:value-type="float">
            <text:p>-0.0101</text:p>
          </table:table-cell>
          <table:table-cell/>
          <table:table-cell office:value-type="float" office:value="-0.03" calcext:value-type="float">
            <text:p>-0.03</text:p>
          </table:table-cell>
          <table:table-cell table:formula="of:=CONCATENATE([.T8];&quot;～&quot;; [.T9])" office:value-type="string" office:string-value="-0.03～-0.02" calcext:value-type="string">
            <text:p>-0.03～-0.02</text:p>
          </table:table-cell>
          <table:table-cell office:value-type="float" office:value="1" calcext:value-type="float">
            <text:p>1</text:p>
          </table:table-cell>
          <table:table-cell table:style-name="ce13" table:formula="of:=[.V8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0" calcext:value-type="float">
            <text:p>0</text:p>
          </table:table-cell>
          <table:table-cell office:value-type="float" office:value="0.433899" calcext:value-type="float">
            <text:p>0.433899</text:p>
          </table:table-cell>
          <table:table-cell table:formula="of:=IF([.K9]=[.J9];1;0)" office:value-type="float" office:value="1" calcext:value-type="float">
            <text:p>1</text:p>
          </table:table-cell>
          <table:table-cell table:formula="of:=[.K9]*[.C9]*1000" office:value-type="float" office:value="0" calcext:value-type="float">
            <text:p>0</text:p>
          </table:table-cell>
          <table:table-cell table:formula="of:=[.K8]*[.C9]*1000" office:value-type="float" office:value="0" calcext:value-type="float">
            <text:p>0</text:p>
          </table:table-cell>
          <table:table-cell table:formula="of:=IF([.N9]=[.O9];0;350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 table:formula="of:=[.C9]/[.C8]-1" office:value-type="float" office:value="-0.0121804511278196" calcext:value-type="float">
            <text:p>-0.0122</text:p>
          </table:table-cell>
          <table:table-cell/>
          <table:table-cell office:value-type="float" office:value="-0.02" calcext:value-type="float">
            <text:p>-0.02</text:p>
          </table:table-cell>
          <table:table-cell table:formula="of:=CONCATENATE([.T9];&quot;～&quot;; [.T10])" office:value-type="string" office:string-value="-0.02～-0.01" calcext:value-type="string">
            <text:p>-0.02～-0.01</text:p>
          </table:table-cell>
          <table:table-cell office:value-type="float" office:value="12" calcext:value-type="float">
            <text:p>12</text:p>
          </table:table-cell>
          <table:table-cell table:style-name="ce13" table:formula="of:=[.V9]/[.$V$18]" office:value-type="percentage" office:value="0.0710059171597633" calcext:value-type="percentage">
            <text:p>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]&gt;0.5;1;0)" office:value-type="float" office:value="0" calcext:value-type="float">
            <text:p>0</text:p>
          </table:table-cell>
          <table:table-cell office:value-type="float" office:value="0.433698" calcext:value-type="float">
            <text:p>0.433698</text:p>
          </table:table-cell>
          <table:table-cell table:formula="of:=IF([.K10]=[.J10];1;0)" office:value-type="float" office:value="1" calcext:value-type="float">
            <text:p>1</text:p>
          </table:table-cell>
          <table:table-cell table:formula="of:=[.K10]*[.C10]*1000" office:value-type="float" office:value="0" calcext:value-type="float">
            <text:p>0</text:p>
          </table:table-cell>
          <table:table-cell table:formula="of:=[.K9]*[.C10]*1000" office:value-type="float" office:value="0" calcext:value-type="float">
            <text:p>0</text:p>
          </table:table-cell>
          <table:table-cell table:formula="of:=IF([.N10]=[.O10];0;350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 table:formula="of:=[.C10]/[.C9]-1" office:value-type="float" office:value="-0.000608920688080383" calcext:value-type="float">
            <text:p>-0.0006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CONCATENATE([.T10];&quot;～&quot;; [.T11])" office:value-type="string" office:string-value="-0.01～0" calcext:value-type="string">
            <text:p>-0.01～0</text:p>
          </table:table-cell>
          <table:table-cell office:value-type="float" office:value="20" calcext:value-type="float">
            <text:p>20</text:p>
          </table:table-cell>
          <table:table-cell table:style-name="ce13" table:formula="of:=[.V10]/[.$V$18]" office:value-type="percentage" office:value="0.118343195266272" calcext:value-type="percentage">
            <text:p>1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17-04-17</text:p>
          </table:table-cell>
          <table:table-cell office:value-type="float" office:value="646" calcext:value-type="float">
            <text:p>646.0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0" calcext:value-type="float">
            <text:p>0</text:p>
          </table:table-cell>
          <table:table-cell office:value-type="float" office:value="0.433859" calcext:value-type="float">
            <text:p>0.433859</text:p>
          </table:table-cell>
          <table:table-cell table:formula="of:=IF([.K11]=[.J11];1;0)" office:value-type="float" office:value="0" calcext:value-type="float">
            <text:p>0</text:p>
          </table:table-cell>
          <table:table-cell table:formula="of:=[.K11]*[.C11]*1000" office:value-type="float" office:value="0" calcext:value-type="float">
            <text:p>0</text:p>
          </table:table-cell>
          <table:table-cell table:formula="of:=[.K10]*[.C11]*1000" office:value-type="float" office:value="0" calcext:value-type="float">
            <text:p>0</text:p>
          </table:table-cell>
          <table:table-cell table:formula="of:=IF([.N11]=[.O11];0;350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 table:formula="of:=[.C11]/[.C10]-1" office:value-type="float" office:value="-0.015993907083016" calcext:value-type="float">
            <text:p>-0.0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T11];&quot;～&quot;; [.T12])" office:value-type="string" office:string-value="0～0.01" calcext:value-type="string">
            <text:p>0～0.01</text:p>
          </table:table-cell>
          <table:table-cell office:value-type="float" office:value="46" calcext:value-type="float">
            <text:p>46</text:p>
          </table:table-cell>
          <table:table-cell table:style-name="ce13" table:formula="of:=[.V11]/[.$V$18]" office:value-type="percentage" office:value="0.272189349112426" calcext:value-type="percentage">
            <text:p>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17-04-18</text:p>
          </table:table-cell>
          <table:table-cell office:value-type="float" office:value="663" calcext:value-type="float">
            <text:p>663.0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]&gt;0.5;1;0)" office:value-type="float" office:value="0" calcext:value-type="float">
            <text:p>0</text:p>
          </table:table-cell>
          <table:table-cell office:value-type="float" office:value="0.433615" calcext:value-type="float">
            <text:p>0.433615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[.K12]*[.C12]*1000" office:value-type="float" office:value="0" calcext:value-type="float">
            <text:p>0</text:p>
          </table:table-cell>
          <table:table-cell table:formula="of:=[.K11]*[.C12]*1000" office:value-type="float" office:value="0" calcext:value-type="float">
            <text:p>0</text:p>
          </table:table-cell>
          <table:table-cell table:formula="of:=IF([.N12]=[.O12];0;350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 table:formula="of:=[.C12]/[.C11]-1" office:value-type="float" office:value="0.0263157894736843" calcext:value-type="float">
            <text:p>0.026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CONCATENATE([.T12];&quot;～&quot;; [.T13])" office:value-type="string" office:string-value="0.01～0.02" calcext:value-type="string">
            <text:p>0.01～0.02</text:p>
          </table:table-cell>
          <table:table-cell office:value-type="float" office:value="43" calcext:value-type="float">
            <text:p>43</text:p>
          </table:table-cell>
          <table:table-cell table:style-name="ce13" table:formula="of:=[.V12]/[.$V$18]" office:value-type="percentage" office:value="0.254437869822485" calcext:value-type="percentage">
            <text:p>2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]&gt;0.5;1;0)" office:value-type="float" office:value="0" calcext:value-type="float">
            <text:p>0</text:p>
          </table:table-cell>
          <table:table-cell office:value-type="float" office:value="0.433799" calcext:value-type="float">
            <text:p>0.433799</text:p>
          </table:table-cell>
          <table:table-cell table:formula="of:=IF([.K13]=[.J13];1;0)" office:value-type="float" office:value="0" calcext:value-type="float">
            <text:p>0</text:p>
          </table:table-cell>
          <table:table-cell table:formula="of:=[.K13]*[.C13]*1000" office:value-type="float" office:value="0" calcext:value-type="float">
            <text:p>0</text:p>
          </table:table-cell>
          <table:table-cell table:formula="of:=[.K12]*[.C13]*1000" office:value-type="float" office:value="0" calcext:value-type="float">
            <text:p>0</text:p>
          </table:table-cell>
          <table:table-cell table:formula="of:=IF([.N13]=[.O13];0;350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 table:formula="of:=[.C13]/[.C12]-1" office:value-type="float" office:value="0.00180995475113122" calcext:value-type="float">
            <text:p>0.001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CONCATENATE([.T13];&quot;～&quot;; [.T14])" office:value-type="string" office:string-value="0.02～0.03" calcext:value-type="string">
            <text:p>0.02～0.03</text:p>
          </table:table-cell>
          <table:table-cell office:value-type="float" office:value="30" calcext:value-type="float">
            <text:p>30</text:p>
          </table:table-cell>
          <table:table-cell table:style-name="ce13" table:formula="of:=[.V13]/[.$V$18]" office:value-type="percentage" office:value="0.177514792899408" calcext:value-type="percentage">
            <text:p>1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]&gt;0.5;1;0)" office:value-type="float" office:value="0" calcext:value-type="float">
            <text:p>0</text:p>
          </table:table-cell>
          <table:table-cell office:value-type="float" office:value="0.433518" calcext:value-type="float">
            <text:p>0.433518</text:p>
          </table:table-cell>
          <table:table-cell table:formula="of:=IF([.K14]=[.J14];1;0)" office:value-type="float" office:value="1" calcext:value-type="float">
            <text:p>1</text:p>
          </table:table-cell>
          <table:table-cell table:formula="of:=[.K14]*[.C14]*1000" office:value-type="float" office:value="0" calcext:value-type="float">
            <text:p>0</text:p>
          </table:table-cell>
          <table:table-cell table:formula="of:=[.K13]*[.C14]*1000" office:value-type="float" office:value="0" calcext:value-type="float">
            <text:p>0</text:p>
          </table:table-cell>
          <table:table-cell table:formula="of:=IF([.N14]=[.O14];0;350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 table:formula="of:=[.C14]/[.C13]-1" office:value-type="float" office:value="0.0320686540198734" calcext:value-type="float">
            <text:p>0.032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CONCATENATE([.T14];&quot;～&quot;; [.T15])" office:value-type="string" office:string-value="0.03～0.04" calcext:value-type="string">
            <text:p>0.03～0.04</text:p>
          </table:table-cell>
          <table:table-cell office:value-type="float" office:value="11" calcext:value-type="float">
            <text:p>11</text:p>
          </table:table-cell>
          <table:table-cell table:style-name="ce13" table:formula="of:=[.V14]/[.$V$18]" office:value-type="percentage" office:value="0.0650887573964497" calcext:value-type="percentage">
            <text:p>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]&gt;0.5;1;0)" office:value-type="float" office:value="0" calcext:value-type="float">
            <text:p>0</text:p>
          </table:table-cell>
          <table:table-cell office:value-type="float" office:value="0.433717" calcext:value-type="float">
            <text:p>0.433717</text:p>
          </table:table-cell>
          <table:table-cell table:formula="of:=IF([.K15]=[.J15];1;0)" office:value-type="float" office:value="1" calcext:value-type="float">
            <text:p>1</text:p>
          </table:table-cell>
          <table:table-cell table:formula="of:=[.K15]*[.C15]*1000" office:value-type="float" office:value="0" calcext:value-type="float">
            <text:p>0</text:p>
          </table:table-cell>
          <table:table-cell table:formula="of:=[.K14]*[.C15]*1000" office:value-type="float" office:value="0" calcext:value-type="float">
            <text:p>0</text:p>
          </table:table-cell>
          <table:table-cell table:formula="of:=IF([.N15]=[.O15];0;350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 table:formula="of:=[.C15]/[.C14]-1" office:value-type="float" office:value="0.00175054704595201" calcext:value-type="float">
            <text:p>0.001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CONCATENATE([.T15];&quot;～&quot;; [.T16])" office:value-type="string" office:string-value="0.04～0.05" calcext:value-type="string">
            <text:p>0.04～0.05</text:p>
          </table:table-cell>
          <table:table-cell office:value-type="float" office:value="2" calcext:value-type="float">
            <text:p>2</text:p>
          </table:table-cell>
          <table:table-cell table:style-name="ce13" table:formula="of:=[.V15]/[.$V$18]" office:value-type="percentage" office:value="0.0118343195266272" calcext:value-type="percentage">
            <text:p>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17-04-24</text:p>
          </table:table-cell>
          <table:table-cell office:value-type="float" office:value="677" calcext:value-type="float">
            <text:p>677.0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]&gt;0.5;1;0)" office:value-type="float" office:value="0" calcext:value-type="float">
            <text:p>0</text:p>
          </table:table-cell>
          <table:table-cell office:value-type="float" office:value="0.433782" calcext:value-type="float">
            <text:p>0.433782</text:p>
          </table:table-cell>
          <table:table-cell table:formula="of:=IF([.K16]=[.J16];1;0)" office:value-type="float" office:value="1" calcext:value-type="float">
            <text:p>1</text:p>
          </table:table-cell>
          <table:table-cell table:formula="of:=[.K16]*[.C16]*1000" office:value-type="float" office:value="0" calcext:value-type="float">
            <text:p>0</text:p>
          </table:table-cell>
          <table:table-cell table:formula="of:=[.K15]*[.C16]*1000" office:value-type="float" office:value="0" calcext:value-type="float">
            <text:p>0</text:p>
          </table:table-cell>
          <table:table-cell table:formula="of:=IF([.N16]=[.O16];0;350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 table:formula="of:=[.C16]/[.C15]-1" office:value-type="float" office:value="-0.0141255278869958" calcext:value-type="float">
            <text:p>-0.014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CONCATENATE([.T16];&quot;～&quot;; [.T17])" office:value-type="string" office:string-value="0.05～" calcext:value-type="string">
            <text:p>0.05～</text:p>
          </table:table-cell>
          <table:table-cell office:value-type="float" office:value="1" calcext:value-type="float">
            <text:p>1</text:p>
          </table:table-cell>
          <table:table-cell table:style-name="ce13" table:formula="of:=[.V1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0" calcext:value-type="float">
            <text:p>0</text:p>
          </table:table-cell>
          <table:table-cell office:value-type="float" office:value="0.433445" calcext:value-type="float">
            <text:p>0.433445</text:p>
          </table:table-cell>
          <table:table-cell table:formula="of:=IF([.K17]=[.J17];1;0)" office:value-type="float" office:value="0" calcext:value-type="float">
            <text:p>0</text:p>
          </table:table-cell>
          <table:table-cell table:formula="of:=[.K17]*[.C17]*1000" office:value-type="float" office:value="0" calcext:value-type="float">
            <text:p>0</text:p>
          </table:table-cell>
          <table:table-cell table:formula="of:=[.K16]*[.C17]*1000" office:value-type="float" office:value="0" calcext:value-type="float">
            <text:p>0</text:p>
          </table:table-cell>
          <table:table-cell table:formula="of:=IF([.N17]=[.O17];0;350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 table:formula="of:=[.C17]/[.C16]-1" office:value-type="float" office:value="-0.000443131462333768" calcext:value-type="float">
            <text:p>-0.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table:formula="of:=[.V1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8]&gt;0.5;1;0)" office:value-type="float" office:value="0" calcext:value-type="float">
            <text:p>0</text:p>
          </table:table-cell>
          <table:table-cell office:value-type="float" office:value="0.433315" calcext:value-type="float">
            <text:p>0.433315</text:p>
          </table:table-cell>
          <table:table-cell table:formula="of:=IF([.K18]=[.J18];1;0)" office:value-type="float" office:value="1" calcext:value-type="float">
            <text:p>1</text:p>
          </table:table-cell>
          <table:table-cell table:formula="of:=[.K18]*[.C18]*1000" office:value-type="float" office:value="0" calcext:value-type="float">
            <text:p>0</text:p>
          </table:table-cell>
          <table:table-cell table:formula="of:=[.K17]*[.C18]*1000" office:value-type="float" office:value="0" calcext:value-type="float">
            <text:p>0</text:p>
          </table:table-cell>
          <table:table-cell table:formula="of:=IF([.N18]=[.O18];0;350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 table:formula="of:=[.C18]/[.C17]-1" office:value-type="float" office:value="0.0195064282547657" calcext:value-type="float">
            <text:p>0.0195</text:p>
          </table:table-cell>
          <table:table-cell table:number-columns-repeated="3"/>
          <table:table-cell table:formula="of:=SUM([.V6:.V17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0" calcext:value-type="float">
            <text:p>0</text:p>
          </table:table-cell>
          <table:table-cell office:value-type="float" office:value="0.433071" calcext:value-type="float">
            <text:p>0.433071</text:p>
          </table:table-cell>
          <table:table-cell table:formula="of:=IF([.K19]=[.J19];1;0)" office:value-type="float" office:value="0" calcext:value-type="float">
            <text:p>0</text:p>
          </table:table-cell>
          <table:table-cell table:formula="of:=[.K19]*[.C19]*1000" office:value-type="float" office:value="0" calcext:value-type="float">
            <text:p>0</text:p>
          </table:table-cell>
          <table:table-cell table:formula="of:=[.K18]*[.C19]*1000" office:value-type="float" office:value="0" calcext:value-type="float">
            <text:p>0</text:p>
          </table:table-cell>
          <table:table-cell table:formula="of:=IF([.N19]=[.O19];0;350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 table:formula="of:=[.C19]/[.C18]-1" office:value-type="float" office:value="-0.0049282504710827" calcext:value-type="float">
            <text:p>-0.00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17-04-28</text:p>
          </table:table-cell>
          <table:table-cell office:value-type="float" office:value="693" calcext:value-type="float">
            <text:p>693.0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0" calcext:value-type="float">
            <text:p>0</text:p>
          </table:table-cell>
          <table:table-cell office:value-type="float" office:value="0.433459" calcext:value-type="float">
            <text:p>0.433459</text:p>
          </table:table-cell>
          <table:table-cell table:formula="of:=IF([.K20]=[.J20];1;0)" office:value-type="float" office:value="0" calcext:value-type="float">
            <text:p>0</text:p>
          </table:table-cell>
          <table:table-cell table:formula="of:=[.K20]*[.C20]*1000" office:value-type="float" office:value="0" calcext:value-type="float">
            <text:p>0</text:p>
          </table:table-cell>
          <table:table-cell table:formula="of:=[.K19]*[.C20]*1000" office:value-type="float" office:value="0" calcext:value-type="float">
            <text:p>0</text:p>
          </table:table-cell>
          <table:table-cell table:formula="of:=IF([.N20]=[.O20];0;3500)" office:value-type="float" office:value="0" calcext:value-type="float">
            <text:p>0</text:p>
          </table:table-cell>
          <table:table-cell table:formula="of:=-[.N20]+[.O20]-[.P20]" office:value-type="float" office:value="0" calcext:value-type="float">
            <text:p>0</text:p>
          </table:table-cell>
          <table:table-cell table:formula="of:=[.C20]/[.C19]-1" office:value-type="float" office:value="0.00946831755280408" calcext:value-type="float">
            <text:p>0.0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0" calcext:value-type="float">
            <text:p>0</text:p>
          </table:table-cell>
          <table:table-cell office:value-type="float" office:value="0.433329" calcext:value-type="float">
            <text:p>0.433329</text:p>
          </table:table-cell>
          <table:table-cell table:formula="of:=IF([.K21]=[.J21];1;0)" office:value-type="float" office:value="0" calcext:value-type="float">
            <text:p>0</text:p>
          </table:table-cell>
          <table:table-cell table:formula="of:=[.K21]*[.C21]*1000" office:value-type="float" office:value="0" calcext:value-type="float">
            <text:p>0</text:p>
          </table:table-cell>
          <table:table-cell table:formula="of:=[.K20]*[.C21]*1000" office:value-type="float" office:value="0" calcext:value-type="float">
            <text:p>0</text:p>
          </table:table-cell>
          <table:table-cell table:formula="of:=IF([.N21]=[.O21];0;3500)" office:value-type="float" office:value="0" calcext:value-type="float">
            <text:p>0</text:p>
          </table:table-cell>
          <table:table-cell table:formula="of:=-[.N21]+[.O21]-[.P21]" office:value-type="float" office:value="0" calcext:value-type="float">
            <text:p>0</text:p>
          </table:table-cell>
          <table:table-cell table:formula="of:=[.C21]/[.C20]-1" office:value-type="float" office:value="0.0819624819624818" calcext:value-type="float">
            <text:p>0.08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0" calcext:value-type="float">
            <text:p>0</text:p>
          </table:table-cell>
          <table:table-cell office:value-type="float" office:value="0.433513" calcext:value-type="float">
            <text:p>0.433513</text:p>
          </table:table-cell>
          <table:table-cell table:formula="of:=IF([.K22]=[.J22];1;0)" office:value-type="float" office:value="0" calcext:value-type="float">
            <text:p>0</text:p>
          </table:table-cell>
          <table:table-cell table:formula="of:=[.K22]*[.C22]*1000" office:value-type="float" office:value="0" calcext:value-type="float">
            <text:p>0</text:p>
          </table:table-cell>
          <table:table-cell table:formula="of:=[.K21]*[.C22]*1000" office:value-type="float" office:value="0" calcext:value-type="float">
            <text:p>0</text:p>
          </table:table-cell>
          <table:table-cell table:formula="of:=IF([.N22]=[.O22];0;350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 table:formula="of:=[.C22]/[.C21]-1" office:value-type="float" office:value="0.00640170712189936" calcext:value-type="float">
            <text:p>0.00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17-05-08</text:p>
          </table:table-cell>
          <table:table-cell office:value-type="float" office:value="770" calcext:value-type="float">
            <text:p>770.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3]&gt;0.5;1;0)" office:value-type="float" office:value="0" calcext:value-type="float">
            <text:p>0</text:p>
          </table:table-cell>
          <table:table-cell office:value-type="float" office:value="0.433475" calcext:value-type="float">
            <text:p>0.433475</text:p>
          </table:table-cell>
          <table:table-cell table:formula="of:=IF([.K23]=[.J23];1;0)" office:value-type="float" office:value="0" calcext:value-type="float">
            <text:p>0</text:p>
          </table:table-cell>
          <table:table-cell table:formula="of:=[.K23]*[.C23]*1000" office:value-type="float" office:value="0" calcext:value-type="float">
            <text:p>0</text:p>
          </table:table-cell>
          <table:table-cell table:formula="of:=[.K22]*[.C23]*1000" office:value-type="float" office:value="0" calcext:value-type="float">
            <text:p>0</text:p>
          </table:table-cell>
          <table:table-cell table:formula="of:=IF([.N23]=[.O23];0;350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 table:formula="of:=[.C23]/[.C22]-1" office:value-type="float" office:value="0.0204081632653061" calcext:value-type="float">
            <text:p>0.02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4]&gt;0.5;1;0)" office:value-type="float" office:value="0" calcext:value-type="float">
            <text:p>0</text:p>
          </table:table-cell>
          <table:table-cell office:value-type="float" office:value="0.4338" calcext:value-type="float">
            <text:p>0.4338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[.K24]*[.C24]*1000" office:value-type="float" office:value="0" calcext:value-type="float">
            <text:p>0</text:p>
          </table:table-cell>
          <table:table-cell table:formula="of:=[.K23]*[.C24]*1000" office:value-type="float" office:value="0" calcext:value-type="float">
            <text:p>0</text:p>
          </table:table-cell>
          <table:table-cell table:formula="of:=IF([.N24]=[.O24];0;350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 table:formula="of:=[.C24]/[.C23]-1" office:value-type="float" office:value="0.0261038961038962" calcext:value-type="float">
            <text:p>0.02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17-05-10</text:p>
          </table:table-cell>
          <table:table-cell office:value-type="float" office:value="792" calcext:value-type="float">
            <text:p>792.0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0" calcext:value-type="float">
            <text:p>0</text:p>
          </table:table-cell>
          <table:table-cell office:value-type="float" office:value="0.434105" calcext:value-type="float">
            <text:p>0.434105</text:p>
          </table:table-cell>
          <table:table-cell table:formula="of:=IF([.K25]=[.J25];1;0)" office:value-type="float" office:value="0" calcext:value-type="float">
            <text:p>0</text:p>
          </table:table-cell>
          <table:table-cell table:formula="of:=[.K25]*[.C25]*1000" office:value-type="float" office:value="0" calcext:value-type="float">
            <text:p>0</text:p>
          </table:table-cell>
          <table:table-cell table:formula="of:=[.K24]*[.C25]*1000" office:value-type="float" office:value="0" calcext:value-type="float">
            <text:p>0</text:p>
          </table:table-cell>
          <table:table-cell table:formula="of:=IF([.N25]=[.O25];0;3500)" office:value-type="float" office:value="0" calcext:value-type="float">
            <text:p>0</text:p>
          </table:table-cell>
          <table:table-cell table:formula="of:=-[.N25]+[.O25]-[.P25]" office:value-type="float" office:value="0" calcext:value-type="float">
            <text:p>0</text:p>
          </table:table-cell>
          <table:table-cell table:formula="of:=[.C25]/[.C24]-1" office:value-type="float" office:value="0.00240475889127945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17-05-11</text:p>
          </table:table-cell>
          <table:table-cell office:value-type="float" office:value="800" calcext:value-type="float">
            <text:p>800.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6]&gt;0.5;1;0)" office:value-type="float" office:value="0" calcext:value-type="float">
            <text:p>0</text:p>
          </table:table-cell>
          <table:table-cell office:value-type="float" office:value="0.434015" calcext:value-type="float">
            <text:p>0.434015</text:p>
          </table:table-cell>
          <table:table-cell table:formula="of:=IF([.K26]=[.J26];1;0)" office:value-type="float" office:value="0" calcext:value-type="float">
            <text:p>0</text:p>
          </table:table-cell>
          <table:table-cell table:formula="of:=[.K26]*[.C26]*1000" office:value-type="float" office:value="0" calcext:value-type="float">
            <text:p>0</text:p>
          </table:table-cell>
          <table:table-cell table:formula="of:=[.K25]*[.C26]*1000" office:value-type="float" office:value="0" calcext:value-type="float">
            <text:p>0</text:p>
          </table:table-cell>
          <table:table-cell table:formula="of:=IF([.N26]=[.O26];0;350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 table:formula="of:=[.C26]/[.C25]-1" office:value-type="float" office:value="0.0101010101010102" calcext:value-type="float">
            <text:p>0.01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0" calcext:value-type="float">
            <text:p>0</text:p>
          </table:table-cell>
          <table:table-cell office:value-type="float" office:value="0.434144" calcext:value-type="float">
            <text:p>0.434144</text:p>
          </table:table-cell>
          <table:table-cell table:formula="of:=IF([.K27]=[.J27];1;0)" office:value-type="float" office:value="1" calcext:value-type="float">
            <text:p>1</text:p>
          </table:table-cell>
          <table:table-cell table:formula="of:=[.K27]*[.C27]*1000" office:value-type="float" office:value="0" calcext:value-type="float">
            <text:p>0</text:p>
          </table:table-cell>
          <table:table-cell table:formula="of:=[.K26]*[.C27]*1000" office:value-type="float" office:value="0" calcext:value-type="float">
            <text:p>0</text:p>
          </table:table-cell>
          <table:table-cell table:formula="of:=IF([.N27]=[.O27];0;350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 table:formula="of:=[.C27]/[.C26]-1" office:value-type="float" office:value="0.00587500000000007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0" calcext:value-type="float">
            <text:p>0</text:p>
          </table:table-cell>
          <table:table-cell office:value-type="float" office:value="0.434203" calcext:value-type="float">
            <text:p>0.434203</text:p>
          </table:table-cell>
          <table:table-cell table:formula="of:=IF([.K28]=[.J28];1;0)" office:value-type="float" office:value="0" calcext:value-type="float">
            <text:p>0</text:p>
          </table:table-cell>
          <table:table-cell table:formula="of:=[.K28]*[.C28]*1000" office:value-type="float" office:value="0" calcext:value-type="float">
            <text:p>0</text:p>
          </table:table-cell>
          <table:table-cell table:formula="of:=[.K27]*[.C28]*1000" office:value-type="float" office:value="0" calcext:value-type="float">
            <text:p>0</text:p>
          </table:table-cell>
          <table:table-cell table:formula="of:=IF([.N28]=[.O28];0;350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 table:formula="of:=[.C28]/[.C27]-1" office:value-type="float" office:value="-0.0217472349944079" calcext:value-type="float">
            <text:p>-0.02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9]&gt;0.5;1;0)" office:value-type="float" office:value="0" calcext:value-type="float">
            <text:p>0</text:p>
          </table:table-cell>
          <table:table-cell office:value-type="float" office:value="0.434337" calcext:value-type="float">
            <text:p>0.434337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[.K29]*[.C29]*1000" office:value-type="float" office:value="0" calcext:value-type="float">
            <text:p>0</text:p>
          </table:table-cell>
          <table:table-cell table:formula="of:=[.K28]*[.C29]*1000" office:value-type="float" office:value="0" calcext:value-type="float">
            <text:p>0</text:p>
          </table:table-cell>
          <table:table-cell table:formula="of:=IF([.N29]=[.O29];0;350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 table:formula="of:=[.C29]/[.C28]-1" office:value-type="float" office:value="0.00762195121951215" calcext:value-type="float">
            <text:p>0.007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34715" calcext:value-type="float">
            <text:p>0.434715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[.K30]*[.C30]*1000" office:value-type="float" office:value="0" calcext:value-type="float">
            <text:p>0</text:p>
          </table:table-cell>
          <table:table-cell table:formula="of:=[.K29]*[.C30]*1000" office:value-type="float" office:value="0" calcext:value-type="float">
            <text:p>0</text:p>
          </table:table-cell>
          <table:table-cell table:formula="of:=IF([.N30]=[.O30];0;3500)" office:value-type="float" office:value="0" calcext:value-type="float">
            <text:p>0</text:p>
          </table:table-cell>
          <table:table-cell table:formula="of:=-[.N30]+[.O30]-[.P30]" office:value-type="float" office:value="0" calcext:value-type="float">
            <text:p>0</text:p>
          </table:table-cell>
          <table:table-cell table:formula="of:=[.C30]/[.C29]-1" office:value-type="float" office:value="0.00491679273827539" calcext:value-type="float">
            <text:p>0.00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34895" calcext:value-type="float">
            <text:p>0.434895</text:p>
          </table:table-cell>
          <table:table-cell table:formula="of:=IF([.K31]=[.J31];1;0)" office:value-type="float" office:value="1" calcext:value-type="float">
            <text:p>1</text:p>
          </table:table-cell>
          <table:table-cell table:formula="of:=[.K31]*[.C31]*1000" office:value-type="float" office:value="0" calcext:value-type="float">
            <text:p>0</text:p>
          </table:table-cell>
          <table:table-cell table:formula="of:=[.K30]*[.C31]*1000" office:value-type="float" office:value="0" calcext:value-type="float">
            <text:p>0</text:p>
          </table:table-cell>
          <table:table-cell table:formula="of:=IF([.N31]=[.O31];0;350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 table:formula="of:=[.C31]/[.C30]-1" office:value-type="float" office:value="-0.00439091707439465" calcext:value-type="float">
            <text:p>-0.00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2]&gt;0.5;1;0)" office:value-type="float" office:value="0" calcext:value-type="float">
            <text:p>0</text:p>
          </table:table-cell>
          <table:table-cell office:value-type="float" office:value="0.435003" calcext:value-type="float">
            <text:p>0.435003</text:p>
          </table:table-cell>
          <table:table-cell table:formula="of:=IF([.K32]=[.J32];1;0)" office:value-type="float" office:value="1" calcext:value-type="float">
            <text:p>1</text:p>
          </table:table-cell>
          <table:table-cell table:formula="of:=[.K32]*[.C32]*1000" office:value-type="float" office:value="0" calcext:value-type="float">
            <text:p>0</text:p>
          </table:table-cell>
          <table:table-cell table:formula="of:=[.K31]*[.C32]*1000" office:value-type="float" office:value="0" calcext:value-type="float">
            <text:p>0</text:p>
          </table:table-cell>
          <table:table-cell table:formula="of:=IF([.N32]=[.O32];0;3500)" office:value-type="float" office:value="0" calcext:value-type="float">
            <text:p>0</text:p>
          </table:table-cell>
          <table:table-cell table:formula="of:=-[.N32]+[.O32]-[.P32]" office:value-type="float" office:value="0" calcext:value-type="float">
            <text:p>0</text:p>
          </table:table-cell>
          <table:table-cell table:formula="of:=[.C32]/[.C31]-1" office:value-type="float" office:value="0.000378024193548265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0" calcext:value-type="float">
            <text:p>0</text:p>
          </table:table-cell>
          <table:table-cell office:value-type="float" office:value="0.435044" calcext:value-type="float">
            <text:p>0.435044</text:p>
          </table:table-cell>
          <table:table-cell table:formula="of:=IF([.K33]=[.J33];1;0)" office:value-type="float" office:value="1" calcext:value-type="float">
            <text:p>1</text:p>
          </table:table-cell>
          <table:table-cell table:formula="of:=[.K33]*[.C33]*1000" office:value-type="float" office:value="0" calcext:value-type="float">
            <text:p>0</text:p>
          </table:table-cell>
          <table:table-cell table:formula="of:=[.K32]*[.C33]*1000" office:value-type="float" office:value="0" calcext:value-type="float">
            <text:p>0</text:p>
          </table:table-cell>
          <table:table-cell table:formula="of:=IF([.N33]=[.O33];0;350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 table:formula="of:=[.C33]/[.C32]-1" office:value-type="float" office:value="-0.000503841793676796" calcext:value-type="float">
            <text:p>-0.0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0" calcext:value-type="float">
            <text:p>0</text:p>
          </table:table-cell>
          <table:table-cell office:value-type="float" office:value="0.435236" calcext:value-type="float">
            <text:p>0.435236</text:p>
          </table:table-cell>
          <table:table-cell table:formula="of:=IF([.K34]=[.J34];1;0)" office:value-type="float" office:value="0" calcext:value-type="float">
            <text:p>0</text:p>
          </table:table-cell>
          <table:table-cell table:formula="of:=[.K34]*[.C34]*1000" office:value-type="float" office:value="0" calcext:value-type="float">
            <text:p>0</text:p>
          </table:table-cell>
          <table:table-cell table:formula="of:=[.K33]*[.C34]*1000" office:value-type="float" office:value="0" calcext:value-type="float">
            <text:p>0</text:p>
          </table:table-cell>
          <table:table-cell table:formula="of:=IF([.N34]=[.O34];0;350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 table:formula="of:=[.C34]/[.C33]-1" office:value-type="float" office:value="-0.0054190296156269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0" calcext:value-type="float">
            <text:p>0</text:p>
          </table:table-cell>
          <table:table-cell office:value-type="float" office:value="0.435031" calcext:value-type="float">
            <text:p>0.435031</text:p>
          </table:table-cell>
          <table:table-cell table:formula="of:=IF([.K35]=[.J35];1;0)" office:value-type="float" office:value="0" calcext:value-type="float">
            <text:p>0</text:p>
          </table:table-cell>
          <table:table-cell table:formula="of:=[.K35]*[.C35]*1000" office:value-type="float" office:value="0" calcext:value-type="float">
            <text:p>0</text:p>
          </table:table-cell>
          <table:table-cell table:formula="of:=[.K34]*[.C35]*1000" office:value-type="float" office:value="0" calcext:value-type="float">
            <text:p>0</text:p>
          </table:table-cell>
          <table:table-cell table:formula="of:=IF([.N35]=[.O35];0;350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 table:formula="of:=[.C35]/[.C34]-1" office:value-type="float" office:value="0.00646224024328412" calcext:value-type="float">
            <text:p>0.00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6]&gt;0.5;1;0)" office:value-type="float" office:value="0" calcext:value-type="float">
            <text:p>0</text:p>
          </table:table-cell>
          <table:table-cell office:value-type="float" office:value="0.435317" calcext:value-type="float">
            <text:p>0.435317</text:p>
          </table:table-cell>
          <table:table-cell table:formula="of:=IF([.K36]=[.J36];1;0)" office:value-type="float" office:value="1" calcext:value-type="float">
            <text:p>1</text:p>
          </table:table-cell>
          <table:table-cell table:formula="of:=[.K36]*[.C36]*1000" office:value-type="float" office:value="0" calcext:value-type="float">
            <text:p>0</text:p>
          </table:table-cell>
          <table:table-cell table:formula="of:=[.K35]*[.C36]*1000" office:value-type="float" office:value="0" calcext:value-type="float">
            <text:p>0</text:p>
          </table:table-cell>
          <table:table-cell table:formula="of:=IF([.N36]=[.O36];0;350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 table:formula="of:=[.C36]/[.C35]-1" office:value-type="float" office:value="0.0220319778421252" calcext:value-type="float">
            <text:p>0.02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7]&gt;0.5;1;0)" office:value-type="float" office:value="0" calcext:value-type="float">
            <text:p>0</text:p>
          </table:table-cell>
          <table:table-cell office:value-type="float" office:value="0.435305" calcext:value-type="float">
            <text:p>0.435305</text:p>
          </table:table-cell>
          <table:table-cell table:formula="of:=IF([.K37]=[.J37];1;0)" office:value-type="float" office:value="1" calcext:value-type="float">
            <text:p>1</text:p>
          </table:table-cell>
          <table:table-cell table:formula="of:=[.K37]*[.C37]*1000" office:value-type="float" office:value="0" calcext:value-type="float">
            <text:p>0</text:p>
          </table:table-cell>
          <table:table-cell table:formula="of:=[.K36]*[.C37]*1000" office:value-type="float" office:value="0" calcext:value-type="float">
            <text:p>0</text:p>
          </table:table-cell>
          <table:table-cell table:formula="of:=IF([.N37]=[.O37];0;350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 table:formula="of:=[.C37]/[.C36]-1" office:value-type="float" office:value="-0.000369549150036952" calcext:value-type="float">
            <text:p>-0.00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8]&gt;0.5;1;0)" office:value-type="float" office:value="0" calcext:value-type="float">
            <text:p>0</text:p>
          </table:table-cell>
          <table:table-cell office:value-type="float" office:value="0.43571" calcext:value-type="float">
            <text:p>0.43571</text:p>
          </table:table-cell>
          <table:table-cell table:formula="of:=IF([.K38]=[.J38];1;0)" office:value-type="float" office:value="1" calcext:value-type="float">
            <text:p>1</text:p>
          </table:table-cell>
          <table:table-cell table:formula="of:=[.K38]*[.C38]*1000" office:value-type="float" office:value="0" calcext:value-type="float">
            <text:p>0</text:p>
          </table:table-cell>
          <table:table-cell table:formula="of:=[.K37]*[.C38]*1000" office:value-type="float" office:value="0" calcext:value-type="float">
            <text:p>0</text:p>
          </table:table-cell>
          <table:table-cell table:formula="of:=IF([.N38]=[.O38];0;350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 table:formula="of:=[.C38]/[.C3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17-05-30</text:p>
          </table:table-cell>
          <table:table-cell office:value-type="float" office:value="810" calcext:value-type="float">
            <text:p>810.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9]&gt;0.5;1;0)" office:value-type="float" office:value="0" calcext:value-type="float">
            <text:p>0</text:p>
          </table:table-cell>
          <table:table-cell office:value-type="float" office:value="0.435473" calcext:value-type="float">
            <text:p>0.435473</text:p>
          </table:table-cell>
          <table:table-cell table:formula="of:=IF([.K39]=[.J39];1;0)" office:value-type="float" office:value="1" calcext:value-type="float">
            <text:p>1</text:p>
          </table:table-cell>
          <table:table-cell table:formula="of:=[.K39]*[.C39]*1000" office:value-type="float" office:value="0" calcext:value-type="float">
            <text:p>0</text:p>
          </table:table-cell>
          <table:table-cell table:formula="of:=[.K38]*[.C39]*1000" office:value-type="float" office:value="0" calcext:value-type="float">
            <text:p>0</text:p>
          </table:table-cell>
          <table:table-cell table:formula="of:=IF([.N39]=[.O39];0;350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 table:formula="of:=[.C39]/[.C38]-1" office:value-type="float" office:value="-0.0018484288354898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0" calcext:value-type="float">
            <text:p>0</text:p>
          </table:table-cell>
          <table:table-cell office:value-type="float" office:value="0.435477" calcext:value-type="float">
            <text:p>0.435477</text:p>
          </table:table-cell>
          <table:table-cell table:formula="of:=IF([.K40]=[.J40];1;0)" office:value-type="float" office:value="1" calcext:value-type="float">
            <text:p>1</text:p>
          </table:table-cell>
          <table:table-cell table:formula="of:=[.K40]*[.C40]*1000" office:value-type="float" office:value="0" calcext:value-type="float">
            <text:p>0</text:p>
          </table:table-cell>
          <table:table-cell table:formula="of:=[.K39]*[.C40]*1000" office:value-type="float" office:value="0" calcext:value-type="float">
            <text:p>0</text:p>
          </table:table-cell>
          <table:table-cell table:formula="of:=IF([.N40]=[.O40];0;350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 table:formula="of:=[.C40]/[.C39]-1" office:value-type="float" office:value="0.00037037037037035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1]&gt;0.5;1;0)" office:value-type="float" office:value="0" calcext:value-type="float">
            <text:p>0</text:p>
          </table:table-cell>
          <table:table-cell office:value-type="float" office:value="0.435212" calcext:value-type="float">
            <text:p>0.435212</text:p>
          </table:table-cell>
          <table:table-cell table:formula="of:=IF([.K41]=[.J41];1;0)" office:value-type="float" office:value="1" calcext:value-type="float">
            <text:p>1</text:p>
          </table:table-cell>
          <table:table-cell table:formula="of:=[.K41]*[.C41]*1000" office:value-type="float" office:value="0" calcext:value-type="float">
            <text:p>0</text:p>
          </table:table-cell>
          <table:table-cell table:formula="of:=[.K40]*[.C41]*1000" office:value-type="float" office:value="0" calcext:value-type="float">
            <text:p>0</text:p>
          </table:table-cell>
          <table:table-cell table:formula="of:=IF([.N41]=[.O41];0;350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 table:formula="of:=[.C41]/[.C40]-1" office:value-type="float" office:value="-0.00691102060965065" calcext:value-type="float">
            <text:p>-0.006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17-06-02</text:p>
          </table:table-cell>
          <table:table-cell office:value-type="float" office:value="800" calcext:value-type="float">
            <text:p>800.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0" calcext:value-type="float">
            <text:p>0</text:p>
          </table:table-cell>
          <table:table-cell office:value-type="float" office:value="0.43501" calcext:value-type="float">
            <text:p>0.43501</text:p>
          </table:table-cell>
          <table:table-cell table:formula="of:=IF([.K42]=[.J42];1;0)" office:value-type="float" office:value="0" calcext:value-type="float">
            <text:p>0</text:p>
          </table:table-cell>
          <table:table-cell table:formula="of:=[.K42]*[.C42]*1000" office:value-type="float" office:value="0" calcext:value-type="float">
            <text:p>0</text:p>
          </table:table-cell>
          <table:table-cell table:formula="of:=[.K41]*[.C42]*1000" office:value-type="float" office:value="0" calcext:value-type="float">
            <text:p>0</text:p>
          </table:table-cell>
          <table:table-cell table:formula="of:=IF([.N42]=[.O42];0;350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 table:formula="of:=[.C42]/[.C41]-1" office:value-type="float" office:value="-0.00584068596992671" calcext:value-type="float">
            <text:p>-0.005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3]&gt;0.5;1;0)" office:value-type="float" office:value="0" calcext:value-type="float">
            <text:p>0</text:p>
          </table:table-cell>
          <table:table-cell office:value-type="float" office:value="0.434929" calcext:value-type="float">
            <text:p>0.434929</text:p>
          </table:table-cell>
          <table:table-cell table:formula="of:=IF([.K43]=[.J43];1;0)" office:value-type="float" office:value="0" calcext:value-type="float">
            <text:p>0</text:p>
          </table:table-cell>
          <table:table-cell table:formula="of:=[.K43]*[.C43]*1000" office:value-type="float" office:value="0" calcext:value-type="float">
            <text:p>0</text:p>
          </table:table-cell>
          <table:table-cell table:formula="of:=[.K42]*[.C43]*1000" office:value-type="float" office:value="0" calcext:value-type="float">
            <text:p>0</text:p>
          </table:table-cell>
          <table:table-cell table:formula="of:=IF([.N43]=[.O43];0;350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 table:formula="of:=[.C43]/[.C42]-1" office:value-type="float" office:value="0.0102500000000001" calcext:value-type="float">
            <text:p>0.01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17-06-06</text:p>
          </table:table-cell>
          <table:table-cell office:value-type="float" office:value="821.7" calcext:value-type="float">
            <text:p>821.7</text:p>
          </table:table-cell>
          <table:table-cell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0" calcext:value-type="float">
            <text:p>0</text:p>
          </table:table-cell>
          <table:table-cell office:value-type="float" office:value="0.43469" calcext:value-type="float">
            <text:p>0.43469</text:p>
          </table:table-cell>
          <table:table-cell table:formula="of:=IF([.K44]=[.J44];1;0)" office:value-type="float" office:value="1" calcext:value-type="float">
            <text:p>1</text:p>
          </table:table-cell>
          <table:table-cell table:formula="of:=[.K44]*[.C44]*1000" office:value-type="float" office:value="0" calcext:value-type="float">
            <text:p>0</text:p>
          </table:table-cell>
          <table:table-cell table:formula="of:=[.K43]*[.C44]*1000" office:value-type="float" office:value="0" calcext:value-type="float">
            <text:p>0</text:p>
          </table:table-cell>
          <table:table-cell table:formula="of:=IF([.N44]=[.O44];0;350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 table:formula="of:=[.C44]/[.C43]-1" office:value-type="float" office:value="0.01670378619153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17-06-07</text:p>
          </table:table-cell>
          <table:table-cell office:value-type="float" office:value="800" calcext:value-type="float">
            <text:p>800.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5]&gt;0.5;1;0)" office:value-type="float" office:value="0" calcext:value-type="float">
            <text:p>0</text:p>
          </table:table-cell>
          <table:table-cell office:value-type="float" office:value="0.434444" calcext:value-type="float">
            <text:p>0.434444</text:p>
          </table:table-cell>
          <table:table-cell table:formula="of:=IF([.K45]=[.J45];1;0)" office:value-type="float" office:value="1" calcext:value-type="float">
            <text:p>1</text:p>
          </table:table-cell>
          <table:table-cell table:formula="of:=[.K45]*[.C45]*1000" office:value-type="float" office:value="0" calcext:value-type="float">
            <text:p>0</text:p>
          </table:table-cell>
          <table:table-cell table:formula="of:=[.K44]*[.C45]*1000" office:value-type="float" office:value="0" calcext:value-type="float">
            <text:p>0</text:p>
          </table:table-cell>
          <table:table-cell table:formula="of:=IF([.N45]=[.O45];0;350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 table:formula="of:=[.C45]/[.C44]-1" office:value-type="float" office:value="-0.0264086649628819" calcext:value-type="float">
            <text:p>-0.02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6]&gt;0.5;1;0)" office:value-type="float" office:value="0" calcext:value-type="float">
            <text:p>0</text:p>
          </table:table-cell>
          <table:table-cell office:value-type="float" office:value="0.434186" calcext:value-type="float">
            <text:p>0.434186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[.K46]*[.C46]*1000" office:value-type="float" office:value="0" calcext:value-type="float">
            <text:p>0</text:p>
          </table:table-cell>
          <table:table-cell table:formula="of:=[.K45]*[.C46]*1000" office:value-type="float" office:value="0" calcext:value-type="float">
            <text:p>0</text:p>
          </table:table-cell>
          <table:table-cell table:formula="of:=IF([.N46]=[.O46];0;3500)" office:value-type="float" office:value="0" calcext:value-type="float">
            <text:p>0</text:p>
          </table:table-cell>
          <table:table-cell table:formula="of:=-[.N46]+[.O46]-[.P46]" office:value-type="float" office:value="0" calcext:value-type="float">
            <text:p>0</text:p>
          </table:table-cell>
          <table:table-cell table:formula="of:=[.C46]/[.C45]-1" office:value-type="float" office:value="0.00224999999999986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0" calcext:value-type="float">
            <text:p>0</text:p>
          </table:table-cell>
          <table:table-cell office:value-type="float" office:value="0.434049" calcext:value-type="float">
            <text:p>0.434049</text:p>
          </table:table-cell>
          <table:table-cell table:formula="of:=IF([.K47]=[.J47];1;0)" office:value-type="float" office:value="1" calcext:value-type="float">
            <text:p>1</text:p>
          </table:table-cell>
          <table:table-cell table:formula="of:=[.K47]*[.C47]*1000" office:value-type="float" office:value="0" calcext:value-type="float">
            <text:p>0</text:p>
          </table:table-cell>
          <table:table-cell table:formula="of:=[.K46]*[.C47]*1000" office:value-type="float" office:value="0" calcext:value-type="float">
            <text:p>0</text:p>
          </table:table-cell>
          <table:table-cell table:formula="of:=IF([.N47]=[.O47];0;350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 table:formula="of:=[.C47]/[.C46]-1" office:value-type="float" office:value="-0.0174607133948615" calcext:value-type="float">
            <text:p>-0.01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8]&gt;0.5;1;0)" office:value-type="float" office:value="0" calcext:value-type="float">
            <text:p>0</text:p>
          </table:table-cell>
          <table:table-cell office:value-type="float" office:value="0.433389" calcext:value-type="float">
            <text:p>0.433389</text:p>
          </table:table-cell>
          <table:table-cell table:formula="of:=IF([.K48]=[.J48];1;0)" office:value-type="float" office:value="1" calcext:value-type="float">
            <text:p>1</text:p>
          </table:table-cell>
          <table:table-cell table:formula="of:=[.K48]*[.C48]*1000" office:value-type="float" office:value="0" calcext:value-type="float">
            <text:p>0</text:p>
          </table:table-cell>
          <table:table-cell table:formula="of:=[.K47]*[.C48]*1000" office:value-type="float" office:value="0" calcext:value-type="float">
            <text:p>0</text:p>
          </table:table-cell>
          <table:table-cell table:formula="of:=IF([.N48]=[.O48];0;350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 table:formula="of:=[.C48]/[.C47]-1" office:value-type="float" office:value="-0.0013962934755013" calcext:value-type="float">
            <text:p>-0.001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9]&gt;0.5;1;0)" office:value-type="float" office:value="0" calcext:value-type="float">
            <text:p>0</text:p>
          </table:table-cell>
          <table:table-cell office:value-type="float" office:value="0.433671" calcext:value-type="float">
            <text:p>0.433671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[.K49]*[.C49]*1000" office:value-type="float" office:value="0" calcext:value-type="float">
            <text:p>0</text:p>
          </table:table-cell>
          <table:table-cell table:formula="of:=[.K48]*[.C49]*1000" office:value-type="float" office:value="0" calcext:value-type="float">
            <text:p>0</text:p>
          </table:table-cell>
          <table:table-cell table:formula="of:=IF([.N49]=[.O49];0;350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 table:formula="of:=[.C49]/[.C48]-1" office:value-type="float" office:value="0.00101690606330229" calcext:value-type="float">
            <text:p>0.00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17-06-14</text:p>
          </table:table-cell>
          <table:table-cell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0" calcext:value-type="float">
            <text:p>0</text:p>
          </table:table-cell>
          <table:table-cell office:value-type="float" office:value="0.433703" calcext:value-type="float">
            <text:p>0.433703</text:p>
          </table:table-cell>
          <table:table-cell table:formula="of:=IF([.K50]=[.J50];1;0)" office:value-type="float" office:value="1" calcext:value-type="float">
            <text:p>1</text:p>
          </table:table-cell>
          <table:table-cell table:formula="of:=[.K50]*[.C50]*1000" office:value-type="float" office:value="0" calcext:value-type="float">
            <text:p>0</text:p>
          </table:table-cell>
          <table:table-cell table:formula="of:=[.K49]*[.C50]*1000" office:value-type="float" office:value="0" calcext:value-type="float">
            <text:p>0</text:p>
          </table:table-cell>
          <table:table-cell table:formula="of:=IF([.N50]=[.O50];0;350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 table:formula="of:=[.C50]/[.C49]-1" office:value-type="float" office:value="0.0158730158730158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17-06-15</text:p>
          </table:table-cell>
          <table:table-cell office:value-type="float" office:value="785" calcext:value-type="float">
            <text:p>785.0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0" calcext:value-type="float">
            <text:p>0</text:p>
          </table:table-cell>
          <table:table-cell office:value-type="float" office:value="0.433719" calcext:value-type="float">
            <text:p>0.433719</text:p>
          </table:table-cell>
          <table:table-cell table:formula="of:=IF([.K51]=[.J51];1;0)" office:value-type="float" office:value="0" calcext:value-type="float">
            <text:p>0</text:p>
          </table:table-cell>
          <table:table-cell table:formula="of:=[.K51]*[.C51]*1000" office:value-type="float" office:value="0" calcext:value-type="float">
            <text:p>0</text:p>
          </table:table-cell>
          <table:table-cell table:formula="of:=[.K50]*[.C51]*1000" office:value-type="float" office:value="0" calcext:value-type="float">
            <text:p>0</text:p>
          </table:table-cell>
          <table:table-cell table:formula="of:=IF([.N51]=[.O51];0;350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 table:formula="of:=[.C51]/[.C50]-1" office:value-type="float" office:value="-0.01875" calcext:value-type="float">
            <text:p>-0.018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17-06-16</text:p>
          </table:table-cell>
          <table:table-cell office:value-type="float" office:value="795" calcext:value-type="float">
            <text:p>795.0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2]&gt;0.5;1;0)" office:value-type="float" office:value="0" calcext:value-type="float">
            <text:p>0</text:p>
          </table:table-cell>
          <table:table-cell office:value-type="float" office:value="0.433681" calcext:value-type="float">
            <text:p>0.43368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[.K52]*[.C52]*1000" office:value-type="float" office:value="0" calcext:value-type="float">
            <text:p>0</text:p>
          </table:table-cell>
          <table:table-cell table:formula="of:=[.K51]*[.C52]*1000" office:value-type="float" office:value="0" calcext:value-type="float">
            <text:p>0</text:p>
          </table:table-cell>
          <table:table-cell table:formula="of:=IF([.N52]=[.O52];0;350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 table:formula="of:=[.C52]/[.C51]-1" office:value-type="float" office:value="0.0127388535031847" calcext:value-type="float">
            <text:p>0.0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17-06-19</text:p>
          </table:table-cell>
          <table:table-cell office:value-type="float" office:value="791" calcext:value-type="float">
            <text:p>791.0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0" calcext:value-type="float">
            <text:p>0</text:p>
          </table:table-cell>
          <table:table-cell office:value-type="float" office:value="0.434084" calcext:value-type="float">
            <text:p>0.434084</text:p>
          </table:table-cell>
          <table:table-cell table:formula="of:=IF([.K53]=[.J53];1;0)" office:value-type="float" office:value="0" calcext:value-type="float">
            <text:p>0</text:p>
          </table:table-cell>
          <table:table-cell table:formula="of:=[.K53]*[.C53]*1000" office:value-type="float" office:value="0" calcext:value-type="float">
            <text:p>0</text:p>
          </table:table-cell>
          <table:table-cell table:formula="of:=[.K52]*[.C53]*1000" office:value-type="float" office:value="0" calcext:value-type="float">
            <text:p>0</text:p>
          </table:table-cell>
          <table:table-cell table:formula="of:=IF([.N53]=[.O53];0;350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 table:formula="of:=[.C53]/[.C52]-1" office:value-type="float" office:value="-0.0050314465408805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4]&gt;0.5;1;0)" office:value-type="float" office:value="0" calcext:value-type="float">
            <text:p>0</text:p>
          </table:table-cell>
          <table:table-cell office:value-type="float" office:value="0.434235" calcext:value-type="float">
            <text:p>0.434235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[.K54]*[.C54]*1000" office:value-type="float" office:value="0" calcext:value-type="float">
            <text:p>0</text:p>
          </table:table-cell>
          <table:table-cell table:formula="of:=[.K53]*[.C54]*1000" office:value-type="float" office:value="0" calcext:value-type="float">
            <text:p>0</text:p>
          </table:table-cell>
          <table:table-cell table:formula="of:=IF([.N54]=[.O54];0;350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 table:formula="of:=[.C54]/[.C53]-1" office:value-type="float" office:value="0.0190897597977244" calcext:value-type="float">
            <text:p>0.01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17-06-21</text:p>
          </table:table-cell>
          <table:table-cell office:value-type="float" office:value="800" calcext:value-type="float">
            <text:p>800.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0" calcext:value-type="float">
            <text:p>0</text:p>
          </table:table-cell>
          <table:table-cell office:value-type="float" office:value="0.434604" calcext:value-type="float">
            <text:p>0.434604</text:p>
          </table:table-cell>
          <table:table-cell table:formula="of:=IF([.K55]=[.J55];1;0)" office:value-type="float" office:value="0" calcext:value-type="float">
            <text:p>0</text:p>
          </table:table-cell>
          <table:table-cell table:formula="of:=[.K55]*[.C55]*1000" office:value-type="float" office:value="0" calcext:value-type="float">
            <text:p>0</text:p>
          </table:table-cell>
          <table:table-cell table:formula="of:=[.K54]*[.C55]*1000" office:value-type="float" office:value="0" calcext:value-type="float">
            <text:p>0</text:p>
          </table:table-cell>
          <table:table-cell table:formula="of:=IF([.N55]=[.O55];0;3500)" office:value-type="float" office:value="0" calcext:value-type="float">
            <text:p>0</text:p>
          </table:table-cell>
          <table:table-cell table:formula="of:=-[.N55]+[.O55]-[.P55]" office:value-type="float" office:value="0" calcext:value-type="float">
            <text:p>0</text:p>
          </table:table-cell>
          <table:table-cell table:formula="of:=[.C55]/[.C54]-1" office:value-type="float" office:value="-0.00756729934251332" calcext:value-type="float">
            <text:p>-0.007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17-06-22</text:p>
          </table:table-cell>
          <table:table-cell office:value-type="float" office:value="810" calcext:value-type="float">
            <text:p>810.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0" calcext:value-type="float">
            <text:p>0</text:p>
          </table:table-cell>
          <table:table-cell office:value-type="float" office:value="0.434798" calcext:value-type="float">
            <text:p>0.434798</text:p>
          </table:table-cell>
          <table:table-cell table:formula="of:=IF([.K56]=[.J56];1;0)" office:value-type="float" office:value="0" calcext:value-type="float">
            <text:p>0</text:p>
          </table:table-cell>
          <table:table-cell table:formula="of:=[.K56]*[.C56]*1000" office:value-type="float" office:value="0" calcext:value-type="float">
            <text:p>0</text:p>
          </table:table-cell>
          <table:table-cell table:formula="of:=[.K55]*[.C56]*1000" office:value-type="float" office:value="0" calcext:value-type="float">
            <text:p>0</text:p>
          </table:table-cell>
          <table:table-cell table:formula="of:=IF([.N56]=[.O56];0;3500)" office:value-type="float" office:value="0" calcext:value-type="float">
            <text:p>0</text:p>
          </table:table-cell>
          <table:table-cell table:formula="of:=-[.N56]+[.O56]-[.P56]" office:value-type="float" office:value="0" calcext:value-type="float">
            <text:p>0</text:p>
          </table:table-cell>
          <table:table-cell table:formula="of:=[.C56]/[.C55]-1"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17-06-23</text:p>
          </table:table-cell>
          <table:table-cell office:value-type="float" office:value="830" calcext:value-type="float">
            <text:p>830.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7]&gt;0.5;1;0)" office:value-type="float" office:value="0" calcext:value-type="float">
            <text:p>0</text:p>
          </table:table-cell>
          <table:table-cell office:value-type="float" office:value="0.434905" calcext:value-type="float">
            <text:p>0.434905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[.K57]*[.C57]*1000" office:value-type="float" office:value="0" calcext:value-type="float">
            <text:p>0</text:p>
          </table:table-cell>
          <table:table-cell table:formula="of:=[.K56]*[.C57]*1000" office:value-type="float" office:value="0" calcext:value-type="float">
            <text:p>0</text:p>
          </table:table-cell>
          <table:table-cell table:formula="of:=IF([.N57]=[.O57];0;3500)" office:value-type="float" office:value="0" calcext:value-type="float">
            <text:p>0</text:p>
          </table:table-cell>
          <table:table-cell table:formula="of:=-[.N57]+[.O57]-[.P57]" office:value-type="float" office:value="0" calcext:value-type="float">
            <text:p>0</text:p>
          </table:table-cell>
          <table:table-cell table:formula="of:=[.C57]/[.C56]-1" office:value-type="float" office:value="0.0246913580246915" calcext:value-type="float">
            <text:p>0.024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17-06-26</text:p>
          </table:table-cell>
          <table:table-cell office:value-type="float" office:value="830" calcext:value-type="float">
            <text:p>830.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8]&gt;0.5;1;0)" office:value-type="float" office:value="0" calcext:value-type="float">
            <text:p>0</text:p>
          </table:table-cell>
          <table:table-cell office:value-type="float" office:value="0.435439" calcext:value-type="float">
            <text:p>0.435439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[.K58]*[.C58]*1000" office:value-type="float" office:value="0" calcext:value-type="float">
            <text:p>0</text:p>
          </table:table-cell>
          <table:table-cell table:formula="of:=[.K57]*[.C58]*1000" office:value-type="float" office:value="0" calcext:value-type="float">
            <text:p>0</text:p>
          </table:table-cell>
          <table:table-cell table:formula="of:=IF([.N58]=[.O58];0;3500)" office:value-type="float" office:value="0" calcext:value-type="float">
            <text:p>0</text:p>
          </table:table-cell>
          <table:table-cell table:formula="of:=-[.N58]+[.O58]-[.P58]" office:value-type="float" office:value="0" calcext:value-type="float">
            <text:p>0</text:p>
          </table:table-cell>
          <table:table-cell table:formula="of:=[.C58]/[.C5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17-06-27</text:p>
          </table:table-cell>
          <table:table-cell office:value-type="float" office:value="833" calcext:value-type="float">
            <text:p>833.0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9]&gt;0.5;1;0)" office:value-type="float" office:value="0" calcext:value-type="float">
            <text:p>0</text:p>
          </table:table-cell>
          <table:table-cell office:value-type="float" office:value="0.435514" calcext:value-type="float">
            <text:p>0.435514</text:p>
          </table:table-cell>
          <table:table-cell table:formula="of:=IF([.K59]=[.J59];1;0)" office:value-type="float" office:value="0" calcext:value-type="float">
            <text:p>0</text:p>
          </table:table-cell>
          <table:table-cell table:formula="of:=[.K59]*[.C59]*1000" office:value-type="float" office:value="0" calcext:value-type="float">
            <text:p>0</text:p>
          </table:table-cell>
          <table:table-cell table:formula="of:=[.K58]*[.C59]*1000" office:value-type="float" office:value="0" calcext:value-type="float">
            <text:p>0</text:p>
          </table:table-cell>
          <table:table-cell table:formula="of:=IF([.N59]=[.O59];0;350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 table:formula="of:=[.C59]/[.C58]-1" office:value-type="float" office:value="0.0036144578313253" calcext:value-type="float">
            <text:p>0.00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0" calcext:value-type="float">
            <text:p>0</text:p>
          </table:table-cell>
          <table:table-cell office:value-type="float" office:value="0.435274" calcext:value-type="float">
            <text:p>0.435274</text:p>
          </table:table-cell>
          <table:table-cell table:formula="of:=IF([.K60]=[.J60];1;0)" office:value-type="float" office:value="1" calcext:value-type="float">
            <text:p>1</text:p>
          </table:table-cell>
          <table:table-cell table:formula="of:=[.K60]*[.C60]*1000" office:value-type="float" office:value="0" calcext:value-type="float">
            <text:p>0</text:p>
          </table:table-cell>
          <table:table-cell table:formula="of:=[.K59]*[.C60]*1000" office:value-type="float" office:value="0" calcext:value-type="float">
            <text:p>0</text:p>
          </table:table-cell>
          <table:table-cell table:formula="of:=IF([.N60]=[.O60];0;350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 table:formula="of:=[.C60]/[.C59]-1" office:value-type="float" office:value="0.0280912364945978" calcext:value-type="float">
            <text:p>0.028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0" calcext:value-type="float">
            <text:p>0</text:p>
          </table:table-cell>
          <table:table-cell office:value-type="float" office:value="0.43551" calcext:value-type="float">
            <text:p>0.43551</text:p>
          </table:table-cell>
          <table:table-cell table:formula="of:=IF([.K61]=[.J61];1;0)" office:value-type="float" office:value="1" calcext:value-type="float">
            <text:p>1</text:p>
          </table:table-cell>
          <table:table-cell table:formula="of:=[.K61]*[.C61]*1000" office:value-type="float" office:value="0" calcext:value-type="float">
            <text:p>0</text:p>
          </table:table-cell>
          <table:table-cell table:formula="of:=[.K60]*[.C61]*1000" office:value-type="float" office:value="0" calcext:value-type="float">
            <text:p>0</text:p>
          </table:table-cell>
          <table:table-cell table:formula="of:=IF([.N61]=[.O61];0;350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 table:formula="of:=[.C61]/[.C60]-1" office:value-type="float" office:value="-0.00829051844932283" calcext:value-type="float">
            <text:p>-0.008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2]&gt;0.5;1;0)" office:value-type="float" office:value="0" calcext:value-type="float">
            <text:p>0</text:p>
          </table:table-cell>
          <table:table-cell office:value-type="float" office:value="0.4353" calcext:value-type="float">
            <text:p>0.4353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[.K62]*[.C62]*1000" office:value-type="float" office:value="0" calcext:value-type="float">
            <text:p>0</text:p>
          </table:table-cell>
          <table:table-cell table:formula="of:=[.K61]*[.C62]*1000" office:value-type="float" office:value="0" calcext:value-type="float">
            <text:p>0</text:p>
          </table:table-cell>
          <table:table-cell table:formula="of:=IF([.N62]=[.O62];0;350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 table:formula="of:=[.C62]/[.C61]-1" office:value-type="float" office:value="-0.0310844224655599" calcext:value-type="float">
            <text:p>-0.031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3]&gt;0.5;1;0)" office:value-type="float" office:value="0" calcext:value-type="float">
            <text:p>0</text:p>
          </table:table-cell>
          <table:table-cell office:value-type="float" office:value="0.435594" calcext:value-type="float">
            <text:p>0.435594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[.K63]*[.C63]*1000" office:value-type="float" office:value="0" calcext:value-type="float">
            <text:p>0</text:p>
          </table:table-cell>
          <table:table-cell table:formula="of:=[.K62]*[.C63]*1000" office:value-type="float" office:value="0" calcext:value-type="float">
            <text:p>0</text:p>
          </table:table-cell>
          <table:table-cell table:formula="of:=IF([.N63]=[.O63];0;350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 table:formula="of:=[.C63]/[.C62]-1" office:value-type="float" office:value="0.00243042897071333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17-07-04</text:p>
          </table:table-cell>
          <table:table-cell office:value-type="float" office:value="829" calcext:value-type="float">
            <text:p>829.0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35598" calcext:value-type="float">
            <text:p>0.435598</text:p>
          </table:table-cell>
          <table:table-cell table:formula="of:=IF([.K64]=[.J64];1;0)" office:value-type="float" office:value="1" calcext:value-type="float">
            <text:p>1</text:p>
          </table:table-cell>
          <table:table-cell table:formula="of:=[.K64]*[.C64]*1000" office:value-type="float" office:value="0" calcext:value-type="float">
            <text:p>0</text:p>
          </table:table-cell>
          <table:table-cell table:formula="of:=[.K63]*[.C64]*1000" office:value-type="float" office:value="0" calcext:value-type="float">
            <text:p>0</text:p>
          </table:table-cell>
          <table:table-cell table:formula="of:=IF([.N64]=[.O64];0;3500)" office:value-type="float" office:value="0" calcext:value-type="float">
            <text:p>0</text:p>
          </table:table-cell>
          <table:table-cell table:formula="of:=-[.N64]+[.O64]-[.P64]" office:value-type="float" office:value="0" calcext:value-type="float">
            <text:p>0</text:p>
          </table:table-cell>
          <table:table-cell table:formula="of:=[.C64]/[.C63]-1" office:value-type="float" office:value="0.00497029943023408" calcext:value-type="float">
            <text:p>0.005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17-07-05</text:p>
          </table:table-cell>
          <table:table-cell office:value-type="float" office:value="809" calcext:value-type="float">
            <text:p>809.0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35707" calcext:value-type="float">
            <text:p>0.435707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[.K65]*[.C65]*1000" office:value-type="float" office:value="0" calcext:value-type="float">
            <text:p>0</text:p>
          </table:table-cell>
          <table:table-cell table:formula="of:=[.K64]*[.C65]*1000" office:value-type="float" office:value="0" calcext:value-type="float">
            <text:p>0</text:p>
          </table:table-cell>
          <table:table-cell table:formula="of:=IF([.N65]=[.O65];0;350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 table:formula="of:=[.C65]/[.C64]-1" office:value-type="float" office:value="-0.0241254523522316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17-07-06</text:p>
          </table:table-cell>
          <table:table-cell office:value-type="float" office:value="822" calcext:value-type="float">
            <text:p>822.0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35833" calcext:value-type="float">
            <text:p>0.435833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[.K66]*[.C66]*1000" office:value-type="float" office:value="0" calcext:value-type="float">
            <text:p>0</text:p>
          </table:table-cell>
          <table:table-cell table:formula="of:=[.K65]*[.C66]*1000" office:value-type="float" office:value="0" calcext:value-type="float">
            <text:p>0</text:p>
          </table:table-cell>
          <table:table-cell table:formula="of:=IF([.N66]=[.O66];0;350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 table:formula="of:=[.C66]/[.C65]-1" office:value-type="float" office:value="0.0160692212608158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17-07-07</text:p>
          </table:table-cell>
          <table:table-cell office:value-type="float" office:value="811" calcext:value-type="float">
            <text:p>811.0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36579" calcext:value-type="float">
            <text:p>0.436579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[.K67]*[.C67]*1000" office:value-type="float" office:value="0" calcext:value-type="float">
            <text:p>0</text:p>
          </table:table-cell>
          <table:table-cell table:formula="of:=[.K66]*[.C67]*1000" office:value-type="float" office:value="0" calcext:value-type="float">
            <text:p>0</text:p>
          </table:table-cell>
          <table:table-cell table:formula="of:=IF([.N67]=[.O67];0;350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 table:formula="of:=[.C67]/[.C66]-1" office:value-type="float" office:value="-0.01338199513382" calcext:value-type="float">
            <text:p>-0.013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36606" calcext:value-type="float">
            <text:p>0.436606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[.K68]*[.C68]*1000" office:value-type="float" office:value="0" calcext:value-type="float">
            <text:p>0</text:p>
          </table:table-cell>
          <table:table-cell table:formula="of:=[.K67]*[.C68]*1000" office:value-type="float" office:value="0" calcext:value-type="float">
            <text:p>0</text:p>
          </table:table-cell>
          <table:table-cell table:formula="of:=IF([.N68]=[.O68];0;350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 table:formula="of:=[.C68]/[.C67]-1" office:value-type="float" office:value="0.0125770653514181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9]&gt;0.5;1;0)" office:value-type="float" office:value="0" calcext:value-type="float">
            <text:p>0</text:p>
          </table:table-cell>
          <table:table-cell office:value-type="float" office:value="0.436846" calcext:value-type="float">
            <text:p>0.436846</text:p>
          </table:table-cell>
          <table:table-cell table:formula="of:=IF([.K69]=[.J69];1;0)" office:value-type="float" office:value="0" calcext:value-type="float">
            <text:p>0</text:p>
          </table:table-cell>
          <table:table-cell table:formula="of:=[.K69]*[.C69]*1000" office:value-type="float" office:value="0" calcext:value-type="float">
            <text:p>0</text:p>
          </table:table-cell>
          <table:table-cell table:formula="of:=[.K68]*[.C69]*1000" office:value-type="float" office:value="0" calcext:value-type="float">
            <text:p>0</text:p>
          </table:table-cell>
          <table:table-cell table:formula="of:=IF([.N69]=[.O69];0;3500)" office:value-type="float" office:value="0" calcext:value-type="float">
            <text:p>0</text:p>
          </table:table-cell>
          <table:table-cell table:formula="of:=-[.N69]+[.O69]-[.P69]" office:value-type="float" office:value="0" calcext:value-type="float">
            <text:p>0</text:p>
          </table:table-cell>
          <table:table-cell table:formula="of:=[.C69]/[.C68]-1" office:value-type="float" office:value="0.00694106186069154" calcext:value-type="float">
            <text:p>0.00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17-07-12</text:p>
          </table:table-cell>
          <table:table-cell office:value-type="float" office:value="835" calcext:value-type="float">
            <text:p>835.0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0]&gt;0.5;1;0)" office:value-type="float" office:value="0" calcext:value-type="float">
            <text:p>0</text:p>
          </table:table-cell>
          <table:table-cell office:value-type="float" office:value="0.436993" calcext:value-type="float">
            <text:p>0.436993</text:p>
          </table:table-cell>
          <table:table-cell table:formula="of:=IF([.K70]=[.J70];1;0)" office:value-type="float" office:value="1" calcext:value-type="float">
            <text:p>1</text:p>
          </table:table-cell>
          <table:table-cell table:formula="of:=[.K70]*[.C70]*1000" office:value-type="float" office:value="0" calcext:value-type="float">
            <text:p>0</text:p>
          </table:table-cell>
          <table:table-cell table:formula="of:=[.K69]*[.C70]*1000" office:value-type="float" office:value="0" calcext:value-type="float">
            <text:p>0</text:p>
          </table:table-cell>
          <table:table-cell table:formula="of:=IF([.N70]=[.O70];0;350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 table:formula="of:=[.C70]/[.C69]-1" office:value-type="float" office:value="0.00979562220341035" calcext:value-type="float">
            <text:p>0.00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1]&gt;0.5;1;0)" office:value-type="float" office:value="0" calcext:value-type="float">
            <text:p>0</text:p>
          </table:table-cell>
          <table:table-cell office:value-type="float" office:value="0.436915" calcext:value-type="float">
            <text:p>0.436915</text:p>
          </table:table-cell>
          <table:table-cell table:formula="of:=IF([.K71]=[.J71];1;0)" office:value-type="float" office:value="0" calcext:value-type="float">
            <text:p>0</text:p>
          </table:table-cell>
          <table:table-cell table:formula="of:=[.K71]*[.C71]*1000" office:value-type="float" office:value="0" calcext:value-type="float">
            <text:p>0</text:p>
          </table:table-cell>
          <table:table-cell table:formula="of:=[.K70]*[.C71]*1000" office:value-type="float" office:value="0" calcext:value-type="float">
            <text:p>0</text:p>
          </table:table-cell>
          <table:table-cell table:formula="of:=IF([.N71]=[.O71];0;350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 table:formula="of:=[.C71]/[.C70]-1" office:value-type="float" office:value="0.000239520958083883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2]&gt;0.5;1;0)" office:value-type="float" office:value="0" calcext:value-type="float">
            <text:p>0</text:p>
          </table:table-cell>
          <table:table-cell office:value-type="float" office:value="0.437488" calcext:value-type="float">
            <text:p>0.437488</text:p>
          </table:table-cell>
          <table:table-cell table:formula="of:=IF([.K72]=[.J72];1;0)" office:value-type="float" office:value="1" calcext:value-type="float">
            <text:p>1</text:p>
          </table:table-cell>
          <table:table-cell table:formula="of:=[.K72]*[.C72]*1000" office:value-type="float" office:value="0" calcext:value-type="float">
            <text:p>0</text:p>
          </table:table-cell>
          <table:table-cell table:formula="of:=[.K71]*[.C72]*1000" office:value-type="float" office:value="0" calcext:value-type="float">
            <text:p>0</text:p>
          </table:table-cell>
          <table:table-cell table:formula="of:=IF([.N72]=[.O72];0;350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 table:formula="of:=[.C72]/[.C71]-1" office:value-type="float" office:value="0.0137691570881227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17-07-18</text:p>
          </table:table-cell>
          <table:table-cell office:value-type="float" office:value="838" calcext:value-type="float">
            <text:p>838.0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3]&gt;0.5;1;0)" office:value-type="float" office:value="0" calcext:value-type="float">
            <text:p>0</text:p>
          </table:table-cell>
          <table:table-cell office:value-type="float" office:value="0.436999" calcext:value-type="float">
            <text:p>0.436999</text:p>
          </table:table-cell>
          <table:table-cell table:formula="of:=IF([.K73]=[.J73];1;0)" office:value-type="float" office:value="0" calcext:value-type="float">
            <text:p>0</text:p>
          </table:table-cell>
          <table:table-cell table:formula="of:=[.K73]*[.C73]*1000" office:value-type="float" office:value="0" calcext:value-type="float">
            <text:p>0</text:p>
          </table:table-cell>
          <table:table-cell table:formula="of:=[.K72]*[.C73]*1000" office:value-type="float" office:value="0" calcext:value-type="float">
            <text:p>0</text:p>
          </table:table-cell>
          <table:table-cell table:formula="of:=IF([.N73]=[.O73];0;350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 table:formula="of:=[.C73]/[.C72]-1" office:value-type="float" office:value="-0.0102751860162986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7-07-19</text:p>
          </table:table-cell>
          <table:table-cell office:value-type="float" office:value="864" calcext:value-type="float">
            <text:p>864.0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4]&gt;0.5;1;0)" office:value-type="float" office:value="0" calcext:value-type="float">
            <text:p>0</text:p>
          </table:table-cell>
          <table:table-cell office:value-type="float" office:value="0.437655" calcext:value-type="float">
            <text:p>0.437655</text:p>
          </table:table-cell>
          <table:table-cell table:formula="of:=IF([.K74]=[.J74];1;0)" office:value-type="float" office:value="1" calcext:value-type="float">
            <text:p>1</text:p>
          </table:table-cell>
          <table:table-cell table:formula="of:=[.K74]*[.C74]*1000" office:value-type="float" office:value="0" calcext:value-type="float">
            <text:p>0</text:p>
          </table:table-cell>
          <table:table-cell table:formula="of:=[.K73]*[.C74]*1000" office:value-type="float" office:value="0" calcext:value-type="float">
            <text:p>0</text:p>
          </table:table-cell>
          <table:table-cell table:formula="of:=IF([.N74]=[.O74];0;350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 table:formula="of:=[.C74]/[.C73]-1" office:value-type="float" office:value="0.0310262529832936" calcext:value-type="float">
            <text:p>0.03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5]&gt;0.5;1;0)" office:value-type="float" office:value="0" calcext:value-type="float">
            <text:p>0</text:p>
          </table:table-cell>
          <table:table-cell office:value-type="float" office:value="0.437564" calcext:value-type="float">
            <text:p>0.437564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[.K75]*[.C75]*1000" office:value-type="float" office:value="0" calcext:value-type="float">
            <text:p>0</text:p>
          </table:table-cell>
          <table:table-cell table:formula="of:=[.K74]*[.C75]*1000" office:value-type="float" office:value="0" calcext:value-type="float">
            <text:p>0</text:p>
          </table:table-cell>
          <table:table-cell table:formula="of:=IF([.N75]=[.O75];0;350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 table:formula="of:=[.C75]/[.C74]-1" office:value-type="float" office:value="-0.00312500000000004" calcext:value-type="float">
            <text:p>-0.00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37971" calcext:value-type="float">
            <text:p>0.437971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[.K76]*[.C76]*1000" office:value-type="float" office:value="0" calcext:value-type="float">
            <text:p>0</text:p>
          </table:table-cell>
          <table:table-cell table:formula="of:=[.K75]*[.C76]*1000" office:value-type="float" office:value="0" calcext:value-type="float">
            <text:p>0</text:p>
          </table:table-cell>
          <table:table-cell table:formula="of:=IF([.N76]=[.O76];0;3500)" office:value-type="float" office:value="0" calcext:value-type="float">
            <text:p>0</text:p>
          </table:table-cell>
          <table:table-cell table:formula="of:=-[.N76]+[.O76]-[.P76]" office:value-type="float" office:value="0" calcext:value-type="float">
            <text:p>0</text:p>
          </table:table-cell>
          <table:table-cell table:formula="of:=[.C76]/[.C75]-1" office:value-type="float" office:value="0.00615348891210976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37965" calcext:value-type="float">
            <text:p>0.437965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[.K77]*[.C77]*1000" office:value-type="float" office:value="0" calcext:value-type="float">
            <text:p>0</text:p>
          </table:table-cell>
          <table:table-cell table:formula="of:=[.K76]*[.C77]*1000" office:value-type="float" office:value="0" calcext:value-type="float">
            <text:p>0</text:p>
          </table:table-cell>
          <table:table-cell table:formula="of:=IF([.N77]=[.O77];0;350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 table:formula="of:=[.C77]/[.C76]-1" office:value-type="float" office:value="-0.0184629586891299" calcext:value-type="float">
            <text:p>-0.018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17-07-25</text:p>
          </table:table-cell>
          <table:table-cell office:value-type="float" office:value="849" calcext:value-type="float">
            <text:p>849.0</text:p>
          </table:table-cell>
          <table:table-cell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8]&gt;0.5;1;0)" office:value-type="float" office:value="0" calcext:value-type="float">
            <text:p>0</text:p>
          </table:table-cell>
          <table:table-cell office:value-type="float" office:value="0.438147" calcext:value-type="float">
            <text:p>0.438147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[.K78]*[.C78]*1000" office:value-type="float" office:value="0" calcext:value-type="float">
            <text:p>0</text:p>
          </table:table-cell>
          <table:table-cell table:formula="of:=[.K77]*[.C78]*1000" office:value-type="float" office:value="0" calcext:value-type="float">
            <text:p>0</text:p>
          </table:table-cell>
          <table:table-cell table:formula="of:=IF([.N78]=[.O78];0;3500)" office:value-type="float" office:value="0" calcext:value-type="float">
            <text:p>0</text:p>
          </table:table-cell>
          <table:table-cell table:formula="of:=-[.N78]+[.O78]-[.P78]" office:value-type="float" office:value="0" calcext:value-type="float">
            <text:p>0</text:p>
          </table:table-cell>
          <table:table-cell table:formula="of:=[.C78]/[.C77]-1" office:value-type="float" office:value="-0.00188102515871147" calcext:value-type="float">
            <text:p>-0.001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7-07-26</text:p>
          </table:table-cell>
          <table:table-cell office:value-type="float" office:value="851" calcext:value-type="float">
            <text:p>851.0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9]&gt;0.5;1;0)" office:value-type="float" office:value="0" calcext:value-type="float">
            <text:p>0</text:p>
          </table:table-cell>
          <table:table-cell office:value-type="float" office:value="0.43815" calcext:value-type="float">
            <text:p>0.43815</text:p>
          </table:table-cell>
          <table:table-cell table:formula="of:=IF([.K79]=[.J79];1;0)" office:value-type="float" office:value="1" calcext:value-type="float">
            <text:p>1</text:p>
          </table:table-cell>
          <table:table-cell table:formula="of:=[.K79]*[.C79]*1000" office:value-type="float" office:value="0" calcext:value-type="float">
            <text:p>0</text:p>
          </table:table-cell>
          <table:table-cell table:formula="of:=[.K78]*[.C79]*1000" office:value-type="float" office:value="0" calcext:value-type="float">
            <text:p>0</text:p>
          </table:table-cell>
          <table:table-cell table:formula="of:=IF([.N79]=[.O79];0;350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 table:formula="of:=[.C79]/[.C78]-1" office:value-type="float" office:value="0.00235571260306244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37972" calcext:value-type="float">
            <text:p>0.437972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[.K80]*[.C80]*1000" office:value-type="float" office:value="0" calcext:value-type="float">
            <text:p>0</text:p>
          </table:table-cell>
          <table:table-cell table:formula="of:=[.K79]*[.C80]*1000" office:value-type="float" office:value="0" calcext:value-type="float">
            <text:p>0</text:p>
          </table:table-cell>
          <table:table-cell table:formula="of:=IF([.N80]=[.O80];0;3500)" office:value-type="float" office:value="0" calcext:value-type="float">
            <text:p>0</text:p>
          </table:table-cell>
          <table:table-cell table:formula="of:=-[.N80]+[.O80]-[.P80]" office:value-type="float" office:value="0" calcext:value-type="float">
            <text:p>0</text:p>
          </table:table-cell>
          <table:table-cell table:formula="of:=[.C80]/[.C79]-1" office:value-type="float" office:value="-0.0200940070505288" calcext:value-type="float">
            <text:p>-0.02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17-07-28</text:p>
          </table:table-cell>
          <table:table-cell office:value-type="float" office:value="818" calcext:value-type="float">
            <text:p>818.0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38166" calcext:value-type="float">
            <text:p>0.438166</text:p>
          </table:table-cell>
          <table:table-cell table:formula="of:=IF([.K81]=[.J81];1;0)" office:value-type="float" office:value="1" calcext:value-type="float">
            <text:p>1</text:p>
          </table:table-cell>
          <table:table-cell table:formula="of:=[.K81]*[.C81]*1000" office:value-type="float" office:value="0" calcext:value-type="float">
            <text:p>0</text:p>
          </table:table-cell>
          <table:table-cell table:formula="of:=[.K80]*[.C81]*1000" office:value-type="float" office:value="0" calcext:value-type="float">
            <text:p>0</text:p>
          </table:table-cell>
          <table:table-cell table:formula="of:=IF([.N81]=[.O81];0;350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 table:formula="of:=[.C81]/[.C80]-1" office:value-type="float" office:value="-0.0190670344165967" calcext:value-type="float">
            <text:p>-0.019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7-07-31</text:p>
          </table:table-cell>
          <table:table-cell office:value-type="float" office:value="815" calcext:value-type="float">
            <text:p>815.0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38138" calcext:value-type="float">
            <text:p>0.438138</text:p>
          </table:table-cell>
          <table:table-cell table:formula="of:=IF([.K82]=[.J82];1;0)" office:value-type="float" office:value="0" calcext:value-type="float">
            <text:p>0</text:p>
          </table:table-cell>
          <table:table-cell table:formula="of:=[.K82]*[.C82]*1000" office:value-type="float" office:value="0" calcext:value-type="float">
            <text:p>0</text:p>
          </table:table-cell>
          <table:table-cell table:formula="of:=[.K81]*[.C82]*1000" office:value-type="float" office:value="0" calcext:value-type="float">
            <text:p>0</text:p>
          </table:table-cell>
          <table:table-cell table:formula="of:=IF([.N82]=[.O82];0;350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 table:formula="of:=[.C82]/[.C81]-1" office:value-type="float" office:value="-0.00366748166259168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38476" calcext:value-type="float">
            <text:p>0.438476</text:p>
          </table:table-cell>
          <table:table-cell table:formula="of:=IF([.K83]=[.J83];1;0)" office:value-type="float" office:value="1" calcext:value-type="float">
            <text:p>1</text:p>
          </table:table-cell>
          <table:table-cell table:formula="of:=[.K83]*[.C83]*1000" office:value-type="float" office:value="0" calcext:value-type="float">
            <text:p>0</text:p>
          </table:table-cell>
          <table:table-cell table:formula="of:=[.K82]*[.C83]*1000" office:value-type="float" office:value="0" calcext:value-type="float">
            <text:p>0</text:p>
          </table:table-cell>
          <table:table-cell table:formula="of:=IF([.N83]=[.O83];0;3500)" office:value-type="float" office:value="0" calcext:value-type="float">
            <text:p>0</text:p>
          </table:table-cell>
          <table:table-cell table:formula="of:=-[.N83]+[.O83]-[.P83]" office:value-type="float" office:value="0" calcext:value-type="float">
            <text:p>0</text:p>
          </table:table-cell>
          <table:table-cell table:formula="of:=[.C83]/[.C82]-1" office:value-type="float" office:value="0.00920245398773001" calcext:value-type="float">
            <text:p>0.009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4]&gt;0.5;1;0)" office:value-type="float" office:value="0" calcext:value-type="float">
            <text:p>0</text:p>
          </table:table-cell>
          <table:table-cell office:value-type="float" office:value="0.438353" calcext:value-type="float">
            <text:p>0.438353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[.K84]*[.C84]*1000" office:value-type="float" office:value="0" calcext:value-type="float">
            <text:p>0</text:p>
          </table:table-cell>
          <table:table-cell table:formula="of:=[.K83]*[.C84]*1000" office:value-type="float" office:value="0" calcext:value-type="float">
            <text:p>0</text:p>
          </table:table-cell>
          <table:table-cell table:formula="of:=IF([.N84]=[.O84];0;350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 table:formula="of:=[.C84]/[.C83]-1" office:value-type="float" office:value="-0.0053495440729483" calcext:value-type="float">
            <text:p>-0.005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17-08-03</text:p>
          </table:table-cell>
          <table:table-cell office:value-type="float" office:value="830" calcext:value-type="float">
            <text:p>830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5]&gt;0.5;1;0)" office:value-type="float" office:value="0" calcext:value-type="float">
            <text:p>0</text:p>
          </table:table-cell>
          <table:table-cell office:value-type="float" office:value="0.438733" calcext:value-type="float">
            <text:p>0.438733</text:p>
          </table:table-cell>
          <table:table-cell table:formula="of:=IF([.K85]=[.J85];1;0)" office:value-type="float" office:value="1" calcext:value-type="float">
            <text:p>1</text:p>
          </table:table-cell>
          <table:table-cell table:formula="of:=[.K85]*[.C85]*1000" office:value-type="float" office:value="0" calcext:value-type="float">
            <text:p>0</text:p>
          </table:table-cell>
          <table:table-cell table:formula="of:=[.K84]*[.C85]*1000" office:value-type="float" office:value="0" calcext:value-type="float">
            <text:p>0</text:p>
          </table:table-cell>
          <table:table-cell table:formula="of:=IF([.N85]=[.O85];0;3500)" office:value-type="float" office:value="0" calcext:value-type="float">
            <text:p>0</text:p>
          </table:table-cell>
          <table:table-cell table:formula="of:=-[.N85]+[.O85]-[.P85]" office:value-type="float" office:value="0" calcext:value-type="float">
            <text:p>0</text:p>
          </table:table-cell>
          <table:table-cell table:formula="of:=[.C85]/[.C84]-1" office:value-type="float" office:value="0.0145458990343479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0" calcext:value-type="float">
            <text:p>0</text:p>
          </table:table-cell>
          <table:table-cell office:value-type="float" office:value="0.438622" calcext:value-type="float">
            <text:p>0.438622</text:p>
          </table:table-cell>
          <table:table-cell table:formula="of:=IF([.K86]=[.J86];1;0)" office:value-type="float" office:value="0" calcext:value-type="float">
            <text:p>0</text:p>
          </table:table-cell>
          <table:table-cell table:formula="of:=[.K86]*[.C86]*1000" office:value-type="float" office:value="0" calcext:value-type="float">
            <text:p>0</text:p>
          </table:table-cell>
          <table:table-cell table:formula="of:=[.K85]*[.C86]*1000" office:value-type="float" office:value="0" calcext:value-type="float">
            <text:p>0</text:p>
          </table:table-cell>
          <table:table-cell table:formula="of:=IF([.N86]=[.O86];0;350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 table:formula="of:=[.C86]/[.C85]-1" office:value-type="float" office:value="-0.00204819277108437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17-08-07</text:p>
          </table:table-cell>
          <table:table-cell office:value-type="float" office:value="837" calcext:value-type="float">
            <text:p>837.0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0" calcext:value-type="float">
            <text:p>0</text:p>
          </table:table-cell>
          <table:table-cell office:value-type="float" office:value="0.438816" calcext:value-type="float">
            <text:p>0.438816</text:p>
          </table:table-cell>
          <table:table-cell table:formula="of:=IF([.K87]=[.J87];1;0)" office:value-type="float" office:value="1" calcext:value-type="float">
            <text:p>1</text:p>
          </table:table-cell>
          <table:table-cell table:formula="of:=[.K87]*[.C87]*1000" office:value-type="float" office:value="0" calcext:value-type="float">
            <text:p>0</text:p>
          </table:table-cell>
          <table:table-cell table:formula="of:=[.K86]*[.C87]*1000" office:value-type="float" office:value="0" calcext:value-type="float">
            <text:p>0</text:p>
          </table:table-cell>
          <table:table-cell table:formula="of:=IF([.N87]=[.O87];0;350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 table:formula="of:=[.C87]/[.C86]-1" office:value-type="float" office:value="0.0105034407823252" calcext:value-type="float">
            <text:p>0.010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7-08-08</text:p>
          </table:table-cell>
          <table:table-cell office:value-type="float" office:value="835" calcext:value-type="float">
            <text:p>835.0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0" calcext:value-type="float">
            <text:p>0</text:p>
          </table:table-cell>
          <table:table-cell office:value-type="float" office:value="0.439338" calcext:value-type="float">
            <text:p>0.439338</text:p>
          </table:table-cell>
          <table:table-cell table:formula="of:=IF([.K88]=[.J88];1;0)" office:value-type="float" office:value="1" calcext:value-type="float">
            <text:p>1</text:p>
          </table:table-cell>
          <table:table-cell table:formula="of:=[.K88]*[.C88]*1000" office:value-type="float" office:value="0" calcext:value-type="float">
            <text:p>0</text:p>
          </table:table-cell>
          <table:table-cell table:formula="of:=[.K87]*[.C88]*1000" office:value-type="float" office:value="0" calcext:value-type="float">
            <text:p>0</text:p>
          </table:table-cell>
          <table:table-cell table:formula="of:=IF([.N88]=[.O88];0;350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 table:formula="of:=[.C88]/[.C87]-1" office:value-type="float" office:value="-0.00238948626045399" calcext:value-type="float">
            <text:p>-0.002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9]&gt;0.5;1;0)" office:value-type="float" office:value="0" calcext:value-type="float">
            <text:p>0</text:p>
          </table:table-cell>
          <table:table-cell office:value-type="float" office:value="0.439842" calcext:value-type="float">
            <text:p>0.439842</text:p>
          </table:table-cell>
          <table:table-cell table:formula="of:=IF([.K89]=[.J89];1;0)" office:value-type="float" office:value="1" calcext:value-type="float">
            <text:p>1</text:p>
          </table:table-cell>
          <table:table-cell table:formula="of:=[.K89]*[.C89]*1000" office:value-type="float" office:value="0" calcext:value-type="float">
            <text:p>0</text:p>
          </table:table-cell>
          <table:table-cell table:formula="of:=[.K88]*[.C89]*1000" office:value-type="float" office:value="0" calcext:value-type="float">
            <text:p>0</text:p>
          </table:table-cell>
          <table:table-cell table:formula="of:=IF([.N89]=[.O89];0;350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 table:formula="of:=[.C89]/[.C88]-1" office:value-type="float" office:value="-0.00922155688622761" calcext:value-type="float">
            <text:p>-0.00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17-08-10</text:p>
          </table:table-cell>
          <table:table-cell office:value-type="float" office:value="819" calcext:value-type="float">
            <text:p>819.0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0" calcext:value-type="float">
            <text:p>0</text:p>
          </table:table-cell>
          <table:table-cell office:value-type="float" office:value="0.439815" calcext:value-type="float">
            <text:p>0.439815</text:p>
          </table:table-cell>
          <table:table-cell table:formula="of:=IF([.K90]=[.J90];1;0)" office:value-type="float" office:value="0" calcext:value-type="float">
            <text:p>0</text:p>
          </table:table-cell>
          <table:table-cell table:formula="of:=[.K90]*[.C90]*1000" office:value-type="float" office:value="0" calcext:value-type="float">
            <text:p>0</text:p>
          </table:table-cell>
          <table:table-cell table:formula="of:=[.K89]*[.C90]*1000" office:value-type="float" office:value="0" calcext:value-type="float">
            <text:p>0</text:p>
          </table:table-cell>
          <table:table-cell table:formula="of:=IF([.N90]=[.O90];0;350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 table:formula="of:=[.C90]/[.C89]-1" office:value-type="float" office:value="-0.0100326362867158" calcext:value-type="float">
            <text:p>-0.01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7-08-14</text:p>
          </table:table-cell>
          <table:table-cell office:value-type="float" office:value="826" calcext:value-type="float">
            <text:p>826.0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0" calcext:value-type="float">
            <text:p>0</text:p>
          </table:table-cell>
          <table:table-cell office:value-type="float" office:value="0.440169" calcext:value-type="float">
            <text:p>0.440169</text:p>
          </table:table-cell>
          <table:table-cell table:formula="of:=IF([.K91]=[.J91];1;0)" office:value-type="float" office:value="0" calcext:value-type="float">
            <text:p>0</text:p>
          </table:table-cell>
          <table:table-cell table:formula="of:=[.K91]*[.C91]*1000" office:value-type="float" office:value="0" calcext:value-type="float">
            <text:p>0</text:p>
          </table:table-cell>
          <table:table-cell table:formula="of:=[.K90]*[.C91]*1000" office:value-type="float" office:value="0" calcext:value-type="float">
            <text:p>0</text:p>
          </table:table-cell>
          <table:table-cell table:formula="of:=IF([.N91]=[.O91];0;350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 table:formula="of:=[.C91]/[.C90]-1" office:value-type="float" office:value="0.00854700854700852" calcext:value-type="float">
            <text:p>0.008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2]&gt;0.5;1;0)" office:value-type="float" office:value="0" calcext:value-type="float">
            <text:p>0</text:p>
          </table:table-cell>
          <table:table-cell office:value-type="float" office:value="0.440702" calcext:value-type="float">
            <text:p>0.440702</text:p>
          </table:table-cell>
          <table:table-cell table:formula="of:=IF([.K92]=[.J92];1;0)" office:value-type="float" office:value="1" calcext:value-type="float">
            <text:p>1</text:p>
          </table:table-cell>
          <table:table-cell table:formula="of:=[.K92]*[.C92]*1000" office:value-type="float" office:value="0" calcext:value-type="float">
            <text:p>0</text:p>
          </table:table-cell>
          <table:table-cell table:formula="of:=[.K91]*[.C92]*1000" office:value-type="float" office:value="0" calcext:value-type="float">
            <text:p>0</text:p>
          </table:table-cell>
          <table:table-cell table:formula="of:=IF([.N92]=[.O92];0;350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 table:formula="of:=[.C92]/[.C91]-1" office:value-type="float" office:value="0.0106537530266344" calcext:value-type="float">
            <text:p>0.01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0" calcext:value-type="float">
            <text:p>0</text:p>
          </table:table-cell>
          <table:table-cell office:value-type="float" office:value="0.440629" calcext:value-type="float">
            <text:p>0.440629</text:p>
          </table:table-cell>
          <table:table-cell table:formula="of:=IF([.K93]=[.J93];1;0)" office:value-type="float" office:value="1" calcext:value-type="float">
            <text:p>1</text:p>
          </table:table-cell>
          <table:table-cell table:formula="of:=[.K93]*[.C93]*1000" office:value-type="float" office:value="0" calcext:value-type="float">
            <text:p>0</text:p>
          </table:table-cell>
          <table:table-cell table:formula="of:=[.K92]*[.C93]*1000" office:value-type="float" office:value="0" calcext:value-type="float">
            <text:p>0</text:p>
          </table:table-cell>
          <table:table-cell table:formula="of:=IF([.N93]=[.O93];0;350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 table:formula="of:=[.C93]/[.C92]-1" office:value-type="float" office:value="0.00323430761859123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7-08-17</text:p>
          </table:table-cell>
          <table:table-cell office:value-type="float" office:value="836" calcext:value-type="float">
            <text:p>836.0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0" calcext:value-type="float">
            <text:p>0</text:p>
          </table:table-cell>
          <table:table-cell office:value-type="float" office:value="0.440606" calcext:value-type="float">
            <text:p>0.440606</text:p>
          </table:table-cell>
          <table:table-cell table:formula="of:=IF([.K94]=[.J94];1;0)" office:value-type="float" office:value="1" calcext:value-type="float">
            <text:p>1</text:p>
          </table:table-cell>
          <table:table-cell table:formula="of:=[.K94]*[.C94]*1000" office:value-type="float" office:value="0" calcext:value-type="float">
            <text:p>0</text:p>
          </table:table-cell>
          <table:table-cell table:formula="of:=[.K93]*[.C94]*1000" office:value-type="float" office:value="0" calcext:value-type="float">
            <text:p>0</text:p>
          </table:table-cell>
          <table:table-cell table:formula="of:=IF([.N94]=[.O94];0;3500)" office:value-type="float" office:value="0" calcext:value-type="float">
            <text:p>0</text:p>
          </table:table-cell>
          <table:table-cell table:formula="of:=-[.N94]+[.O94]-[.P94]" office:value-type="float" office:value="0" calcext:value-type="float">
            <text:p>0</text:p>
          </table:table-cell>
          <table:table-cell table:formula="of:=[.C94]/[.C93]-1" office:value-type="float" office:value="-0.0017910447761193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0" calcext:value-type="float">
            <text:p>0</text:p>
          </table:table-cell>
          <table:table-cell office:value-type="float" office:value="0.440384" calcext:value-type="float">
            <text:p>0.440384</text:p>
          </table:table-cell>
          <table:table-cell table:formula="of:=IF([.K95]=[.J95];1;0)" office:value-type="float" office:value="1" calcext:value-type="float">
            <text:p>1</text:p>
          </table:table-cell>
          <table:table-cell table:formula="of:=[.K95]*[.C95]*1000" office:value-type="float" office:value="0" calcext:value-type="float">
            <text:p>0</text:p>
          </table:table-cell>
          <table:table-cell table:formula="of:=[.K94]*[.C95]*1000" office:value-type="float" office:value="0" calcext:value-type="float">
            <text:p>0</text:p>
          </table:table-cell>
          <table:table-cell table:formula="of:=IF([.N95]=[.O95];0;350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 table:formula="of:=[.C95]/[.C94]-1" office:value-type="float" office:value="-0.0211722488038278" calcext:value-type="float">
            <text:p>-0.02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6]&gt;0.5;1;0)" office:value-type="float" office:value="0" calcext:value-type="float">
            <text:p>0</text:p>
          </table:table-cell>
          <table:table-cell office:value-type="float" office:value="0.440741" calcext:value-type="float">
            <text:p>0.440741</text:p>
          </table:table-cell>
          <table:table-cell table:formula="of:=IF([.K96]=[.J96];1;0)" office:value-type="float" office:value="1" calcext:value-type="float">
            <text:p>1</text:p>
          </table:table-cell>
          <table:table-cell table:formula="of:=[.K96]*[.C96]*1000" office:value-type="float" office:value="0" calcext:value-type="float">
            <text:p>0</text:p>
          </table:table-cell>
          <table:table-cell table:formula="of:=[.K95]*[.C96]*1000" office:value-type="float" office:value="0" calcext:value-type="float">
            <text:p>0</text:p>
          </table:table-cell>
          <table:table-cell table:formula="of:=IF([.N96]=[.O96];0;350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 table:formula="of:=[.C96]/[.C95]-1" office:value-type="float" office:value="-0.00329952340217521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40779" calcext:value-type="float">
            <text:p>0.440779</text:p>
          </table:table-cell>
          <table:table-cell table:formula="of:=IF([.K97]=[.J97];1;0)" office:value-type="float" office:value="1" calcext:value-type="float">
            <text:p>1</text:p>
          </table:table-cell>
          <table:table-cell table:formula="of:=[.K97]*[.C97]*1000" office:value-type="float" office:value="0" calcext:value-type="float">
            <text:p>0</text:p>
          </table:table-cell>
          <table:table-cell table:formula="of:=[.K96]*[.C97]*1000" office:value-type="float" office:value="0" calcext:value-type="float">
            <text:p>0</text:p>
          </table:table-cell>
          <table:table-cell table:formula="of:=IF([.N97]=[.O97];0;3500)" office:value-type="float" office:value="0" calcext:value-type="float">
            <text:p>0</text:p>
          </table:table-cell>
          <table:table-cell table:formula="of:=-[.N97]+[.O97]-[.P97]" office:value-type="float" office:value="0" calcext:value-type="float">
            <text:p>0</text:p>
          </table:table-cell>
          <table:table-cell table:formula="of:=[.C97]/[.C96]-1" office:value-type="float" office:value="-0.00134870034330559" calcext:value-type="float">
            <text:p>-0.00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17-08-23</text:p>
          </table:table-cell>
          <table:table-cell office:value-type="float" office:value="818" calcext:value-type="float">
            <text:p>818.0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40834" calcext:value-type="float">
            <text:p>0.440834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[.K98]*[.C98]*1000" office:value-type="float" office:value="0" calcext:value-type="float">
            <text:p>0</text:p>
          </table:table-cell>
          <table:table-cell table:formula="of:=[.K97]*[.C98]*1000" office:value-type="float" office:value="0" calcext:value-type="float">
            <text:p>0</text:p>
          </table:table-cell>
          <table:table-cell table:formula="of:=IF([.N98]=[.O98];0;350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 table:formula="of:=[.C98]/[.C97]-1" office:value-type="float" office:value="0.00429711479435246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40896" calcext:value-type="float">
            <text:p>0.440896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[.K99]*[.C99]*1000" office:value-type="float" office:value="0" calcext:value-type="float">
            <text:p>0</text:p>
          </table:table-cell>
          <table:table-cell table:formula="of:=[.K98]*[.C99]*1000" office:value-type="float" office:value="0" calcext:value-type="float">
            <text:p>0</text:p>
          </table:table-cell>
          <table:table-cell table:formula="of:=IF([.N99]=[.O99];0;350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 table:formula="of:=[.C99]/[.C98]-1" office:value-type="float" office:value="-0.00537897310513447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441098" calcext:value-type="float">
            <text:p>0.441098</text:p>
          </table:table-cell>
          <table:table-cell table:formula="of:=IF([.K100]=[.J100];1;0)" office:value-type="float" office:value="1" calcext:value-type="float">
            <text:p>1</text:p>
          </table:table-cell>
          <table:table-cell table:formula="of:=[.K100]*[.C100]*1000" office:value-type="float" office:value="0" calcext:value-type="float">
            <text:p>0</text:p>
          </table:table-cell>
          <table:table-cell table:formula="of:=[.K99]*[.C100]*1000" office:value-type="float" office:value="0" calcext:value-type="float">
            <text:p>0</text:p>
          </table:table-cell>
          <table:table-cell table:formula="of:=IF([.N100]=[.O100];0;350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 table:formula="of:=[.C100]/[.C99]-1" office:value-type="float" office:value="-0.00700589970501475" calcext:value-type="float">
            <text:p>-0.007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441118" calcext:value-type="float">
            <text:p>0.441118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[.K101]*[.C101]*1000" office:value-type="float" office:value="0" calcext:value-type="float">
            <text:p>0</text:p>
          </table:table-cell>
          <table:table-cell table:formula="of:=[.K100]*[.C101]*1000" office:value-type="float" office:value="0" calcext:value-type="float">
            <text:p>0</text:p>
          </table:table-cell>
          <table:table-cell table:formula="of:=IF([.N101]=[.O101];0;350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 table:formula="of:=[.C101]/[.C100]-1" office:value-type="float" office:value="-0.00371333085777947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41571" calcext:value-type="float">
            <text:p>0.441571</text:p>
          </table:table-cell>
          <table:table-cell table:formula="of:=IF([.K102]=[.J102];1;0)" office:value-type="float" office:value="1" calcext:value-type="float">
            <text:p>1</text:p>
          </table:table-cell>
          <table:table-cell table:formula="of:=[.K102]*[.C102]*1000" office:value-type="float" office:value="0" calcext:value-type="float">
            <text:p>0</text:p>
          </table:table-cell>
          <table:table-cell table:formula="of:=[.K101]*[.C102]*1000" office:value-type="float" office:value="0" calcext:value-type="float">
            <text:p>0</text:p>
          </table:table-cell>
          <table:table-cell table:formula="of:=IF([.N102]=[.O102];0;350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 table:formula="of:=[.C102]/[.C101]-1" office:value-type="float" office:value="-0.00944216672878617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4172" calcext:value-type="float">
            <text:p>0.44172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[.K103]*[.C103]*1000" office:value-type="float" office:value="0" calcext:value-type="float">
            <text:p>0</text:p>
          </table:table-cell>
          <table:table-cell table:formula="of:=[.K102]*[.C103]*1000" office:value-type="float" office:value="0" calcext:value-type="float">
            <text:p>0</text:p>
          </table:table-cell>
          <table:table-cell table:formula="of:=IF([.N103]=[.O103];0;350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 table:formula="of:=[.C103]/[.C102]-1" office:value-type="float" office:value="0.00476608553869307" calcext:value-type="float">
            <text:p>0.00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17-08-31</text:p>
          </table:table-cell>
          <table:table-cell office:value-type="float" office:value="808" calcext:value-type="float">
            <text:p>808.0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42023" calcext:value-type="float">
            <text:p>0.442023</text:p>
          </table:table-cell>
          <table:table-cell table:formula="of:=IF([.K104]=[.J104];1;0)" office:value-type="float" office:value="0" calcext:value-type="float">
            <text:p>0</text:p>
          </table:table-cell>
          <table:table-cell table:formula="of:=[.K104]*[.C104]*1000" office:value-type="float" office:value="0" calcext:value-type="float">
            <text:p>0</text:p>
          </table:table-cell>
          <table:table-cell table:formula="of:=[.K103]*[.C104]*1000" office:value-type="float" office:value="0" calcext:value-type="float">
            <text:p>0</text:p>
          </table:table-cell>
          <table:table-cell table:formula="of:=IF([.N104]=[.O104];0;350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 table:formula="of:=[.C104]/[.C103]-1" office:value-type="float" office:value="0.0086131569092498" calcext:value-type="float">
            <text:p>0.008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42437" calcext:value-type="float">
            <text:p>0.442437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[.K105]*[.C105]*1000" office:value-type="float" office:value="0" calcext:value-type="float">
            <text:p>0</text:p>
          </table:table-cell>
          <table:table-cell table:formula="of:=[.K104]*[.C105]*1000" office:value-type="float" office:value="0" calcext:value-type="float">
            <text:p>0</text:p>
          </table:table-cell>
          <table:table-cell table:formula="of:=IF([.N105]=[.O105];0;3500)" office:value-type="float" office:value="0" calcext:value-type="float">
            <text:p>0</text:p>
          </table:table-cell>
          <table:table-cell table:formula="of:=-[.N105]+[.O105]-[.P105]" office:value-type="float" office:value="0" calcext:value-type="float">
            <text:p>0</text:p>
          </table:table-cell>
          <table:table-cell table:formula="of:=[.C105]/[.C104]-1" office:value-type="float" office:value="0.00891089108910892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17-09-04</text:p>
          </table:table-cell>
          <table:table-cell office:value-type="float" office:value="807" calcext:value-type="float">
            <text:p>807.0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0" calcext:value-type="float">
            <text:p>0</text:p>
          </table:table-cell>
          <table:table-cell office:value-type="float" office:value="0.442753" calcext:value-type="float">
            <text:p>0.442753</text:p>
          </table:table-cell>
          <table:table-cell table:formula="of:=IF([.K106]=[.J106];1;0)" office:value-type="float" office:value="1" calcext:value-type="float">
            <text:p>1</text:p>
          </table:table-cell>
          <table:table-cell table:formula="of:=[.K106]*[.C106]*1000" office:value-type="float" office:value="0" calcext:value-type="float">
            <text:p>0</text:p>
          </table:table-cell>
          <table:table-cell table:formula="of:=[.K105]*[.C106]*1000" office:value-type="float" office:value="0" calcext:value-type="float">
            <text:p>0</text:p>
          </table:table-cell>
          <table:table-cell table:formula="of:=IF([.N106]=[.O106];0;3500)" office:value-type="float" office:value="0" calcext:value-type="float">
            <text:p>0</text:p>
          </table:table-cell>
          <table:table-cell table:formula="of:=-[.N106]+[.O106]-[.P106]" office:value-type="float" office:value="0" calcext:value-type="float">
            <text:p>0</text:p>
          </table:table-cell>
          <table:table-cell table:formula="of:=[.C106]/[.C105]-1" office:value-type="float" office:value="-0.0100588812561335" calcext:value-type="float">
            <text:p>-0.01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17-09-05</text:p>
          </table:table-cell>
          <table:table-cell office:value-type="float" office:value="803" calcext:value-type="float">
            <text:p>803.0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0" calcext:value-type="float">
            <text:p>0</text:p>
          </table:table-cell>
          <table:table-cell office:value-type="float" office:value="0.44295" calcext:value-type="float">
            <text:p>0.44295</text:p>
          </table:table-cell>
          <table:table-cell table:formula="of:=IF([.K107]=[.J107];1;0)" office:value-type="float" office:value="1" calcext:value-type="float">
            <text:p>1</text:p>
          </table:table-cell>
          <table:table-cell table:formula="of:=[.K107]*[.C107]*1000" office:value-type="float" office:value="0" calcext:value-type="float">
            <text:p>0</text:p>
          </table:table-cell>
          <table:table-cell table:formula="of:=[.K106]*[.C107]*1000" office:value-type="float" office:value="0" calcext:value-type="float">
            <text:p>0</text:p>
          </table:table-cell>
          <table:table-cell table:formula="of:=IF([.N107]=[.O107];0;350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 table:formula="of:=[.C107]/[.C106]-1" office:value-type="float" office:value="-0.00495662949194553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0" calcext:value-type="float">
            <text:p>0</text:p>
          </table:table-cell>
          <table:table-cell office:value-type="float" office:value="0.443074" calcext:value-type="float">
            <text:p>0.443074</text:p>
          </table:table-cell>
          <table:table-cell table:formula="of:=IF([.K108]=[.J108];1;0)" office:value-type="float" office:value="0" calcext:value-type="float">
            <text:p>0</text:p>
          </table:table-cell>
          <table:table-cell table:formula="of:=[.K108]*[.C108]*1000" office:value-type="float" office:value="0" calcext:value-type="float">
            <text:p>0</text:p>
          </table:table-cell>
          <table:table-cell table:formula="of:=[.K107]*[.C108]*1000" office:value-type="float" office:value="0" calcext:value-type="float">
            <text:p>0</text:p>
          </table:table-cell>
          <table:table-cell table:formula="of:=IF([.N108]=[.O108];0;350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 table:formula="of:=[.C108]/[.C107]-1" office:value-type="float" office:value="-0.0475716064757161" calcext:value-type="float">
            <text:p>-0.047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17-09-07</text:p>
          </table:table-cell>
          <table:table-cell office:value-type="float" office:value="785" calcext:value-type="float">
            <text:p>785.0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0" calcext:value-type="float">
            <text:p>0</text:p>
          </table:table-cell>
          <table:table-cell office:value-type="float" office:value="0.443134" calcext:value-type="float">
            <text:p>0.443134</text:p>
          </table:table-cell>
          <table:table-cell table:formula="of:=IF([.K109]=[.J109];1;0)" office:value-type="float" office:value="0" calcext:value-type="float">
            <text:p>0</text:p>
          </table:table-cell>
          <table:table-cell table:formula="of:=[.K109]*[.C109]*1000" office:value-type="float" office:value="0" calcext:value-type="float">
            <text:p>0</text:p>
          </table:table-cell>
          <table:table-cell table:formula="of:=[.K108]*[.C109]*1000" office:value-type="float" office:value="0" calcext:value-type="float">
            <text:p>0</text:p>
          </table:table-cell>
          <table:table-cell table:formula="of:=IF([.N109]=[.O109];0;350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 table:formula="of:=[.C109]/[.C108]-1" office:value-type="float" office:value="0.0264121338912136" calcext:value-type="float">
            <text:p>0.026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0" calcext:value-type="float">
            <text:p>0</text:p>
          </table:table-cell>
          <table:table-cell office:value-type="float" office:value="0.443575" calcext:value-type="float">
            <text:p>0.443575</text:p>
          </table:table-cell>
          <table:table-cell table:formula="of:=IF([.K110]=[.J110];1;0)" office:value-type="float" office:value="0" calcext:value-type="float">
            <text:p>0</text:p>
          </table:table-cell>
          <table:table-cell table:formula="of:=[.K110]*[.C110]*1000" office:value-type="float" office:value="0" calcext:value-type="float">
            <text:p>0</text:p>
          </table:table-cell>
          <table:table-cell table:formula="of:=[.K109]*[.C110]*1000" office:value-type="float" office:value="0" calcext:value-type="float">
            <text:p>0</text:p>
          </table:table-cell>
          <table:table-cell table:formula="of:=IF([.N110]=[.O110];0;350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 table:formula="of:=[.C110]/[.C109]-1" office:value-type="float" office:value="0.0128662420382166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17-09-11</text:p>
          </table:table-cell>
          <table:table-cell office:value-type="float" office:value="802" calcext:value-type="float">
            <text:p>802.0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1]&gt;0.5;1;0)" office:value-type="float" office:value="0" calcext:value-type="float">
            <text:p>0</text:p>
          </table:table-cell>
          <table:table-cell office:value-type="float" office:value="0.44383" calcext:value-type="float">
            <text:p>0.44383</text:p>
          </table:table-cell>
          <table:table-cell table:formula="of:=IF([.K111]=[.J111];1;0)" office:value-type="float" office:value="0" calcext:value-type="float">
            <text:p>0</text:p>
          </table:table-cell>
          <table:table-cell table:formula="of:=[.K111]*[.C111]*1000" office:value-type="float" office:value="0" calcext:value-type="float">
            <text:p>0</text:p>
          </table:table-cell>
          <table:table-cell table:formula="of:=[.K110]*[.C111]*1000" office:value-type="float" office:value="0" calcext:value-type="float">
            <text:p>0</text:p>
          </table:table-cell>
          <table:table-cell table:formula="of:=IF([.N111]=[.O111];0;350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 table:formula="of:=[.C111]/[.C110]-1" office:value-type="float" office:value="0.0086781536913596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17-09-12</text:p>
          </table:table-cell>
          <table:table-cell office:value-type="float" office:value="815" calcext:value-type="float">
            <text:p>815.0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2]&gt;0.5;1;0)" office:value-type="float" office:value="0" calcext:value-type="float">
            <text:p>0</text:p>
          </table:table-cell>
          <table:table-cell office:value-type="float" office:value="0.443498" calcext:value-type="float">
            <text:p>0.443498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[.K112]*[.C112]*1000" office:value-type="float" office:value="0" calcext:value-type="float">
            <text:p>0</text:p>
          </table:table-cell>
          <table:table-cell table:formula="of:=[.K111]*[.C112]*1000" office:value-type="float" office:value="0" calcext:value-type="float">
            <text:p>0</text:p>
          </table:table-cell>
          <table:table-cell table:formula="of:=IF([.N112]=[.O112];0;3500)" office:value-type="float" office:value="0" calcext:value-type="float">
            <text:p>0</text:p>
          </table:table-cell>
          <table:table-cell table:formula="of:=-[.N112]+[.O112]-[.P112]" office:value-type="float" office:value="0" calcext:value-type="float">
            <text:p>0</text:p>
          </table:table-cell>
          <table:table-cell table:formula="of:=[.C112]/[.C111]-1" office:value-type="float" office:value="0.0162094763092269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17-09-13</text:p>
          </table:table-cell>
          <table:table-cell office:value-type="float" office:value="812" calcext:value-type="float">
            <text:p>812.0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44002" calcext:value-type="float">
            <text:p>0.444002</text:p>
          </table:table-cell>
          <table:table-cell table:formula="of:=IF([.K113]=[.J113];1;0)" office:value-type="float" office:value="0" calcext:value-type="float">
            <text:p>0</text:p>
          </table:table-cell>
          <table:table-cell table:formula="of:=[.K113]*[.C113]*1000" office:value-type="float" office:value="0" calcext:value-type="float">
            <text:p>0</text:p>
          </table:table-cell>
          <table:table-cell table:formula="of:=[.K112]*[.C113]*1000" office:value-type="float" office:value="0" calcext:value-type="float">
            <text:p>0</text:p>
          </table:table-cell>
          <table:table-cell table:formula="of:=IF([.N113]=[.O113];0;350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 table:formula="of:=[.C113]/[.C112]-1" office:value-type="float" office:value="-0.003680981595092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44037" calcext:value-type="float">
            <text:p>0.444037</text:p>
          </table:table-cell>
          <table:table-cell table:formula="of:=IF([.K114]=[.J114];1;0)" office:value-type="float" office:value="1" calcext:value-type="float">
            <text:p>1</text:p>
          </table:table-cell>
          <table:table-cell table:formula="of:=[.K114]*[.C114]*1000" office:value-type="float" office:value="0" calcext:value-type="float">
            <text:p>0</text:p>
          </table:table-cell>
          <table:table-cell table:formula="of:=[.K113]*[.C114]*1000" office:value-type="float" office:value="0" calcext:value-type="float">
            <text:p>0</text:p>
          </table:table-cell>
          <table:table-cell table:formula="of:=IF([.N114]=[.O114];0;350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 table:formula="of:=[.C114]/[.C113]-1" office:value-type="float" office:value="0.00591133004926103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44071" calcext:value-type="float">
            <text:p>0.444071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[.K115]*[.C115]*1000" office:value-type="float" office:value="0" calcext:value-type="float">
            <text:p>0</text:p>
          </table:table-cell>
          <table:table-cell table:formula="of:=[.K114]*[.C115]*1000" office:value-type="float" office:value="0" calcext:value-type="float">
            <text:p>0</text:p>
          </table:table-cell>
          <table:table-cell table:formula="of:=IF([.N115]=[.O115];0;350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 table:formula="of:=[.C115]/[.C114]-1" office:value-type="float" office:value="-0.00942703232125364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17-09-19</text:p>
          </table:table-cell>
          <table:table-cell office:value-type="float" office:value="830" calcext:value-type="float">
            <text:p>830.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44208" calcext:value-type="float">
            <text:p>0.444208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[.K116]*[.C116]*1000" office:value-type="float" office:value="0" calcext:value-type="float">
            <text:p>0</text:p>
          </table:table-cell>
          <table:table-cell table:formula="of:=[.K115]*[.C116]*1000" office:value-type="float" office:value="0" calcext:value-type="float">
            <text:p>0</text:p>
          </table:table-cell>
          <table:table-cell table:formula="of:=IF([.N116]=[.O116];0;350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 table:formula="of:=[.C116]/[.C115]-1" office:value-type="float" office:value="0.0258311704362872" calcext:value-type="float">
            <text:p>0.025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17-09-20</text:p>
          </table:table-cell>
          <table:table-cell office:value-type="float" office:value="849" calcext:value-type="float">
            <text:p>849.0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44206" calcext:value-type="float">
            <text:p>0.444206</text:p>
          </table:table-cell>
          <table:table-cell table:formula="of:=IF([.K117]=[.J117];1;0)" office:value-type="float" office:value="1" calcext:value-type="float">
            <text:p>1</text:p>
          </table:table-cell>
          <table:table-cell table:formula="of:=[.K117]*[.C117]*1000" office:value-type="float" office:value="0" calcext:value-type="float">
            <text:p>0</text:p>
          </table:table-cell>
          <table:table-cell table:formula="of:=[.K116]*[.C117]*1000" office:value-type="float" office:value="0" calcext:value-type="float">
            <text:p>0</text:p>
          </table:table-cell>
          <table:table-cell table:formula="of:=IF([.N117]=[.O117];0;350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 table:formula="of:=[.C117]/[.C116]-1" office:value-type="float" office:value="0.0228915662650602" calcext:value-type="float">
            <text:p>0.022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17-09-21</text:p>
          </table:table-cell>
          <table:table-cell office:value-type="float" office:value="849" calcext:value-type="float">
            <text:p>849.0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44425" calcext:value-type="float">
            <text:p>0.444425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[.K118]*[.C118]*1000" office:value-type="float" office:value="0" calcext:value-type="float">
            <text:p>0</text:p>
          </table:table-cell>
          <table:table-cell table:formula="of:=[.K117]*[.C118]*1000" office:value-type="float" office:value="0" calcext:value-type="float">
            <text:p>0</text:p>
          </table:table-cell>
          <table:table-cell table:formula="of:=IF([.N118]=[.O118];0;350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 table:formula="of:=[.C118]/[.C11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17-09-22</text:p>
          </table:table-cell>
          <table:table-cell office:value-type="float" office:value="845" calcext:value-type="float">
            <text:p>845.0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44461" calcext:value-type="float">
            <text:p>0.444461</text:p>
          </table:table-cell>
          <table:table-cell table:formula="of:=IF([.K119]=[.J119];1;0)" office:value-type="float" office:value="1" calcext:value-type="float">
            <text:p>1</text:p>
          </table:table-cell>
          <table:table-cell table:formula="of:=[.K119]*[.C119]*1000" office:value-type="float" office:value="0" calcext:value-type="float">
            <text:p>0</text:p>
          </table:table-cell>
          <table:table-cell table:formula="of:=[.K118]*[.C119]*1000" office:value-type="float" office:value="0" calcext:value-type="float">
            <text:p>0</text:p>
          </table:table-cell>
          <table:table-cell table:formula="of:=IF([.N119]=[.O119];0;350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 table:formula="of:=[.C119]/[.C118]-1" office:value-type="float" office:value="-0.00471142520612489" calcext:value-type="float">
            <text:p>-0.004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45034" calcext:value-type="float">
            <text:p>0.445034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[.K120]*[.C120]*1000" office:value-type="float" office:value="0" calcext:value-type="float">
            <text:p>0</text:p>
          </table:table-cell>
          <table:table-cell table:formula="of:=[.K119]*[.C120]*1000" office:value-type="float" office:value="0" calcext:value-type="float">
            <text:p>0</text:p>
          </table:table-cell>
          <table:table-cell table:formula="of:=IF([.N120]=[.O120];0;350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 table:formula="of:=[.C120]/[.C119]-1" office:value-type="float" office:value="0.00130177514792895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0" calcext:value-type="float">
            <text:p>0</text:p>
          </table:table-cell>
          <table:table-cell office:value-type="float" office:value="0.445201" calcext:value-type="float">
            <text:p>0.445201</text:p>
          </table:table-cell>
          <table:table-cell table:formula="of:=IF([.K121]=[.J121];1;0)" office:value-type="float" office:value="1" calcext:value-type="float">
            <text:p>1</text:p>
          </table:table-cell>
          <table:table-cell table:formula="of:=[.K121]*[.C121]*1000" office:value-type="float" office:value="0" calcext:value-type="float">
            <text:p>0</text:p>
          </table:table-cell>
          <table:table-cell table:formula="of:=[.K120]*[.C121]*1000" office:value-type="float" office:value="0" calcext:value-type="float">
            <text:p>0</text:p>
          </table:table-cell>
          <table:table-cell table:formula="of:=IF([.N121]=[.O121];0;3500)" office:value-type="float" office:value="0" calcext:value-type="float">
            <text:p>0</text:p>
          </table:table-cell>
          <table:table-cell table:formula="of:=-[.N121]+[.O121]-[.P121]" office:value-type="float" office:value="0" calcext:value-type="float">
            <text:p>0</text:p>
          </table:table-cell>
          <table:table-cell table:formula="of:=[.C121]/[.C120]-1" office:value-type="float" office:value="-0.00449119489422067" calcext:value-type="float">
            <text:p>-0.004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17-09-27</text:p>
          </table:table-cell>
          <table:table-cell office:value-type="float" office:value="832" calcext:value-type="float">
            <text:p>832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2]&gt;0.5;1;0)" office:value-type="float" office:value="0" calcext:value-type="float">
            <text:p>0</text:p>
          </table:table-cell>
          <table:table-cell office:value-type="float" office:value="0.445342" calcext:value-type="float">
            <text:p>0.445342</text:p>
          </table:table-cell>
          <table:table-cell table:formula="of:=IF([.K122]=[.J122];1;0)" office:value-type="float" office:value="0" calcext:value-type="float">
            <text:p>0</text:p>
          </table:table-cell>
          <table:table-cell table:formula="of:=[.K122]*[.C122]*1000" office:value-type="float" office:value="0" calcext:value-type="float">
            <text:p>0</text:p>
          </table:table-cell>
          <table:table-cell table:formula="of:=[.K121]*[.C122]*1000" office:value-type="float" office:value="0" calcext:value-type="float">
            <text:p>0</text:p>
          </table:table-cell>
          <table:table-cell table:formula="of:=IF([.N122]=[.O122];0;350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 table:formula="of:=[.C122]/[.C121]-1" office:value-type="float" office:value="-0.0122284221773714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17-09-28</text:p>
          </table:table-cell>
          <table:table-cell office:value-type="float" office:value="844" calcext:value-type="float">
            <text:p>844.0</text:p>
          </table:table-cell>
          <table:table-cell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0" calcext:value-type="float">
            <text:p>0</text:p>
          </table:table-cell>
          <table:table-cell office:value-type="float" office:value="0.445399" calcext:value-type="float">
            <text:p>0.445399</text:p>
          </table:table-cell>
          <table:table-cell table:formula="of:=IF([.K123]=[.J123];1;0)" office:value-type="float" office:value="1" calcext:value-type="float">
            <text:p>1</text:p>
          </table:table-cell>
          <table:table-cell table:formula="of:=[.K123]*[.C123]*1000" office:value-type="float" office:value="0" calcext:value-type="float">
            <text:p>0</text:p>
          </table:table-cell>
          <table:table-cell table:formula="of:=[.K122]*[.C123]*1000" office:value-type="float" office:value="0" calcext:value-type="float">
            <text:p>0</text:p>
          </table:table-cell>
          <table:table-cell table:formula="of:=IF([.N123]=[.O123];0;350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 table:formula="of:=[.C123]/[.C122]-1" office:value-type="float" office:value="0.0144230769230769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4]&gt;0.5;1;0)" office:value-type="float" office:value="0" calcext:value-type="float">
            <text:p>0</text:p>
          </table:table-cell>
          <table:table-cell office:value-type="float" office:value="0.445806" calcext:value-type="float">
            <text:p>0.445806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[.K124]*[.C124]*1000" office:value-type="float" office:value="0" calcext:value-type="float">
            <text:p>0</text:p>
          </table:table-cell>
          <table:table-cell table:formula="of:=[.K123]*[.C124]*1000" office:value-type="float" office:value="0" calcext:value-type="float">
            <text:p>0</text:p>
          </table:table-cell>
          <table:table-cell table:formula="of:=IF([.N124]=[.O124];0;350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 table:formula="of:=[.C124]/[.C123]-1" office:value-type="float" office:value="-0.010308056872038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5]&gt;0.5;1;0)" office:value-type="float" office:value="0" calcext:value-type="float">
            <text:p>0</text:p>
          </table:table-cell>
          <table:table-cell office:value-type="float" office:value="0.445859" calcext:value-type="float">
            <text:p>0.445859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[.K125]*[.C125]*1000" office:value-type="float" office:value="0" calcext:value-type="float">
            <text:p>0</text:p>
          </table:table-cell>
          <table:table-cell table:formula="of:=[.K124]*[.C125]*1000" office:value-type="float" office:value="0" calcext:value-type="float">
            <text:p>0</text:p>
          </table:table-cell>
          <table:table-cell table:formula="of:=IF([.N125]=[.O125];0;350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 table:formula="of:=[.C125]/[.C124]-1" office:value-type="float" office:value="0.00179576200167597" calcext:value-type="float">
            <text:p>0.001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6]&gt;0.5;1;0)" office:value-type="float" office:value="0" calcext:value-type="float">
            <text:p>0</text:p>
          </table:table-cell>
          <table:table-cell office:value-type="float" office:value="0.446002" calcext:value-type="float">
            <text:p>0.446002</text:p>
          </table:table-cell>
          <table:table-cell table:formula="of:=IF([.K126]=[.J126];1;0)" office:value-type="float" office:value="1" calcext:value-type="float">
            <text:p>1</text:p>
          </table:table-cell>
          <table:table-cell table:formula="of:=[.K126]*[.C126]*1000" office:value-type="float" office:value="0" calcext:value-type="float">
            <text:p>0</text:p>
          </table:table-cell>
          <table:table-cell table:formula="of:=[.K125]*[.C126]*1000" office:value-type="float" office:value="0" calcext:value-type="float">
            <text:p>0</text:p>
          </table:table-cell>
          <table:table-cell table:formula="of:=IF([.N126]=[.O126];0;350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 table:formula="of:=[.C126]/[.C125]-1" office:value-type="float" office:value="0.0054971319311663" calcext:value-type="float">
            <text:p>0.005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17-10-04</text:p>
          </table:table-cell>
          <table:table-cell office:value-type="float" office:value="845" calcext:value-type="float">
            <text:p>845.0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7]&gt;0.5;1;0)" office:value-type="float" office:value="0" calcext:value-type="float">
            <text:p>0</text:p>
          </table:table-cell>
          <table:table-cell office:value-type="float" office:value="0.446332" calcext:value-type="float">
            <text:p>0.446332</text:p>
          </table:table-cell>
          <table:table-cell table:formula="of:=IF([.K127]=[.J127];1;0)" office:value-type="float" office:value="1" calcext:value-type="float">
            <text:p>1</text:p>
          </table:table-cell>
          <table:table-cell table:formula="of:=[.K127]*[.C127]*1000" office:value-type="float" office:value="0" calcext:value-type="float">
            <text:p>0</text:p>
          </table:table-cell>
          <table:table-cell table:formula="of:=[.K126]*[.C127]*1000" office:value-type="float" office:value="0" calcext:value-type="float">
            <text:p>0</text:p>
          </table:table-cell>
          <table:table-cell table:formula="of:=IF([.N127]=[.O127];0;350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 table:formula="of:=[.C127]/[.C126]-1" office:value-type="float" office:value="0.00427858331352504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17-10-05</text:p>
          </table:table-cell>
          <table:table-cell office:value-type="float" office:value="833" calcext:value-type="float">
            <text:p>833.0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0" calcext:value-type="float">
            <text:p>0</text:p>
          </table:table-cell>
          <table:table-cell office:value-type="float" office:value="0.446288" calcext:value-type="float">
            <text:p>0.446288</text:p>
          </table:table-cell>
          <table:table-cell table:formula="of:=IF([.K128]=[.J128];1;0)" office:value-type="float" office:value="0" calcext:value-type="float">
            <text:p>0</text:p>
          </table:table-cell>
          <table:table-cell table:formula="of:=[.K128]*[.C128]*1000" office:value-type="float" office:value="0" calcext:value-type="float">
            <text:p>0</text:p>
          </table:table-cell>
          <table:table-cell table:formula="of:=[.K127]*[.C128]*1000" office:value-type="float" office:value="0" calcext:value-type="float">
            <text:p>0</text:p>
          </table:table-cell>
          <table:table-cell table:formula="of:=IF([.N128]=[.O128];0;3500)" office:value-type="float" office:value="0" calcext:value-type="float">
            <text:p>0</text:p>
          </table:table-cell>
          <table:table-cell table:formula="of:=-[.N128]+[.O128]-[.P128]" office:value-type="float" office:value="0" calcext:value-type="float">
            <text:p>0</text:p>
          </table:table-cell>
          <table:table-cell table:formula="of:=[.C128]/[.C127]-1" office:value-type="float" office:value="-0.0142011834319526" calcext:value-type="float">
            <text:p>-0.014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0" calcext:value-type="float">
            <text:p>0</text:p>
          </table:table-cell>
          <table:table-cell office:value-type="float" office:value="0.446521" calcext:value-type="float">
            <text:p>0.446521</text:p>
          </table:table-cell>
          <table:table-cell table:formula="of:=IF([.K129]=[.J129];1;0)" office:value-type="float" office:value="0" calcext:value-type="float">
            <text:p>0</text:p>
          </table:table-cell>
          <table:table-cell table:formula="of:=[.K129]*[.C129]*1000" office:value-type="float" office:value="0" calcext:value-type="float">
            <text:p>0</text:p>
          </table:table-cell>
          <table:table-cell table:formula="of:=[.K128]*[.C129]*1000" office:value-type="float" office:value="0" calcext:value-type="float">
            <text:p>0</text:p>
          </table:table-cell>
          <table:table-cell table:formula="of:=IF([.N129]=[.O129];0;350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 table:formula="of:=[.C129]/[.C128]-1" office:value-type="float" office:value="0.0135654261704681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0" calcext:value-type="float">
            <text:p>0</text:p>
          </table:table-cell>
          <table:table-cell office:value-type="float" office:value="0.446312" calcext:value-type="float">
            <text:p>0.446312</text:p>
          </table:table-cell>
          <table:table-cell table:formula="of:=IF([.K130]=[.J130];1;0)" office:value-type="float" office:value="0" calcext:value-type="float">
            <text:p>0</text:p>
          </table:table-cell>
          <table:table-cell table:formula="of:=[.K130]*[.C130]*1000" office:value-type="float" office:value="0" calcext:value-type="float">
            <text:p>0</text:p>
          </table:table-cell>
          <table:table-cell table:formula="of:=[.K129]*[.C130]*1000" office:value-type="float" office:value="0" calcext:value-type="float">
            <text:p>0</text:p>
          </table:table-cell>
          <table:table-cell table:formula="of:=IF([.N130]=[.O130];0;350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 table:formula="of:=[.C130]/[.C129]-1" office:value-type="float" office:value="0.0125547791069525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17-10-11</text:p>
          </table:table-cell>
          <table:table-cell office:value-type="float" office:value="865" calcext:value-type="float">
            <text:p>865.0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0" calcext:value-type="float">
            <text:p>0</text:p>
          </table:table-cell>
          <table:table-cell office:value-type="float" office:value="0.446369" calcext:value-type="float">
            <text:p>0.446369</text:p>
          </table:table-cell>
          <table:table-cell table:formula="of:=IF([.K131]=[.J131];1;0)" office:value-type="float" office:value="0" calcext:value-type="float">
            <text:p>0</text:p>
          </table:table-cell>
          <table:table-cell table:formula="of:=[.K131]*[.C131]*1000" office:value-type="float" office:value="0" calcext:value-type="float">
            <text:p>0</text:p>
          </table:table-cell>
          <table:table-cell table:formula="of:=[.K130]*[.C131]*1000" office:value-type="float" office:value="0" calcext:value-type="float">
            <text:p>0</text:p>
          </table:table-cell>
          <table:table-cell table:formula="of:=IF([.N131]=[.O131];0;350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 table:formula="of:=[.C131]/[.C130]-1" office:value-type="float" office:value="0.0118142472803837" calcext:value-type="float">
            <text:p>0.01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46032" calcext:value-type="float">
            <text:p>0.446032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[.K132]*[.C132]*1000" office:value-type="float" office:value="0" calcext:value-type="float">
            <text:p>0</text:p>
          </table:table-cell>
          <table:table-cell table:formula="of:=[.K131]*[.C132]*1000" office:value-type="float" office:value="0" calcext:value-type="float">
            <text:p>0</text:p>
          </table:table-cell>
          <table:table-cell table:formula="of:=IF([.N132]=[.O132];0;3500)" office:value-type="float" office:value="0" calcext:value-type="float">
            <text:p>0</text:p>
          </table:table-cell>
          <table:table-cell table:formula="of:=-[.N132]+[.O132]-[.P132]" office:value-type="float" office:value="0" calcext:value-type="float">
            <text:p>0</text:p>
          </table:table-cell>
          <table:table-cell table:formula="of:=[.C132]/[.C131]-1" office:value-type="float" office:value="0.0163005780346821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17-10-13</text:p>
          </table:table-cell>
          <table:table-cell office:value-type="float" office:value="887" calcext:value-type="float">
            <text:p>887.0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46071" calcext:value-type="float">
            <text:p>0.446071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[.K133]*[.C133]*1000" office:value-type="float" office:value="0" calcext:value-type="float">
            <text:p>0</text:p>
          </table:table-cell>
          <table:table-cell table:formula="of:=[.K132]*[.C133]*1000" office:value-type="float" office:value="0" calcext:value-type="float">
            <text:p>0</text:p>
          </table:table-cell>
          <table:table-cell table:formula="of:=IF([.N133]=[.O133];0;350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 table:formula="of:=[.C133]/[.C132]-1" office:value-type="float" office:value="0.0089864634285064" calcext:value-type="float">
            <text:p>0.009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45945" calcext:value-type="float">
            <text:p>0.445945</text:p>
          </table:table-cell>
          <table:table-cell table:formula="of:=IF([.K134]=[.J134];1;0)" office:value-type="float" office:value="0" calcext:value-type="float">
            <text:p>0</text:p>
          </table:table-cell>
          <table:table-cell table:formula="of:=[.K134]*[.C134]*1000" office:value-type="float" office:value="0" calcext:value-type="float">
            <text:p>0</text:p>
          </table:table-cell>
          <table:table-cell table:formula="of:=[.K133]*[.C134]*1000" office:value-type="float" office:value="0" calcext:value-type="float">
            <text:p>0</text:p>
          </table:table-cell>
          <table:table-cell table:formula="of:=IF([.N134]=[.O134];0;350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 table:formula="of:=[.C134]/[.C133]-1" office:value-type="float" office:value="0.00868094701240141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46176" calcext:value-type="float">
            <text:p>0.446176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[.K135]*[.C135]*1000" office:value-type="float" office:value="0" calcext:value-type="float">
            <text:p>0</text:p>
          </table:table-cell>
          <table:table-cell table:formula="of:=[.K134]*[.C135]*1000" office:value-type="float" office:value="0" calcext:value-type="float">
            <text:p>0</text:p>
          </table:table-cell>
          <table:table-cell table:formula="of:=IF([.N135]=[.O135];0;350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 table:formula="of:=[.C135]/[.C134]-1" office:value-type="float" office:value="0.00894154465183861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17-10-18</text:p>
          </table:table-cell>
          <table:table-cell office:value-type="float" office:value="900" calcext:value-type="float">
            <text:p>900.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46073" calcext:value-type="float">
            <text:p>0.446073</text:p>
          </table:table-cell>
          <table:table-cell table:formula="of:=IF([.K136]=[.J136];1;0)" office:value-type="float" office:value="1" calcext:value-type="float">
            <text:p>1</text:p>
          </table:table-cell>
          <table:table-cell table:formula="of:=[.K136]*[.C136]*1000" office:value-type="float" office:value="0" calcext:value-type="float">
            <text:p>0</text:p>
          </table:table-cell>
          <table:table-cell table:formula="of:=[.K135]*[.C136]*1000" office:value-type="float" office:value="0" calcext:value-type="float">
            <text:p>0</text:p>
          </table:table-cell>
          <table:table-cell table:formula="of:=IF([.N136]=[.O136];0;350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 table:formula="of:=[.C136]/[.C135]-1" office:value-type="float" office:value="-0.00299102691924236" calcext:value-type="float">
            <text:p>-0.003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17-10-19</text:p>
          </table:table-cell>
          <table:table-cell office:value-type="float" office:value="895" calcext:value-type="float">
            <text:p>895.0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45724" calcext:value-type="float">
            <text:p>0.445724</text:p>
          </table:table-cell>
          <table:table-cell table:formula="of:=IF([.K137]=[.J137];1;0)" office:value-type="float" office:value="1" calcext:value-type="float">
            <text:p>1</text:p>
          </table:table-cell>
          <table:table-cell table:formula="of:=[.K137]*[.C137]*1000" office:value-type="float" office:value="0" calcext:value-type="float">
            <text:p>0</text:p>
          </table:table-cell>
          <table:table-cell table:formula="of:=[.K136]*[.C137]*1000" office:value-type="float" office:value="0" calcext:value-type="float">
            <text:p>0</text:p>
          </table:table-cell>
          <table:table-cell table:formula="of:=IF([.N137]=[.O137];0;350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 table:formula="of:=[.C137]/[.C136]-1" office:value-type="float" office:value="-0.00555555555555554" calcext:value-type="float">
            <text:p>-0.005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0" calcext:value-type="float">
            <text:p>0</text:p>
          </table:table-cell>
          <table:table-cell office:value-type="float" office:value="0.446135" calcext:value-type="float">
            <text:p>0.446135</text:p>
          </table:table-cell>
          <table:table-cell table:formula="of:=IF([.K138]=[.J138];1;0)" office:value-type="float" office:value="0" calcext:value-type="float">
            <text:p>0</text:p>
          </table:table-cell>
          <table:table-cell table:formula="of:=[.K138]*[.C138]*1000" office:value-type="float" office:value="0" calcext:value-type="float">
            <text:p>0</text:p>
          </table:table-cell>
          <table:table-cell table:formula="of:=[.K137]*[.C138]*1000" office:value-type="float" office:value="0" calcext:value-type="float">
            <text:p>0</text:p>
          </table:table-cell>
          <table:table-cell table:formula="of:=IF([.N138]=[.O138];0;3500)" office:value-type="float" office:value="0" calcext:value-type="float">
            <text:p>0</text:p>
          </table:table-cell>
          <table:table-cell table:formula="of:=-[.N138]+[.O138]-[.P138]" office:value-type="float" office:value="0" calcext:value-type="float">
            <text:p>0</text:p>
          </table:table-cell>
          <table:table-cell table:formula="of:=[.C138]/[.C137]-1" office:value-type="float" office:value="-0.00201117318435751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9]&gt;0.5;1;0)" office:value-type="float" office:value="0" calcext:value-type="float">
            <text:p>0</text:p>
          </table:table-cell>
          <table:table-cell office:value-type="float" office:value="0.445965" calcext:value-type="float">
            <text:p>0.445965</text:p>
          </table:table-cell>
          <table:table-cell table:formula="of:=IF([.K139]=[.J139];1;0)" office:value-type="float" office:value="1" calcext:value-type="float">
            <text:p>1</text:p>
          </table:table-cell>
          <table:table-cell table:formula="of:=[.K139]*[.C139]*1000" office:value-type="float" office:value="0" calcext:value-type="float">
            <text:p>0</text:p>
          </table:table-cell>
          <table:table-cell table:formula="of:=[.K138]*[.C139]*1000" office:value-type="float" office:value="0" calcext:value-type="float">
            <text:p>0</text:p>
          </table:table-cell>
          <table:table-cell table:formula="of:=IF([.N139]=[.O139];0;350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 table:formula="of:=[.C139]/[.C138]-1" office:value-type="float" office:value="0.014106583072100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0" calcext:value-type="float">
            <text:p>0</text:p>
          </table:table-cell>
          <table:table-cell office:value-type="float" office:value="0.446155" calcext:value-type="float">
            <text:p>0.446155</text:p>
          </table:table-cell>
          <table:table-cell table:formula="of:=IF([.K140]=[.J140];1;0)" office:value-type="float" office:value="0" calcext:value-type="float">
            <text:p>0</text:p>
          </table:table-cell>
          <table:table-cell table:formula="of:=[.K140]*[.C140]*1000" office:value-type="float" office:value="0" calcext:value-type="float">
            <text:p>0</text:p>
          </table:table-cell>
          <table:table-cell table:formula="of:=[.K139]*[.C140]*1000" office:value-type="float" office:value="0" calcext:value-type="float">
            <text:p>0</text:p>
          </table:table-cell>
          <table:table-cell table:formula="of:=IF([.N140]=[.O140];0;350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 table:formula="of:=[.C140]/[.C139]-1" office:value-type="float" office:value="0.00529918304261434" calcext:value-type="float">
            <text:p>0.005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17-10-25</text:p>
          </table:table-cell>
          <table:table-cell office:value-type="float" office:value="925" calcext:value-type="float">
            <text:p>925.0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0" calcext:value-type="float">
            <text:p>0</text:p>
          </table:table-cell>
          <table:table-cell office:value-type="float" office:value="0.446057" calcext:value-type="float">
            <text:p>0.446057</text:p>
          </table:table-cell>
          <table:table-cell table:formula="of:=IF([.K141]=[.J141];1;0)" office:value-type="float" office:value="1" calcext:value-type="float">
            <text:p>1</text:p>
          </table:table-cell>
          <table:table-cell table:formula="of:=[.K141]*[.C141]*1000" office:value-type="float" office:value="0" calcext:value-type="float">
            <text:p>0</text:p>
          </table:table-cell>
          <table:table-cell table:formula="of:=[.K140]*[.C141]*1000" office:value-type="float" office:value="0" calcext:value-type="float">
            <text:p>0</text:p>
          </table:table-cell>
          <table:table-cell table:formula="of:=IF([.N141]=[.O141];0;350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 table:formula="of:=[.C141]/[.C140]-1" office:value-type="float" office:value="0.0158137491763672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0" calcext:value-type="float">
            <text:p>0</text:p>
          </table:table-cell>
          <table:table-cell office:value-type="float" office:value="0.446195" calcext:value-type="float">
            <text:p>0.446195</text:p>
          </table:table-cell>
          <table:table-cell table:formula="of:=IF([.K142]=[.J142];1;0)" office:value-type="float" office:value="1" calcext:value-type="float">
            <text:p>1</text:p>
          </table:table-cell>
          <table:table-cell table:formula="of:=[.K142]*[.C142]*1000" office:value-type="float" office:value="0" calcext:value-type="float">
            <text:p>0</text:p>
          </table:table-cell>
          <table:table-cell table:formula="of:=[.K141]*[.C142]*1000" office:value-type="float" office:value="0" calcext:value-type="float">
            <text:p>0</text:p>
          </table:table-cell>
          <table:table-cell table:formula="of:=IF([.N142]=[.O142];0;3500)" office:value-type="float" office:value="0" calcext:value-type="float">
            <text:p>0</text:p>
          </table:table-cell>
          <table:table-cell table:formula="of:=-[.N142]+[.O142]-[.P142]" office:value-type="float" office:value="0" calcext:value-type="float">
            <text:p>0</text:p>
          </table:table-cell>
          <table:table-cell table:formula="of:=[.C142]/[.C141]-1" office:value-type="float" office:value="-0.00951351351351348" calcext:value-type="float">
            <text:p>-0.009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17-10-27</text:p>
          </table:table-cell>
          <table:table-cell office:value-type="float" office:value="850" calcext:value-type="float">
            <text:p>850.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3]&gt;0.5;1;0)" office:value-type="float" office:value="0" calcext:value-type="float">
            <text:p>0</text:p>
          </table:table-cell>
          <table:table-cell office:value-type="float" office:value="0.446378" calcext:value-type="float">
            <text:p>0.446378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[.K143]*[.C143]*1000" office:value-type="float" office:value="0" calcext:value-type="float">
            <text:p>0</text:p>
          </table:table-cell>
          <table:table-cell table:formula="of:=[.K142]*[.C143]*1000" office:value-type="float" office:value="0" calcext:value-type="float">
            <text:p>0</text:p>
          </table:table-cell>
          <table:table-cell table:formula="of:=IF([.N143]=[.O143];0;350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 table:formula="of:=[.C143]/[.C142]-1" office:value-type="float" office:value="-0.0722549661645929" calcext:value-type="float">
            <text:p>-0.07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0" calcext:value-type="float">
            <text:p>0</text:p>
          </table:table-cell>
          <table:table-cell office:value-type="float" office:value="0.446382" calcext:value-type="float">
            <text:p>0.446382</text:p>
          </table:table-cell>
          <table:table-cell table:formula="of:=IF([.K144]=[.J144];1;0)" office:value-type="float" office:value="0" calcext:value-type="float">
            <text:p>0</text:p>
          </table:table-cell>
          <table:table-cell table:formula="of:=[.K144]*[.C144]*1000" office:value-type="float" office:value="0" calcext:value-type="float">
            <text:p>0</text:p>
          </table:table-cell>
          <table:table-cell table:formula="of:=[.K143]*[.C144]*1000" office:value-type="float" office:value="0" calcext:value-type="float">
            <text:p>0</text:p>
          </table:table-cell>
          <table:table-cell table:formula="of:=IF([.N144]=[.O144];0;3500)" office:value-type="float" office:value="0" calcext:value-type="float">
            <text:p>0</text:p>
          </table:table-cell>
          <table:table-cell table:formula="of:=-[.N144]+[.O144]-[.P144]" office:value-type="float" office:value="0" calcext:value-type="float">
            <text:p>0</text:p>
          </table:table-cell>
          <table:table-cell table:formula="of:=[.C144]/[.C143]-1" office:value-type="float" office:value="0.00576470588235289" calcext:value-type="float">
            <text:p>0.005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17-10-31</text:p>
          </table:table-cell>
          <table:table-cell office:value-type="float" office:value="874" calcext:value-type="float">
            <text:p>874.0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0" calcext:value-type="float">
            <text:p>0</text:p>
          </table:table-cell>
          <table:table-cell office:value-type="float" office:value="0.446661" calcext:value-type="float">
            <text:p>0.446661</text:p>
          </table:table-cell>
          <table:table-cell table:formula="of:=IF([.K145]=[.J145];1;0)" office:value-type="float" office:value="0" calcext:value-type="float">
            <text:p>0</text:p>
          </table:table-cell>
          <table:table-cell table:formula="of:=[.K145]*[.C145]*1000" office:value-type="float" office:value="0" calcext:value-type="float">
            <text:p>0</text:p>
          </table:table-cell>
          <table:table-cell table:formula="of:=[.K144]*[.C145]*1000" office:value-type="float" office:value="0" calcext:value-type="float">
            <text:p>0</text:p>
          </table:table-cell>
          <table:table-cell table:formula="of:=IF([.N145]=[.O145];0;350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 table:formula="of:=[.C145]/[.C144]-1" office:value-type="float" office:value="0.0223417943619137" calcext:value-type="float">
            <text:p>0.022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17-11-01</text:p>
          </table:table-cell>
          <table:table-cell office:value-type="float" office:value="885" calcext:value-type="float">
            <text:p>885.0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46532" calcext:value-type="float">
            <text:p>0.446532</text:p>
          </table:table-cell>
          <table:table-cell table:formula="of:=IF([.K146]=[.J146];1;0)" office:value-type="float" office:value="0" calcext:value-type="float">
            <text:p>0</text:p>
          </table:table-cell>
          <table:table-cell table:formula="of:=[.K146]*[.C146]*1000" office:value-type="float" office:value="0" calcext:value-type="float">
            <text:p>0</text:p>
          </table:table-cell>
          <table:table-cell table:formula="of:=[.K145]*[.C146]*1000" office:value-type="float" office:value="0" calcext:value-type="float">
            <text:p>0</text:p>
          </table:table-cell>
          <table:table-cell table:formula="of:=IF([.N146]=[.O146];0;3500)" office:value-type="float" office:value="0" calcext:value-type="float">
            <text:p>0</text:p>
          </table:table-cell>
          <table:table-cell table:formula="of:=-[.N146]+[.O146]-[.P146]" office:value-type="float" office:value="0" calcext:value-type="float">
            <text:p>0</text:p>
          </table:table-cell>
          <table:table-cell table:formula="of:=[.C146]/[.C145]-1" office:value-type="float" office:value="0.0125858123569793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17-11-02</text:p>
          </table:table-cell>
          <table:table-cell office:value-type="float" office:value="896" calcext:value-type="float">
            <text:p>896.0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46282" calcext:value-type="float">
            <text:p>0.446282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[.K147]*[.C147]*1000" office:value-type="float" office:value="0" calcext:value-type="float">
            <text:p>0</text:p>
          </table:table-cell>
          <table:table-cell table:formula="of:=[.K146]*[.C147]*1000" office:value-type="float" office:value="0" calcext:value-type="float">
            <text:p>0</text:p>
          </table:table-cell>
          <table:table-cell table:formula="of:=IF([.N147]=[.O147];0;350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 table:formula="of:=[.C147]/[.C146]-1" office:value-type="float" office:value="0.0124293785310734" calcext:value-type="float">
            <text:p>0.012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46283" calcext:value-type="float">
            <text:p>0.446283</text:p>
          </table:table-cell>
          <table:table-cell table:formula="of:=IF([.K148]=[.J148];1;0)" office:value-type="float" office:value="1" calcext:value-type="float">
            <text:p>1</text:p>
          </table:table-cell>
          <table:table-cell table:formula="of:=[.K148]*[.C148]*1000" office:value-type="float" office:value="0" calcext:value-type="float">
            <text:p>0</text:p>
          </table:table-cell>
          <table:table-cell table:formula="of:=[.K147]*[.C148]*1000" office:value-type="float" office:value="0" calcext:value-type="float">
            <text:p>0</text:p>
          </table:table-cell>
          <table:table-cell table:formula="of:=IF([.N148]=[.O148];0;350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 table:formula="of:=[.C148]/[.C147]-1" office:value-type="float" office:value="-0.0220982142857142" calcext:value-type="float">
            <text:p>-0.022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4645" calcext:value-type="float">
            <text:p>0.44645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[.K149]*[.C149]*1000" office:value-type="float" office:value="0" calcext:value-type="float">
            <text:p>0</text:p>
          </table:table-cell>
          <table:table-cell table:formula="of:=[.K148]*[.C149]*1000" office:value-type="float" office:value="0" calcext:value-type="float">
            <text:p>0</text:p>
          </table:table-cell>
          <table:table-cell table:formula="of:=IF([.N149]=[.O149];0;3500)" office:value-type="float" office:value="0" calcext:value-type="float">
            <text:p>0</text:p>
          </table:table-cell>
          <table:table-cell table:formula="of:=-[.N149]+[.O149]-[.P149]" office:value-type="float" office:value="0" calcext:value-type="float">
            <text:p>0</text:p>
          </table:table-cell>
          <table:table-cell table:formula="of:=[.C149]/[.C148]-1" office:value-type="float" office:value="-0.0233964848208171" calcext:value-type="float">
            <text:p>-0.023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0" calcext:value-type="float">
            <text:p>0</text:p>
          </table:table-cell>
          <table:table-cell office:value-type="float" office:value="0.446389" calcext:value-type="float">
            <text:p>0.446389</text:p>
          </table:table-cell>
          <table:table-cell table:formula="of:=IF([.K150]=[.J150];1;0)" office:value-type="float" office:value="0" calcext:value-type="float">
            <text:p>0</text:p>
          </table:table-cell>
          <table:table-cell table:formula="of:=[.K150]*[.C150]*1000" office:value-type="float" office:value="0" calcext:value-type="float">
            <text:p>0</text:p>
          </table:table-cell>
          <table:table-cell table:formula="of:=[.K149]*[.C150]*1000" office:value-type="float" office:value="0" calcext:value-type="float">
            <text:p>0</text:p>
          </table:table-cell>
          <table:table-cell table:formula="of:=IF([.N150]=[.O150];0;3500)" office:value-type="float" office:value="0" calcext:value-type="float">
            <text:p>0</text:p>
          </table:table-cell>
          <table:table-cell table:formula="of:=-[.N150]+[.O150]-[.P150]" office:value-type="float" office:value="0" calcext:value-type="float">
            <text:p>0</text:p>
          </table:table-cell>
          <table:table-cell table:formula="of:=[.C150]/[.C149]-1" office:value-type="float" office:value="0.00958279770947756" calcext:value-type="float">
            <text:p>0.009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17-11-09</text:p>
          </table:table-cell>
          <table:table-cell office:value-type="float" office:value="880" calcext:value-type="float">
            <text:p>880.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46462" calcext:value-type="float">
            <text:p>0.446462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[.K151]*[.C151]*1000" office:value-type="float" office:value="0" calcext:value-type="float">
            <text:p>0</text:p>
          </table:table-cell>
          <table:table-cell table:formula="of:=[.K150]*[.C151]*1000" office:value-type="float" office:value="0" calcext:value-type="float">
            <text:p>0</text:p>
          </table:table-cell>
          <table:table-cell table:formula="of:=IF([.N151]=[.O151];0;350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 table:formula="of:=[.C151]/[.C150]-1" office:value-type="float" office:value="0.0186364162518811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4621" calcext:value-type="float">
            <text:p>0.44621</text:p>
          </table:table-cell>
          <table:table-cell table:formula="of:=IF([.K152]=[.J152];1;0)" office:value-type="float" office:value="0" calcext:value-type="float">
            <text:p>0</text:p>
          </table:table-cell>
          <table:table-cell table:formula="of:=[.K152]*[.C152]*1000" office:value-type="float" office:value="0" calcext:value-type="float">
            <text:p>0</text:p>
          </table:table-cell>
          <table:table-cell table:formula="of:=[.K151]*[.C152]*1000" office:value-type="float" office:value="0" calcext:value-type="float">
            <text:p>0</text:p>
          </table:table-cell>
          <table:table-cell table:formula="of:=IF([.N152]=[.O152];0;3500)" office:value-type="float" office:value="0" calcext:value-type="float">
            <text:p>0</text:p>
          </table:table-cell>
          <table:table-cell table:formula="of:=-[.N152]+[.O152]-[.P152]" office:value-type="float" office:value="0" calcext:value-type="float">
            <text:p>0</text:p>
          </table:table-cell>
          <table:table-cell table:formula="of:=[.C152]/[.C151]-1" office:value-type="float" office:value="-0.0209090909090909" calcext:value-type="float">
            <text:p>-0.020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17-11-13</text:p>
          </table:table-cell>
          <table:table-cell office:value-type="float" office:value="874.6" calcext:value-type="float">
            <text:p>874.6</text:p>
          </table:table-cell>
          <table:table-cell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0" calcext:value-type="float">
            <text:p>0</text:p>
          </table:table-cell>
          <table:table-cell office:value-type="float" office:value="0.446093" calcext:value-type="float">
            <text:p>0.446093</text:p>
          </table:table-cell>
          <table:table-cell table:formula="of:=IF([.K153]=[.J153];1;0)" office:value-type="float" office:value="1" calcext:value-type="float">
            <text:p>1</text:p>
          </table:table-cell>
          <table:table-cell table:formula="of:=[.K153]*[.C153]*1000" office:value-type="float" office:value="0" calcext:value-type="float">
            <text:p>0</text:p>
          </table:table-cell>
          <table:table-cell table:formula="of:=[.K152]*[.C153]*1000" office:value-type="float" office:value="0" calcext:value-type="float">
            <text:p>0</text:p>
          </table:table-cell>
          <table:table-cell table:formula="of:=IF([.N153]=[.O153];0;350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 table:formula="of:=[.C153]/[.C152]-1" office:value-type="float" office:value="0.015088207985144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0" calcext:value-type="float">
            <text:p>0</text:p>
          </table:table-cell>
          <table:table-cell office:value-type="float" office:value="0.446177" calcext:value-type="float">
            <text:p>0.446177</text:p>
          </table:table-cell>
          <table:table-cell table:formula="of:=IF([.K154]=[.J154];1;0)" office:value-type="float" office:value="1" calcext:value-type="float">
            <text:p>1</text:p>
          </table:table-cell>
          <table:table-cell table:formula="of:=[.K154]*[.C154]*1000" office:value-type="float" office:value="0" calcext:value-type="float">
            <text:p>0</text:p>
          </table:table-cell>
          <table:table-cell table:formula="of:=[.K153]*[.C154]*1000" office:value-type="float" office:value="0" calcext:value-type="float">
            <text:p>0</text:p>
          </table:table-cell>
          <table:table-cell table:formula="of:=IF([.N154]=[.O154];0;350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 table:formula="of:=[.C154]/[.C153]-1" office:value-type="float" office:value="-0.0260690601417791" calcext:value-type="float">
            <text:p>-0.026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5]&gt;0.5;1;0)" office:value-type="float" office:value="0" calcext:value-type="float">
            <text:p>0</text:p>
          </table:table-cell>
          <table:table-cell office:value-type="float" office:value="0.446179" calcext:value-type="float">
            <text:p>0.446179</text:p>
          </table:table-cell>
          <table:table-cell table:formula="of:=IF([.K155]=[.J155];1;0)" office:value-type="float" office:value="1" calcext:value-type="float">
            <text:p>1</text:p>
          </table:table-cell>
          <table:table-cell table:formula="of:=[.K155]*[.C155]*1000" office:value-type="float" office:value="0" calcext:value-type="float">
            <text:p>0</text:p>
          </table:table-cell>
          <table:table-cell table:formula="of:=[.K154]*[.C155]*1000" office:value-type="float" office:value="0" calcext:value-type="float">
            <text:p>0</text:p>
          </table:table-cell>
          <table:table-cell table:formula="of:=IF([.N155]=[.O155];0;3500)" office:value-type="float" office:value="0" calcext:value-type="float">
            <text:p>0</text:p>
          </table:table-cell>
          <table:table-cell table:formula="of:=-[.N155]+[.O155]-[.P155]" office:value-type="float" office:value="0" calcext:value-type="float">
            <text:p>0</text:p>
          </table:table-cell>
          <table:table-cell table:formula="of:=[.C155]/[.C154]-1" office:value-type="float" office:value="-0.00716130547076765" calcext:value-type="float">
            <text:p>-0.007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17-11-16</text:p>
          </table:table-cell>
          <table:table-cell office:value-type="float" office:value="825" calcext:value-type="float">
            <text:p>825.0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6]&gt;0.5;1;0)" office:value-type="float" office:value="0" calcext:value-type="float">
            <text:p>0</text:p>
          </table:table-cell>
          <table:table-cell office:value-type="float" office:value="0.445923" calcext:value-type="float">
            <text:p>0.445923</text:p>
          </table:table-cell>
          <table:table-cell table:formula="of:=IF([.K156]=[.J156];1;0)" office:value-type="float" office:value="0" calcext:value-type="float">
            <text:p>0</text:p>
          </table:table-cell>
          <table:table-cell table:formula="of:=[.K156]*[.C156]*1000" office:value-type="float" office:value="0" calcext:value-type="float">
            <text:p>0</text:p>
          </table:table-cell>
          <table:table-cell table:formula="of:=[.K155]*[.C156]*1000" office:value-type="float" office:value="0" calcext:value-type="float">
            <text:p>0</text:p>
          </table:table-cell>
          <table:table-cell table:formula="of:=IF([.N156]=[.O156];0;350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 table:formula="of:=[.C156]/[.C155]-1" office:value-type="float" office:value="-0.0244767648102164" calcext:value-type="float">
            <text:p>-0.024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17-11-17</text:p>
          </table:table-cell>
          <table:table-cell office:value-type="float" office:value="844.8" calcext:value-type="float">
            <text:p>844.8</text:p>
          </table:table-cell>
          <table:table-cell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45946" calcext:value-type="float">
            <text:p>0.445946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[.K157]*[.C157]*1000" office:value-type="float" office:value="0" calcext:value-type="float">
            <text:p>0</text:p>
          </table:table-cell>
          <table:table-cell table:formula="of:=[.K156]*[.C157]*1000" office:value-type="float" office:value="0" calcext:value-type="float">
            <text:p>0</text:p>
          </table:table-cell>
          <table:table-cell table:formula="of:=IF([.N157]=[.O157];0;3500)" office:value-type="float" office:value="0" calcext:value-type="float">
            <text:p>0</text:p>
          </table:table-cell>
          <table:table-cell table:formula="of:=-[.N157]+[.O157]-[.P157]" office:value-type="float" office:value="0" calcext:value-type="float">
            <text:p>0</text:p>
          </table:table-cell>
          <table:table-cell table:formula="of:=[.C157]/[.C156]-1" office:value-type="float" office:value="0.024" calcext:value-type="float">
            <text:p>0.024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17-11-20</text:p>
          </table:table-cell>
          <table:table-cell office:value-type="float" office:value="824" calcext:value-type="float">
            <text:p>824.0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45772" calcext:value-type="float">
            <text:p>0.445772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[.K158]*[.C158]*1000" office:value-type="float" office:value="0" calcext:value-type="float">
            <text:p>0</text:p>
          </table:table-cell>
          <table:table-cell table:formula="of:=[.K157]*[.C158]*1000" office:value-type="float" office:value="0" calcext:value-type="float">
            <text:p>0</text:p>
          </table:table-cell>
          <table:table-cell table:formula="of:=IF([.N158]=[.O158];0;350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 table:formula="of:=[.C158]/[.C157]-1" office:value-type="float" office:value="-0.024621212121212" calcext:value-type="float">
            <text:p>-0.024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17-11-21</text:p>
          </table:table-cell>
          <table:table-cell office:value-type="float" office:value="821" calcext:value-type="float">
            <text:p>821.0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9]&gt;0.5;1;0)" office:value-type="float" office:value="0" calcext:value-type="float">
            <text:p>0</text:p>
          </table:table-cell>
          <table:table-cell office:value-type="float" office:value="0.446108" calcext:value-type="float">
            <text:p>0.44610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[.K159]*[.C159]*1000" office:value-type="float" office:value="0" calcext:value-type="float">
            <text:p>0</text:p>
          </table:table-cell>
          <table:table-cell table:formula="of:=[.K158]*[.C159]*1000" office:value-type="float" office:value="0" calcext:value-type="float">
            <text:p>0</text:p>
          </table:table-cell>
          <table:table-cell table:formula="of:=IF([.N159]=[.O159];0;3500)" office:value-type="float" office:value="0" calcext:value-type="float">
            <text:p>0</text:p>
          </table:table-cell>
          <table:table-cell table:formula="of:=-[.N159]+[.O159]-[.P159]" office:value-type="float" office:value="0" calcext:value-type="float">
            <text:p>0</text:p>
          </table:table-cell>
          <table:table-cell table:formula="of:=[.C159]/[.C158]-1" office:value-type="float" office:value="-0.00364077669902918" calcext:value-type="float">
            <text:p>-0.003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45799" calcext:value-type="float">
            <text:p>0.445799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[.K160]*[.C160]*1000" office:value-type="float" office:value="0" calcext:value-type="float">
            <text:p>0</text:p>
          </table:table-cell>
          <table:table-cell table:formula="of:=[.K159]*[.C160]*1000" office:value-type="float" office:value="0" calcext:value-type="float">
            <text:p>0</text:p>
          </table:table-cell>
          <table:table-cell table:formula="of:=IF([.N160]=[.O160];0;3500)" office:value-type="float" office:value="0" calcext:value-type="float">
            <text:p>0</text:p>
          </table:table-cell>
          <table:table-cell table:formula="of:=-[.N160]+[.O160]-[.P160]" office:value-type="float" office:value="0" calcext:value-type="float">
            <text:p>0</text:p>
          </table:table-cell>
          <table:table-cell table:formula="of:=[.C160]/[.C159]-1" office:value-type="float" office:value="0.00389768574908644" calcext:value-type="float">
            <text:p>0.003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45731" calcext:value-type="float">
            <text:p>0.445731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[.K161]*[.C161]*1000" office:value-type="float" office:value="0" calcext:value-type="float">
            <text:p>0</text:p>
          </table:table-cell>
          <table:table-cell table:formula="of:=[.K160]*[.C161]*1000" office:value-type="float" office:value="0" calcext:value-type="float">
            <text:p>0</text:p>
          </table:table-cell>
          <table:table-cell table:formula="of:=IF([.N161]=[.O161];0;350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 table:formula="of:=[.C161]/[.C160]-1" office:value-type="float" office:value="-0.0150448920165009" calcext:value-type="float">
            <text:p>-0.015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17-11-27</text:p>
          </table:table-cell>
          <table:table-cell office:value-type="float" office:value="845" calcext:value-type="float">
            <text:p>845.0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45424" calcext:value-type="float">
            <text:p>0.445424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[.K162]*[.C162]*1000" office:value-type="float" office:value="0" calcext:value-type="float">
            <text:p>0</text:p>
          </table:table-cell>
          <table:table-cell table:formula="of:=[.K161]*[.C162]*1000" office:value-type="float" office:value="0" calcext:value-type="float">
            <text:p>0</text:p>
          </table:table-cell>
          <table:table-cell table:formula="of:=IF([.N162]=[.O162];0;350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 table:formula="of:=[.C162]/[.C161]-1" office:value-type="float" office:value="0.0408967726040896" calcext:value-type="float">
            <text:p>0.040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17-11-28</text:p>
          </table:table-cell>
          <table:table-cell office:value-type="float" office:value="830" calcext:value-type="float">
            <text:p>830.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45824" calcext:value-type="float">
            <text:p>0.445824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[.K163]*[.C163]*1000" office:value-type="float" office:value="0" calcext:value-type="float">
            <text:p>0</text:p>
          </table:table-cell>
          <table:table-cell table:formula="of:=[.K162]*[.C163]*1000" office:value-type="float" office:value="0" calcext:value-type="float">
            <text:p>0</text:p>
          </table:table-cell>
          <table:table-cell table:formula="of:=IF([.N163]=[.O163];0;350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 table:formula="of:=[.C163]/[.C162]-1" office:value-type="float" office:value="-0.0177514792899408" calcext:value-type="float">
            <text:p>-0.017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17-11-29</text:p>
          </table:table-cell>
          <table:table-cell office:value-type="float" office:value="840" calcext:value-type="float">
            <text:p>840.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45838" calcext:value-type="float">
            <text:p>0.445838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[.K164]*[.C164]*1000" office:value-type="float" office:value="0" calcext:value-type="float">
            <text:p>0</text:p>
          </table:table-cell>
          <table:table-cell table:formula="of:=[.K163]*[.C164]*1000" office:value-type="float" office:value="0" calcext:value-type="float">
            <text:p>0</text:p>
          </table:table-cell>
          <table:table-cell table:formula="of:=IF([.N164]=[.O164];0;350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 table:formula="of:=[.C164]/[.C163]-1" office:value-type="float" office:value="0.0120481927710843" calcext:value-type="float">
            <text:p>0.012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45745" calcext:value-type="float">
            <text:p>0.445745</text:p>
          </table:table-cell>
          <table:table-cell table:formula="of:=IF([.K165]=[.J165];1;0)" office:value-type="float" office:value="0" calcext:value-type="float">
            <text:p>0</text:p>
          </table:table-cell>
          <table:table-cell table:formula="of:=[.K165]*[.C165]*1000" office:value-type="float" office:value="0" calcext:value-type="float">
            <text:p>0</text:p>
          </table:table-cell>
          <table:table-cell table:formula="of:=[.K164]*[.C165]*1000" office:value-type="float" office:value="0" calcext:value-type="float">
            <text:p>0</text:p>
          </table:table-cell>
          <table:table-cell table:formula="of:=IF([.N165]=[.O165];0;350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 table:formula="of:=[.C165]/[.C164]-1" office:value-type="float" office:value="-0.00607142857142862" calcext:value-type="float">
            <text:p>-0.006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46087" calcext:value-type="float">
            <text:p>0.446087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[.K166]*[.C166]*1000" office:value-type="float" office:value="0" calcext:value-type="float">
            <text:p>0</text:p>
          </table:table-cell>
          <table:table-cell table:formula="of:=[.K165]*[.C166]*1000" office:value-type="float" office:value="0" calcext:value-type="float">
            <text:p>0</text:p>
          </table:table-cell>
          <table:table-cell table:formula="of:=IF([.N166]=[.O166];0;350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 table:formula="of:=[.C166]/[.C165]-1" office:value-type="float" office:value="0.0137741046831956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17-12-04</text:p>
          </table:table-cell>
          <table:table-cell office:value-type="float" office:value="826" calcext:value-type="float">
            <text:p>826.0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4571" calcext:value-type="float">
            <text:p>0.44571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[.K167]*[.C167]*1000" office:value-type="float" office:value="0" calcext:value-type="float">
            <text:p>0</text:p>
          </table:table-cell>
          <table:table-cell table:formula="of:=[.K166]*[.C167]*1000" office:value-type="float" office:value="0" calcext:value-type="float">
            <text:p>0</text:p>
          </table:table-cell>
          <table:table-cell table:formula="of:=IF([.N167]=[.O167];0;350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 table:formula="of:=[.C167]/[.C166]-1" office:value-type="float" office:value="-0.024102079395085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46126" calcext:value-type="float">
            <text:p>0.446126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[.K168]*[.C168]*1000" office:value-type="float" office:value="0" calcext:value-type="float">
            <text:p>0</text:p>
          </table:table-cell>
          <table:table-cell table:formula="of:=[.K167]*[.C168]*1000" office:value-type="float" office:value="0" calcext:value-type="float">
            <text:p>0</text:p>
          </table:table-cell>
          <table:table-cell table:formula="of:=IF([.N168]=[.O168];0;350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 table:formula="of:=[.C168]/[.C167]-1" office:value-type="float" office:value="-0.0192493946731235" calcext:value-type="float">
            <text:p>-0.019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9]&gt;0.5;1;0)" office:value-type="float" office:value="0" calcext:value-type="float">
            <text:p>0</text:p>
          </table:table-cell>
          <table:table-cell office:value-type="float" office:value="0.445838" calcext:value-type="float">
            <text:p>0.445838</text:p>
          </table:table-cell>
          <table:table-cell table:formula="of:=IF([.K169]=[.J169];1;0)" office:value-type="float" office:value="1" calcext:value-type="float">
            <text:p>1</text:p>
          </table:table-cell>
          <table:table-cell table:formula="of:=[.K169]*[.C169]*1000" office:value-type="float" office:value="0" calcext:value-type="float">
            <text:p>0</text:p>
          </table:table-cell>
          <table:table-cell table:formula="of:=[.K168]*[.C169]*1000" office:value-type="float" office:value="0" calcext:value-type="float">
            <text:p>0</text:p>
          </table:table-cell>
          <table:table-cell table:formula="of:=IF([.N169]=[.O169];0;3500)" office:value-type="float" office:value="0" calcext:value-type="float">
            <text:p>0</text:p>
          </table:table-cell>
          <table:table-cell table:formula="of:=-[.N169]+[.O169]-[.P169]" office:value-type="float" office:value="0" calcext:value-type="float">
            <text:p>0</text:p>
          </table:table-cell>
          <table:table-cell table:formula="of:=[.C169]/[.C168]-1" office:value-type="float" office:value="-0.010862856437477" calcext:value-type="float">
            <text:p>-0.0109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17-12-07</text:p>
          </table:table-cell>
          <table:table-cell office:value-type="float" office:value="798" calcext:value-type="float">
            <text:p>798.0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0" calcext:value-type="float">
            <text:p>0</text:p>
          </table:table-cell>
          <table:table-cell office:value-type="float" office:value="0.446661" calcext:value-type="float">
            <text:p>0.446661</text:p>
          </table:table-cell>
          <table:table-cell table:formula="of:=IF([.K170]=[.J170];1;0)" office:value-type="float" office:value="0" calcext:value-type="float">
            <text:p>0</text:p>
          </table:table-cell>
          <table:table-cell table:formula="of:=[.K170]*[.C170]*1000" office:value-type="float" office:value="0" calcext:value-type="float">
            <text:p>0</text:p>
          </table:table-cell>
          <table:table-cell table:formula="of:=[.K169]*[.C170]*1000" office:value-type="float" office:value="0" calcext:value-type="float">
            <text:p>0</text:p>
          </table:table-cell>
          <table:table-cell table:formula="of:=IF([.N170]=[.O170];0;350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 table:formula="of:=[.C170]/[.C169]-1" office:value-type="float" office:value="-0.00411830774990629" calcext:value-type="float">
            <text:p>-0.004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 table:number-columns-repeated="6"/>
          <table:table-cell table:formula="of:=[.K170]*[.C171]*1000" office:value-type="float" office:value="0" calcext:value-type="float">
            <text:p>0</text:p>
          </table:table-cell>
          <table:table-cell table:formula="of:=IF([.N171]&gt;0;3500;0)+IF([.O171]&gt;0;3500;0)" office:value-type="float" office:value="0" calcext:value-type="float">
            <text:p>0</text:p>
          </table:table-cell>
          <table:table-cell table:formula="of:=-[.N171]+[.O171]-[.P171]" office:value-type="float" office:value="0" calcext:value-type="float">
            <text:p>0</text:p>
          </table:table-cell>
          <table:table-cell table:formula="of:=[.C171]/[.C170]-1" office:value-type="float" office:value="0.0120300751879701" calcext:value-type="float">
            <text:p>0.012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SUM([.M3:.M171])" office:value-type="float" office:value="105" calcext:value-type="float">
            <text:p>105</text:p>
          </table:table-cell>
          <table:table-cell table:formula="of:=SUM([.N3:.N171])" office:value-type="float" office:value="0" calcext:value-type="float">
            <text:p>0</text:p>
          </table:table-cell>
          <table:table-cell table:formula="of:=SUM([.O3:.O171])" office:value-type="float" office:value="0" calcext:value-type="float">
            <text:p>0</text:p>
          </table:table-cell>
          <table:table-cell table:formula="of:=SUM([.P3:.P171])" office:value-type="float" office:value="0" calcext:value-type="float">
            <text:p>0</text:p>
          </table:table-cell>
          <table:table-cell table:style-name="ce3" table:formula="of:=SUM([.Q3:.Q171])" office:value-type="float" office:value="0" calcext:value-type="float">
            <text:p>0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formula="of:=([.F171]-[.F2])*1000" office:value-type="float" office:value="142500" calcext:value-type="float">
            <text:p>142500</text:p>
          </table:table-cell>
          <table:table-cell table:formula="of:=[.F173]/[.N3]" office:value-type="string" office:string-value="" calcext:value-type="error">
            <text:p>#DIV/0!</text:p>
          </table:table-cell>
          <table:table-cell table:number-columns-repeated="5"/>
          <table:table-cell table:formula="of:=COUNT([.M3:.M171])" office:value-type="float" office:value="168" calcext:value-type="float">
            <text:p>168</text:p>
          </table:table-cell>
          <table:table-cell table:formula="of:=-[.N172]+[.O1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2" table:formula="of:=[.M172]/[.M173]" office:value-type="float" office:value="0.625" calcext:value-type="float">
            <text:p>0.625</text:p>
          </table:table-cell>
          <table:table-cell table:number-columns-repeated="10"/>
        </table:table-row>
        <table:table-row table:style-name="ro1" table:number-rows-repeated="10484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利益予想(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visibility="collapse" table:number-columns-repeated="2" table:default-cell-style-name="Default"/>
        <table:table-column table:style-name="co3" table:visibility="collapse" table:number-columns-repeated="2" table:default-cell-style-name="Default"/>
        <table:table-column table:style-name="co5" table:visibility="collapse" table:default-cell-style-name="Default"/>
        <table:table-column table:style-name="co11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open</text:p>
          </table:table-cell>
          <table:table-cell table:number-columns-repeated="7"/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 office:value-type="string" calcext:value-type="string">
            <text:p>始値変化率</text:p>
          </table:table-cell>
          <table:table-cell/>
          <table:table-cell office:value-type="string" calcext:value-type="string">
            <text:p>変化率ヒストグラム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0" calcext:value-type="float">
            <text:p>0</text:p>
          </table:table-cell>
          <table:table-cell office:value-type="float" office:value="0.49913" calcext:value-type="float">
            <text:p>0.49913</text:p>
          </table:table-cell>
          <table:table-cell table:formula="of:=IF([.K3]=[.J3];1;0)" office:value-type="float" office:value="1" calcext:value-type="float">
            <text:p>1</text:p>
          </table:table-cell>
          <table:table-cell table:formula="of:=[.K3]*[.C3]*1000" office:value-type="float" office:value="0" calcext:value-type="float">
            <text:p>0</text:p>
          </table:table-cell>
          <table:table-cell/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 table:formula="of:=([.C3]/[.C2]-1)" office:value-type="float" office:value="0.000292954445583637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]&gt;0.5;1;0)" office:value-type="float" office:value="1" calcext:value-type="float">
            <text:p>1</text:p>
          </table:table-cell>
          <table:table-cell office:value-type="float" office:value="0.504673" calcext:value-type="float">
            <text:p>0.504673</text:p>
          </table:table-cell>
          <table:table-cell table:formula="of:=IF([.K4]=[.J4];1;0)" office:value-type="float" office:value="0" calcext:value-type="float">
            <text:p>0</text:p>
          </table:table-cell>
          <table:table-cell table:formula="of:=[.K4]*[.C4]*1000" office:value-type="float" office:value="674600" calcext:value-type="float">
            <text:p>674600</text:p>
          </table:table-cell>
          <table:table-cell table:formula="of:=[.K3]*[.C4]*1000" office:value-type="float" office:value="0" calcext:value-type="float">
            <text:p>0</text:p>
          </table:table-cell>
          <table:table-cell table:formula="of:=IF([.N4]=[.O4];0;3500)" office:value-type="float" office:value="3500" calcext:value-type="float">
            <text:p>3500</text:p>
          </table:table-cell>
          <table:table-cell table:formula="of:=-[.N4]+[.O4]-[.P4]" office:value-type="float" office:value="-678100" calcext:value-type="float">
            <text:p>-678100</text:p>
          </table:table-cell>
          <table:table-cell table:formula="of:=[.C4]/[.C3]-1" office:value-type="float" office:value="-0.0121540489090642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1" calcext:value-type="float">
            <text:p>1</text:p>
          </table:table-cell>
          <table:table-cell office:value-type="float" office:value="0.530734" calcext:value-type="float">
            <text:p>0.530734</text:p>
          </table:table-cell>
          <table:table-cell table:formula="of:=IF([.K5]=[.J5];1;0)" office:value-type="float" office:value="1" calcext:value-type="float">
            <text:p>1</text:p>
          </table:table-cell>
          <table:table-cell table:formula="of:=[.K5]*[.C5]*1000" office:value-type="float" office:value="669300" calcext:value-type="float">
            <text:p>669300</text:p>
          </table:table-cell>
          <table:table-cell table:formula="of:=[.K4]*[.C5]*1000" office:value-type="float" office:value="669300" calcext:value-type="float">
            <text:p>669300</text:p>
          </table:table-cell>
          <table:table-cell table:formula="of:=IF([.N5]=[.O5];0;350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 table:formula="of:=[.C5]/[.C4]-1" office:value-type="float" office:value="-0.00785650756003564" calcext:value-type="float">
            <text:p>-0.00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1" calcext:value-type="float">
            <text:p>1</text:p>
          </table:table-cell>
          <table:table-cell office:value-type="float" office:value="0.549829" calcext:value-type="float">
            <text:p>0.549829</text:p>
          </table:table-cell>
          <table:table-cell table:formula="of:=IF([.K6]=[.J6];1;0)" office:value-type="float" office:value="0" calcext:value-type="float">
            <text:p>0</text:p>
          </table:table-cell>
          <table:table-cell table:formula="of:=[.K6]*[.C6]*1000" office:value-type="float" office:value="674900" calcext:value-type="float">
            <text:p>674900</text:p>
          </table:table-cell>
          <table:table-cell table:formula="of:=[.K5]*[.C6]*1000" office:value-type="float" office:value="674900" calcext:value-type="float">
            <text:p>674900</text:p>
          </table:table-cell>
          <table:table-cell table:formula="of:=IF([.N6]=[.O6];0;350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 table:formula="of:=[.C6]/[.C5]-1" office:value-type="float" office:value="0.00836695054534586" calcext:value-type="float">
            <text:p>0.0084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CONCATENATE([.T6];&quot;～&quot;; [.T7])" office:value-type="string" office:string-value="-0.05～-0.04" calcext:value-type="string">
            <text:p>-0.05～-0.04</text:p>
          </table:table-cell>
          <table:table-cell table:number-matrix-columns-spanned="1" table:number-matrix-rows-spanned="12" table:formula="of:=FREQUENCY([.R3:.R171];[.T6:.T16])" office:value-type="float" office:value="1" calcext:value-type="float">
            <text:p>1</text:p>
          </table:table-cell>
          <table:table-cell table:style-name="ce13" table:formula="of:=[.V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1" calcext:value-type="float">
            <text:p>1</text:p>
          </table:table-cell>
          <table:table-cell office:value-type="float" office:value="0.562503" calcext:value-type="float">
            <text:p>0.562503</text:p>
          </table:table-cell>
          <table:table-cell table:formula="of:=IF([.K7]=[.J7];1;0)" office:value-type="float" office:value="0" calcext:value-type="float">
            <text:p>0</text:p>
          </table:table-cell>
          <table:table-cell table:formula="of:=[.K7]*[.C7]*1000" office:value-type="float" office:value="671800" calcext:value-type="float">
            <text:p>671800</text:p>
          </table:table-cell>
          <table:table-cell table:formula="of:=[.K6]*[.C7]*1000" office:value-type="float" office:value="671800" calcext:value-type="float">
            <text:p>671800</text:p>
          </table:table-cell>
          <table:table-cell table:formula="of:=IF([.N7]=[.O7];0;350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 table:formula="of:=[.C7]/[.C6]-1" office:value-type="float" office:value="-0.00459327307749302" calcext:value-type="float">
            <text:p>-0.0046</text:p>
          </table:table-cell>
          <table:table-cell/>
          <table:table-cell office:value-type="float" office:value="-0.04" calcext:value-type="float">
            <text:p>-0.04</text:p>
          </table:table-cell>
          <table:table-cell table:formula="of:=CONCATENATE([.T7];&quot;～&quot;; [.T8])" office:value-type="string" office:string-value="-0.04～-0.03" calcext:value-type="string">
            <text:p>-0.04～-0.03</text:p>
          </table:table-cell>
          <table:table-cell office:value-type="float" office:value="1" calcext:value-type="float">
            <text:p>1</text:p>
          </table:table-cell>
          <table:table-cell table:style-name="ce13" table:formula="of:=[.V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17-04-12</text:p>
          </table:table-cell>
          <table:table-cell office:value-type="float" office:value="665" calcext:value-type="float">
            <text:p>665.0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1" calcext:value-type="float">
            <text:p>1</text:p>
          </table:table-cell>
          <table:table-cell office:value-type="float" office:value="0.581336" calcext:value-type="float">
            <text:p>0.581336</text:p>
          </table:table-cell>
          <table:table-cell table:formula="of:=IF([.K8]=[.J8];1;0)" office:value-type="float" office:value="0" calcext:value-type="float">
            <text:p>0</text:p>
          </table:table-cell>
          <table:table-cell table:formula="of:=[.K8]*[.C8]*1000" office:value-type="float" office:value="665000" calcext:value-type="float">
            <text:p>665000</text:p>
          </table:table-cell>
          <table:table-cell table:formula="of:=[.K7]*[.C8]*1000" office:value-type="float" office:value="665000" calcext:value-type="float">
            <text:p>665000</text:p>
          </table:table-cell>
          <table:table-cell table:formula="of:=IF([.N8]=[.O8];0;350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 table:formula="of:=[.C8]/[.C7]-1" office:value-type="float" office:value="-0.0101220601369455" calcext:value-type="float">
            <text:p>-0.0101</text:p>
          </table:table-cell>
          <table:table-cell/>
          <table:table-cell office:value-type="float" office:value="-0.03" calcext:value-type="float">
            <text:p>-0.03</text:p>
          </table:table-cell>
          <table:table-cell table:formula="of:=CONCATENATE([.T8];&quot;～&quot;; [.T9])" office:value-type="string" office:string-value="-0.03～-0.02" calcext:value-type="string">
            <text:p>-0.03～-0.02</text:p>
          </table:table-cell>
          <table:table-cell office:value-type="float" office:value="1" calcext:value-type="float">
            <text:p>1</text:p>
          </table:table-cell>
          <table:table-cell table:style-name="ce13" table:formula="of:=[.V8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1" calcext:value-type="float">
            <text:p>1</text:p>
          </table:table-cell>
          <table:table-cell office:value-type="float" office:value="0.605561" calcext:value-type="float">
            <text:p>0.605561</text:p>
          </table:table-cell>
          <table:table-cell table:formula="of:=IF([.K9]=[.J9];1;0)" office:value-type="float" office:value="0" calcext:value-type="float">
            <text:p>0</text:p>
          </table:table-cell>
          <table:table-cell table:formula="of:=[.K9]*[.C9]*1000" office:value-type="float" office:value="656900" calcext:value-type="float">
            <text:p>656900</text:p>
          </table:table-cell>
          <table:table-cell table:formula="of:=[.K8]*[.C9]*1000" office:value-type="float" office:value="656900" calcext:value-type="float">
            <text:p>656900</text:p>
          </table:table-cell>
          <table:table-cell table:formula="of:=IF([.N9]=[.O9];0;350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 table:formula="of:=[.C9]/[.C8]-1" office:value-type="float" office:value="-0.0121804511278196" calcext:value-type="float">
            <text:p>-0.0122</text:p>
          </table:table-cell>
          <table:table-cell/>
          <table:table-cell office:value-type="float" office:value="-0.02" calcext:value-type="float">
            <text:p>-0.02</text:p>
          </table:table-cell>
          <table:table-cell table:formula="of:=CONCATENATE([.T9];&quot;～&quot;; [.T10])" office:value-type="string" office:string-value="-0.02～-0.01" calcext:value-type="string">
            <text:p>-0.02～-0.01</text:p>
          </table:table-cell>
          <table:table-cell office:value-type="float" office:value="12" calcext:value-type="float">
            <text:p>12</text:p>
          </table:table-cell>
          <table:table-cell table:style-name="ce13" table:formula="of:=[.V9]/[.$V$18]" office:value-type="percentage" office:value="0.0710059171597633" calcext:value-type="percentage">
            <text:p>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]&gt;0.5;1;0)" office:value-type="float" office:value="1" calcext:value-type="float">
            <text:p>1</text:p>
          </table:table-cell>
          <table:table-cell office:value-type="float" office:value="0.604154" calcext:value-type="float">
            <text:p>0.604154</text:p>
          </table:table-cell>
          <table:table-cell table:formula="of:=IF([.K10]=[.J10];1;0)" office:value-type="float" office:value="0" calcext:value-type="float">
            <text:p>0</text:p>
          </table:table-cell>
          <table:table-cell table:formula="of:=[.K10]*[.C10]*1000" office:value-type="float" office:value="656500" calcext:value-type="float">
            <text:p>656500</text:p>
          </table:table-cell>
          <table:table-cell table:formula="of:=[.K9]*[.C10]*1000" office:value-type="float" office:value="656500" calcext:value-type="float">
            <text:p>656500</text:p>
          </table:table-cell>
          <table:table-cell table:formula="of:=IF([.N10]=[.O10];0;350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 table:formula="of:=[.C10]/[.C9]-1" office:value-type="float" office:value="-0.000608920688080383" calcext:value-type="float">
            <text:p>-0.0006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CONCATENATE([.T10];&quot;～&quot;; [.T11])" office:value-type="string" office:string-value="-0.01～0" calcext:value-type="string">
            <text:p>-0.01～0</text:p>
          </table:table-cell>
          <table:table-cell office:value-type="float" office:value="20" calcext:value-type="float">
            <text:p>20</text:p>
          </table:table-cell>
          <table:table-cell table:style-name="ce13" table:formula="of:=[.V10]/[.$V$18]" office:value-type="percentage" office:value="0.118343195266272" calcext:value-type="percentage">
            <text:p>1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17-04-17</text:p>
          </table:table-cell>
          <table:table-cell office:value-type="float" office:value="646" calcext:value-type="float">
            <text:p>646.0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1" calcext:value-type="float">
            <text:p>1</text:p>
          </table:table-cell>
          <table:table-cell office:value-type="float" office:value="0.60911" calcext:value-type="float">
            <text:p>0.60911</text:p>
          </table:table-cell>
          <table:table-cell table:formula="of:=IF([.K11]=[.J11];1;0)" office:value-type="float" office:value="1" calcext:value-type="float">
            <text:p>1</text:p>
          </table:table-cell>
          <table:table-cell table:formula="of:=[.K11]*[.C11]*1000" office:value-type="float" office:value="646000" calcext:value-type="float">
            <text:p>646000</text:p>
          </table:table-cell>
          <table:table-cell table:formula="of:=[.K10]*[.C11]*1000" office:value-type="float" office:value="646000" calcext:value-type="float">
            <text:p>646000</text:p>
          </table:table-cell>
          <table:table-cell table:formula="of:=IF([.N11]=[.O11];0;350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 table:formula="of:=[.C11]/[.C10]-1" office:value-type="float" office:value="-0.015993907083016" calcext:value-type="float">
            <text:p>-0.0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T11];&quot;～&quot;; [.T12])" office:value-type="string" office:string-value="0～0.01" calcext:value-type="string">
            <text:p>0～0.01</text:p>
          </table:table-cell>
          <table:table-cell office:value-type="float" office:value="46" calcext:value-type="float">
            <text:p>46</text:p>
          </table:table-cell>
          <table:table-cell table:style-name="ce13" table:formula="of:=[.V11]/[.$V$18]" office:value-type="percentage" office:value="0.272189349112426" calcext:value-type="percentage">
            <text:p>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17-04-18</text:p>
          </table:table-cell>
          <table:table-cell office:value-type="float" office:value="663" calcext:value-type="float">
            <text:p>663.0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]&gt;0.5;1;0)" office:value-type="float" office:value="1" calcext:value-type="float">
            <text:p>1</text:p>
          </table:table-cell>
          <table:table-cell office:value-type="float" office:value="0.611053" calcext:value-type="float">
            <text:p>0.611053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[.K12]*[.C12]*1000" office:value-type="float" office:value="663000" calcext:value-type="float">
            <text:p>663000</text:p>
          </table:table-cell>
          <table:table-cell table:formula="of:=[.K11]*[.C12]*1000" office:value-type="float" office:value="663000" calcext:value-type="float">
            <text:p>663000</text:p>
          </table:table-cell>
          <table:table-cell table:formula="of:=IF([.N12]=[.O12];0;350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 table:formula="of:=[.C12]/[.C11]-1" office:value-type="float" office:value="0.0263157894736843" calcext:value-type="float">
            <text:p>0.026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CONCATENATE([.T12];&quot;～&quot;; [.T13])" office:value-type="string" office:string-value="0.01～0.02" calcext:value-type="string">
            <text:p>0.01～0.02</text:p>
          </table:table-cell>
          <table:table-cell office:value-type="float" office:value="43" calcext:value-type="float">
            <text:p>43</text:p>
          </table:table-cell>
          <table:table-cell table:style-name="ce13" table:formula="of:=[.V12]/[.$V$18]" office:value-type="percentage" office:value="0.254437869822485" calcext:value-type="percentage">
            <text:p>2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]&gt;0.5;1;0)" office:value-type="float" office:value="1" calcext:value-type="float">
            <text:p>1</text:p>
          </table:table-cell>
          <table:table-cell office:value-type="float" office:value="0.587721" calcext:value-type="float">
            <text:p>0.587721</text:p>
          </table:table-cell>
          <table:table-cell table:formula="of:=IF([.K13]=[.J13];1;0)" office:value-type="float" office:value="1" calcext:value-type="float">
            <text:p>1</text:p>
          </table:table-cell>
          <table:table-cell table:formula="of:=[.K13]*[.C13]*1000" office:value-type="float" office:value="664200" calcext:value-type="float">
            <text:p>664200</text:p>
          </table:table-cell>
          <table:table-cell table:formula="of:=[.K12]*[.C13]*1000" office:value-type="float" office:value="664200" calcext:value-type="float">
            <text:p>664200</text:p>
          </table:table-cell>
          <table:table-cell table:formula="of:=IF([.N13]=[.O13];0;350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 table:formula="of:=[.C13]/[.C12]-1" office:value-type="float" office:value="0.00180995475113122" calcext:value-type="float">
            <text:p>0.001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CONCATENATE([.T13];&quot;～&quot;; [.T14])" office:value-type="string" office:string-value="0.02～0.03" calcext:value-type="string">
            <text:p>0.02～0.03</text:p>
          </table:table-cell>
          <table:table-cell office:value-type="float" office:value="30" calcext:value-type="float">
            <text:p>30</text:p>
          </table:table-cell>
          <table:table-cell table:style-name="ce13" table:formula="of:=[.V13]/[.$V$18]" office:value-type="percentage" office:value="0.177514792899408" calcext:value-type="percentage">
            <text:p>1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]&gt;0.5;1;0)" office:value-type="float" office:value="1" calcext:value-type="float">
            <text:p>1</text:p>
          </table:table-cell>
          <table:table-cell office:value-type="float" office:value="0.560857" calcext:value-type="float">
            <text:p>0.560857</text:p>
          </table:table-cell>
          <table:table-cell table:formula="of:=IF([.K14]=[.J14];1;0)" office:value-type="float" office:value="1" calcext:value-type="float">
            <text:p>1</text:p>
          </table:table-cell>
          <table:table-cell table:formula="of:=[.K14]*[.C14]*1000" office:value-type="float" office:value="685500" calcext:value-type="float">
            <text:p>685500</text:p>
          </table:table-cell>
          <table:table-cell table:formula="of:=[.K13]*[.C14]*1000" office:value-type="float" office:value="685500" calcext:value-type="float">
            <text:p>685500</text:p>
          </table:table-cell>
          <table:table-cell table:formula="of:=IF([.N14]=[.O14];0;350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 table:formula="of:=[.C14]/[.C13]-1" office:value-type="float" office:value="0.0320686540198734" calcext:value-type="float">
            <text:p>0.032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CONCATENATE([.T14];&quot;～&quot;; [.T15])" office:value-type="string" office:string-value="0.03～0.04" calcext:value-type="string">
            <text:p>0.03～0.04</text:p>
          </table:table-cell>
          <table:table-cell office:value-type="float" office:value="11" calcext:value-type="float">
            <text:p>11</text:p>
          </table:table-cell>
          <table:table-cell table:style-name="ce13" table:formula="of:=[.V14]/[.$V$18]" office:value-type="percentage" office:value="0.0650887573964497" calcext:value-type="percentage">
            <text:p>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]&gt;0.5;1;0)" office:value-type="float" office:value="1" calcext:value-type="float">
            <text:p>1</text:p>
          </table:table-cell>
          <table:table-cell office:value-type="float" office:value="0.538653" calcext:value-type="float">
            <text:p>0.538653</text:p>
          </table:table-cell>
          <table:table-cell table:formula="of:=IF([.K15]=[.J15];1;0)" office:value-type="float" office:value="0" calcext:value-type="float">
            <text:p>0</text:p>
          </table:table-cell>
          <table:table-cell table:formula="of:=[.K15]*[.C15]*1000" office:value-type="float" office:value="686700" calcext:value-type="float">
            <text:p>686700</text:p>
          </table:table-cell>
          <table:table-cell table:formula="of:=[.K14]*[.C15]*1000" office:value-type="float" office:value="686700" calcext:value-type="float">
            <text:p>686700</text:p>
          </table:table-cell>
          <table:table-cell table:formula="of:=IF([.N15]=[.O15];0;350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 table:formula="of:=[.C15]/[.C14]-1" office:value-type="float" office:value="0.00175054704595201" calcext:value-type="float">
            <text:p>0.001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CONCATENATE([.T15];&quot;～&quot;; [.T16])" office:value-type="string" office:string-value="0.04～0.05" calcext:value-type="string">
            <text:p>0.04～0.05</text:p>
          </table:table-cell>
          <table:table-cell office:value-type="float" office:value="2" calcext:value-type="float">
            <text:p>2</text:p>
          </table:table-cell>
          <table:table-cell table:style-name="ce13" table:formula="of:=[.V15]/[.$V$18]" office:value-type="percentage" office:value="0.0118343195266272" calcext:value-type="percentage">
            <text:p>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17-04-24</text:p>
          </table:table-cell>
          <table:table-cell office:value-type="float" office:value="677" calcext:value-type="float">
            <text:p>677.0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]&gt;0.5;1;0)" office:value-type="float" office:value="1" calcext:value-type="float">
            <text:p>1</text:p>
          </table:table-cell>
          <table:table-cell office:value-type="float" office:value="0.510335" calcext:value-type="float">
            <text:p>0.510335</text:p>
          </table:table-cell>
          <table:table-cell table:formula="of:=IF([.K16]=[.J16];1;0)" office:value-type="float" office:value="0" calcext:value-type="float">
            <text:p>0</text:p>
          </table:table-cell>
          <table:table-cell table:formula="of:=[.K16]*[.C16]*1000" office:value-type="float" office:value="677000" calcext:value-type="float">
            <text:p>677000</text:p>
          </table:table-cell>
          <table:table-cell table:formula="of:=[.K15]*[.C16]*1000" office:value-type="float" office:value="677000" calcext:value-type="float">
            <text:p>677000</text:p>
          </table:table-cell>
          <table:table-cell table:formula="of:=IF([.N16]=[.O16];0;350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 table:formula="of:=[.C16]/[.C15]-1" office:value-type="float" office:value="-0.0141255278869958" calcext:value-type="float">
            <text:p>-0.014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CONCATENATE([.T16];&quot;～&quot;; [.T17])" office:value-type="string" office:string-value="0.05～" calcext:value-type="string">
            <text:p>0.05～</text:p>
          </table:table-cell>
          <table:table-cell office:value-type="float" office:value="1" calcext:value-type="float">
            <text:p>1</text:p>
          </table:table-cell>
          <table:table-cell table:style-name="ce13" table:formula="of:=[.V1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1" calcext:value-type="float">
            <text:p>1</text:p>
          </table:table-cell>
          <table:table-cell office:value-type="float" office:value="0.507479" calcext:value-type="float">
            <text:p>0.507479</text:p>
          </table:table-cell>
          <table:table-cell table:formula="of:=IF([.K17]=[.J17];1;0)" office:value-type="float" office:value="1" calcext:value-type="float">
            <text:p>1</text:p>
          </table:table-cell>
          <table:table-cell table:formula="of:=[.K17]*[.C17]*1000" office:value-type="float" office:value="676700" calcext:value-type="float">
            <text:p>676700</text:p>
          </table:table-cell>
          <table:table-cell table:formula="of:=[.K16]*[.C17]*1000" office:value-type="float" office:value="676700" calcext:value-type="float">
            <text:p>676700</text:p>
          </table:table-cell>
          <table:table-cell table:formula="of:=IF([.N17]=[.O17];0;350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 table:formula="of:=[.C17]/[.C16]-1" office:value-type="float" office:value="-0.000443131462333768" calcext:value-type="float">
            <text:p>-0.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table:formula="of:=[.V1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8]&gt;0.5;1;0)" office:value-type="float" office:value="1" calcext:value-type="float">
            <text:p>1</text:p>
          </table:table-cell>
          <table:table-cell office:value-type="float" office:value="0.505143" calcext:value-type="float">
            <text:p>0.505143</text:p>
          </table:table-cell>
          <table:table-cell table:formula="of:=IF([.K18]=[.J18];1;0)" office:value-type="float" office:value="0" calcext:value-type="float">
            <text:p>0</text:p>
          </table:table-cell>
          <table:table-cell table:formula="of:=[.K18]*[.C18]*1000" office:value-type="float" office:value="689900" calcext:value-type="float">
            <text:p>689900</text:p>
          </table:table-cell>
          <table:table-cell table:formula="of:=[.K17]*[.C18]*1000" office:value-type="float" office:value="689900" calcext:value-type="float">
            <text:p>689900</text:p>
          </table:table-cell>
          <table:table-cell table:formula="of:=IF([.N18]=[.O18];0;350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 table:formula="of:=[.C18]/[.C17]-1" office:value-type="float" office:value="0.0195064282547657" calcext:value-type="float">
            <text:p>0.0195</text:p>
          </table:table-cell>
          <table:table-cell table:number-columns-repeated="3"/>
          <table:table-cell table:formula="of:=SUM([.V6:.V17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1" calcext:value-type="float">
            <text:p>1</text:p>
          </table:table-cell>
          <table:table-cell office:value-type="float" office:value="0.504992" calcext:value-type="float">
            <text:p>0.504992</text:p>
          </table:table-cell>
          <table:table-cell table:formula="of:=IF([.K19]=[.J19];1;0)" office:value-type="float" office:value="1" calcext:value-type="float">
            <text:p>1</text:p>
          </table:table-cell>
          <table:table-cell table:formula="of:=[.K19]*[.C19]*1000" office:value-type="float" office:value="686500" calcext:value-type="float">
            <text:p>686500</text:p>
          </table:table-cell>
          <table:table-cell table:formula="of:=[.K18]*[.C19]*1000" office:value-type="float" office:value="686500" calcext:value-type="float">
            <text:p>686500</text:p>
          </table:table-cell>
          <table:table-cell table:formula="of:=IF([.N19]=[.O19];0;350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 table:formula="of:=[.C19]/[.C18]-1" office:value-type="float" office:value="-0.0049282504710827" calcext:value-type="float">
            <text:p>-0.00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17-04-28</text:p>
          </table:table-cell>
          <table:table-cell office:value-type="float" office:value="693" calcext:value-type="float">
            <text:p>693.0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0" calcext:value-type="float">
            <text:p>0</text:p>
          </table:table-cell>
          <table:table-cell office:value-type="float" office:value="0.49933" calcext:value-type="float">
            <text:p>0.49933</text:p>
          </table:table-cell>
          <table:table-cell table:formula="of:=IF([.K20]=[.J20];1;0)" office:value-type="float" office:value="0" calcext:value-type="float">
            <text:p>0</text:p>
          </table:table-cell>
          <table:table-cell table:formula="of:=[.K20]*[.C20]*1000" office:value-type="float" office:value="0" calcext:value-type="float">
            <text:p>0</text:p>
          </table:table-cell>
          <table:table-cell table:formula="of:=[.K19]*[.C20]*1000" office:value-type="float" office:value="693000" calcext:value-type="float">
            <text:p>693000</text:p>
          </table:table-cell>
          <table:table-cell table:formula="of:=IF([.N20]=[.O20];0;3500)" office:value-type="float" office:value="3500" calcext:value-type="float">
            <text:p>3500</text:p>
          </table:table-cell>
          <table:table-cell table:formula="of:=-[.N20]+[.O20]-[.P20]" office:value-type="float" office:value="689500" calcext:value-type="float">
            <text:p>689500</text:p>
          </table:table-cell>
          <table:table-cell table:formula="of:=[.C20]/[.C19]-1" office:value-type="float" office:value="0.00946831755280408" calcext:value-type="float">
            <text:p>0.0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1" calcext:value-type="float">
            <text:p>1</text:p>
          </table:table-cell>
          <table:table-cell office:value-type="float" office:value="0.511126" calcext:value-type="float">
            <text:p>0.511126</text:p>
          </table:table-cell>
          <table:table-cell table:formula="of:=IF([.K21]=[.J21];1;0)" office:value-type="float" office:value="1" calcext:value-type="float">
            <text:p>1</text:p>
          </table:table-cell>
          <table:table-cell table:formula="of:=[.K21]*[.C21]*1000" office:value-type="float" office:value="749800" calcext:value-type="float">
            <text:p>749800</text:p>
          </table:table-cell>
          <table:table-cell table:formula="of:=[.K20]*[.C21]*1000" office:value-type="float" office:value="0" calcext:value-type="float">
            <text:p>0</text:p>
          </table:table-cell>
          <table:table-cell table:formula="of:=IF([.N21]=[.O21];0;3500)" office:value-type="float" office:value="3500" calcext:value-type="float">
            <text:p>3500</text:p>
          </table:table-cell>
          <table:table-cell table:formula="of:=-[.N21]+[.O21]-[.P21]" office:value-type="float" office:value="-753300" calcext:value-type="float">
            <text:p>-753300</text:p>
          </table:table-cell>
          <table:table-cell table:formula="of:=[.C21]/[.C20]-1" office:value-type="float" office:value="0.0819624819624818" calcext:value-type="float">
            <text:p>0.08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1" calcext:value-type="float">
            <text:p>1</text:p>
          </table:table-cell>
          <table:table-cell office:value-type="float" office:value="0.525328" calcext:value-type="float">
            <text:p>0.525328</text:p>
          </table:table-cell>
          <table:table-cell table:formula="of:=IF([.K22]=[.J22];1;0)" office:value-type="float" office:value="1" calcext:value-type="float">
            <text:p>1</text:p>
          </table:table-cell>
          <table:table-cell table:formula="of:=[.K22]*[.C22]*1000" office:value-type="float" office:value="754600" calcext:value-type="float">
            <text:p>754600</text:p>
          </table:table-cell>
          <table:table-cell table:formula="of:=[.K21]*[.C22]*1000" office:value-type="float" office:value="754600" calcext:value-type="float">
            <text:p>754600</text:p>
          </table:table-cell>
          <table:table-cell table:formula="of:=IF([.N22]=[.O22];0;350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 table:formula="of:=[.C22]/[.C21]-1" office:value-type="float" office:value="0.00640170712189936" calcext:value-type="float">
            <text:p>0.00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17-05-08</text:p>
          </table:table-cell>
          <table:table-cell office:value-type="float" office:value="770" calcext:value-type="float">
            <text:p>770.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3]&gt;0.5;1;0)" office:value-type="float" office:value="1" calcext:value-type="float">
            <text:p>1</text:p>
          </table:table-cell>
          <table:table-cell office:value-type="float" office:value="0.518686" calcext:value-type="float">
            <text:p>0.518686</text:p>
          </table:table-cell>
          <table:table-cell table:formula="of:=IF([.K23]=[.J23];1;0)" office:value-type="float" office:value="1" calcext:value-type="float">
            <text:p>1</text:p>
          </table:table-cell>
          <table:table-cell table:formula="of:=[.K23]*[.C23]*1000" office:value-type="float" office:value="770000" calcext:value-type="float">
            <text:p>770000</text:p>
          </table:table-cell>
          <table:table-cell table:formula="of:=[.K22]*[.C23]*1000" office:value-type="float" office:value="770000" calcext:value-type="float">
            <text:p>770000</text:p>
          </table:table-cell>
          <table:table-cell table:formula="of:=IF([.N23]=[.O23];0;350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 table:formula="of:=[.C23]/[.C22]-1" office:value-type="float" office:value="0.0204081632653061" calcext:value-type="float">
            <text:p>0.02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4]&gt;0.5;1;0)" office:value-type="float" office:value="1" calcext:value-type="float">
            <text:p>1</text:p>
          </table:table-cell>
          <table:table-cell office:value-type="float" office:value="0.549875" calcext:value-type="float">
            <text:p>0.549875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[.K24]*[.C24]*1000" office:value-type="float" office:value="790100" calcext:value-type="float">
            <text:p>790100</text:p>
          </table:table-cell>
          <table:table-cell table:formula="of:=[.K23]*[.C24]*1000" office:value-type="float" office:value="790100" calcext:value-type="float">
            <text:p>790100</text:p>
          </table:table-cell>
          <table:table-cell table:formula="of:=IF([.N24]=[.O24];0;350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 table:formula="of:=[.C24]/[.C23]-1" office:value-type="float" office:value="0.0261038961038962" calcext:value-type="float">
            <text:p>0.02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17-05-10</text:p>
          </table:table-cell>
          <table:table-cell office:value-type="float" office:value="792" calcext:value-type="float">
            <text:p>792.0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1" calcext:value-type="float">
            <text:p>1</text:p>
          </table:table-cell>
          <table:table-cell office:value-type="float" office:value="0.570863" calcext:value-type="float">
            <text:p>0.570863</text:p>
          </table:table-cell>
          <table:table-cell table:formula="of:=IF([.K25]=[.J25];1;0)" office:value-type="float" office:value="1" calcext:value-type="float">
            <text:p>1</text:p>
          </table:table-cell>
          <table:table-cell table:formula="of:=[.K25]*[.C25]*1000" office:value-type="float" office:value="792000" calcext:value-type="float">
            <text:p>792000</text:p>
          </table:table-cell>
          <table:table-cell table:formula="of:=[.K24]*[.C25]*1000" office:value-type="float" office:value="792000" calcext:value-type="float">
            <text:p>792000</text:p>
          </table:table-cell>
          <table:table-cell table:formula="of:=IF([.N25]=[.O25];0;3500)" office:value-type="float" office:value="0" calcext:value-type="float">
            <text:p>0</text:p>
          </table:table-cell>
          <table:table-cell table:formula="of:=-[.N25]+[.O25]-[.P25]" office:value-type="float" office:value="0" calcext:value-type="float">
            <text:p>0</text:p>
          </table:table-cell>
          <table:table-cell table:formula="of:=[.C25]/[.C24]-1" office:value-type="float" office:value="0.00240475889127945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17-05-11</text:p>
          </table:table-cell>
          <table:table-cell office:value-type="float" office:value="800" calcext:value-type="float">
            <text:p>800.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6]&gt;0.5;1;0)" office:value-type="float" office:value="1" calcext:value-type="float">
            <text:p>1</text:p>
          </table:table-cell>
          <table:table-cell office:value-type="float" office:value="0.582478" calcext:value-type="float">
            <text:p>0.582478</text:p>
          </table:table-cell>
          <table:table-cell table:formula="of:=IF([.K26]=[.J26];1;0)" office:value-type="float" office:value="1" calcext:value-type="float">
            <text:p>1</text:p>
          </table:table-cell>
          <table:table-cell table:formula="of:=[.K26]*[.C26]*1000" office:value-type="float" office:value="800000" calcext:value-type="float">
            <text:p>800000</text:p>
          </table:table-cell>
          <table:table-cell table:formula="of:=[.K25]*[.C26]*1000" office:value-type="float" office:value="800000" calcext:value-type="float">
            <text:p>800000</text:p>
          </table:table-cell>
          <table:table-cell table:formula="of:=IF([.N26]=[.O26];0;350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 table:formula="of:=[.C26]/[.C25]-1" office:value-type="float" office:value="0.0101010101010102" calcext:value-type="float">
            <text:p>0.01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1" calcext:value-type="float">
            <text:p>1</text:p>
          </table:table-cell>
          <table:table-cell office:value-type="float" office:value="0.561608" calcext:value-type="float">
            <text:p>0.561608</text:p>
          </table:table-cell>
          <table:table-cell table:formula="of:=IF([.K27]=[.J27];1;0)" office:value-type="float" office:value="0" calcext:value-type="float">
            <text:p>0</text:p>
          </table:table-cell>
          <table:table-cell table:formula="of:=[.K27]*[.C27]*1000" office:value-type="float" office:value="804700" calcext:value-type="float">
            <text:p>804700</text:p>
          </table:table-cell>
          <table:table-cell table:formula="of:=[.K26]*[.C27]*1000" office:value-type="float" office:value="804700" calcext:value-type="float">
            <text:p>804700</text:p>
          </table:table-cell>
          <table:table-cell table:formula="of:=IF([.N27]=[.O27];0;350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 table:formula="of:=[.C27]/[.C26]-1" office:value-type="float" office:value="0.00587500000000007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1" calcext:value-type="float">
            <text:p>1</text:p>
          </table:table-cell>
          <table:table-cell office:value-type="float" office:value="0.524775" calcext:value-type="float">
            <text:p>0.524775</text:p>
          </table:table-cell>
          <table:table-cell table:formula="of:=IF([.K28]=[.J28];1;0)" office:value-type="float" office:value="1" calcext:value-type="float">
            <text:p>1</text:p>
          </table:table-cell>
          <table:table-cell table:formula="of:=[.K28]*[.C28]*1000" office:value-type="float" office:value="787200" calcext:value-type="float">
            <text:p>787200</text:p>
          </table:table-cell>
          <table:table-cell table:formula="of:=[.K27]*[.C28]*1000" office:value-type="float" office:value="787200" calcext:value-type="float">
            <text:p>787200</text:p>
          </table:table-cell>
          <table:table-cell table:formula="of:=IF([.N28]=[.O28];0;350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 table:formula="of:=[.C28]/[.C27]-1" office:value-type="float" office:value="-0.0217472349944079" calcext:value-type="float">
            <text:p>-0.02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9]&gt;0.5;1;0)" office:value-type="float" office:value="1" calcext:value-type="float">
            <text:p>1</text:p>
          </table:table-cell>
          <table:table-cell office:value-type="float" office:value="0.518657" calcext:value-type="float">
            <text:p>0.518657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[.K29]*[.C29]*1000" office:value-type="float" office:value="793200" calcext:value-type="float">
            <text:p>793200</text:p>
          </table:table-cell>
          <table:table-cell table:formula="of:=[.K28]*[.C29]*1000" office:value-type="float" office:value="793200" calcext:value-type="float">
            <text:p>793200</text:p>
          </table:table-cell>
          <table:table-cell table:formula="of:=IF([.N29]=[.O29];0;350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 table:formula="of:=[.C29]/[.C28]-1" office:value-type="float" office:value="0.00762195121951215" calcext:value-type="float">
            <text:p>0.007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97434" calcext:value-type="float">
            <text:p>0.497434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[.K30]*[.C30]*1000" office:value-type="float" office:value="0" calcext:value-type="float">
            <text:p>0</text:p>
          </table:table-cell>
          <table:table-cell table:formula="of:=[.K29]*[.C30]*1000" office:value-type="float" office:value="797100" calcext:value-type="float">
            <text:p>797100</text:p>
          </table:table-cell>
          <table:table-cell table:formula="of:=IF([.N30]=[.O30];0;3500)" office:value-type="float" office:value="3500" calcext:value-type="float">
            <text:p>3500</text:p>
          </table:table-cell>
          <table:table-cell table:formula="of:=-[.N30]+[.O30]-[.P30]" office:value-type="float" office:value="793600" calcext:value-type="float">
            <text:p>793600</text:p>
          </table:table-cell>
          <table:table-cell table:formula="of:=[.C30]/[.C29]-1" office:value-type="float" office:value="0.00491679273827539" calcext:value-type="float">
            <text:p>0.00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98602" calcext:value-type="float">
            <text:p>0.498602</text:p>
          </table:table-cell>
          <table:table-cell table:formula="of:=IF([.K31]=[.J31];1;0)" office:value-type="float" office:value="0" calcext:value-type="float">
            <text:p>0</text:p>
          </table:table-cell>
          <table:table-cell table:formula="of:=[.K31]*[.C31]*1000" office:value-type="float" office:value="0" calcext:value-type="float">
            <text:p>0</text:p>
          </table:table-cell>
          <table:table-cell table:formula="of:=[.K30]*[.C31]*1000" office:value-type="float" office:value="0" calcext:value-type="float">
            <text:p>0</text:p>
          </table:table-cell>
          <table:table-cell table:formula="of:=IF([.N31]=[.O31];0;350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 table:formula="of:=[.C31]/[.C30]-1" office:value-type="float" office:value="-0.00439091707439465" calcext:value-type="float">
            <text:p>-0.00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2]&gt;0.5;1;0)" office:value-type="float" office:value="1" calcext:value-type="float">
            <text:p>1</text:p>
          </table:table-cell>
          <table:table-cell office:value-type="float" office:value="0.538103" calcext:value-type="float">
            <text:p>0.538103</text:p>
          </table:table-cell>
          <table:table-cell table:formula="of:=IF([.K32]=[.J32];1;0)" office:value-type="float" office:value="0" calcext:value-type="float">
            <text:p>0</text:p>
          </table:table-cell>
          <table:table-cell table:formula="of:=[.K32]*[.C32]*1000" office:value-type="float" office:value="793900" calcext:value-type="float">
            <text:p>793900</text:p>
          </table:table-cell>
          <table:table-cell table:formula="of:=[.K31]*[.C32]*1000" office:value-type="float" office:value="0" calcext:value-type="float">
            <text:p>0</text:p>
          </table:table-cell>
          <table:table-cell table:formula="of:=IF([.N32]=[.O32];0;3500)" office:value-type="float" office:value="3500" calcext:value-type="float">
            <text:p>3500</text:p>
          </table:table-cell>
          <table:table-cell table:formula="of:=-[.N32]+[.O32]-[.P32]" office:value-type="float" office:value="-797400" calcext:value-type="float">
            <text:p>-797400</text:p>
          </table:table-cell>
          <table:table-cell table:formula="of:=[.C32]/[.C31]-1" office:value-type="float" office:value="0.000378024193548265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1" calcext:value-type="float">
            <text:p>1</text:p>
          </table:table-cell>
          <table:table-cell office:value-type="float" office:value="0.562483" calcext:value-type="float">
            <text:p>0.562483</text:p>
          </table:table-cell>
          <table:table-cell table:formula="of:=IF([.K33]=[.J33];1;0)" office:value-type="float" office:value="0" calcext:value-type="float">
            <text:p>0</text:p>
          </table:table-cell>
          <table:table-cell table:formula="of:=[.K33]*[.C33]*1000" office:value-type="float" office:value="793500" calcext:value-type="float">
            <text:p>793500</text:p>
          </table:table-cell>
          <table:table-cell table:formula="of:=[.K32]*[.C33]*1000" office:value-type="float" office:value="793500" calcext:value-type="float">
            <text:p>793500</text:p>
          </table:table-cell>
          <table:table-cell table:formula="of:=IF([.N33]=[.O33];0;350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 table:formula="of:=[.C33]/[.C32]-1" office:value-type="float" office:value="-0.000503841793676796" calcext:value-type="float">
            <text:p>-0.0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1" calcext:value-type="float">
            <text:p>1</text:p>
          </table:table-cell>
          <table:table-cell office:value-type="float" office:value="0.572987" calcext:value-type="float">
            <text:p>0.572987</text:p>
          </table:table-cell>
          <table:table-cell table:formula="of:=IF([.K34]=[.J34];1;0)" office:value-type="float" office:value="1" calcext:value-type="float">
            <text:p>1</text:p>
          </table:table-cell>
          <table:table-cell table:formula="of:=[.K34]*[.C34]*1000" office:value-type="float" office:value="789200" calcext:value-type="float">
            <text:p>789200</text:p>
          </table:table-cell>
          <table:table-cell table:formula="of:=[.K33]*[.C34]*1000" office:value-type="float" office:value="789200" calcext:value-type="float">
            <text:p>789200</text:p>
          </table:table-cell>
          <table:table-cell table:formula="of:=IF([.N34]=[.O34];0;350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 table:formula="of:=[.C34]/[.C33]-1" office:value-type="float" office:value="-0.0054190296156269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1" calcext:value-type="float">
            <text:p>1</text:p>
          </table:table-cell>
          <table:table-cell office:value-type="float" office:value="0.598723" calcext:value-type="float">
            <text:p>0.598723</text:p>
          </table:table-cell>
          <table:table-cell table:formula="of:=IF([.K35]=[.J35];1;0)" office:value-type="float" office:value="1" calcext:value-type="float">
            <text:p>1</text:p>
          </table:table-cell>
          <table:table-cell table:formula="of:=[.K35]*[.C35]*1000" office:value-type="float" office:value="794300" calcext:value-type="float">
            <text:p>794300</text:p>
          </table:table-cell>
          <table:table-cell table:formula="of:=[.K34]*[.C35]*1000" office:value-type="float" office:value="794300" calcext:value-type="float">
            <text:p>794300</text:p>
          </table:table-cell>
          <table:table-cell table:formula="of:=IF([.N35]=[.O35];0;350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 table:formula="of:=[.C35]/[.C34]-1" office:value-type="float" office:value="0.00646224024328412" calcext:value-type="float">
            <text:p>0.00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6]&gt;0.5;1;0)" office:value-type="float" office:value="1" calcext:value-type="float">
            <text:p>1</text:p>
          </table:table-cell>
          <table:table-cell office:value-type="float" office:value="0.602986" calcext:value-type="float">
            <text:p>0.602986</text:p>
          </table:table-cell>
          <table:table-cell table:formula="of:=IF([.K36]=[.J36];1;0)" office:value-type="float" office:value="0" calcext:value-type="float">
            <text:p>0</text:p>
          </table:table-cell>
          <table:table-cell table:formula="of:=[.K36]*[.C36]*1000" office:value-type="float" office:value="811800" calcext:value-type="float">
            <text:p>811800</text:p>
          </table:table-cell>
          <table:table-cell table:formula="of:=[.K35]*[.C36]*1000" office:value-type="float" office:value="811800" calcext:value-type="float">
            <text:p>811800</text:p>
          </table:table-cell>
          <table:table-cell table:formula="of:=IF([.N36]=[.O36];0;350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 table:formula="of:=[.C36]/[.C35]-1" office:value-type="float" office:value="0.0220319778421252" calcext:value-type="float">
            <text:p>0.02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7]&gt;0.5;1;0)" office:value-type="float" office:value="1" calcext:value-type="float">
            <text:p>1</text:p>
          </table:table-cell>
          <table:table-cell office:value-type="float" office:value="0.569518" calcext:value-type="float">
            <text:p>0.569518</text:p>
          </table:table-cell>
          <table:table-cell table:formula="of:=IF([.K37]=[.J37];1;0)" office:value-type="float" office:value="1" calcext:value-type="float">
            <text:p>1</text:p>
          </table:table-cell>
          <table:table-cell table:formula="of:=[.K37]*[.C37]*1000" office:value-type="float" office:value="811500" calcext:value-type="float">
            <text:p>811500</text:p>
          </table:table-cell>
          <table:table-cell table:formula="of:=[.K36]*[.C37]*1000" office:value-type="float" office:value="811500" calcext:value-type="float">
            <text:p>811500</text:p>
          </table:table-cell>
          <table:table-cell table:formula="of:=IF([.N37]=[.O37];0;350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 table:formula="of:=[.C37]/[.C36]-1" office:value-type="float" office:value="-0.000369549150036952" calcext:value-type="float">
            <text:p>-0.00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8]&gt;0.5;1;0)" office:value-type="float" office:value="1" calcext:value-type="float">
            <text:p>1</text:p>
          </table:table-cell>
          <table:table-cell office:value-type="float" office:value="0.563316" calcext:value-type="float">
            <text:p>0.563316</text:p>
          </table:table-cell>
          <table:table-cell table:formula="of:=IF([.K38]=[.J38];1;0)" office:value-type="float" office:value="0" calcext:value-type="float">
            <text:p>0</text:p>
          </table:table-cell>
          <table:table-cell table:formula="of:=[.K38]*[.C38]*1000" office:value-type="float" office:value="811500" calcext:value-type="float">
            <text:p>811500</text:p>
          </table:table-cell>
          <table:table-cell table:formula="of:=[.K37]*[.C38]*1000" office:value-type="float" office:value="811500" calcext:value-type="float">
            <text:p>811500</text:p>
          </table:table-cell>
          <table:table-cell table:formula="of:=IF([.N38]=[.O38];0;350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 table:formula="of:=[.C38]/[.C3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17-05-30</text:p>
          </table:table-cell>
          <table:table-cell office:value-type="float" office:value="810" calcext:value-type="float">
            <text:p>810.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9]&gt;0.5;1;0)" office:value-type="float" office:value="1" calcext:value-type="float">
            <text:p>1</text:p>
          </table:table-cell>
          <table:table-cell office:value-type="float" office:value="0.572212" calcext:value-type="float">
            <text:p>0.572212</text:p>
          </table:table-cell>
          <table:table-cell table:formula="of:=IF([.K39]=[.J39];1;0)" office:value-type="float" office:value="1" calcext:value-type="float">
            <text:p>1</text:p>
          </table:table-cell>
          <table:table-cell table:formula="of:=[.K39]*[.C39]*1000" office:value-type="float" office:value="810000" calcext:value-type="float">
            <text:p>810000</text:p>
          </table:table-cell>
          <table:table-cell table:formula="of:=[.K38]*[.C39]*1000" office:value-type="float" office:value="810000" calcext:value-type="float">
            <text:p>810000</text:p>
          </table:table-cell>
          <table:table-cell table:formula="of:=IF([.N39]=[.O39];0;350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 table:formula="of:=[.C39]/[.C38]-1" office:value-type="float" office:value="-0.0018484288354898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1" calcext:value-type="float">
            <text:p>1</text:p>
          </table:table-cell>
          <table:table-cell office:value-type="float" office:value="0.579292" calcext:value-type="float">
            <text:p>0.579292</text:p>
          </table:table-cell>
          <table:table-cell table:formula="of:=IF([.K40]=[.J40];1;0)" office:value-type="float" office:value="0" calcext:value-type="float">
            <text:p>0</text:p>
          </table:table-cell>
          <table:table-cell table:formula="of:=[.K40]*[.C40]*1000" office:value-type="float" office:value="810300" calcext:value-type="float">
            <text:p>810300</text:p>
          </table:table-cell>
          <table:table-cell table:formula="of:=[.K39]*[.C40]*1000" office:value-type="float" office:value="810300" calcext:value-type="float">
            <text:p>810300</text:p>
          </table:table-cell>
          <table:table-cell table:formula="of:=IF([.N40]=[.O40];0;350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 table:formula="of:=[.C40]/[.C39]-1" office:value-type="float" office:value="0.00037037037037035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1]&gt;0.5;1;0)" office:value-type="float" office:value="1" calcext:value-type="float">
            <text:p>1</text:p>
          </table:table-cell>
          <table:table-cell office:value-type="float" office:value="0.602637" calcext:value-type="float">
            <text:p>0.602637</text:p>
          </table:table-cell>
          <table:table-cell table:formula="of:=IF([.K41]=[.J41];1;0)" office:value-type="float" office:value="0" calcext:value-type="float">
            <text:p>0</text:p>
          </table:table-cell>
          <table:table-cell table:formula="of:=[.K41]*[.C41]*1000" office:value-type="float" office:value="804700" calcext:value-type="float">
            <text:p>804700</text:p>
          </table:table-cell>
          <table:table-cell table:formula="of:=[.K40]*[.C41]*1000" office:value-type="float" office:value="804700" calcext:value-type="float">
            <text:p>804700</text:p>
          </table:table-cell>
          <table:table-cell table:formula="of:=IF([.N41]=[.O41];0;350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 table:formula="of:=[.C41]/[.C40]-1" office:value-type="float" office:value="-0.00691102060965065" calcext:value-type="float">
            <text:p>-0.006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17-06-02</text:p>
          </table:table-cell>
          <table:table-cell office:value-type="float" office:value="800" calcext:value-type="float">
            <text:p>800.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1" calcext:value-type="float">
            <text:p>1</text:p>
          </table:table-cell>
          <table:table-cell office:value-type="float" office:value="0.609659" calcext:value-type="float">
            <text:p>0.609659</text:p>
          </table:table-cell>
          <table:table-cell table:formula="of:=IF([.K42]=[.J42];1;0)" office:value-type="float" office:value="1" calcext:value-type="float">
            <text:p>1</text:p>
          </table:table-cell>
          <table:table-cell table:formula="of:=[.K42]*[.C42]*1000" office:value-type="float" office:value="800000" calcext:value-type="float">
            <text:p>800000</text:p>
          </table:table-cell>
          <table:table-cell table:formula="of:=[.K41]*[.C42]*1000" office:value-type="float" office:value="800000" calcext:value-type="float">
            <text:p>800000</text:p>
          </table:table-cell>
          <table:table-cell table:formula="of:=IF([.N42]=[.O42];0;350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 table:formula="of:=[.C42]/[.C41]-1" office:value-type="float" office:value="-0.00584068596992671" calcext:value-type="float">
            <text:p>-0.005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3]&gt;0.5;1;0)" office:value-type="float" office:value="1" calcext:value-type="float">
            <text:p>1</text:p>
          </table:table-cell>
          <table:table-cell office:value-type="float" office:value="0.596139" calcext:value-type="float">
            <text:p>0.596139</text:p>
          </table:table-cell>
          <table:table-cell table:formula="of:=IF([.K43]=[.J43];1;0)" office:value-type="float" office:value="1" calcext:value-type="float">
            <text:p>1</text:p>
          </table:table-cell>
          <table:table-cell table:formula="of:=[.K43]*[.C43]*1000" office:value-type="float" office:value="808200" calcext:value-type="float">
            <text:p>808200</text:p>
          </table:table-cell>
          <table:table-cell table:formula="of:=[.K42]*[.C43]*1000" office:value-type="float" office:value="808200" calcext:value-type="float">
            <text:p>808200</text:p>
          </table:table-cell>
          <table:table-cell table:formula="of:=IF([.N43]=[.O43];0;350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 table:formula="of:=[.C43]/[.C42]-1" office:value-type="float" office:value="0.0102500000000001" calcext:value-type="float">
            <text:p>0.01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17-06-06</text:p>
          </table:table-cell>
          <table:table-cell office:value-type="float" office:value="821.7" calcext:value-type="float">
            <text:p>821.7</text:p>
          </table:table-cell>
          <table:table-cell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1" calcext:value-type="float">
            <text:p>1</text:p>
          </table:table-cell>
          <table:table-cell office:value-type="float" office:value="0.562433" calcext:value-type="float">
            <text:p>0.562433</text:p>
          </table:table-cell>
          <table:table-cell table:formula="of:=IF([.K44]=[.J44];1;0)" office:value-type="float" office:value="0" calcext:value-type="float">
            <text:p>0</text:p>
          </table:table-cell>
          <table:table-cell table:formula="of:=[.K44]*[.C44]*1000" office:value-type="float" office:value="821700" calcext:value-type="float">
            <text:p>821700</text:p>
          </table:table-cell>
          <table:table-cell table:formula="of:=[.K43]*[.C44]*1000" office:value-type="float" office:value="821700" calcext:value-type="float">
            <text:p>821700</text:p>
          </table:table-cell>
          <table:table-cell table:formula="of:=IF([.N44]=[.O44];0;350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 table:formula="of:=[.C44]/[.C43]-1" office:value-type="float" office:value="0.01670378619153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17-06-07</text:p>
          </table:table-cell>
          <table:table-cell office:value-type="float" office:value="800" calcext:value-type="float">
            <text:p>800.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5]&gt;0.5;1;0)" office:value-type="float" office:value="1" calcext:value-type="float">
            <text:p>1</text:p>
          </table:table-cell>
          <table:table-cell office:value-type="float" office:value="0.533858" calcext:value-type="float">
            <text:p>0.533858</text:p>
          </table:table-cell>
          <table:table-cell table:formula="of:=IF([.K45]=[.J45];1;0)" office:value-type="float" office:value="1" calcext:value-type="float">
            <text:p>1</text:p>
          </table:table-cell>
          <table:table-cell table:formula="of:=[.K45]*[.C45]*1000" office:value-type="float" office:value="800000" calcext:value-type="float">
            <text:p>800000</text:p>
          </table:table-cell>
          <table:table-cell table:formula="of:=[.K44]*[.C45]*1000" office:value-type="float" office:value="800000" calcext:value-type="float">
            <text:p>800000</text:p>
          </table:table-cell>
          <table:table-cell table:formula="of:=IF([.N45]=[.O45];0;350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 table:formula="of:=[.C45]/[.C44]-1" office:value-type="float" office:value="-0.0264086649628819" calcext:value-type="float">
            <text:p>-0.02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6]&gt;0.5;1;0)" office:value-type="float" office:value="0" calcext:value-type="float">
            <text:p>0</text:p>
          </table:table-cell>
          <table:table-cell office:value-type="float" office:value="0.497926" calcext:value-type="float">
            <text:p>0.497926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[.K46]*[.C46]*1000" office:value-type="float" office:value="0" calcext:value-type="float">
            <text:p>0</text:p>
          </table:table-cell>
          <table:table-cell table:formula="of:=[.K45]*[.C46]*1000" office:value-type="float" office:value="801800" calcext:value-type="float">
            <text:p>801800</text:p>
          </table:table-cell>
          <table:table-cell table:formula="of:=IF([.N46]=[.O46];0;3500)" office:value-type="float" office:value="3500" calcext:value-type="float">
            <text:p>3500</text:p>
          </table:table-cell>
          <table:table-cell table:formula="of:=-[.N46]+[.O46]-[.P46]" office:value-type="float" office:value="798300" calcext:value-type="float">
            <text:p>798300</text:p>
          </table:table-cell>
          <table:table-cell table:formula="of:=[.C46]/[.C45]-1" office:value-type="float" office:value="0.00224999999999986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0" calcext:value-type="float">
            <text:p>0</text:p>
          </table:table-cell>
          <table:table-cell office:value-type="float" office:value="0.477875" calcext:value-type="float">
            <text:p>0.477875</text:p>
          </table:table-cell>
          <table:table-cell table:formula="of:=IF([.K47]=[.J47];1;0)" office:value-type="float" office:value="1" calcext:value-type="float">
            <text:p>1</text:p>
          </table:table-cell>
          <table:table-cell table:formula="of:=[.K47]*[.C47]*1000" office:value-type="float" office:value="0" calcext:value-type="float">
            <text:p>0</text:p>
          </table:table-cell>
          <table:table-cell table:formula="of:=[.K46]*[.C47]*1000" office:value-type="float" office:value="0" calcext:value-type="float">
            <text:p>0</text:p>
          </table:table-cell>
          <table:table-cell table:formula="of:=IF([.N47]=[.O47];0;350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 table:formula="of:=[.C47]/[.C46]-1" office:value-type="float" office:value="-0.0174607133948615" calcext:value-type="float">
            <text:p>-0.01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8]&gt;0.5;1;0)" office:value-type="float" office:value="0" calcext:value-type="float">
            <text:p>0</text:p>
          </table:table-cell>
          <table:table-cell office:value-type="float" office:value="0.478623" calcext:value-type="float">
            <text:p>0.478623</text:p>
          </table:table-cell>
          <table:table-cell table:formula="of:=IF([.K48]=[.J48];1;0)" office:value-type="float" office:value="0" calcext:value-type="float">
            <text:p>0</text:p>
          </table:table-cell>
          <table:table-cell table:formula="of:=[.K48]*[.C48]*1000" office:value-type="float" office:value="0" calcext:value-type="float">
            <text:p>0</text:p>
          </table:table-cell>
          <table:table-cell table:formula="of:=[.K47]*[.C48]*1000" office:value-type="float" office:value="0" calcext:value-type="float">
            <text:p>0</text:p>
          </table:table-cell>
          <table:table-cell table:formula="of:=IF([.N48]=[.O48];0;350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 table:formula="of:=[.C48]/[.C47]-1" office:value-type="float" office:value="-0.0013962934755013" calcext:value-type="float">
            <text:p>-0.001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9]&gt;0.5;1;0)" office:value-type="float" office:value="0" calcext:value-type="float">
            <text:p>0</text:p>
          </table:table-cell>
          <table:table-cell office:value-type="float" office:value="0.469881" calcext:value-type="float">
            <text:p>0.469881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[.K49]*[.C49]*1000" office:value-type="float" office:value="0" calcext:value-type="float">
            <text:p>0</text:p>
          </table:table-cell>
          <table:table-cell table:formula="of:=[.K48]*[.C49]*1000" office:value-type="float" office:value="0" calcext:value-type="float">
            <text:p>0</text:p>
          </table:table-cell>
          <table:table-cell table:formula="of:=IF([.N49]=[.O49];0;350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 table:formula="of:=[.C49]/[.C48]-1" office:value-type="float" office:value="0.00101690606330229" calcext:value-type="float">
            <text:p>0.00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17-06-14</text:p>
          </table:table-cell>
          <table:table-cell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0" calcext:value-type="float">
            <text:p>0</text:p>
          </table:table-cell>
          <table:table-cell office:value-type="float" office:value="0.479428" calcext:value-type="float">
            <text:p>0.479428</text:p>
          </table:table-cell>
          <table:table-cell table:formula="of:=IF([.K50]=[.J50];1;0)" office:value-type="float" office:value="1" calcext:value-type="float">
            <text:p>1</text:p>
          </table:table-cell>
          <table:table-cell table:formula="of:=[.K50]*[.C50]*1000" office:value-type="float" office:value="0" calcext:value-type="float">
            <text:p>0</text:p>
          </table:table-cell>
          <table:table-cell table:formula="of:=[.K49]*[.C50]*1000" office:value-type="float" office:value="0" calcext:value-type="float">
            <text:p>0</text:p>
          </table:table-cell>
          <table:table-cell table:formula="of:=IF([.N50]=[.O50];0;350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 table:formula="of:=[.C50]/[.C49]-1" office:value-type="float" office:value="0.0158730158730158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17-06-15</text:p>
          </table:table-cell>
          <table:table-cell office:value-type="float" office:value="785" calcext:value-type="float">
            <text:p>785.0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0" calcext:value-type="float">
            <text:p>0</text:p>
          </table:table-cell>
          <table:table-cell office:value-type="float" office:value="0.465938" calcext:value-type="float">
            <text:p>0.465938</text:p>
          </table:table-cell>
          <table:table-cell table:formula="of:=IF([.K51]=[.J51];1;0)" office:value-type="float" office:value="0" calcext:value-type="float">
            <text:p>0</text:p>
          </table:table-cell>
          <table:table-cell table:formula="of:=[.K51]*[.C51]*1000" office:value-type="float" office:value="0" calcext:value-type="float">
            <text:p>0</text:p>
          </table:table-cell>
          <table:table-cell table:formula="of:=[.K50]*[.C51]*1000" office:value-type="float" office:value="0" calcext:value-type="float">
            <text:p>0</text:p>
          </table:table-cell>
          <table:table-cell table:formula="of:=IF([.N51]=[.O51];0;350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 table:formula="of:=[.C51]/[.C50]-1" office:value-type="float" office:value="-0.01875" calcext:value-type="float">
            <text:p>-0.018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17-06-16</text:p>
          </table:table-cell>
          <table:table-cell office:value-type="float" office:value="795" calcext:value-type="float">
            <text:p>795.0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2]&gt;0.5;1;0)" office:value-type="float" office:value="0" calcext:value-type="float">
            <text:p>0</text:p>
          </table:table-cell>
          <table:table-cell office:value-type="float" office:value="0.459881" calcext:value-type="float">
            <text:p>0.45988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[.K52]*[.C52]*1000" office:value-type="float" office:value="0" calcext:value-type="float">
            <text:p>0</text:p>
          </table:table-cell>
          <table:table-cell table:formula="of:=[.K51]*[.C52]*1000" office:value-type="float" office:value="0" calcext:value-type="float">
            <text:p>0</text:p>
          </table:table-cell>
          <table:table-cell table:formula="of:=IF([.N52]=[.O52];0;350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 table:formula="of:=[.C52]/[.C51]-1" office:value-type="float" office:value="0.0127388535031847" calcext:value-type="float">
            <text:p>0.0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17-06-19</text:p>
          </table:table-cell>
          <table:table-cell office:value-type="float" office:value="791" calcext:value-type="float">
            <text:p>791.0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0" calcext:value-type="float">
            <text:p>0</text:p>
          </table:table-cell>
          <table:table-cell office:value-type="float" office:value="0.459944" calcext:value-type="float">
            <text:p>0.459944</text:p>
          </table:table-cell>
          <table:table-cell table:formula="of:=IF([.K53]=[.J53];1;0)" office:value-type="float" office:value="0" calcext:value-type="float">
            <text:p>0</text:p>
          </table:table-cell>
          <table:table-cell table:formula="of:=[.K53]*[.C53]*1000" office:value-type="float" office:value="0" calcext:value-type="float">
            <text:p>0</text:p>
          </table:table-cell>
          <table:table-cell table:formula="of:=[.K52]*[.C53]*1000" office:value-type="float" office:value="0" calcext:value-type="float">
            <text:p>0</text:p>
          </table:table-cell>
          <table:table-cell table:formula="of:=IF([.N53]=[.O53];0;350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 table:formula="of:=[.C53]/[.C52]-1" office:value-type="float" office:value="-0.0050314465408805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4]&gt;0.5;1;0)" office:value-type="float" office:value="0" calcext:value-type="float">
            <text:p>0</text:p>
          </table:table-cell>
          <table:table-cell office:value-type="float" office:value="0.471855" calcext:value-type="float">
            <text:p>0.471855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[.K54]*[.C54]*1000" office:value-type="float" office:value="0" calcext:value-type="float">
            <text:p>0</text:p>
          </table:table-cell>
          <table:table-cell table:formula="of:=[.K53]*[.C54]*1000" office:value-type="float" office:value="0" calcext:value-type="float">
            <text:p>0</text:p>
          </table:table-cell>
          <table:table-cell table:formula="of:=IF([.N54]=[.O54];0;350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 table:formula="of:=[.C54]/[.C53]-1" office:value-type="float" office:value="0.0190897597977244" calcext:value-type="float">
            <text:p>0.01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17-06-21</text:p>
          </table:table-cell>
          <table:table-cell office:value-type="float" office:value="800" calcext:value-type="float">
            <text:p>800.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09154" calcext:value-type="float">
            <text:p>0.509154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[.K55]*[.C55]*1000" office:value-type="float" office:value="800000" calcext:value-type="float">
            <text:p>800000</text:p>
          </table:table-cell>
          <table:table-cell table:formula="of:=[.K54]*[.C55]*1000" office:value-type="float" office:value="0" calcext:value-type="float">
            <text:p>0</text:p>
          </table:table-cell>
          <table:table-cell table:formula="of:=IF([.N55]=[.O55];0;3500)" office:value-type="float" office:value="3500" calcext:value-type="float">
            <text:p>3500</text:p>
          </table:table-cell>
          <table:table-cell table:formula="of:=-[.N55]+[.O55]-[.P55]" office:value-type="float" office:value="-803500" calcext:value-type="float">
            <text:p>-803500</text:p>
          </table:table-cell>
          <table:table-cell table:formula="of:=[.C55]/[.C54]-1" office:value-type="float" office:value="-0.00756729934251332" calcext:value-type="float">
            <text:p>-0.007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17-06-22</text:p>
          </table:table-cell>
          <table:table-cell office:value-type="float" office:value="810" calcext:value-type="float">
            <text:p>810.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27629" calcext:value-type="float">
            <text:p>0.527629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[.K56]*[.C56]*1000" office:value-type="float" office:value="810000" calcext:value-type="float">
            <text:p>810000</text:p>
          </table:table-cell>
          <table:table-cell table:formula="of:=[.K55]*[.C56]*1000" office:value-type="float" office:value="810000" calcext:value-type="float">
            <text:p>810000</text:p>
          </table:table-cell>
          <table:table-cell table:formula="of:=IF([.N56]=[.O56];0;3500)" office:value-type="float" office:value="0" calcext:value-type="float">
            <text:p>0</text:p>
          </table:table-cell>
          <table:table-cell table:formula="of:=-[.N56]+[.O56]-[.P56]" office:value-type="float" office:value="0" calcext:value-type="float">
            <text:p>0</text:p>
          </table:table-cell>
          <table:table-cell table:formula="of:=[.C56]/[.C55]-1"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17-06-23</text:p>
          </table:table-cell>
          <table:table-cell office:value-type="float" office:value="830" calcext:value-type="float">
            <text:p>830.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7]&gt;0.5;1;0)" office:value-type="float" office:value="1" calcext:value-type="float">
            <text:p>1</text:p>
          </table:table-cell>
          <table:table-cell office:value-type="float" office:value="0.541148" calcext:value-type="float">
            <text:p>0.541148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[.K57]*[.C57]*1000" office:value-type="float" office:value="830000" calcext:value-type="float">
            <text:p>830000</text:p>
          </table:table-cell>
          <table:table-cell table:formula="of:=[.K56]*[.C57]*1000" office:value-type="float" office:value="830000" calcext:value-type="float">
            <text:p>830000</text:p>
          </table:table-cell>
          <table:table-cell table:formula="of:=IF([.N57]=[.O57];0;3500)" office:value-type="float" office:value="0" calcext:value-type="float">
            <text:p>0</text:p>
          </table:table-cell>
          <table:table-cell table:formula="of:=-[.N57]+[.O57]-[.P57]" office:value-type="float" office:value="0" calcext:value-type="float">
            <text:p>0</text:p>
          </table:table-cell>
          <table:table-cell table:formula="of:=[.C57]/[.C56]-1" office:value-type="float" office:value="0.0246913580246915" calcext:value-type="float">
            <text:p>0.024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17-06-26</text:p>
          </table:table-cell>
          <table:table-cell office:value-type="float" office:value="830" calcext:value-type="float">
            <text:p>830.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53255" calcext:value-type="float">
            <text:p>0.553255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[.K58]*[.C58]*1000" office:value-type="float" office:value="830000" calcext:value-type="float">
            <text:p>830000</text:p>
          </table:table-cell>
          <table:table-cell table:formula="of:=[.K57]*[.C58]*1000" office:value-type="float" office:value="830000" calcext:value-type="float">
            <text:p>830000</text:p>
          </table:table-cell>
          <table:table-cell table:formula="of:=IF([.N58]=[.O58];0;3500)" office:value-type="float" office:value="0" calcext:value-type="float">
            <text:p>0</text:p>
          </table:table-cell>
          <table:table-cell table:formula="of:=-[.N58]+[.O58]-[.P58]" office:value-type="float" office:value="0" calcext:value-type="float">
            <text:p>0</text:p>
          </table:table-cell>
          <table:table-cell table:formula="of:=[.C58]/[.C5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17-06-27</text:p>
          </table:table-cell>
          <table:table-cell office:value-type="float" office:value="833" calcext:value-type="float">
            <text:p>833.0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9]&gt;0.5;1;0)" office:value-type="float" office:value="1" calcext:value-type="float">
            <text:p>1</text:p>
          </table:table-cell>
          <table:table-cell office:value-type="float" office:value="0.57014" calcext:value-type="float">
            <text:p>0.57014</text:p>
          </table:table-cell>
          <table:table-cell table:formula="of:=IF([.K59]=[.J59];1;0)" office:value-type="float" office:value="1" calcext:value-type="float">
            <text:p>1</text:p>
          </table:table-cell>
          <table:table-cell table:formula="of:=[.K59]*[.C59]*1000" office:value-type="float" office:value="833000" calcext:value-type="float">
            <text:p>833000</text:p>
          </table:table-cell>
          <table:table-cell table:formula="of:=[.K58]*[.C59]*1000" office:value-type="float" office:value="833000" calcext:value-type="float">
            <text:p>833000</text:p>
          </table:table-cell>
          <table:table-cell table:formula="of:=IF([.N59]=[.O59];0;350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 table:formula="of:=[.C59]/[.C58]-1" office:value-type="float" office:value="0.0036144578313253" calcext:value-type="float">
            <text:p>0.00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1" calcext:value-type="float">
            <text:p>1</text:p>
          </table:table-cell>
          <table:table-cell office:value-type="float" office:value="0.554246" calcext:value-type="float">
            <text:p>0.554246</text:p>
          </table:table-cell>
          <table:table-cell table:formula="of:=IF([.K60]=[.J60];1;0)" office:value-type="float" office:value="0" calcext:value-type="float">
            <text:p>0</text:p>
          </table:table-cell>
          <table:table-cell table:formula="of:=[.K60]*[.C60]*1000" office:value-type="float" office:value="856400" calcext:value-type="float">
            <text:p>856400</text:p>
          </table:table-cell>
          <table:table-cell table:formula="of:=[.K59]*[.C60]*1000" office:value-type="float" office:value="856400" calcext:value-type="float">
            <text:p>856400</text:p>
          </table:table-cell>
          <table:table-cell table:formula="of:=IF([.N60]=[.O60];0;350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 table:formula="of:=[.C60]/[.C59]-1" office:value-type="float" office:value="0.0280912364945978" calcext:value-type="float">
            <text:p>0.028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1" calcext:value-type="float">
            <text:p>1</text:p>
          </table:table-cell>
          <table:table-cell office:value-type="float" office:value="0.542073" calcext:value-type="float">
            <text:p>0.542073</text:p>
          </table:table-cell>
          <table:table-cell table:formula="of:=IF([.K61]=[.J61];1;0)" office:value-type="float" office:value="0" calcext:value-type="float">
            <text:p>0</text:p>
          </table:table-cell>
          <table:table-cell table:formula="of:=[.K61]*[.C61]*1000" office:value-type="float" office:value="849300" calcext:value-type="float">
            <text:p>849300</text:p>
          </table:table-cell>
          <table:table-cell table:formula="of:=[.K60]*[.C61]*1000" office:value-type="float" office:value="849300" calcext:value-type="float">
            <text:p>849300</text:p>
          </table:table-cell>
          <table:table-cell table:formula="of:=IF([.N61]=[.O61];0;350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 table:formula="of:=[.C61]/[.C60]-1" office:value-type="float" office:value="-0.00829051844932283" calcext:value-type="float">
            <text:p>-0.008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2]&gt;0.5;1;0)" office:value-type="float" office:value="1" calcext:value-type="float">
            <text:p>1</text:p>
          </table:table-cell>
          <table:table-cell office:value-type="float" office:value="0.525495" calcext:value-type="float">
            <text:p>0.525495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[.K62]*[.C62]*1000" office:value-type="float" office:value="822900" calcext:value-type="float">
            <text:p>822900</text:p>
          </table:table-cell>
          <table:table-cell table:formula="of:=[.K61]*[.C62]*1000" office:value-type="float" office:value="822900" calcext:value-type="float">
            <text:p>822900</text:p>
          </table:table-cell>
          <table:table-cell table:formula="of:=IF([.N62]=[.O62];0;350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 table:formula="of:=[.C62]/[.C61]-1" office:value-type="float" office:value="-0.0310844224655599" calcext:value-type="float">
            <text:p>-0.031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3]&gt;0.5;1;0)" office:value-type="float" office:value="1" calcext:value-type="float">
            <text:p>1</text:p>
          </table:table-cell>
          <table:table-cell office:value-type="float" office:value="0.507045" calcext:value-type="float">
            <text:p>0.507045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[.K63]*[.C63]*1000" office:value-type="float" office:value="824900" calcext:value-type="float">
            <text:p>824900</text:p>
          </table:table-cell>
          <table:table-cell table:formula="of:=[.K62]*[.C63]*1000" office:value-type="float" office:value="824900" calcext:value-type="float">
            <text:p>824900</text:p>
          </table:table-cell>
          <table:table-cell table:formula="of:=IF([.N63]=[.O63];0;350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 table:formula="of:=[.C63]/[.C62]-1" office:value-type="float" office:value="0.00243042897071333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17-07-04</text:p>
          </table:table-cell>
          <table:table-cell office:value-type="float" office:value="829" calcext:value-type="float">
            <text:p>829.0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82045" calcext:value-type="float">
            <text:p>0.482045</text:p>
          </table:table-cell>
          <table:table-cell table:formula="of:=IF([.K64]=[.J64];1;0)" office:value-type="float" office:value="1" calcext:value-type="float">
            <text:p>1</text:p>
          </table:table-cell>
          <table:table-cell table:formula="of:=[.K64]*[.C64]*1000" office:value-type="float" office:value="0" calcext:value-type="float">
            <text:p>0</text:p>
          </table:table-cell>
          <table:table-cell table:formula="of:=[.K63]*[.C64]*1000" office:value-type="float" office:value="829000" calcext:value-type="float">
            <text:p>829000</text:p>
          </table:table-cell>
          <table:table-cell table:formula="of:=IF([.N64]=[.O64];0;3500)" office:value-type="float" office:value="3500" calcext:value-type="float">
            <text:p>3500</text:p>
          </table:table-cell>
          <table:table-cell table:formula="of:=-[.N64]+[.O64]-[.P64]" office:value-type="float" office:value="825500" calcext:value-type="float">
            <text:p>825500</text:p>
          </table:table-cell>
          <table:table-cell table:formula="of:=[.C64]/[.C63]-1" office:value-type="float" office:value="0.00497029943023408" calcext:value-type="float">
            <text:p>0.005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17-07-05</text:p>
          </table:table-cell>
          <table:table-cell office:value-type="float" office:value="809" calcext:value-type="float">
            <text:p>809.0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71531" calcext:value-type="float">
            <text:p>0.471531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[.K65]*[.C65]*1000" office:value-type="float" office:value="0" calcext:value-type="float">
            <text:p>0</text:p>
          </table:table-cell>
          <table:table-cell table:formula="of:=[.K64]*[.C65]*1000" office:value-type="float" office:value="0" calcext:value-type="float">
            <text:p>0</text:p>
          </table:table-cell>
          <table:table-cell table:formula="of:=IF([.N65]=[.O65];0;350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 table:formula="of:=[.C65]/[.C64]-1" office:value-type="float" office:value="-0.0241254523522316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17-07-06</text:p>
          </table:table-cell>
          <table:table-cell office:value-type="float" office:value="822" calcext:value-type="float">
            <text:p>822.0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66656" calcext:value-type="float">
            <text:p>0.466656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[.K66]*[.C66]*1000" office:value-type="float" office:value="0" calcext:value-type="float">
            <text:p>0</text:p>
          </table:table-cell>
          <table:table-cell table:formula="of:=[.K65]*[.C66]*1000" office:value-type="float" office:value="0" calcext:value-type="float">
            <text:p>0</text:p>
          </table:table-cell>
          <table:table-cell table:formula="of:=IF([.N66]=[.O66];0;350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 table:formula="of:=[.C66]/[.C65]-1" office:value-type="float" office:value="0.0160692212608158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17-07-07</text:p>
          </table:table-cell>
          <table:table-cell office:value-type="float" office:value="811" calcext:value-type="float">
            <text:p>811.0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76018" calcext:value-type="float">
            <text:p>0.476018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[.K67]*[.C67]*1000" office:value-type="float" office:value="0" calcext:value-type="float">
            <text:p>0</text:p>
          </table:table-cell>
          <table:table-cell table:formula="of:=[.K66]*[.C67]*1000" office:value-type="float" office:value="0" calcext:value-type="float">
            <text:p>0</text:p>
          </table:table-cell>
          <table:table-cell table:formula="of:=IF([.N67]=[.O67];0;350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 table:formula="of:=[.C67]/[.C66]-1" office:value-type="float" office:value="-0.01338199513382" calcext:value-type="float">
            <text:p>-0.013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9753" calcext:value-type="float">
            <text:p>0.49753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[.K68]*[.C68]*1000" office:value-type="float" office:value="0" calcext:value-type="float">
            <text:p>0</text:p>
          </table:table-cell>
          <table:table-cell table:formula="of:=[.K67]*[.C68]*1000" office:value-type="float" office:value="0" calcext:value-type="float">
            <text:p>0</text:p>
          </table:table-cell>
          <table:table-cell table:formula="of:=IF([.N68]=[.O68];0;350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 table:formula="of:=[.C68]/[.C67]-1" office:value-type="float" office:value="0.0125770653514181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9]&gt;0.5;1;0)" office:value-type="float" office:value="1" calcext:value-type="float">
            <text:p>1</text:p>
          </table:table-cell>
          <table:table-cell office:value-type="float" office:value="0.525735" calcext:value-type="float">
            <text:p>0.525735</text:p>
          </table:table-cell>
          <table:table-cell table:formula="of:=IF([.K69]=[.J69];1;0)" office:value-type="float" office:value="1" calcext:value-type="float">
            <text:p>1</text:p>
          </table:table-cell>
          <table:table-cell table:formula="of:=[.K69]*[.C69]*1000" office:value-type="float" office:value="826900" calcext:value-type="float">
            <text:p>826900</text:p>
          </table:table-cell>
          <table:table-cell table:formula="of:=[.K68]*[.C69]*1000" office:value-type="float" office:value="0" calcext:value-type="float">
            <text:p>0</text:p>
          </table:table-cell>
          <table:table-cell table:formula="of:=IF([.N69]=[.O69];0;3500)" office:value-type="float" office:value="3500" calcext:value-type="float">
            <text:p>3500</text:p>
          </table:table-cell>
          <table:table-cell table:formula="of:=-[.N69]+[.O69]-[.P69]" office:value-type="float" office:value="-830400" calcext:value-type="float">
            <text:p>-830400</text:p>
          </table:table-cell>
          <table:table-cell table:formula="of:=[.C69]/[.C68]-1" office:value-type="float" office:value="0.00694106186069154" calcext:value-type="float">
            <text:p>0.00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17-07-12</text:p>
          </table:table-cell>
          <table:table-cell office:value-type="float" office:value="835" calcext:value-type="float">
            <text:p>835.0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0]&gt;0.5;1;0)" office:value-type="float" office:value="1" calcext:value-type="float">
            <text:p>1</text:p>
          </table:table-cell>
          <table:table-cell office:value-type="float" office:value="0.531447" calcext:value-type="float">
            <text:p>0.531447</text:p>
          </table:table-cell>
          <table:table-cell table:formula="of:=IF([.K70]=[.J70];1;0)" office:value-type="float" office:value="1" calcext:value-type="float">
            <text:p>1</text:p>
          </table:table-cell>
          <table:table-cell table:formula="of:=[.K70]*[.C70]*1000" office:value-type="float" office:value="835000" calcext:value-type="float">
            <text:p>835000</text:p>
          </table:table-cell>
          <table:table-cell table:formula="of:=[.K69]*[.C70]*1000" office:value-type="float" office:value="835000" calcext:value-type="float">
            <text:p>835000</text:p>
          </table:table-cell>
          <table:table-cell table:formula="of:=IF([.N70]=[.O70];0;350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 table:formula="of:=[.C70]/[.C69]-1" office:value-type="float" office:value="0.00979562220341035" calcext:value-type="float">
            <text:p>0.00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1]&gt;0.5;1;0)" office:value-type="float" office:value="1" calcext:value-type="float">
            <text:p>1</text:p>
          </table:table-cell>
          <table:table-cell office:value-type="float" office:value="0.545643" calcext:value-type="float">
            <text:p>0.545643</text:p>
          </table:table-cell>
          <table:table-cell table:formula="of:=IF([.K71]=[.J71];1;0)" office:value-type="float" office:value="1" calcext:value-type="float">
            <text:p>1</text:p>
          </table:table-cell>
          <table:table-cell table:formula="of:=[.K71]*[.C71]*1000" office:value-type="float" office:value="835200" calcext:value-type="float">
            <text:p>835200</text:p>
          </table:table-cell>
          <table:table-cell table:formula="of:=[.K70]*[.C71]*1000" office:value-type="float" office:value="835200" calcext:value-type="float">
            <text:p>835200</text:p>
          </table:table-cell>
          <table:table-cell table:formula="of:=IF([.N71]=[.O71];0;350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 table:formula="of:=[.C71]/[.C70]-1" office:value-type="float" office:value="0.000239520958083883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2]&gt;0.5;1;0)" office:value-type="float" office:value="1" calcext:value-type="float">
            <text:p>1</text:p>
          </table:table-cell>
          <table:table-cell office:value-type="float" office:value="0.559263" calcext:value-type="float">
            <text:p>0.559263</text:p>
          </table:table-cell>
          <table:table-cell table:formula="of:=IF([.K72]=[.J72];1;0)" office:value-type="float" office:value="0" calcext:value-type="float">
            <text:p>0</text:p>
          </table:table-cell>
          <table:table-cell table:formula="of:=[.K72]*[.C72]*1000" office:value-type="float" office:value="846700" calcext:value-type="float">
            <text:p>846700</text:p>
          </table:table-cell>
          <table:table-cell table:formula="of:=[.K71]*[.C72]*1000" office:value-type="float" office:value="846700" calcext:value-type="float">
            <text:p>846700</text:p>
          </table:table-cell>
          <table:table-cell table:formula="of:=IF([.N72]=[.O72];0;350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 table:formula="of:=[.C72]/[.C71]-1" office:value-type="float" office:value="0.0137691570881227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17-07-18</text:p>
          </table:table-cell>
          <table:table-cell office:value-type="float" office:value="838" calcext:value-type="float">
            <text:p>838.0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3]&gt;0.5;1;0)" office:value-type="float" office:value="1" calcext:value-type="float">
            <text:p>1</text:p>
          </table:table-cell>
          <table:table-cell office:value-type="float" office:value="0.553268" calcext:value-type="float">
            <text:p>0.553268</text:p>
          </table:table-cell>
          <table:table-cell table:formula="of:=IF([.K73]=[.J73];1;0)" office:value-type="float" office:value="1" calcext:value-type="float">
            <text:p>1</text:p>
          </table:table-cell>
          <table:table-cell table:formula="of:=[.K73]*[.C73]*1000" office:value-type="float" office:value="838000" calcext:value-type="float">
            <text:p>838000</text:p>
          </table:table-cell>
          <table:table-cell table:formula="of:=[.K72]*[.C73]*1000" office:value-type="float" office:value="838000" calcext:value-type="float">
            <text:p>838000</text:p>
          </table:table-cell>
          <table:table-cell table:formula="of:=IF([.N73]=[.O73];0;350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 table:formula="of:=[.C73]/[.C72]-1" office:value-type="float" office:value="-0.0102751860162986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7-07-19</text:p>
          </table:table-cell>
          <table:table-cell office:value-type="float" office:value="864" calcext:value-type="float">
            <text:p>864.0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4]&gt;0.5;1;0)" office:value-type="float" office:value="1" calcext:value-type="float">
            <text:p>1</text:p>
          </table:table-cell>
          <table:table-cell office:value-type="float" office:value="0.533366" calcext:value-type="float">
            <text:p>0.533366</text:p>
          </table:table-cell>
          <table:table-cell table:formula="of:=IF([.K74]=[.J74];1;0)" office:value-type="float" office:value="0" calcext:value-type="float">
            <text:p>0</text:p>
          </table:table-cell>
          <table:table-cell table:formula="of:=[.K74]*[.C74]*1000" office:value-type="float" office:value="864000" calcext:value-type="float">
            <text:p>864000</text:p>
          </table:table-cell>
          <table:table-cell table:formula="of:=[.K73]*[.C74]*1000" office:value-type="float" office:value="864000" calcext:value-type="float">
            <text:p>864000</text:p>
          </table:table-cell>
          <table:table-cell table:formula="of:=IF([.N74]=[.O74];0;350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 table:formula="of:=[.C74]/[.C73]-1" office:value-type="float" office:value="0.0310262529832936" calcext:value-type="float">
            <text:p>0.03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5]&gt;0.5;1;0)" office:value-type="float" office:value="1" calcext:value-type="float">
            <text:p>1</text:p>
          </table:table-cell>
          <table:table-cell office:value-type="float" office:value="0.507193" calcext:value-type="float">
            <text:p>0.507193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[.K75]*[.C75]*1000" office:value-type="float" office:value="861300" calcext:value-type="float">
            <text:p>861300</text:p>
          </table:table-cell>
          <table:table-cell table:formula="of:=[.K74]*[.C75]*1000" office:value-type="float" office:value="861300" calcext:value-type="float">
            <text:p>861300</text:p>
          </table:table-cell>
          <table:table-cell table:formula="of:=IF([.N75]=[.O75];0;350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 table:formula="of:=[.C75]/[.C74]-1" office:value-type="float" office:value="-0.00312500000000004" calcext:value-type="float">
            <text:p>-0.00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86905" calcext:value-type="float">
            <text:p>0.486905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[.K76]*[.C76]*1000" office:value-type="float" office:value="0" calcext:value-type="float">
            <text:p>0</text:p>
          </table:table-cell>
          <table:table-cell table:formula="of:=[.K75]*[.C76]*1000" office:value-type="float" office:value="866600" calcext:value-type="float">
            <text:p>866600</text:p>
          </table:table-cell>
          <table:table-cell table:formula="of:=IF([.N76]=[.O76];0;3500)" office:value-type="float" office:value="3500" calcext:value-type="float">
            <text:p>3500</text:p>
          </table:table-cell>
          <table:table-cell table:formula="of:=-[.N76]+[.O76]-[.P76]" office:value-type="float" office:value="863100" calcext:value-type="float">
            <text:p>863100</text:p>
          </table:table-cell>
          <table:table-cell table:formula="of:=[.C76]/[.C75]-1" office:value-type="float" office:value="0.00615348891210976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88767" calcext:value-type="float">
            <text:p>0.488767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[.K77]*[.C77]*1000" office:value-type="float" office:value="0" calcext:value-type="float">
            <text:p>0</text:p>
          </table:table-cell>
          <table:table-cell table:formula="of:=[.K76]*[.C77]*1000" office:value-type="float" office:value="0" calcext:value-type="float">
            <text:p>0</text:p>
          </table:table-cell>
          <table:table-cell table:formula="of:=IF([.N77]=[.O77];0;350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 table:formula="of:=[.C77]/[.C76]-1" office:value-type="float" office:value="-0.0184629586891299" calcext:value-type="float">
            <text:p>-0.018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17-07-25</text:p>
          </table:table-cell>
          <table:table-cell office:value-type="float" office:value="849" calcext:value-type="float">
            <text:p>849.0</text:p>
          </table:table-cell>
          <table:table-cell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8]&gt;0.5;1;0)" office:value-type="float" office:value="1" calcext:value-type="float">
            <text:p>1</text:p>
          </table:table-cell>
          <table:table-cell office:value-type="float" office:value="0.502997" calcext:value-type="float">
            <text:p>0.502997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[.K78]*[.C78]*1000" office:value-type="float" office:value="849000" calcext:value-type="float">
            <text:p>849000</text:p>
          </table:table-cell>
          <table:table-cell table:formula="of:=[.K77]*[.C78]*1000" office:value-type="float" office:value="0" calcext:value-type="float">
            <text:p>0</text:p>
          </table:table-cell>
          <table:table-cell table:formula="of:=IF([.N78]=[.O78];0;3500)" office:value-type="float" office:value="3500" calcext:value-type="float">
            <text:p>3500</text:p>
          </table:table-cell>
          <table:table-cell table:formula="of:=-[.N78]+[.O78]-[.P78]" office:value-type="float" office:value="-852500" calcext:value-type="float">
            <text:p>-852500</text:p>
          </table:table-cell>
          <table:table-cell table:formula="of:=[.C78]/[.C77]-1" office:value-type="float" office:value="-0.00188102515871147" calcext:value-type="float">
            <text:p>-0.001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7-07-26</text:p>
          </table:table-cell>
          <table:table-cell office:value-type="float" office:value="851" calcext:value-type="float">
            <text:p>851.0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9]&gt;0.5;1;0)" office:value-type="float" office:value="1" calcext:value-type="float">
            <text:p>1</text:p>
          </table:table-cell>
          <table:table-cell office:value-type="float" office:value="0.507583" calcext:value-type="float">
            <text:p>0.507583</text:p>
          </table:table-cell>
          <table:table-cell table:formula="of:=IF([.K79]=[.J79];1;0)" office:value-type="float" office:value="0" calcext:value-type="float">
            <text:p>0</text:p>
          </table:table-cell>
          <table:table-cell table:formula="of:=[.K79]*[.C79]*1000" office:value-type="float" office:value="851000" calcext:value-type="float">
            <text:p>851000</text:p>
          </table:table-cell>
          <table:table-cell table:formula="of:=[.K78]*[.C79]*1000" office:value-type="float" office:value="851000" calcext:value-type="float">
            <text:p>851000</text:p>
          </table:table-cell>
          <table:table-cell table:formula="of:=IF([.N79]=[.O79];0;350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 table:formula="of:=[.C79]/[.C78]-1" office:value-type="float" office:value="0.00235571260306244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95715" calcext:value-type="float">
            <text:p>0.495715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[.K80]*[.C80]*1000" office:value-type="float" office:value="0" calcext:value-type="float">
            <text:p>0</text:p>
          </table:table-cell>
          <table:table-cell table:formula="of:=[.K79]*[.C80]*1000" office:value-type="float" office:value="833900" calcext:value-type="float">
            <text:p>833900</text:p>
          </table:table-cell>
          <table:table-cell table:formula="of:=IF([.N80]=[.O80];0;3500)" office:value-type="float" office:value="3500" calcext:value-type="float">
            <text:p>3500</text:p>
          </table:table-cell>
          <table:table-cell table:formula="of:=-[.N80]+[.O80]-[.P80]" office:value-type="float" office:value="830400" calcext:value-type="float">
            <text:p>830400</text:p>
          </table:table-cell>
          <table:table-cell table:formula="of:=[.C80]/[.C79]-1" office:value-type="float" office:value="-0.0200940070505288" calcext:value-type="float">
            <text:p>-0.02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17-07-28</text:p>
          </table:table-cell>
          <table:table-cell office:value-type="float" office:value="818" calcext:value-type="float">
            <text:p>818.0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74668" calcext:value-type="float">
            <text:p>0.474668</text:p>
          </table:table-cell>
          <table:table-cell table:formula="of:=IF([.K81]=[.J81];1;0)" office:value-type="float" office:value="1" calcext:value-type="float">
            <text:p>1</text:p>
          </table:table-cell>
          <table:table-cell table:formula="of:=[.K81]*[.C81]*1000" office:value-type="float" office:value="0" calcext:value-type="float">
            <text:p>0</text:p>
          </table:table-cell>
          <table:table-cell table:formula="of:=[.K80]*[.C81]*1000" office:value-type="float" office:value="0" calcext:value-type="float">
            <text:p>0</text:p>
          </table:table-cell>
          <table:table-cell table:formula="of:=IF([.N81]=[.O81];0;350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 table:formula="of:=[.C81]/[.C80]-1" office:value-type="float" office:value="-0.0190670344165967" calcext:value-type="float">
            <text:p>-0.019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7-07-31</text:p>
          </table:table-cell>
          <table:table-cell office:value-type="float" office:value="815" calcext:value-type="float">
            <text:p>815.0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66975" calcext:value-type="float">
            <text:p>0.466975</text:p>
          </table:table-cell>
          <table:table-cell table:formula="of:=IF([.K82]=[.J82];1;0)" office:value-type="float" office:value="0" calcext:value-type="float">
            <text:p>0</text:p>
          </table:table-cell>
          <table:table-cell table:formula="of:=[.K82]*[.C82]*1000" office:value-type="float" office:value="0" calcext:value-type="float">
            <text:p>0</text:p>
          </table:table-cell>
          <table:table-cell table:formula="of:=[.K81]*[.C82]*1000" office:value-type="float" office:value="0" calcext:value-type="float">
            <text:p>0</text:p>
          </table:table-cell>
          <table:table-cell table:formula="of:=IF([.N82]=[.O82];0;350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 table:formula="of:=[.C82]/[.C81]-1" office:value-type="float" office:value="-0.00366748166259168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64649" calcext:value-type="float">
            <text:p>0.464649</text:p>
          </table:table-cell>
          <table:table-cell table:formula="of:=IF([.K83]=[.J83];1;0)" office:value-type="float" office:value="1" calcext:value-type="float">
            <text:p>1</text:p>
          </table:table-cell>
          <table:table-cell table:formula="of:=[.K83]*[.C83]*1000" office:value-type="float" office:value="0" calcext:value-type="float">
            <text:p>0</text:p>
          </table:table-cell>
          <table:table-cell table:formula="of:=[.K82]*[.C83]*1000" office:value-type="float" office:value="0" calcext:value-type="float">
            <text:p>0</text:p>
          </table:table-cell>
          <table:table-cell table:formula="of:=IF([.N83]=[.O83];0;3500)" office:value-type="float" office:value="0" calcext:value-type="float">
            <text:p>0</text:p>
          </table:table-cell>
          <table:table-cell table:formula="of:=-[.N83]+[.O83]-[.P83]" office:value-type="float" office:value="0" calcext:value-type="float">
            <text:p>0</text:p>
          </table:table-cell>
          <table:table-cell table:formula="of:=[.C83]/[.C82]-1" office:value-type="float" office:value="0.00920245398773001" calcext:value-type="float">
            <text:p>0.009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4]&gt;0.5;1;0)" office:value-type="float" office:value="0" calcext:value-type="float">
            <text:p>0</text:p>
          </table:table-cell>
          <table:table-cell office:value-type="float" office:value="0.478322" calcext:value-type="float">
            <text:p>0.478322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[.K84]*[.C84]*1000" office:value-type="float" office:value="0" calcext:value-type="float">
            <text:p>0</text:p>
          </table:table-cell>
          <table:table-cell table:formula="of:=[.K83]*[.C84]*1000" office:value-type="float" office:value="0" calcext:value-type="float">
            <text:p>0</text:p>
          </table:table-cell>
          <table:table-cell table:formula="of:=IF([.N84]=[.O84];0;350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 table:formula="of:=[.C84]/[.C83]-1" office:value-type="float" office:value="-0.0053495440729483" calcext:value-type="float">
            <text:p>-0.005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17-08-03</text:p>
          </table:table-cell>
          <table:table-cell office:value-type="float" office:value="830" calcext:value-type="float">
            <text:p>830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5]&gt;0.5;1;0)" office:value-type="float" office:value="1" calcext:value-type="float">
            <text:p>1</text:p>
          </table:table-cell>
          <table:table-cell office:value-type="float" office:value="0.50038" calcext:value-type="float">
            <text:p>0.50038</text:p>
          </table:table-cell>
          <table:table-cell table:formula="of:=IF([.K85]=[.J85];1;0)" office:value-type="float" office:value="0" calcext:value-type="float">
            <text:p>0</text:p>
          </table:table-cell>
          <table:table-cell table:formula="of:=[.K85]*[.C85]*1000" office:value-type="float" office:value="830000" calcext:value-type="float">
            <text:p>830000</text:p>
          </table:table-cell>
          <table:table-cell table:formula="of:=[.K84]*[.C85]*1000" office:value-type="float" office:value="0" calcext:value-type="float">
            <text:p>0</text:p>
          </table:table-cell>
          <table:table-cell table:formula="of:=IF([.N85]=[.O85];0;3500)" office:value-type="float" office:value="3500" calcext:value-type="float">
            <text:p>3500</text:p>
          </table:table-cell>
          <table:table-cell table:formula="of:=-[.N85]+[.O85]-[.P85]" office:value-type="float" office:value="-833500" calcext:value-type="float">
            <text:p>-833500</text:p>
          </table:table-cell>
          <table:table-cell table:formula="of:=[.C85]/[.C84]-1" office:value-type="float" office:value="0.0145458990343479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1" calcext:value-type="float">
            <text:p>1</text:p>
          </table:table-cell>
          <table:table-cell office:value-type="float" office:value="0.532736" calcext:value-type="float">
            <text:p>0.532736</text:p>
          </table:table-cell>
          <table:table-cell table:formula="of:=IF([.K86]=[.J86];1;0)" office:value-type="float" office:value="1" calcext:value-type="float">
            <text:p>1</text:p>
          </table:table-cell>
          <table:table-cell table:formula="of:=[.K86]*[.C86]*1000" office:value-type="float" office:value="828300" calcext:value-type="float">
            <text:p>828300</text:p>
          </table:table-cell>
          <table:table-cell table:formula="of:=[.K85]*[.C86]*1000" office:value-type="float" office:value="828300" calcext:value-type="float">
            <text:p>828300</text:p>
          </table:table-cell>
          <table:table-cell table:formula="of:=IF([.N86]=[.O86];0;350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 table:formula="of:=[.C86]/[.C85]-1" office:value-type="float" office:value="-0.00204819277108437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17-08-07</text:p>
          </table:table-cell>
          <table:table-cell office:value-type="float" office:value="837" calcext:value-type="float">
            <text:p>837.0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1" calcext:value-type="float">
            <text:p>1</text:p>
          </table:table-cell>
          <table:table-cell office:value-type="float" office:value="0.553734" calcext:value-type="float">
            <text:p>0.553734</text:p>
          </table:table-cell>
          <table:table-cell table:formula="of:=IF([.K87]=[.J87];1;0)" office:value-type="float" office:value="0" calcext:value-type="float">
            <text:p>0</text:p>
          </table:table-cell>
          <table:table-cell table:formula="of:=[.K87]*[.C87]*1000" office:value-type="float" office:value="837000" calcext:value-type="float">
            <text:p>837000</text:p>
          </table:table-cell>
          <table:table-cell table:formula="of:=[.K86]*[.C87]*1000" office:value-type="float" office:value="837000" calcext:value-type="float">
            <text:p>837000</text:p>
          </table:table-cell>
          <table:table-cell table:formula="of:=IF([.N87]=[.O87];0;350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 table:formula="of:=[.C87]/[.C86]-1" office:value-type="float" office:value="0.0105034407823252" calcext:value-type="float">
            <text:p>0.010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7-08-08</text:p>
          </table:table-cell>
          <table:table-cell office:value-type="float" office:value="835" calcext:value-type="float">
            <text:p>835.0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1" calcext:value-type="float">
            <text:p>1</text:p>
          </table:table-cell>
          <table:table-cell office:value-type="float" office:value="0.553575" calcext:value-type="float">
            <text:p>0.553575</text:p>
          </table:table-cell>
          <table:table-cell table:formula="of:=IF([.K88]=[.J88];1;0)" office:value-type="float" office:value="0" calcext:value-type="float">
            <text:p>0</text:p>
          </table:table-cell>
          <table:table-cell table:formula="of:=[.K88]*[.C88]*1000" office:value-type="float" office:value="835000" calcext:value-type="float">
            <text:p>835000</text:p>
          </table:table-cell>
          <table:table-cell table:formula="of:=[.K87]*[.C88]*1000" office:value-type="float" office:value="835000" calcext:value-type="float">
            <text:p>835000</text:p>
          </table:table-cell>
          <table:table-cell table:formula="of:=IF([.N88]=[.O88];0;350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 table:formula="of:=[.C88]/[.C87]-1" office:value-type="float" office:value="-0.00238948626045399" calcext:value-type="float">
            <text:p>-0.002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9]&gt;0.5;1;0)" office:value-type="float" office:value="1" calcext:value-type="float">
            <text:p>1</text:p>
          </table:table-cell>
          <table:table-cell office:value-type="float" office:value="0.545615" calcext:value-type="float">
            <text:p>0.545615</text:p>
          </table:table-cell>
          <table:table-cell table:formula="of:=IF([.K89]=[.J89];1;0)" office:value-type="float" office:value="0" calcext:value-type="float">
            <text:p>0</text:p>
          </table:table-cell>
          <table:table-cell table:formula="of:=[.K89]*[.C89]*1000" office:value-type="float" office:value="827300" calcext:value-type="float">
            <text:p>827300</text:p>
          </table:table-cell>
          <table:table-cell table:formula="of:=[.K88]*[.C89]*1000" office:value-type="float" office:value="827300" calcext:value-type="float">
            <text:p>827300</text:p>
          </table:table-cell>
          <table:table-cell table:formula="of:=IF([.N89]=[.O89];0;350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 table:formula="of:=[.C89]/[.C88]-1" office:value-type="float" office:value="-0.00922155688622761" calcext:value-type="float">
            <text:p>-0.00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17-08-10</text:p>
          </table:table-cell>
          <table:table-cell office:value-type="float" office:value="819" calcext:value-type="float">
            <text:p>819.0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1" calcext:value-type="float">
            <text:p>1</text:p>
          </table:table-cell>
          <table:table-cell office:value-type="float" office:value="0.518046" calcext:value-type="float">
            <text:p>0.518046</text:p>
          </table:table-cell>
          <table:table-cell table:formula="of:=IF([.K90]=[.J90];1;0)" office:value-type="float" office:value="1" calcext:value-type="float">
            <text:p>1</text:p>
          </table:table-cell>
          <table:table-cell table:formula="of:=[.K90]*[.C90]*1000" office:value-type="float" office:value="819000" calcext:value-type="float">
            <text:p>819000</text:p>
          </table:table-cell>
          <table:table-cell table:formula="of:=[.K89]*[.C90]*1000" office:value-type="float" office:value="819000" calcext:value-type="float">
            <text:p>819000</text:p>
          </table:table-cell>
          <table:table-cell table:formula="of:=IF([.N90]=[.O90];0;350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 table:formula="of:=[.C90]/[.C89]-1" office:value-type="float" office:value="-0.0100326362867158" calcext:value-type="float">
            <text:p>-0.01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7-08-14</text:p>
          </table:table-cell>
          <table:table-cell office:value-type="float" office:value="826" calcext:value-type="float">
            <text:p>826.0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1" calcext:value-type="float">
            <text:p>1</text:p>
          </table:table-cell>
          <table:table-cell office:value-type="float" office:value="0.527398" calcext:value-type="float">
            <text:p>0.527398</text:p>
          </table:table-cell>
          <table:table-cell table:formula="of:=IF([.K91]=[.J91];1;0)" office:value-type="float" office:value="1" calcext:value-type="float">
            <text:p>1</text:p>
          </table:table-cell>
          <table:table-cell table:formula="of:=[.K91]*[.C91]*1000" office:value-type="float" office:value="826000" calcext:value-type="float">
            <text:p>826000</text:p>
          </table:table-cell>
          <table:table-cell table:formula="of:=[.K90]*[.C91]*1000" office:value-type="float" office:value="826000" calcext:value-type="float">
            <text:p>826000</text:p>
          </table:table-cell>
          <table:table-cell table:formula="of:=IF([.N91]=[.O91];0;350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 table:formula="of:=[.C91]/[.C90]-1" office:value-type="float" office:value="0.00854700854700852" calcext:value-type="float">
            <text:p>0.008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2]&gt;0.5;1;0)" office:value-type="float" office:value="1" calcext:value-type="float">
            <text:p>1</text:p>
          </table:table-cell>
          <table:table-cell office:value-type="float" office:value="0.549118" calcext:value-type="float">
            <text:p>0.549118</text:p>
          </table:table-cell>
          <table:table-cell table:formula="of:=IF([.K92]=[.J92];1;0)" office:value-type="float" office:value="1" calcext:value-type="float">
            <text:p>1</text:p>
          </table:table-cell>
          <table:table-cell table:formula="of:=[.K92]*[.C92]*1000" office:value-type="float" office:value="834800" calcext:value-type="float">
            <text:p>834800</text:p>
          </table:table-cell>
          <table:table-cell table:formula="of:=[.K91]*[.C92]*1000" office:value-type="float" office:value="834800" calcext:value-type="float">
            <text:p>834800</text:p>
          </table:table-cell>
          <table:table-cell table:formula="of:=IF([.N92]=[.O92];0;350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 table:formula="of:=[.C92]/[.C91]-1" office:value-type="float" office:value="0.0106537530266344" calcext:value-type="float">
            <text:p>0.01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1" calcext:value-type="float">
            <text:p>1</text:p>
          </table:table-cell>
          <table:table-cell office:value-type="float" office:value="0.566534" calcext:value-type="float">
            <text:p>0.566534</text:p>
          </table:table-cell>
          <table:table-cell table:formula="of:=IF([.K93]=[.J93];1;0)" office:value-type="float" office:value="0" calcext:value-type="float">
            <text:p>0</text:p>
          </table:table-cell>
          <table:table-cell table:formula="of:=[.K93]*[.C93]*1000" office:value-type="float" office:value="837500" calcext:value-type="float">
            <text:p>837500</text:p>
          </table:table-cell>
          <table:table-cell table:formula="of:=[.K92]*[.C93]*1000" office:value-type="float" office:value="837500" calcext:value-type="float">
            <text:p>837500</text:p>
          </table:table-cell>
          <table:table-cell table:formula="of:=IF([.N93]=[.O93];0;350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 table:formula="of:=[.C93]/[.C92]-1" office:value-type="float" office:value="0.00323430761859123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7-08-17</text:p>
          </table:table-cell>
          <table:table-cell office:value-type="float" office:value="836" calcext:value-type="float">
            <text:p>836.0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1" calcext:value-type="float">
            <text:p>1</text:p>
          </table:table-cell>
          <table:table-cell office:value-type="float" office:value="0.549533" calcext:value-type="float">
            <text:p>0.549533</text:p>
          </table:table-cell>
          <table:table-cell table:formula="of:=IF([.K94]=[.J94];1;0)" office:value-type="float" office:value="0" calcext:value-type="float">
            <text:p>0</text:p>
          </table:table-cell>
          <table:table-cell table:formula="of:=[.K94]*[.C94]*1000" office:value-type="float" office:value="836000" calcext:value-type="float">
            <text:p>836000</text:p>
          </table:table-cell>
          <table:table-cell table:formula="of:=[.K93]*[.C94]*1000" office:value-type="float" office:value="836000" calcext:value-type="float">
            <text:p>836000</text:p>
          </table:table-cell>
          <table:table-cell table:formula="of:=IF([.N94]=[.O94];0;3500)" office:value-type="float" office:value="0" calcext:value-type="float">
            <text:p>0</text:p>
          </table:table-cell>
          <table:table-cell table:formula="of:=-[.N94]+[.O94]-[.P94]" office:value-type="float" office:value="0" calcext:value-type="float">
            <text:p>0</text:p>
          </table:table-cell>
          <table:table-cell table:formula="of:=[.C94]/[.C93]-1" office:value-type="float" office:value="-0.0017910447761193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1" calcext:value-type="float">
            <text:p>1</text:p>
          </table:table-cell>
          <table:table-cell office:value-type="float" office:value="0.527393" calcext:value-type="float">
            <text:p>0.527393</text:p>
          </table:table-cell>
          <table:table-cell table:formula="of:=IF([.K95]=[.J95];1;0)" office:value-type="float" office:value="0" calcext:value-type="float">
            <text:p>0</text:p>
          </table:table-cell>
          <table:table-cell table:formula="of:=[.K95]*[.C95]*1000" office:value-type="float" office:value="818300" calcext:value-type="float">
            <text:p>818300</text:p>
          </table:table-cell>
          <table:table-cell table:formula="of:=[.K94]*[.C95]*1000" office:value-type="float" office:value="818300" calcext:value-type="float">
            <text:p>818300</text:p>
          </table:table-cell>
          <table:table-cell table:formula="of:=IF([.N95]=[.O95];0;350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 table:formula="of:=[.C95]/[.C94]-1" office:value-type="float" office:value="-0.0211722488038278" calcext:value-type="float">
            <text:p>-0.02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6]&gt;0.5;1;0)" office:value-type="float" office:value="1" calcext:value-type="float">
            <text:p>1</text:p>
          </table:table-cell>
          <table:table-cell office:value-type="float" office:value="0.502894" calcext:value-type="float">
            <text:p>0.502894</text:p>
          </table:table-cell>
          <table:table-cell table:formula="of:=IF([.K96]=[.J96];1;0)" office:value-type="float" office:value="0" calcext:value-type="float">
            <text:p>0</text:p>
          </table:table-cell>
          <table:table-cell table:formula="of:=[.K96]*[.C96]*1000" office:value-type="float" office:value="815600" calcext:value-type="float">
            <text:p>815600</text:p>
          </table:table-cell>
          <table:table-cell table:formula="of:=[.K95]*[.C96]*1000" office:value-type="float" office:value="815600" calcext:value-type="float">
            <text:p>815600</text:p>
          </table:table-cell>
          <table:table-cell table:formula="of:=IF([.N96]=[.O96];0;350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 table:formula="of:=[.C96]/[.C95]-1" office:value-type="float" office:value="-0.00329952340217521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64732" calcext:value-type="float">
            <text:p>0.464732</text:p>
          </table:table-cell>
          <table:table-cell table:formula="of:=IF([.K97]=[.J97];1;0)" office:value-type="float" office:value="0" calcext:value-type="float">
            <text:p>0</text:p>
          </table:table-cell>
          <table:table-cell table:formula="of:=[.K97]*[.C97]*1000" office:value-type="float" office:value="0" calcext:value-type="float">
            <text:p>0</text:p>
          </table:table-cell>
          <table:table-cell table:formula="of:=[.K96]*[.C97]*1000" office:value-type="float" office:value="814500" calcext:value-type="float">
            <text:p>814500</text:p>
          </table:table-cell>
          <table:table-cell table:formula="of:=IF([.N97]=[.O97];0;3500)" office:value-type="float" office:value="3500" calcext:value-type="float">
            <text:p>3500</text:p>
          </table:table-cell>
          <table:table-cell table:formula="of:=-[.N97]+[.O97]-[.P97]" office:value-type="float" office:value="811000" calcext:value-type="float">
            <text:p>811000</text:p>
          </table:table-cell>
          <table:table-cell table:formula="of:=[.C97]/[.C96]-1" office:value-type="float" office:value="-0.00134870034330559" calcext:value-type="float">
            <text:p>-0.00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17-08-23</text:p>
          </table:table-cell>
          <table:table-cell office:value-type="float" office:value="818" calcext:value-type="float">
            <text:p>818.0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27362" calcext:value-type="float">
            <text:p>0.427362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[.K98]*[.C98]*1000" office:value-type="float" office:value="0" calcext:value-type="float">
            <text:p>0</text:p>
          </table:table-cell>
          <table:table-cell table:formula="of:=[.K97]*[.C98]*1000" office:value-type="float" office:value="0" calcext:value-type="float">
            <text:p>0</text:p>
          </table:table-cell>
          <table:table-cell table:formula="of:=IF([.N98]=[.O98];0;350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 table:formula="of:=[.C98]/[.C97]-1" office:value-type="float" office:value="0.00429711479435246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05428" calcext:value-type="float">
            <text:p>0.405428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[.K99]*[.C99]*1000" office:value-type="float" office:value="0" calcext:value-type="float">
            <text:p>0</text:p>
          </table:table-cell>
          <table:table-cell table:formula="of:=[.K98]*[.C99]*1000" office:value-type="float" office:value="0" calcext:value-type="float">
            <text:p>0</text:p>
          </table:table-cell>
          <table:table-cell table:formula="of:=IF([.N99]=[.O99];0;350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 table:formula="of:=[.C99]/[.C98]-1" office:value-type="float" office:value="-0.00537897310513447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390819" calcext:value-type="float">
            <text:p>0.390819</text:p>
          </table:table-cell>
          <table:table-cell table:formula="of:=IF([.K100]=[.J100];1;0)" office:value-type="float" office:value="1" calcext:value-type="float">
            <text:p>1</text:p>
          </table:table-cell>
          <table:table-cell table:formula="of:=[.K100]*[.C100]*1000" office:value-type="float" office:value="0" calcext:value-type="float">
            <text:p>0</text:p>
          </table:table-cell>
          <table:table-cell table:formula="of:=[.K99]*[.C100]*1000" office:value-type="float" office:value="0" calcext:value-type="float">
            <text:p>0</text:p>
          </table:table-cell>
          <table:table-cell table:formula="of:=IF([.N100]=[.O100];0;350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 table:formula="of:=[.C100]/[.C99]-1" office:value-type="float" office:value="-0.00700589970501475" calcext:value-type="float">
            <text:p>-0.007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393903" calcext:value-type="float">
            <text:p>0.393903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[.K101]*[.C101]*1000" office:value-type="float" office:value="0" calcext:value-type="float">
            <text:p>0</text:p>
          </table:table-cell>
          <table:table-cell table:formula="of:=[.K100]*[.C101]*1000" office:value-type="float" office:value="0" calcext:value-type="float">
            <text:p>0</text:p>
          </table:table-cell>
          <table:table-cell table:formula="of:=IF([.N101]=[.O101];0;350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 table:formula="of:=[.C101]/[.C100]-1" office:value-type="float" office:value="-0.00371333085777947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19461" calcext:value-type="float">
            <text:p>0.419461</text:p>
          </table:table-cell>
          <table:table-cell table:formula="of:=IF([.K102]=[.J102];1;0)" office:value-type="float" office:value="0" calcext:value-type="float">
            <text:p>0</text:p>
          </table:table-cell>
          <table:table-cell table:formula="of:=[.K102]*[.C102]*1000" office:value-type="float" office:value="0" calcext:value-type="float">
            <text:p>0</text:p>
          </table:table-cell>
          <table:table-cell table:formula="of:=[.K101]*[.C102]*1000" office:value-type="float" office:value="0" calcext:value-type="float">
            <text:p>0</text:p>
          </table:table-cell>
          <table:table-cell table:formula="of:=IF([.N102]=[.O102];0;350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 table:formula="of:=[.C102]/[.C101]-1" office:value-type="float" office:value="-0.00944216672878617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59476" calcext:value-type="float">
            <text:p>0.459476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[.K103]*[.C103]*1000" office:value-type="float" office:value="0" calcext:value-type="float">
            <text:p>0</text:p>
          </table:table-cell>
          <table:table-cell table:formula="of:=[.K102]*[.C103]*1000" office:value-type="float" office:value="0" calcext:value-type="float">
            <text:p>0</text:p>
          </table:table-cell>
          <table:table-cell table:formula="of:=IF([.N103]=[.O103];0;350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 table:formula="of:=[.C103]/[.C102]-1" office:value-type="float" office:value="0.00476608553869307" calcext:value-type="float">
            <text:p>0.00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17-08-31</text:p>
          </table:table-cell>
          <table:table-cell office:value-type="float" office:value="808" calcext:value-type="float">
            <text:p>808.0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64207" calcext:value-type="float">
            <text:p>0.464207</text:p>
          </table:table-cell>
          <table:table-cell table:formula="of:=IF([.K104]=[.J104];1;0)" office:value-type="float" office:value="0" calcext:value-type="float">
            <text:p>0</text:p>
          </table:table-cell>
          <table:table-cell table:formula="of:=[.K104]*[.C104]*1000" office:value-type="float" office:value="0" calcext:value-type="float">
            <text:p>0</text:p>
          </table:table-cell>
          <table:table-cell table:formula="of:=[.K103]*[.C104]*1000" office:value-type="float" office:value="0" calcext:value-type="float">
            <text:p>0</text:p>
          </table:table-cell>
          <table:table-cell table:formula="of:=IF([.N104]=[.O104];0;350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 table:formula="of:=[.C104]/[.C103]-1" office:value-type="float" office:value="0.0086131569092498" calcext:value-type="float">
            <text:p>0.008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93208" calcext:value-type="float">
            <text:p>0.493208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[.K105]*[.C105]*1000" office:value-type="float" office:value="0" calcext:value-type="float">
            <text:p>0</text:p>
          </table:table-cell>
          <table:table-cell table:formula="of:=[.K104]*[.C105]*1000" office:value-type="float" office:value="0" calcext:value-type="float">
            <text:p>0</text:p>
          </table:table-cell>
          <table:table-cell table:formula="of:=IF([.N105]=[.O105];0;3500)" office:value-type="float" office:value="0" calcext:value-type="float">
            <text:p>0</text:p>
          </table:table-cell>
          <table:table-cell table:formula="of:=-[.N105]+[.O105]-[.P105]" office:value-type="float" office:value="0" calcext:value-type="float">
            <text:p>0</text:p>
          </table:table-cell>
          <table:table-cell table:formula="of:=[.C105]/[.C104]-1" office:value-type="float" office:value="0.00891089108910892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17-09-04</text:p>
          </table:table-cell>
          <table:table-cell office:value-type="float" office:value="807" calcext:value-type="float">
            <text:p>807.0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35188" calcext:value-type="float">
            <text:p>0.535188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[.K106]*[.C106]*1000" office:value-type="float" office:value="807000" calcext:value-type="float">
            <text:p>807000</text:p>
          </table:table-cell>
          <table:table-cell table:formula="of:=[.K105]*[.C106]*1000" office:value-type="float" office:value="0" calcext:value-type="float">
            <text:p>0</text:p>
          </table:table-cell>
          <table:table-cell table:formula="of:=IF([.N106]=[.O106];0;3500)" office:value-type="float" office:value="3500" calcext:value-type="float">
            <text:p>3500</text:p>
          </table:table-cell>
          <table:table-cell table:formula="of:=-[.N106]+[.O106]-[.P106]" office:value-type="float" office:value="-810500" calcext:value-type="float">
            <text:p>-810500</text:p>
          </table:table-cell>
          <table:table-cell table:formula="of:=[.C106]/[.C105]-1" office:value-type="float" office:value="-0.0100588812561335" calcext:value-type="float">
            <text:p>-0.01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17-09-05</text:p>
          </table:table-cell>
          <table:table-cell office:value-type="float" office:value="803" calcext:value-type="float">
            <text:p>803.0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1" calcext:value-type="float">
            <text:p>1</text:p>
          </table:table-cell>
          <table:table-cell office:value-type="float" office:value="0.572484" calcext:value-type="float">
            <text:p>0.572484</text:p>
          </table:table-cell>
          <table:table-cell table:formula="of:=IF([.K107]=[.J107];1;0)" office:value-type="float" office:value="0" calcext:value-type="float">
            <text:p>0</text:p>
          </table:table-cell>
          <table:table-cell table:formula="of:=[.K107]*[.C107]*1000" office:value-type="float" office:value="803000" calcext:value-type="float">
            <text:p>803000</text:p>
          </table:table-cell>
          <table:table-cell table:formula="of:=[.K106]*[.C107]*1000" office:value-type="float" office:value="803000" calcext:value-type="float">
            <text:p>803000</text:p>
          </table:table-cell>
          <table:table-cell table:formula="of:=IF([.N107]=[.O107];0;350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 table:formula="of:=[.C107]/[.C106]-1" office:value-type="float" office:value="-0.00495662949194553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91965" calcext:value-type="float">
            <text:p>0.591965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[.K108]*[.C108]*1000" office:value-type="float" office:value="764800" calcext:value-type="float">
            <text:p>764800</text:p>
          </table:table-cell>
          <table:table-cell table:formula="of:=[.K107]*[.C108]*1000" office:value-type="float" office:value="764800" calcext:value-type="float">
            <text:p>764800</text:p>
          </table:table-cell>
          <table:table-cell table:formula="of:=IF([.N108]=[.O108];0;350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 table:formula="of:=[.C108]/[.C107]-1" office:value-type="float" office:value="-0.0475716064757161" calcext:value-type="float">
            <text:p>-0.047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17-09-07</text:p>
          </table:table-cell>
          <table:table-cell office:value-type="float" office:value="785" calcext:value-type="float">
            <text:p>785.0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602361" calcext:value-type="float">
            <text:p>0.602361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[.K109]*[.C109]*1000" office:value-type="float" office:value="785000" calcext:value-type="float">
            <text:p>785000</text:p>
          </table:table-cell>
          <table:table-cell table:formula="of:=[.K108]*[.C109]*1000" office:value-type="float" office:value="785000" calcext:value-type="float">
            <text:p>785000</text:p>
          </table:table-cell>
          <table:table-cell table:formula="of:=IF([.N109]=[.O109];0;350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 table:formula="of:=[.C109]/[.C108]-1" office:value-type="float" office:value="0.0264121338912136" calcext:value-type="float">
            <text:p>0.026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85144" calcext:value-type="float">
            <text:p>0.585144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[.K110]*[.C110]*1000" office:value-type="float" office:value="795100" calcext:value-type="float">
            <text:p>795100</text:p>
          </table:table-cell>
          <table:table-cell table:formula="of:=[.K109]*[.C110]*1000" office:value-type="float" office:value="795100" calcext:value-type="float">
            <text:p>795100</text:p>
          </table:table-cell>
          <table:table-cell table:formula="of:=IF([.N110]=[.O110];0;350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 table:formula="of:=[.C110]/[.C109]-1" office:value-type="float" office:value="0.0128662420382166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17-09-11</text:p>
          </table:table-cell>
          <table:table-cell office:value-type="float" office:value="802" calcext:value-type="float">
            <text:p>802.0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18548" calcext:value-type="float">
            <text:p>0.518548</text:p>
          </table:table-cell>
          <table:table-cell table:formula="of:=IF([.K111]=[.J111];1;0)" office:value-type="float" office:value="1" calcext:value-type="float">
            <text:p>1</text:p>
          </table:table-cell>
          <table:table-cell table:formula="of:=[.K111]*[.C111]*1000" office:value-type="float" office:value="802000" calcext:value-type="float">
            <text:p>802000</text:p>
          </table:table-cell>
          <table:table-cell table:formula="of:=[.K110]*[.C111]*1000" office:value-type="float" office:value="802000" calcext:value-type="float">
            <text:p>802000</text:p>
          </table:table-cell>
          <table:table-cell table:formula="of:=IF([.N111]=[.O111];0;350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 table:formula="of:=[.C111]/[.C110]-1" office:value-type="float" office:value="0.0086781536913596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17-09-12</text:p>
          </table:table-cell>
          <table:table-cell office:value-type="float" office:value="815" calcext:value-type="float">
            <text:p>815.0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2]&gt;0.5;1;0)" office:value-type="float" office:value="0" calcext:value-type="float">
            <text:p>0</text:p>
          </table:table-cell>
          <table:table-cell office:value-type="float" office:value="0.491413" calcext:value-type="float">
            <text:p>0.491413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[.K112]*[.C112]*1000" office:value-type="float" office:value="0" calcext:value-type="float">
            <text:p>0</text:p>
          </table:table-cell>
          <table:table-cell table:formula="of:=[.K111]*[.C112]*1000" office:value-type="float" office:value="815000" calcext:value-type="float">
            <text:p>815000</text:p>
          </table:table-cell>
          <table:table-cell table:formula="of:=IF([.N112]=[.O112];0;3500)" office:value-type="float" office:value="3500" calcext:value-type="float">
            <text:p>3500</text:p>
          </table:table-cell>
          <table:table-cell table:formula="of:=-[.N112]+[.O112]-[.P112]" office:value-type="float" office:value="811500" calcext:value-type="float">
            <text:p>811500</text:p>
          </table:table-cell>
          <table:table-cell table:formula="of:=[.C112]/[.C111]-1" office:value-type="float" office:value="0.0162094763092269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17-09-13</text:p>
          </table:table-cell>
          <table:table-cell office:value-type="float" office:value="812" calcext:value-type="float">
            <text:p>812.0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70994" calcext:value-type="float">
            <text:p>0.470994</text:p>
          </table:table-cell>
          <table:table-cell table:formula="of:=IF([.K113]=[.J113];1;0)" office:value-type="float" office:value="0" calcext:value-type="float">
            <text:p>0</text:p>
          </table:table-cell>
          <table:table-cell table:formula="of:=[.K113]*[.C113]*1000" office:value-type="float" office:value="0" calcext:value-type="float">
            <text:p>0</text:p>
          </table:table-cell>
          <table:table-cell table:formula="of:=[.K112]*[.C113]*1000" office:value-type="float" office:value="0" calcext:value-type="float">
            <text:p>0</text:p>
          </table:table-cell>
          <table:table-cell table:formula="of:=IF([.N113]=[.O113];0;350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 table:formula="of:=[.C113]/[.C112]-1" office:value-type="float" office:value="-0.003680981595092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58816" calcext:value-type="float">
            <text:p>0.458816</text:p>
          </table:table-cell>
          <table:table-cell table:formula="of:=IF([.K114]=[.J114];1;0)" office:value-type="float" office:value="1" calcext:value-type="float">
            <text:p>1</text:p>
          </table:table-cell>
          <table:table-cell table:formula="of:=[.K114]*[.C114]*1000" office:value-type="float" office:value="0" calcext:value-type="float">
            <text:p>0</text:p>
          </table:table-cell>
          <table:table-cell table:formula="of:=[.K113]*[.C114]*1000" office:value-type="float" office:value="0" calcext:value-type="float">
            <text:p>0</text:p>
          </table:table-cell>
          <table:table-cell table:formula="of:=IF([.N114]=[.O114];0;350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 table:formula="of:=[.C114]/[.C113]-1" office:value-type="float" office:value="0.00591133004926103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47082" calcext:value-type="float">
            <text:p>0.447082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[.K115]*[.C115]*1000" office:value-type="float" office:value="0" calcext:value-type="float">
            <text:p>0</text:p>
          </table:table-cell>
          <table:table-cell table:formula="of:=[.K114]*[.C115]*1000" office:value-type="float" office:value="0" calcext:value-type="float">
            <text:p>0</text:p>
          </table:table-cell>
          <table:table-cell table:formula="of:=IF([.N115]=[.O115];0;350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 table:formula="of:=[.C115]/[.C114]-1" office:value-type="float" office:value="-0.00942703232125364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17-09-19</text:p>
          </table:table-cell>
          <table:table-cell office:value-type="float" office:value="830" calcext:value-type="float">
            <text:p>830.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51602" calcext:value-type="float">
            <text:p>0.451602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[.K116]*[.C116]*1000" office:value-type="float" office:value="0" calcext:value-type="float">
            <text:p>0</text:p>
          </table:table-cell>
          <table:table-cell table:formula="of:=[.K115]*[.C116]*1000" office:value-type="float" office:value="0" calcext:value-type="float">
            <text:p>0</text:p>
          </table:table-cell>
          <table:table-cell table:formula="of:=IF([.N116]=[.O116];0;350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 table:formula="of:=[.C116]/[.C115]-1" office:value-type="float" office:value="0.0258311704362872" calcext:value-type="float">
            <text:p>0.025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17-09-20</text:p>
          </table:table-cell>
          <table:table-cell office:value-type="float" office:value="849" calcext:value-type="float">
            <text:p>849.0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30089" calcext:value-type="float">
            <text:p>0.430089</text:p>
          </table:table-cell>
          <table:table-cell table:formula="of:=IF([.K117]=[.J117];1;0)" office:value-type="float" office:value="0" calcext:value-type="float">
            <text:p>0</text:p>
          </table:table-cell>
          <table:table-cell table:formula="of:=[.K117]*[.C117]*1000" office:value-type="float" office:value="0" calcext:value-type="float">
            <text:p>0</text:p>
          </table:table-cell>
          <table:table-cell table:formula="of:=[.K116]*[.C117]*1000" office:value-type="float" office:value="0" calcext:value-type="float">
            <text:p>0</text:p>
          </table:table-cell>
          <table:table-cell table:formula="of:=IF([.N117]=[.O117];0;350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 table:formula="of:=[.C117]/[.C116]-1" office:value-type="float" office:value="0.0228915662650602" calcext:value-type="float">
            <text:p>0.022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17-09-21</text:p>
          </table:table-cell>
          <table:table-cell office:value-type="float" office:value="849" calcext:value-type="float">
            <text:p>849.0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31371" calcext:value-type="float">
            <text:p>0.431371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[.K118]*[.C118]*1000" office:value-type="float" office:value="0" calcext:value-type="float">
            <text:p>0</text:p>
          </table:table-cell>
          <table:table-cell table:formula="of:=[.K117]*[.C118]*1000" office:value-type="float" office:value="0" calcext:value-type="float">
            <text:p>0</text:p>
          </table:table-cell>
          <table:table-cell table:formula="of:=IF([.N118]=[.O118];0;350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 table:formula="of:=[.C118]/[.C11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17-09-22</text:p>
          </table:table-cell>
          <table:table-cell office:value-type="float" office:value="845" calcext:value-type="float">
            <text:p>845.0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40094" calcext:value-type="float">
            <text:p>0.440094</text:p>
          </table:table-cell>
          <table:table-cell table:formula="of:=IF([.K119]=[.J119];1;0)" office:value-type="float" office:value="0" calcext:value-type="float">
            <text:p>0</text:p>
          </table:table-cell>
          <table:table-cell table:formula="of:=[.K119]*[.C119]*1000" office:value-type="float" office:value="0" calcext:value-type="float">
            <text:p>0</text:p>
          </table:table-cell>
          <table:table-cell table:formula="of:=[.K118]*[.C119]*1000" office:value-type="float" office:value="0" calcext:value-type="float">
            <text:p>0</text:p>
          </table:table-cell>
          <table:table-cell table:formula="of:=IF([.N119]=[.O119];0;350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 table:formula="of:=[.C119]/[.C118]-1" office:value-type="float" office:value="-0.00471142520612489" calcext:value-type="float">
            <text:p>-0.004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6565" calcext:value-type="float">
            <text:p>0.46565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[.K120]*[.C120]*1000" office:value-type="float" office:value="0" calcext:value-type="float">
            <text:p>0</text:p>
          </table:table-cell>
          <table:table-cell table:formula="of:=[.K119]*[.C120]*1000" office:value-type="float" office:value="0" calcext:value-type="float">
            <text:p>0</text:p>
          </table:table-cell>
          <table:table-cell table:formula="of:=IF([.N120]=[.O120];0;350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 table:formula="of:=[.C120]/[.C119]-1" office:value-type="float" office:value="0.00130177514792895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1" calcext:value-type="float">
            <text:p>1</text:p>
          </table:table-cell>
          <table:table-cell office:value-type="float" office:value="0.514599" calcext:value-type="float">
            <text:p>0.514599</text:p>
          </table:table-cell>
          <table:table-cell table:formula="of:=IF([.K121]=[.J121];1;0)" office:value-type="float" office:value="0" calcext:value-type="float">
            <text:p>0</text:p>
          </table:table-cell>
          <table:table-cell table:formula="of:=[.K121]*[.C121]*1000" office:value-type="float" office:value="842300" calcext:value-type="float">
            <text:p>842300</text:p>
          </table:table-cell>
          <table:table-cell table:formula="of:=[.K120]*[.C121]*1000" office:value-type="float" office:value="0" calcext:value-type="float">
            <text:p>0</text:p>
          </table:table-cell>
          <table:table-cell table:formula="of:=IF([.N121]=[.O121];0;3500)" office:value-type="float" office:value="3500" calcext:value-type="float">
            <text:p>3500</text:p>
          </table:table-cell>
          <table:table-cell table:formula="of:=-[.N121]+[.O121]-[.P121]" office:value-type="float" office:value="-845800" calcext:value-type="float">
            <text:p>-845800</text:p>
          </table:table-cell>
          <table:table-cell table:formula="of:=[.C121]/[.C120]-1" office:value-type="float" office:value="-0.00449119489422067" calcext:value-type="float">
            <text:p>-0.004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17-09-27</text:p>
          </table:table-cell>
          <table:table-cell office:value-type="float" office:value="832" calcext:value-type="float">
            <text:p>832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54717" calcext:value-type="float">
            <text:p>0.554717</text:p>
          </table:table-cell>
          <table:table-cell table:formula="of:=IF([.K122]=[.J122];1;0)" office:value-type="float" office:value="1" calcext:value-type="float">
            <text:p>1</text:p>
          </table:table-cell>
          <table:table-cell table:formula="of:=[.K122]*[.C122]*1000" office:value-type="float" office:value="832000" calcext:value-type="float">
            <text:p>832000</text:p>
          </table:table-cell>
          <table:table-cell table:formula="of:=[.K121]*[.C122]*1000" office:value-type="float" office:value="832000" calcext:value-type="float">
            <text:p>832000</text:p>
          </table:table-cell>
          <table:table-cell table:formula="of:=IF([.N122]=[.O122];0;350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 table:formula="of:=[.C122]/[.C121]-1" office:value-type="float" office:value="-0.0122284221773714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17-09-28</text:p>
          </table:table-cell>
          <table:table-cell office:value-type="float" office:value="844" calcext:value-type="float">
            <text:p>844.0</text:p>
          </table:table-cell>
          <table:table-cell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70361" calcext:value-type="float">
            <text:p>0.570361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[.K123]*[.C123]*1000" office:value-type="float" office:value="844000" calcext:value-type="float">
            <text:p>844000</text:p>
          </table:table-cell>
          <table:table-cell table:formula="of:=[.K122]*[.C123]*1000" office:value-type="float" office:value="844000" calcext:value-type="float">
            <text:p>844000</text:p>
          </table:table-cell>
          <table:table-cell table:formula="of:=IF([.N123]=[.O123];0;350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 table:formula="of:=[.C123]/[.C122]-1" office:value-type="float" office:value="0.0144230769230769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69549" calcext:value-type="float">
            <text:p>0.569549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[.K124]*[.C124]*1000" office:value-type="float" office:value="835300" calcext:value-type="float">
            <text:p>835300</text:p>
          </table:table-cell>
          <table:table-cell table:formula="of:=[.K123]*[.C124]*1000" office:value-type="float" office:value="835300" calcext:value-type="float">
            <text:p>835300</text:p>
          </table:table-cell>
          <table:table-cell table:formula="of:=IF([.N124]=[.O124];0;350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 table:formula="of:=[.C124]/[.C123]-1" office:value-type="float" office:value="-0.010308056872038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74919" calcext:value-type="float">
            <text:p>0.574919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[.K125]*[.C125]*1000" office:value-type="float" office:value="836800" calcext:value-type="float">
            <text:p>836800</text:p>
          </table:table-cell>
          <table:table-cell table:formula="of:=[.K124]*[.C125]*1000" office:value-type="float" office:value="836800" calcext:value-type="float">
            <text:p>836800</text:p>
          </table:table-cell>
          <table:table-cell table:formula="of:=IF([.N125]=[.O125];0;350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 table:formula="of:=[.C125]/[.C124]-1" office:value-type="float" office:value="0.00179576200167597" calcext:value-type="float">
            <text:p>0.001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61095" calcext:value-type="float">
            <text:p>0.561095</text:p>
          </table:table-cell>
          <table:table-cell table:formula="of:=IF([.K126]=[.J126];1;0)" office:value-type="float" office:value="1" calcext:value-type="float">
            <text:p>1</text:p>
          </table:table-cell>
          <table:table-cell table:formula="of:=[.K126]*[.C126]*1000" office:value-type="float" office:value="841400" calcext:value-type="float">
            <text:p>841400</text:p>
          </table:table-cell>
          <table:table-cell table:formula="of:=[.K125]*[.C126]*1000" office:value-type="float" office:value="841400" calcext:value-type="float">
            <text:p>841400</text:p>
          </table:table-cell>
          <table:table-cell table:formula="of:=IF([.N126]=[.O126];0;350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 table:formula="of:=[.C126]/[.C125]-1" office:value-type="float" office:value="0.0054971319311663" calcext:value-type="float">
            <text:p>0.005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17-10-04</text:p>
          </table:table-cell>
          <table:table-cell office:value-type="float" office:value="845" calcext:value-type="float">
            <text:p>845.0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55041" calcext:value-type="float">
            <text:p>0.555041</text:p>
          </table:table-cell>
          <table:table-cell table:formula="of:=IF([.K127]=[.J127];1;0)" office:value-type="float" office:value="0" calcext:value-type="float">
            <text:p>0</text:p>
          </table:table-cell>
          <table:table-cell table:formula="of:=[.K127]*[.C127]*1000" office:value-type="float" office:value="845000" calcext:value-type="float">
            <text:p>845000</text:p>
          </table:table-cell>
          <table:table-cell table:formula="of:=[.K126]*[.C127]*1000" office:value-type="float" office:value="845000" calcext:value-type="float">
            <text:p>845000</text:p>
          </table:table-cell>
          <table:table-cell table:formula="of:=IF([.N127]=[.O127];0;350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 table:formula="of:=[.C127]/[.C126]-1" office:value-type="float" office:value="0.00427858331352504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17-10-05</text:p>
          </table:table-cell>
          <table:table-cell office:value-type="float" office:value="833" calcext:value-type="float">
            <text:p>833.0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36496" calcext:value-type="float">
            <text:p>0.536496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[.K128]*[.C128]*1000" office:value-type="float" office:value="833000" calcext:value-type="float">
            <text:p>833000</text:p>
          </table:table-cell>
          <table:table-cell table:formula="of:=[.K127]*[.C128]*1000" office:value-type="float" office:value="833000" calcext:value-type="float">
            <text:p>833000</text:p>
          </table:table-cell>
          <table:table-cell table:formula="of:=IF([.N128]=[.O128];0;3500)" office:value-type="float" office:value="0" calcext:value-type="float">
            <text:p>0</text:p>
          </table:table-cell>
          <table:table-cell table:formula="of:=-[.N128]+[.O128]-[.P128]" office:value-type="float" office:value="0" calcext:value-type="float">
            <text:p>0</text:p>
          </table:table-cell>
          <table:table-cell table:formula="of:=[.C128]/[.C127]-1" office:value-type="float" office:value="-0.0142011834319526" calcext:value-type="float">
            <text:p>-0.014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1" calcext:value-type="float">
            <text:p>1</text:p>
          </table:table-cell>
          <table:table-cell office:value-type="float" office:value="0.538278" calcext:value-type="float">
            <text:p>0.538278</text:p>
          </table:table-cell>
          <table:table-cell table:formula="of:=IF([.K129]=[.J129];1;0)" office:value-type="float" office:value="1" calcext:value-type="float">
            <text:p>1</text:p>
          </table:table-cell>
          <table:table-cell table:formula="of:=[.K129]*[.C129]*1000" office:value-type="float" office:value="844300" calcext:value-type="float">
            <text:p>844300</text:p>
          </table:table-cell>
          <table:table-cell table:formula="of:=[.K128]*[.C129]*1000" office:value-type="float" office:value="844300" calcext:value-type="float">
            <text:p>844300</text:p>
          </table:table-cell>
          <table:table-cell table:formula="of:=IF([.N129]=[.O129];0;350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 table:formula="of:=[.C129]/[.C128]-1" office:value-type="float" office:value="0.0135654261704681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1" calcext:value-type="float">
            <text:p>1</text:p>
          </table:table-cell>
          <table:table-cell office:value-type="float" office:value="0.51579" calcext:value-type="float">
            <text:p>0.51579</text:p>
          </table:table-cell>
          <table:table-cell table:formula="of:=IF([.K130]=[.J130];1;0)" office:value-type="float" office:value="1" calcext:value-type="float">
            <text:p>1</text:p>
          </table:table-cell>
          <table:table-cell table:formula="of:=[.K130]*[.C130]*1000" office:value-type="float" office:value="854900" calcext:value-type="float">
            <text:p>854900</text:p>
          </table:table-cell>
          <table:table-cell table:formula="of:=[.K129]*[.C130]*1000" office:value-type="float" office:value="854900" calcext:value-type="float">
            <text:p>854900</text:p>
          </table:table-cell>
          <table:table-cell table:formula="of:=IF([.N130]=[.O130];0;350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 table:formula="of:=[.C130]/[.C129]-1" office:value-type="float" office:value="0.0125547791069525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17-10-11</text:p>
          </table:table-cell>
          <table:table-cell office:value-type="float" office:value="865" calcext:value-type="float">
            <text:p>865.0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1" calcext:value-type="float">
            <text:p>1</text:p>
          </table:table-cell>
          <table:table-cell office:value-type="float" office:value="0.500325" calcext:value-type="float">
            <text:p>0.500325</text:p>
          </table:table-cell>
          <table:table-cell table:formula="of:=IF([.K131]=[.J131];1;0)" office:value-type="float" office:value="1" calcext:value-type="float">
            <text:p>1</text:p>
          </table:table-cell>
          <table:table-cell table:formula="of:=[.K131]*[.C131]*1000" office:value-type="float" office:value="865000" calcext:value-type="float">
            <text:p>865000</text:p>
          </table:table-cell>
          <table:table-cell table:formula="of:=[.K130]*[.C131]*1000" office:value-type="float" office:value="865000" calcext:value-type="float">
            <text:p>865000</text:p>
          </table:table-cell>
          <table:table-cell table:formula="of:=IF([.N131]=[.O131];0;350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 table:formula="of:=[.C131]/[.C130]-1" office:value-type="float" office:value="0.0118142472803837" calcext:value-type="float">
            <text:p>0.01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90035" calcext:value-type="float">
            <text:p>0.490035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[.K132]*[.C132]*1000" office:value-type="float" office:value="0" calcext:value-type="float">
            <text:p>0</text:p>
          </table:table-cell>
          <table:table-cell table:formula="of:=[.K131]*[.C132]*1000" office:value-type="float" office:value="879100" calcext:value-type="float">
            <text:p>879100</text:p>
          </table:table-cell>
          <table:table-cell table:formula="of:=IF([.N132]=[.O132];0;3500)" office:value-type="float" office:value="3500" calcext:value-type="float">
            <text:p>3500</text:p>
          </table:table-cell>
          <table:table-cell table:formula="of:=-[.N132]+[.O132]-[.P132]" office:value-type="float" office:value="875600" calcext:value-type="float">
            <text:p>875600</text:p>
          </table:table-cell>
          <table:table-cell table:formula="of:=[.C132]/[.C131]-1" office:value-type="float" office:value="0.0163005780346821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17-10-13</text:p>
          </table:table-cell>
          <table:table-cell office:value-type="float" office:value="887" calcext:value-type="float">
            <text:p>887.0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5143" calcext:value-type="float">
            <text:p>0.475143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[.K133]*[.C133]*1000" office:value-type="float" office:value="0" calcext:value-type="float">
            <text:p>0</text:p>
          </table:table-cell>
          <table:table-cell table:formula="of:=[.K132]*[.C133]*1000" office:value-type="float" office:value="0" calcext:value-type="float">
            <text:p>0</text:p>
          </table:table-cell>
          <table:table-cell table:formula="of:=IF([.N133]=[.O133];0;350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 table:formula="of:=[.C133]/[.C132]-1" office:value-type="float" office:value="0.0089864634285064" calcext:value-type="float">
            <text:p>0.009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66971" calcext:value-type="float">
            <text:p>0.466971</text:p>
          </table:table-cell>
          <table:table-cell table:formula="of:=IF([.K134]=[.J134];1;0)" office:value-type="float" office:value="0" calcext:value-type="float">
            <text:p>0</text:p>
          </table:table-cell>
          <table:table-cell table:formula="of:=[.K134]*[.C134]*1000" office:value-type="float" office:value="0" calcext:value-type="float">
            <text:p>0</text:p>
          </table:table-cell>
          <table:table-cell table:formula="of:=[.K133]*[.C134]*1000" office:value-type="float" office:value="0" calcext:value-type="float">
            <text:p>0</text:p>
          </table:table-cell>
          <table:table-cell table:formula="of:=IF([.N134]=[.O134];0;350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 table:formula="of:=[.C134]/[.C133]-1" office:value-type="float" office:value="0.00868094701240141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66257" calcext:value-type="float">
            <text:p>0.466257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[.K135]*[.C135]*1000" office:value-type="float" office:value="0" calcext:value-type="float">
            <text:p>0</text:p>
          </table:table-cell>
          <table:table-cell table:formula="of:=[.K134]*[.C135]*1000" office:value-type="float" office:value="0" calcext:value-type="float">
            <text:p>0</text:p>
          </table:table-cell>
          <table:table-cell table:formula="of:=IF([.N135]=[.O135];0;350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 table:formula="of:=[.C135]/[.C134]-1" office:value-type="float" office:value="0.00894154465183861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17-10-18</text:p>
          </table:table-cell>
          <table:table-cell office:value-type="float" office:value="900" calcext:value-type="float">
            <text:p>900.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75349" calcext:value-type="float">
            <text:p>0.475349</text:p>
          </table:table-cell>
          <table:table-cell table:formula="of:=IF([.K136]=[.J136];1;0)" office:value-type="float" office:value="1" calcext:value-type="float">
            <text:p>1</text:p>
          </table:table-cell>
          <table:table-cell table:formula="of:=[.K136]*[.C136]*1000" office:value-type="float" office:value="0" calcext:value-type="float">
            <text:p>0</text:p>
          </table:table-cell>
          <table:table-cell table:formula="of:=[.K135]*[.C136]*1000" office:value-type="float" office:value="0" calcext:value-type="float">
            <text:p>0</text:p>
          </table:table-cell>
          <table:table-cell table:formula="of:=IF([.N136]=[.O136];0;350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 table:formula="of:=[.C136]/[.C135]-1" office:value-type="float" office:value="-0.00299102691924236" calcext:value-type="float">
            <text:p>-0.003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17-10-19</text:p>
          </table:table-cell>
          <table:table-cell office:value-type="float" office:value="895" calcext:value-type="float">
            <text:p>895.0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64357" calcext:value-type="float">
            <text:p>0.464357</text:p>
          </table:table-cell>
          <table:table-cell table:formula="of:=IF([.K137]=[.J137];1;0)" office:value-type="float" office:value="1" calcext:value-type="float">
            <text:p>1</text:p>
          </table:table-cell>
          <table:table-cell table:formula="of:=[.K137]*[.C137]*1000" office:value-type="float" office:value="0" calcext:value-type="float">
            <text:p>0</text:p>
          </table:table-cell>
          <table:table-cell table:formula="of:=[.K136]*[.C137]*1000" office:value-type="float" office:value="0" calcext:value-type="float">
            <text:p>0</text:p>
          </table:table-cell>
          <table:table-cell table:formula="of:=IF([.N137]=[.O137];0;350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 table:formula="of:=[.C137]/[.C136]-1" office:value-type="float" office:value="-0.00555555555555554" calcext:value-type="float">
            <text:p>-0.005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1" calcext:value-type="float">
            <text:p>1</text:p>
          </table:table-cell>
          <table:table-cell office:value-type="float" office:value="0.509132" calcext:value-type="float">
            <text:p>0.509132</text:p>
          </table:table-cell>
          <table:table-cell table:formula="of:=IF([.K138]=[.J138];1;0)" office:value-type="float" office:value="1" calcext:value-type="float">
            <text:p>1</text:p>
          </table:table-cell>
          <table:table-cell table:formula="of:=[.K138]*[.C138]*1000" office:value-type="float" office:value="893200" calcext:value-type="float">
            <text:p>893200</text:p>
          </table:table-cell>
          <table:table-cell table:formula="of:=[.K137]*[.C138]*1000" office:value-type="float" office:value="0" calcext:value-type="float">
            <text:p>0</text:p>
          </table:table-cell>
          <table:table-cell table:formula="of:=IF([.N138]=[.O138];0;3500)" office:value-type="float" office:value="3500" calcext:value-type="float">
            <text:p>3500</text:p>
          </table:table-cell>
          <table:table-cell table:formula="of:=-[.N138]+[.O138]-[.P138]" office:value-type="float" office:value="-896700" calcext:value-type="float">
            <text:p>-896700</text:p>
          </table:table-cell>
          <table:table-cell table:formula="of:=[.C138]/[.C137]-1" office:value-type="float" office:value="-0.00201117318435751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9]&gt;0.5;1;0)" office:value-type="float" office:value="1" calcext:value-type="float">
            <text:p>1</text:p>
          </table:table-cell>
          <table:table-cell office:value-type="float" office:value="0.541774" calcext:value-type="float">
            <text:p>0.541774</text:p>
          </table:table-cell>
          <table:table-cell table:formula="of:=IF([.K139]=[.J139];1;0)" office:value-type="float" office:value="1" calcext:value-type="float">
            <text:p>1</text:p>
          </table:table-cell>
          <table:table-cell table:formula="of:=[.K139]*[.C139]*1000" office:value-type="float" office:value="905800" calcext:value-type="float">
            <text:p>905800</text:p>
          </table:table-cell>
          <table:table-cell table:formula="of:=[.K138]*[.C139]*1000" office:value-type="float" office:value="905800" calcext:value-type="float">
            <text:p>905800</text:p>
          </table:table-cell>
          <table:table-cell table:formula="of:=IF([.N139]=[.O139];0;350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 table:formula="of:=[.C139]/[.C138]-1" office:value-type="float" office:value="0.014106583072100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1" calcext:value-type="float">
            <text:p>1</text:p>
          </table:table-cell>
          <table:table-cell office:value-type="float" office:value="0.553825" calcext:value-type="float">
            <text:p>0.553825</text:p>
          </table:table-cell>
          <table:table-cell table:formula="of:=IF([.K140]=[.J140];1;0)" office:value-type="float" office:value="1" calcext:value-type="float">
            <text:p>1</text:p>
          </table:table-cell>
          <table:table-cell table:formula="of:=[.K140]*[.C140]*1000" office:value-type="float" office:value="910600" calcext:value-type="float">
            <text:p>910600</text:p>
          </table:table-cell>
          <table:table-cell table:formula="of:=[.K139]*[.C140]*1000" office:value-type="float" office:value="910600" calcext:value-type="float">
            <text:p>910600</text:p>
          </table:table-cell>
          <table:table-cell table:formula="of:=IF([.N140]=[.O140];0;350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 table:formula="of:=[.C140]/[.C139]-1" office:value-type="float" office:value="0.00529918304261434" calcext:value-type="float">
            <text:p>0.005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17-10-25</text:p>
          </table:table-cell>
          <table:table-cell office:value-type="float" office:value="925" calcext:value-type="float">
            <text:p>925.0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1" calcext:value-type="float">
            <text:p>1</text:p>
          </table:table-cell>
          <table:table-cell office:value-type="float" office:value="0.553308" calcext:value-type="float">
            <text:p>0.553308</text:p>
          </table:table-cell>
          <table:table-cell table:formula="of:=IF([.K141]=[.J141];1;0)" office:value-type="float" office:value="0" calcext:value-type="float">
            <text:p>0</text:p>
          </table:table-cell>
          <table:table-cell table:formula="of:=[.K141]*[.C141]*1000" office:value-type="float" office:value="925000" calcext:value-type="float">
            <text:p>925000</text:p>
          </table:table-cell>
          <table:table-cell table:formula="of:=[.K140]*[.C141]*1000" office:value-type="float" office:value="925000" calcext:value-type="float">
            <text:p>925000</text:p>
          </table:table-cell>
          <table:table-cell table:formula="of:=IF([.N141]=[.O141];0;350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 table:formula="of:=[.C141]/[.C140]-1" office:value-type="float" office:value="0.0158137491763672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1" calcext:value-type="float">
            <text:p>1</text:p>
          </table:table-cell>
          <table:table-cell office:value-type="float" office:value="0.538115" calcext:value-type="float">
            <text:p>0.538115</text:p>
          </table:table-cell>
          <table:table-cell table:formula="of:=IF([.K142]=[.J142];1;0)" office:value-type="float" office:value="0" calcext:value-type="float">
            <text:p>0</text:p>
          </table:table-cell>
          <table:table-cell table:formula="of:=[.K142]*[.C142]*1000" office:value-type="float" office:value="916200" calcext:value-type="float">
            <text:p>916200</text:p>
          </table:table-cell>
          <table:table-cell table:formula="of:=[.K141]*[.C142]*1000" office:value-type="float" office:value="916200" calcext:value-type="float">
            <text:p>916200</text:p>
          </table:table-cell>
          <table:table-cell table:formula="of:=IF([.N142]=[.O142];0;3500)" office:value-type="float" office:value="0" calcext:value-type="float">
            <text:p>0</text:p>
          </table:table-cell>
          <table:table-cell table:formula="of:=-[.N142]+[.O142]-[.P142]" office:value-type="float" office:value="0" calcext:value-type="float">
            <text:p>0</text:p>
          </table:table-cell>
          <table:table-cell table:formula="of:=[.C142]/[.C141]-1" office:value-type="float" office:value="-0.00951351351351348" calcext:value-type="float">
            <text:p>-0.009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17-10-27</text:p>
          </table:table-cell>
          <table:table-cell office:value-type="float" office:value="850" calcext:value-type="float">
            <text:p>850.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3]&gt;0.5;1;0)" office:value-type="float" office:value="1" calcext:value-type="float">
            <text:p>1</text:p>
          </table:table-cell>
          <table:table-cell office:value-type="float" office:value="0.511061" calcext:value-type="float">
            <text:p>0.511061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[.K143]*[.C143]*1000" office:value-type="float" office:value="850000" calcext:value-type="float">
            <text:p>850000</text:p>
          </table:table-cell>
          <table:table-cell table:formula="of:=[.K142]*[.C143]*1000" office:value-type="float" office:value="850000" calcext:value-type="float">
            <text:p>850000</text:p>
          </table:table-cell>
          <table:table-cell table:formula="of:=IF([.N143]=[.O143];0;350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 table:formula="of:=[.C143]/[.C142]-1" office:value-type="float" office:value="-0.0722549661645929" calcext:value-type="float">
            <text:p>-0.07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1" calcext:value-type="float">
            <text:p>1</text:p>
          </table:table-cell>
          <table:table-cell office:value-type="float" office:value="0.507504" calcext:value-type="float">
            <text:p>0.507504</text:p>
          </table:table-cell>
          <table:table-cell table:formula="of:=IF([.K144]=[.J144];1;0)" office:value-type="float" office:value="1" calcext:value-type="float">
            <text:p>1</text:p>
          </table:table-cell>
          <table:table-cell table:formula="of:=[.K144]*[.C144]*1000" office:value-type="float" office:value="854900" calcext:value-type="float">
            <text:p>854900</text:p>
          </table:table-cell>
          <table:table-cell table:formula="of:=[.K143]*[.C144]*1000" office:value-type="float" office:value="854900" calcext:value-type="float">
            <text:p>854900</text:p>
          </table:table-cell>
          <table:table-cell table:formula="of:=IF([.N144]=[.O144];0;3500)" office:value-type="float" office:value="0" calcext:value-type="float">
            <text:p>0</text:p>
          </table:table-cell>
          <table:table-cell table:formula="of:=-[.N144]+[.O144]-[.P144]" office:value-type="float" office:value="0" calcext:value-type="float">
            <text:p>0</text:p>
          </table:table-cell>
          <table:table-cell table:formula="of:=[.C144]/[.C143]-1" office:value-type="float" office:value="0.00576470588235289" calcext:value-type="float">
            <text:p>0.005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17-10-31</text:p>
          </table:table-cell>
          <table:table-cell office:value-type="float" office:value="874" calcext:value-type="float">
            <text:p>874.0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1" calcext:value-type="float">
            <text:p>1</text:p>
          </table:table-cell>
          <table:table-cell office:value-type="float" office:value="0.50699" calcext:value-type="float">
            <text:p>0.50699</text:p>
          </table:table-cell>
          <table:table-cell table:formula="of:=IF([.K145]=[.J145];1;0)" office:value-type="float" office:value="1" calcext:value-type="float">
            <text:p>1</text:p>
          </table:table-cell>
          <table:table-cell table:formula="of:=[.K145]*[.C145]*1000" office:value-type="float" office:value="874000" calcext:value-type="float">
            <text:p>874000</text:p>
          </table:table-cell>
          <table:table-cell table:formula="of:=[.K144]*[.C145]*1000" office:value-type="float" office:value="874000" calcext:value-type="float">
            <text:p>874000</text:p>
          </table:table-cell>
          <table:table-cell table:formula="of:=IF([.N145]=[.O145];0;350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 table:formula="of:=[.C145]/[.C144]-1" office:value-type="float" office:value="0.0223417943619137" calcext:value-type="float">
            <text:p>0.022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17-11-01</text:p>
          </table:table-cell>
          <table:table-cell office:value-type="float" office:value="885" calcext:value-type="float">
            <text:p>885.0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98206" calcext:value-type="float">
            <text:p>0.498206</text:p>
          </table:table-cell>
          <table:table-cell table:formula="of:=IF([.K146]=[.J146];1;0)" office:value-type="float" office:value="0" calcext:value-type="float">
            <text:p>0</text:p>
          </table:table-cell>
          <table:table-cell table:formula="of:=[.K146]*[.C146]*1000" office:value-type="float" office:value="0" calcext:value-type="float">
            <text:p>0</text:p>
          </table:table-cell>
          <table:table-cell table:formula="of:=[.K145]*[.C146]*1000" office:value-type="float" office:value="885000" calcext:value-type="float">
            <text:p>885000</text:p>
          </table:table-cell>
          <table:table-cell table:formula="of:=IF([.N146]=[.O146];0;3500)" office:value-type="float" office:value="3500" calcext:value-type="float">
            <text:p>3500</text:p>
          </table:table-cell>
          <table:table-cell table:formula="of:=-[.N146]+[.O146]-[.P146]" office:value-type="float" office:value="881500" calcext:value-type="float">
            <text:p>881500</text:p>
          </table:table-cell>
          <table:table-cell table:formula="of:=[.C146]/[.C145]-1" office:value-type="float" office:value="0.0125858123569793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17-11-02</text:p>
          </table:table-cell>
          <table:table-cell office:value-type="float" office:value="896" calcext:value-type="float">
            <text:p>896.0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77527" calcext:value-type="float">
            <text:p>0.477527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[.K147]*[.C147]*1000" office:value-type="float" office:value="0" calcext:value-type="float">
            <text:p>0</text:p>
          </table:table-cell>
          <table:table-cell table:formula="of:=[.K146]*[.C147]*1000" office:value-type="float" office:value="0" calcext:value-type="float">
            <text:p>0</text:p>
          </table:table-cell>
          <table:table-cell table:formula="of:=IF([.N147]=[.O147];0;350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 table:formula="of:=[.C147]/[.C146]-1" office:value-type="float" office:value="0.0124293785310734" calcext:value-type="float">
            <text:p>0.012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  <table:table-cell table:formula="of:=IF([.K148]=[.J148];1;0)" office:value-type="float" office:value="1" calcext:value-type="float">
            <text:p>1</text:p>
          </table:table-cell>
          <table:table-cell table:formula="of:=[.K148]*[.C148]*1000" office:value-type="float" office:value="0" calcext:value-type="float">
            <text:p>0</text:p>
          </table:table-cell>
          <table:table-cell table:formula="of:=[.K147]*[.C148]*1000" office:value-type="float" office:value="0" calcext:value-type="float">
            <text:p>0</text:p>
          </table:table-cell>
          <table:table-cell table:formula="of:=IF([.N148]=[.O148];0;350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 table:formula="of:=[.C148]/[.C147]-1" office:value-type="float" office:value="-0.0220982142857142" calcext:value-type="float">
            <text:p>-0.022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77558" calcext:value-type="float">
            <text:p>0.477558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[.K149]*[.C149]*1000" office:value-type="float" office:value="0" calcext:value-type="float">
            <text:p>0</text:p>
          </table:table-cell>
          <table:table-cell table:formula="of:=[.K148]*[.C149]*1000" office:value-type="float" office:value="0" calcext:value-type="float">
            <text:p>0</text:p>
          </table:table-cell>
          <table:table-cell table:formula="of:=IF([.N149]=[.O149];0;3500)" office:value-type="float" office:value="0" calcext:value-type="float">
            <text:p>0</text:p>
          </table:table-cell>
          <table:table-cell table:formula="of:=-[.N149]+[.O149]-[.P149]" office:value-type="float" office:value="0" calcext:value-type="float">
            <text:p>0</text:p>
          </table:table-cell>
          <table:table-cell table:formula="of:=[.C149]/[.C148]-1" office:value-type="float" office:value="-0.0233964848208171" calcext:value-type="float">
            <text:p>-0.023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0" calcext:value-type="float">
            <text:p>0</text:p>
          </table:table-cell>
          <table:table-cell office:value-type="float" office:value="0.462901" calcext:value-type="float">
            <text:p>0.462901</text:p>
          </table:table-cell>
          <table:table-cell table:formula="of:=IF([.K150]=[.J150];1;0)" office:value-type="float" office:value="0" calcext:value-type="float">
            <text:p>0</text:p>
          </table:table-cell>
          <table:table-cell table:formula="of:=[.K150]*[.C150]*1000" office:value-type="float" office:value="0" calcext:value-type="float">
            <text:p>0</text:p>
          </table:table-cell>
          <table:table-cell table:formula="of:=[.K149]*[.C150]*1000" office:value-type="float" office:value="0" calcext:value-type="float">
            <text:p>0</text:p>
          </table:table-cell>
          <table:table-cell table:formula="of:=IF([.N150]=[.O150];0;3500)" office:value-type="float" office:value="0" calcext:value-type="float">
            <text:p>0</text:p>
          </table:table-cell>
          <table:table-cell table:formula="of:=-[.N150]+[.O150]-[.P150]" office:value-type="float" office:value="0" calcext:value-type="float">
            <text:p>0</text:p>
          </table:table-cell>
          <table:table-cell table:formula="of:=[.C150]/[.C149]-1" office:value-type="float" office:value="0.00958279770947756" calcext:value-type="float">
            <text:p>0.009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17-11-09</text:p>
          </table:table-cell>
          <table:table-cell office:value-type="float" office:value="880" calcext:value-type="float">
            <text:p>880.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49389" calcext:value-type="float">
            <text:p>0.449389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[.K151]*[.C151]*1000" office:value-type="float" office:value="0" calcext:value-type="float">
            <text:p>0</text:p>
          </table:table-cell>
          <table:table-cell table:formula="of:=[.K150]*[.C151]*1000" office:value-type="float" office:value="0" calcext:value-type="float">
            <text:p>0</text:p>
          </table:table-cell>
          <table:table-cell table:formula="of:=IF([.N151]=[.O151];0;350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 table:formula="of:=[.C151]/[.C150]-1" office:value-type="float" office:value="0.0186364162518811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58834" calcext:value-type="float">
            <text:p>0.458834</text:p>
          </table:table-cell>
          <table:table-cell table:formula="of:=IF([.K152]=[.J152];1;0)" office:value-type="float" office:value="0" calcext:value-type="float">
            <text:p>0</text:p>
          </table:table-cell>
          <table:table-cell table:formula="of:=[.K152]*[.C152]*1000" office:value-type="float" office:value="0" calcext:value-type="float">
            <text:p>0</text:p>
          </table:table-cell>
          <table:table-cell table:formula="of:=[.K151]*[.C152]*1000" office:value-type="float" office:value="0" calcext:value-type="float">
            <text:p>0</text:p>
          </table:table-cell>
          <table:table-cell table:formula="of:=IF([.N152]=[.O152];0;3500)" office:value-type="float" office:value="0" calcext:value-type="float">
            <text:p>0</text:p>
          </table:table-cell>
          <table:table-cell table:formula="of:=-[.N152]+[.O152]-[.P152]" office:value-type="float" office:value="0" calcext:value-type="float">
            <text:p>0</text:p>
          </table:table-cell>
          <table:table-cell table:formula="of:=[.C152]/[.C151]-1" office:value-type="float" office:value="-0.0209090909090909" calcext:value-type="float">
            <text:p>-0.020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17-11-13</text:p>
          </table:table-cell>
          <table:table-cell office:value-type="float" office:value="874.6" calcext:value-type="float">
            <text:p>874.6</text:p>
          </table:table-cell>
          <table:table-cell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0" calcext:value-type="float">
            <text:p>0</text:p>
          </table:table-cell>
          <table:table-cell office:value-type="float" office:value="0.479469" calcext:value-type="float">
            <text:p>0.479469</text:p>
          </table:table-cell>
          <table:table-cell table:formula="of:=IF([.K153]=[.J153];1;0)" office:value-type="float" office:value="1" calcext:value-type="float">
            <text:p>1</text:p>
          </table:table-cell>
          <table:table-cell table:formula="of:=[.K153]*[.C153]*1000" office:value-type="float" office:value="0" calcext:value-type="float">
            <text:p>0</text:p>
          </table:table-cell>
          <table:table-cell table:formula="of:=[.K152]*[.C153]*1000" office:value-type="float" office:value="0" calcext:value-type="float">
            <text:p>0</text:p>
          </table:table-cell>
          <table:table-cell table:formula="of:=IF([.N153]=[.O153];0;350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 table:formula="of:=[.C153]/[.C152]-1" office:value-type="float" office:value="0.015088207985144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0" calcext:value-type="float">
            <text:p>0</text:p>
          </table:table-cell>
          <table:table-cell office:value-type="float" office:value="0.488811" calcext:value-type="float">
            <text:p>0.488811</text:p>
          </table:table-cell>
          <table:table-cell table:formula="of:=IF([.K154]=[.J154];1;0)" office:value-type="float" office:value="1" calcext:value-type="float">
            <text:p>1</text:p>
          </table:table-cell>
          <table:table-cell table:formula="of:=[.K154]*[.C154]*1000" office:value-type="float" office:value="0" calcext:value-type="float">
            <text:p>0</text:p>
          </table:table-cell>
          <table:table-cell table:formula="of:=[.K153]*[.C154]*1000" office:value-type="float" office:value="0" calcext:value-type="float">
            <text:p>0</text:p>
          </table:table-cell>
          <table:table-cell table:formula="of:=IF([.N154]=[.O154];0;350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 table:formula="of:=[.C154]/[.C153]-1" office:value-type="float" office:value="-0.0260690601417791" calcext:value-type="float">
            <text:p>-0.026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5]&gt;0.5;1;0)" office:value-type="float" office:value="1" calcext:value-type="float">
            <text:p>1</text:p>
          </table:table-cell>
          <table:table-cell office:value-type="float" office:value="0.510093" calcext:value-type="float">
            <text:p>0.510093</text:p>
          </table:table-cell>
          <table:table-cell table:formula="of:=IF([.K155]=[.J155];1;0)" office:value-type="float" office:value="0" calcext:value-type="float">
            <text:p>0</text:p>
          </table:table-cell>
          <table:table-cell table:formula="of:=[.K155]*[.C155]*1000" office:value-type="float" office:value="845700" calcext:value-type="float">
            <text:p>845700</text:p>
          </table:table-cell>
          <table:table-cell table:formula="of:=[.K154]*[.C155]*1000" office:value-type="float" office:value="0" calcext:value-type="float">
            <text:p>0</text:p>
          </table:table-cell>
          <table:table-cell table:formula="of:=IF([.N155]=[.O155];0;3500)" office:value-type="float" office:value="3500" calcext:value-type="float">
            <text:p>3500</text:p>
          </table:table-cell>
          <table:table-cell table:formula="of:=-[.N155]+[.O155]-[.P155]" office:value-type="float" office:value="-849200" calcext:value-type="float">
            <text:p>-849200</text:p>
          </table:table-cell>
          <table:table-cell table:formula="of:=[.C155]/[.C154]-1" office:value-type="float" office:value="-0.00716130547076765" calcext:value-type="float">
            <text:p>-0.007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17-11-16</text:p>
          </table:table-cell>
          <table:table-cell office:value-type="float" office:value="825" calcext:value-type="float">
            <text:p>825.0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6]&gt;0.5;1;0)" office:value-type="float" office:value="1" calcext:value-type="float">
            <text:p>1</text:p>
          </table:table-cell>
          <table:table-cell office:value-type="float" office:value="0.507101" calcext:value-type="float">
            <text:p>0.507101</text:p>
          </table:table-cell>
          <table:table-cell table:formula="of:=IF([.K156]=[.J156];1;0)" office:value-type="float" office:value="1" calcext:value-type="float">
            <text:p>1</text:p>
          </table:table-cell>
          <table:table-cell table:formula="of:=[.K156]*[.C156]*1000" office:value-type="float" office:value="825000" calcext:value-type="float">
            <text:p>825000</text:p>
          </table:table-cell>
          <table:table-cell table:formula="of:=[.K155]*[.C156]*1000" office:value-type="float" office:value="825000" calcext:value-type="float">
            <text:p>825000</text:p>
          </table:table-cell>
          <table:table-cell table:formula="of:=IF([.N156]=[.O156];0;350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 table:formula="of:=[.C156]/[.C155]-1" office:value-type="float" office:value="-0.0244767648102164" calcext:value-type="float">
            <text:p>-0.024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17-11-17</text:p>
          </table:table-cell>
          <table:table-cell office:value-type="float" office:value="844.8" calcext:value-type="float">
            <text:p>844.8</text:p>
          </table:table-cell>
          <table:table-cell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89715" calcext:value-type="float">
            <text:p>0.489715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[.K157]*[.C157]*1000" office:value-type="float" office:value="0" calcext:value-type="float">
            <text:p>0</text:p>
          </table:table-cell>
          <table:table-cell table:formula="of:=[.K156]*[.C157]*1000" office:value-type="float" office:value="844800" calcext:value-type="float">
            <text:p>844800</text:p>
          </table:table-cell>
          <table:table-cell table:formula="of:=IF([.N157]=[.O157];0;3500)" office:value-type="float" office:value="3500" calcext:value-type="float">
            <text:p>3500</text:p>
          </table:table-cell>
          <table:table-cell table:formula="of:=-[.N157]+[.O157]-[.P157]" office:value-type="float" office:value="841300" calcext:value-type="float">
            <text:p>841300</text:p>
          </table:table-cell>
          <table:table-cell table:formula="of:=[.C157]/[.C156]-1" office:value-type="float" office:value="0.024" calcext:value-type="float">
            <text:p>0.024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17-11-20</text:p>
          </table:table-cell>
          <table:table-cell office:value-type="float" office:value="824" calcext:value-type="float">
            <text:p>824.0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94757" calcext:value-type="float">
            <text:p>0.494757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[.K158]*[.C158]*1000" office:value-type="float" office:value="0" calcext:value-type="float">
            <text:p>0</text:p>
          </table:table-cell>
          <table:table-cell table:formula="of:=[.K157]*[.C158]*1000" office:value-type="float" office:value="0" calcext:value-type="float">
            <text:p>0</text:p>
          </table:table-cell>
          <table:table-cell table:formula="of:=IF([.N158]=[.O158];0;350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 table:formula="of:=[.C158]/[.C157]-1" office:value-type="float" office:value="-0.024621212121212" calcext:value-type="float">
            <text:p>-0.024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17-11-21</text:p>
          </table:table-cell>
          <table:table-cell office:value-type="float" office:value="821" calcext:value-type="float">
            <text:p>821.0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9]&gt;0.5;1;0)" office:value-type="float" office:value="1" calcext:value-type="float">
            <text:p>1</text:p>
          </table:table-cell>
          <table:table-cell office:value-type="float" office:value="0.501678" calcext:value-type="float">
            <text:p>0.50167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[.K159]*[.C159]*1000" office:value-type="float" office:value="821000" calcext:value-type="float">
            <text:p>821000</text:p>
          </table:table-cell>
          <table:table-cell table:formula="of:=[.K158]*[.C159]*1000" office:value-type="float" office:value="0" calcext:value-type="float">
            <text:p>0</text:p>
          </table:table-cell>
          <table:table-cell table:formula="of:=IF([.N159]=[.O159];0;3500)" office:value-type="float" office:value="3500" calcext:value-type="float">
            <text:p>3500</text:p>
          </table:table-cell>
          <table:table-cell table:formula="of:=-[.N159]+[.O159]-[.P159]" office:value-type="float" office:value="-824500" calcext:value-type="float">
            <text:p>-824500</text:p>
          </table:table-cell>
          <table:table-cell table:formula="of:=[.C159]/[.C158]-1" office:value-type="float" office:value="-0.00364077669902918" calcext:value-type="float">
            <text:p>-0.003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2556" calcext:value-type="float">
            <text:p>0.492556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[.K160]*[.C160]*1000" office:value-type="float" office:value="0" calcext:value-type="float">
            <text:p>0</text:p>
          </table:table-cell>
          <table:table-cell table:formula="of:=[.K159]*[.C160]*1000" office:value-type="float" office:value="824200" calcext:value-type="float">
            <text:p>824200</text:p>
          </table:table-cell>
          <table:table-cell table:formula="of:=IF([.N160]=[.O160];0;3500)" office:value-type="float" office:value="3500" calcext:value-type="float">
            <text:p>3500</text:p>
          </table:table-cell>
          <table:table-cell table:formula="of:=-[.N160]+[.O160]-[.P160]" office:value-type="float" office:value="820700" calcext:value-type="float">
            <text:p>820700</text:p>
          </table:table-cell>
          <table:table-cell table:formula="of:=[.C160]/[.C159]-1" office:value-type="float" office:value="0.00389768574908644" calcext:value-type="float">
            <text:p>0.003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62143" calcext:value-type="float">
            <text:p>0.462143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[.K161]*[.C161]*1000" office:value-type="float" office:value="0" calcext:value-type="float">
            <text:p>0</text:p>
          </table:table-cell>
          <table:table-cell table:formula="of:=[.K160]*[.C161]*1000" office:value-type="float" office:value="0" calcext:value-type="float">
            <text:p>0</text:p>
          </table:table-cell>
          <table:table-cell table:formula="of:=IF([.N161]=[.O161];0;350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 table:formula="of:=[.C161]/[.C160]-1" office:value-type="float" office:value="-0.0150448920165009" calcext:value-type="float">
            <text:p>-0.015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17-11-27</text:p>
          </table:table-cell>
          <table:table-cell office:value-type="float" office:value="845" calcext:value-type="float">
            <text:p>845.0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56892" calcext:value-type="float">
            <text:p>0.456892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[.K162]*[.C162]*1000" office:value-type="float" office:value="0" calcext:value-type="float">
            <text:p>0</text:p>
          </table:table-cell>
          <table:table-cell table:formula="of:=[.K161]*[.C162]*1000" office:value-type="float" office:value="0" calcext:value-type="float">
            <text:p>0</text:p>
          </table:table-cell>
          <table:table-cell table:formula="of:=IF([.N162]=[.O162];0;350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 table:formula="of:=[.C162]/[.C161]-1" office:value-type="float" office:value="0.0408967726040896" calcext:value-type="float">
            <text:p>0.040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17-11-28</text:p>
          </table:table-cell>
          <table:table-cell office:value-type="float" office:value="830" calcext:value-type="float">
            <text:p>830.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52592" calcext:value-type="float">
            <text:p>0.452592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[.K163]*[.C163]*1000" office:value-type="float" office:value="0" calcext:value-type="float">
            <text:p>0</text:p>
          </table:table-cell>
          <table:table-cell table:formula="of:=[.K162]*[.C163]*1000" office:value-type="float" office:value="0" calcext:value-type="float">
            <text:p>0</text:p>
          </table:table-cell>
          <table:table-cell table:formula="of:=IF([.N163]=[.O163];0;350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 table:formula="of:=[.C163]/[.C162]-1" office:value-type="float" office:value="-0.0177514792899408" calcext:value-type="float">
            <text:p>-0.017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17-11-29</text:p>
          </table:table-cell>
          <table:table-cell office:value-type="float" office:value="840" calcext:value-type="float">
            <text:p>840.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54413" calcext:value-type="float">
            <text:p>0.454413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[.K164]*[.C164]*1000" office:value-type="float" office:value="0" calcext:value-type="float">
            <text:p>0</text:p>
          </table:table-cell>
          <table:table-cell table:formula="of:=[.K163]*[.C164]*1000" office:value-type="float" office:value="0" calcext:value-type="float">
            <text:p>0</text:p>
          </table:table-cell>
          <table:table-cell table:formula="of:=IF([.N164]=[.O164];0;350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 table:formula="of:=[.C164]/[.C163]-1" office:value-type="float" office:value="0.0120481927710843" calcext:value-type="float">
            <text:p>0.012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44098" calcext:value-type="float">
            <text:p>0.444098</text:p>
          </table:table-cell>
          <table:table-cell table:formula="of:=IF([.K165]=[.J165];1;0)" office:value-type="float" office:value="0" calcext:value-type="float">
            <text:p>0</text:p>
          </table:table-cell>
          <table:table-cell table:formula="of:=[.K165]*[.C165]*1000" office:value-type="float" office:value="0" calcext:value-type="float">
            <text:p>0</text:p>
          </table:table-cell>
          <table:table-cell table:formula="of:=[.K164]*[.C165]*1000" office:value-type="float" office:value="0" calcext:value-type="float">
            <text:p>0</text:p>
          </table:table-cell>
          <table:table-cell table:formula="of:=IF([.N165]=[.O165];0;350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 table:formula="of:=[.C165]/[.C164]-1" office:value-type="float" office:value="-0.00607142857142862" calcext:value-type="float">
            <text:p>-0.006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41824" calcext:value-type="float">
            <text:p>0.441824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[.K166]*[.C166]*1000" office:value-type="float" office:value="0" calcext:value-type="float">
            <text:p>0</text:p>
          </table:table-cell>
          <table:table-cell table:formula="of:=[.K165]*[.C166]*1000" office:value-type="float" office:value="0" calcext:value-type="float">
            <text:p>0</text:p>
          </table:table-cell>
          <table:table-cell table:formula="of:=IF([.N166]=[.O166];0;350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 table:formula="of:=[.C166]/[.C165]-1" office:value-type="float" office:value="0.0137741046831956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17-12-04</text:p>
          </table:table-cell>
          <table:table-cell office:value-type="float" office:value="826" calcext:value-type="float">
            <text:p>826.0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50583" calcext:value-type="float">
            <text:p>0.450583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[.K167]*[.C167]*1000" office:value-type="float" office:value="0" calcext:value-type="float">
            <text:p>0</text:p>
          </table:table-cell>
          <table:table-cell table:formula="of:=[.K166]*[.C167]*1000" office:value-type="float" office:value="0" calcext:value-type="float">
            <text:p>0</text:p>
          </table:table-cell>
          <table:table-cell table:formula="of:=IF([.N167]=[.O167];0;350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 table:formula="of:=[.C167]/[.C166]-1" office:value-type="float" office:value="-0.024102079395085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84765" calcext:value-type="float">
            <text:p>0.484765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[.K168]*[.C168]*1000" office:value-type="float" office:value="0" calcext:value-type="float">
            <text:p>0</text:p>
          </table:table-cell>
          <table:table-cell table:formula="of:=[.K167]*[.C168]*1000" office:value-type="float" office:value="0" calcext:value-type="float">
            <text:p>0</text:p>
          </table:table-cell>
          <table:table-cell table:formula="of:=IF([.N168]=[.O168];0;350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 table:formula="of:=[.C168]/[.C167]-1" office:value-type="float" office:value="-0.0192493946731235" calcext:value-type="float">
            <text:p>-0.019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9]&gt;0.5;1;0)" office:value-type="float" office:value="1" calcext:value-type="float">
            <text:p>1</text:p>
          </table:table-cell>
          <table:table-cell office:value-type="float" office:value="0.519982" calcext:value-type="float">
            <text:p>0.519982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[.K169]*[.C169]*1000" office:value-type="float" office:value="801300" calcext:value-type="float">
            <text:p>801300</text:p>
          </table:table-cell>
          <table:table-cell table:formula="of:=[.K168]*[.C169]*1000" office:value-type="float" office:value="0" calcext:value-type="float">
            <text:p>0</text:p>
          </table:table-cell>
          <table:table-cell table:formula="of:=IF([.N169]=[.O169];0;3500)" office:value-type="float" office:value="3500" calcext:value-type="float">
            <text:p>3500</text:p>
          </table:table-cell>
          <table:table-cell table:formula="of:=-[.N169]+[.O169]-[.P169]" office:value-type="float" office:value="-804800" calcext:value-type="float">
            <text:p>-804800</text:p>
          </table:table-cell>
          <table:table-cell table:formula="of:=[.C169]/[.C168]-1" office:value-type="float" office:value="-0.010862856437477" calcext:value-type="float">
            <text:p>-0.0109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17-12-07</text:p>
          </table:table-cell>
          <table:table-cell office:value-type="float" office:value="798" calcext:value-type="float">
            <text:p>798.0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1" calcext:value-type="float">
            <text:p>1</text:p>
          </table:table-cell>
          <table:table-cell office:value-type="float" office:value="0.518613" calcext:value-type="float">
            <text:p>0.518613</text:p>
          </table:table-cell>
          <table:table-cell table:formula="of:=IF([.K170]=[.J170];1;0)" office:value-type="float" office:value="1" calcext:value-type="float">
            <text:p>1</text:p>
          </table:table-cell>
          <table:table-cell table:formula="of:=[.K170]*[.C170]*1000" office:value-type="float" office:value="798000" calcext:value-type="float">
            <text:p>798000</text:p>
          </table:table-cell>
          <table:table-cell table:formula="of:=[.K169]*[.C170]*1000" office:value-type="float" office:value="798000" calcext:value-type="float">
            <text:p>798000</text:p>
          </table:table-cell>
          <table:table-cell table:formula="of:=IF([.N170]=[.O170];0;350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 table:formula="of:=[.C170]/[.C169]-1" office:value-type="float" office:value="-0.00411830774990629" calcext:value-type="float">
            <text:p>-0.004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 table:number-columns-repeated="6"/>
          <table:table-cell table:formula="of:=[.K170]*[.C171]*1000" office:value-type="float" office:value="807600" calcext:value-type="float">
            <text:p>807600</text:p>
          </table:table-cell>
          <table:table-cell table:formula="of:=IF([.N171]&gt;0;3500;0)+IF([.O171]&gt;0;3500;0)" office:value-type="float" office:value="3500" calcext:value-type="float">
            <text:p>3500</text:p>
          </table:table-cell>
          <table:table-cell table:formula="of:=-[.N171]+[.O171]-[.P171]" office:value-type="float" office:value="804100" calcext:value-type="float">
            <text:p>804100</text:p>
          </table:table-cell>
          <table:table-cell table:formula="of:=[.C171]/[.C170]-1" office:value-type="float" office:value="0.0120300751879701" calcext:value-type="float">
            <text:p>0.012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SUM([.M3:.M171])" office:value-type="float" office:value="99" calcext:value-type="float">
            <text:p>99</text:p>
          </table:table-cell>
          <table:table-cell table:formula="of:=SUM([.N3:.N171])" office:value-type="float" office:value="79306700" calcext:value-type="float">
            <text:p>79306700</text:p>
          </table:table-cell>
          <table:table-cell table:formula="of:=SUM([.O3:.O171])" office:value-type="float" office:value="79463600" calcext:value-type="float">
            <text:p>79463600</text:p>
          </table:table-cell>
          <table:table-cell table:formula="of:=SUM([.P3:.P171])" office:value-type="float" office:value="91000" calcext:value-type="float">
            <text:p>91000</text:p>
          </table:table-cell>
          <table:table-cell table:style-name="ce3" table:formula="of:=SUM([.Q3:.Q171])" office:value-type="float" office:value="65900" calcext:value-type="float">
            <text:p>65900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formula="of:=([.F171]-[.F2])*1000" office:value-type="float" office:value="142500" calcext:value-type="float">
            <text:p>142500</text:p>
          </table:table-cell>
          <table:table-cell table:formula="of:=[.F173]/[.N3]" office:value-type="string" office:string-value="" calcext:value-type="error">
            <text:p>#DIV/0!</text:p>
          </table:table-cell>
          <table:table-cell table:number-columns-repeated="5"/>
          <table:table-cell table:formula="of:=COUNT([.M3:.M171])" office:value-type="float" office:value="168" calcext:value-type="float">
            <text:p>168</text:p>
          </table:table-cell>
          <table:table-cell table:formula="of:=-[.N172]+[.O172]" office:value-type="float" office:value="156900" calcext:value-type="float">
            <text:p>156900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2" table:formula="of:=[.M172]/[.M173]" office:value-type="float" office:value="0.589285714285714" calcext:value-type="float">
            <text:p>0.589</text:p>
          </table:table-cell>
          <table:table-cell table:number-columns-repeated="10"/>
        </table:table-row>
        <table:table-row table:style-name="ro1" table:number-rows-repeated="10484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利益予想(ccb9fd5)" table:style-name="ta1">
        <table:table-column table:style-name="co1" table:default-cell-style-name="Default"/>
        <table:table-column table:style-name="co2" table:default-cell-style-name="ce1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]&gt;0.5;1;0)" office:value-type="float" office:value="1" calcext:value-type="float">
            <text:p>1</text:p>
          </table:table-cell>
          <table:table-cell office:value-type="float" office:value="0.51767" calcext:value-type="float">
            <text:p>0.51767</text:p>
          </table:table-cell>
          <table:table-cell table:formula="of:=IF([.K2]=[.J2];1;0)" office:value-type="float" office:value="1" calcext:value-type="float">
            <text:p>1</text:p>
          </table:table-cell>
          <table:table-cell table:formula="of:=IF([.K2]=1;[.F1]*1000;0)" office:value-type="float" office:value="674800" calcext:value-type="float">
            <text:p>674800</text:p>
          </table:table-cell>
          <table:table-cell table:formula="of:=IF([.K2]=1;IF([.K3]=0;[.F2]*1000;0);0)" office:value-type="float" office:value="0" calcext:value-type="float">
            <text:p>0</text:p>
          </table:table-cell>
          <table:table-cell table:formula="of:=IF([.N2]&gt;0;3500;0)+IF([.O2]&gt;0;3500;0)" office:value-type="float" office:value="3500" calcext:value-type="float">
            <text:p>3500</text:p>
          </table:table-cell>
          <table:table-cell table:formula="of:=-[.N2]+[.O2]-[.P2]" office:value-type="float" office:value="-678300" calcext:value-type="float">
            <text:p>-678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1" calcext:value-type="float">
            <text:p>1</text:p>
          </table:table-cell>
          <table:table-cell office:value-type="float" office:value="0.524524" calcext:value-type="float">
            <text:p>0.524524</text:p>
          </table:table-cell>
          <table:table-cell table:formula="of:=IF([.K3]=[.J3];1;0)" office:value-type="float" office:value="0" calcext:value-type="float">
            <text:p>0</text:p>
          </table:table-cell>
          <table:table-cell table:formula="of:=IF([.K3]=0; IF([.K4]=1;[.F3]*1000;0);0)" office:value-type="float" office:value="0" calcext:value-type="float">
            <text:p>0</text:p>
          </table:table-cell>
          <table:table-cell table:formula="of:=IF([.K3]=1;IF([.K4]=0;[.F3]*1000;0);0)" office:value-type="float" office:value="0" calcext:value-type="float">
            <text:p>0</text:p>
          </table:table-cell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]&gt;0.5;1;0)" office:value-type="float" office:value="1" calcext:value-type="float">
            <text:p>1</text:p>
          </table:table-cell>
          <table:table-cell office:value-type="float" office:value="0.530774" calcext:value-type="float">
            <text:p>0.530774</text:p>
          </table:table-cell>
          <table:table-cell table:formula="of:=IF([.K4]=[.J4];1;0)" office:value-type="float" office:value="1" calcext:value-type="float">
            <text:p>1</text:p>
          </table:table-cell>
          <table:table-cell table:formula="of:=IF([.K4]=0; IF([.K5]=1;[.F4]*1000;0);0)" office:value-type="float" office:value="0" calcext:value-type="float">
            <text:p>0</text:p>
          </table:table-cell>
          <table:table-cell table:formula="of:=IF([.K4]=1;IF([.K5]=0;[.F4]*1000;0);0)" office:value-type="float" office:value="0" calcext:value-type="float">
            <text:p>0</text:p>
          </table:table-cell>
          <table:table-cell table:formula="of:=IF([.N4]&gt;0;3500;0)+IF([.O4]&gt;0;3500;0)" office:value-type="float" office:value="0" calcext:value-type="float">
            <text:p>0</text:p>
          </table:table-cell>
          <table:table-cell table:formula="of:=-[.N4]+[.O4]-[.P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1" calcext:value-type="float">
            <text:p>1</text:p>
          </table:table-cell>
          <table:table-cell office:value-type="float" office:value="0.541101" calcext:value-type="float">
            <text:p>0.541101</text:p>
          </table:table-cell>
          <table:table-cell table:formula="of:=IF([.K5]=[.J5];1;0)" office:value-type="float" office:value="1" calcext:value-type="float">
            <text:p>1</text:p>
          </table:table-cell>
          <table:table-cell table:formula="of:=IF([.K5]=0; IF([.K6]=1;[.F5]*1000;0);0)" office:value-type="float" office:value="0" calcext:value-type="float">
            <text:p>0</text:p>
          </table:table-cell>
          <table:table-cell table:formula="of:=IF([.K5]=1;IF([.K6]=0;[.F5]*1000;0);0)" office:value-type="float" office:value="0" calcext:value-type="float">
            <text:p>0</text:p>
          </table:table-cell>
          <table:table-cell table:formula="of:=IF([.N5]&gt;0;3500;0)+IF([.O5]&gt;0;3500;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1" calcext:value-type="float">
            <text:p>1</text:p>
          </table:table-cell>
          <table:table-cell office:value-type="float" office:value="0.547022" calcext:value-type="float">
            <text:p>0.547022</text:p>
          </table:table-cell>
          <table:table-cell table:formula="of:=IF([.K6]=[.J6];1;0)" office:value-type="float" office:value="0" calcext:value-type="float">
            <text:p>0</text:p>
          </table:table-cell>
          <table:table-cell table:formula="of:=IF([.K6]=0; IF([.K7]=1;[.F6]*1000;0);0)" office:value-type="float" office:value="0" calcext:value-type="float">
            <text:p>0</text:p>
          </table:table-cell>
          <table:table-cell table:formula="of:=IF([.K6]=1;IF([.K7]=0;[.F6]*1000;0);0)" office:value-type="float" office:value="0" calcext:value-type="float">
            <text:p>0</text:p>
          </table:table-cell>
          <table:table-cell table:formula="of:=IF([.N6]&gt;0;3500;0)+IF([.O6]&gt;0;3500;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-04-12</text:p>
          </table:table-cell>
          <table:table-cell office:value-type="float" office:value="665" calcext:value-type="float">
            <text:p>665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1" calcext:value-type="float">
            <text:p>1</text:p>
          </table:table-cell>
          <table:table-cell office:value-type="float" office:value="0.552512" calcext:value-type="float">
            <text:p>0.552512</text:p>
          </table:table-cell>
          <table:table-cell table:formula="of:=IF([.K7]=[.J7];1;0)" office:value-type="float" office:value="0" calcext:value-type="float">
            <text:p>0</text:p>
          </table:table-cell>
          <table:table-cell table:formula="of:=IF([.K7]=0; IF([.K8]=1;[.F7]*1000;0);0)" office:value-type="float" office:value="0" calcext:value-type="float">
            <text:p>0</text:p>
          </table:table-cell>
          <table:table-cell table:formula="of:=IF([.K7]=1;IF([.K8]=0;[.F7]*1000;0);0)" office:value-type="float" office:value="0" calcext:value-type="float">
            <text:p>0</text:p>
          </table:table-cell>
          <table:table-cell table:formula="of:=IF([.N7]&gt;0;3500;0)+IF([.O7]&gt;0;3500;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1" calcext:value-type="float">
            <text:p>1</text:p>
          </table:table-cell>
          <table:table-cell office:value-type="float" office:value="0.558763" calcext:value-type="float">
            <text:p>0.558763</text:p>
          </table:table-cell>
          <table:table-cell table:formula="of:=IF([.K8]=[.J8];1;0)" office:value-type="float" office:value="0" calcext:value-type="float">
            <text:p>0</text:p>
          </table:table-cell>
          <table:table-cell table:formula="of:=IF([.K8]=0; IF([.K9]=1;[.F8]*1000;0);0)" office:value-type="float" office:value="0" calcext:value-type="float">
            <text:p>0</text:p>
          </table:table-cell>
          <table:table-cell table:formula="of:=IF([.K8]=1;IF([.K9]=0;[.F8]*1000;0);0)" office:value-type="float" office:value="0" calcext:value-type="float">
            <text:p>0</text:p>
          </table:table-cell>
          <table:table-cell table:formula="of:=IF([.N8]&gt;0;3500;0)+IF([.O8]&gt;0;3500;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1" calcext:value-type="float">
            <text:p>1</text:p>
          </table:table-cell>
          <table:table-cell office:value-type="float" office:value="0.561092" calcext:value-type="float">
            <text:p>0.561092</text:p>
          </table:table-cell>
          <table:table-cell table:formula="of:=IF([.K9]=[.J9];1;0)" office:value-type="float" office:value="0" calcext:value-type="float">
            <text:p>0</text:p>
          </table:table-cell>
          <table:table-cell table:formula="of:=IF([.K9]=0; IF([.K10]=1;[.F9]*1000;0);0)" office:value-type="float" office:value="0" calcext:value-type="float">
            <text:p>0</text:p>
          </table:table-cell>
          <table:table-cell table:formula="of:=IF([.K9]=1;IF([.K10]=0;[.F9]*1000;0);0)" office:value-type="float" office:value="0" calcext:value-type="float">
            <text:p>0</text:p>
          </table:table-cell>
          <table:table-cell table:formula="of:=IF([.N9]&gt;0;3500;0)+IF([.O9]&gt;0;3500;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-04-17</text:p>
          </table:table-cell>
          <table:table-cell office:value-type="float" office:value="646" calcext:value-type="float">
            <text:p>646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]&gt;0.5;1;0)" office:value-type="float" office:value="1" calcext:value-type="float">
            <text:p>1</text:p>
          </table:table-cell>
          <table:table-cell office:value-type="float" office:value="0.56127" calcext:value-type="float">
            <text:p>0.56127</text:p>
          </table:table-cell>
          <table:table-cell table:formula="of:=IF([.K10]=[.J10];1;0)" office:value-type="float" office:value="1" calcext:value-type="float">
            <text:p>1</text:p>
          </table:table-cell>
          <table:table-cell table:formula="of:=IF([.K10]=0; IF([.K11]=1;[.F10]*1000;0);0)" office:value-type="float" office:value="0" calcext:value-type="float">
            <text:p>0</text:p>
          </table:table-cell>
          <table:table-cell table:formula="of:=IF([.K10]=1;IF([.K11]=0;[.F10]*1000;0);0)" office:value-type="float" office:value="0" calcext:value-type="float">
            <text:p>0</text:p>
          </table:table-cell>
          <table:table-cell table:formula="of:=IF([.N10]&gt;0;3500;0)+IF([.O10]&gt;0;3500;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-04-18</text:p>
          </table:table-cell>
          <table:table-cell office:value-type="float" office:value="663" calcext:value-type="float">
            <text:p>663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1" calcext:value-type="float">
            <text:p>1</text:p>
          </table:table-cell>
          <table:table-cell office:value-type="float" office:value="0.564419" calcext:value-type="float">
            <text:p>0.564419</text:p>
          </table:table-cell>
          <table:table-cell table:formula="of:=IF([.K11]=[.J11];1;0)" office:value-type="float" office:value="1" calcext:value-type="float">
            <text:p>1</text:p>
          </table:table-cell>
          <table:table-cell table:formula="of:=IF([.K11]=0; IF([.K12]=1;[.F11]*1000;0);0)" office:value-type="float" office:value="0" calcext:value-type="float">
            <text:p>0</text:p>
          </table:table-cell>
          <table:table-cell table:formula="of:=IF([.K11]=1;IF([.K12]=0;[.F11]*1000;0);0)" office:value-type="float" office:value="0" calcext:value-type="float">
            <text:p>0</text:p>
          </table:table-cell>
          <table:table-cell table:formula="of:=IF([.N11]&gt;0;3500;0)+IF([.O11]&gt;0;3500;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]&gt;0.5;1;0)" office:value-type="float" office:value="1" calcext:value-type="float">
            <text:p>1</text:p>
          </table:table-cell>
          <table:table-cell office:value-type="float" office:value="0.559423" calcext:value-type="float">
            <text:p>0.559423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IF([.K12]=0; IF([.K13]=1;[.F12]*1000;0);0)" office:value-type="float" office:value="0" calcext:value-type="float">
            <text:p>0</text:p>
          </table:table-cell>
          <table:table-cell table:formula="of:=IF([.K12]=1;IF([.K13]=0;[.F12]*1000;0);0)" office:value-type="float" office:value="0" calcext:value-type="float">
            <text:p>0</text:p>
          </table:table-cell>
          <table:table-cell table:formula="of:=IF([.N12]&gt;0;3500;0)+IF([.O12]&gt;0;3500;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]&gt;0.5;1;0)" office:value-type="float" office:value="1" calcext:value-type="float">
            <text:p>1</text:p>
          </table:table-cell>
          <table:table-cell office:value-type="float" office:value="0.547713" calcext:value-type="float">
            <text:p>0.547713</text:p>
          </table:table-cell>
          <table:table-cell table:formula="of:=IF([.K13]=[.J13];1;0)" office:value-type="float" office:value="0" calcext:value-type="float">
            <text:p>0</text:p>
          </table:table-cell>
          <table:table-cell table:formula="of:=IF([.K13]=0; IF([.K14]=1;[.F13]*1000;0);0)" office:value-type="float" office:value="0" calcext:value-type="float">
            <text:p>0</text:p>
          </table:table-cell>
          <table:table-cell table:formula="of:=IF([.K13]=1;IF([.K14]=0;[.F13]*1000;0);0)" office:value-type="float" office:value="0" calcext:value-type="float">
            <text:p>0</text:p>
          </table:table-cell>
          <table:table-cell table:formula="of:=IF([.N13]&gt;0;3500;0)+IF([.O13]&gt;0;3500;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]&gt;0.5;1;0)" office:value-type="float" office:value="1" calcext:value-type="float">
            <text:p>1</text:p>
          </table:table-cell>
          <table:table-cell office:value-type="float" office:value="0.538613" calcext:value-type="float">
            <text:p>0.538613</text:p>
          </table:table-cell>
          <table:table-cell table:formula="of:=IF([.K14]=[.J14];1;0)" office:value-type="float" office:value="0" calcext:value-type="float">
            <text:p>0</text:p>
          </table:table-cell>
          <table:table-cell table:formula="of:=IF([.K14]=0; IF([.K15]=1;[.F14]*1000;0);0)" office:value-type="float" office:value="0" calcext:value-type="float">
            <text:p>0</text:p>
          </table:table-cell>
          <table:table-cell table:formula="of:=IF([.K14]=1;IF([.K15]=0;[.F14]*1000;0);0)" office:value-type="float" office:value="0" calcext:value-type="float">
            <text:p>0</text:p>
          </table:table-cell>
          <table:table-cell table:formula="of:=IF([.N14]&gt;0;3500;0)+IF([.O14]&gt;0;3500;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-04-24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]&gt;0.5;1;0)" office:value-type="float" office:value="1" calcext:value-type="float">
            <text:p>1</text:p>
          </table:table-cell>
          <table:table-cell office:value-type="float" office:value="0.532065" calcext:value-type="float">
            <text:p>0.532065</text:p>
          </table:table-cell>
          <table:table-cell table:formula="of:=IF([.K15]=[.J15];1;0)" office:value-type="float" office:value="1" calcext:value-type="float">
            <text:p>1</text:p>
          </table:table-cell>
          <table:table-cell table:formula="of:=IF([.K15]=0; IF([.K16]=1;[.F15]*1000;0);0)" office:value-type="float" office:value="0" calcext:value-type="float">
            <text:p>0</text:p>
          </table:table-cell>
          <table:table-cell table:formula="of:=IF([.K15]=1;IF([.K16]=0;[.F15]*1000;0);0)" office:value-type="float" office:value="0" calcext:value-type="float">
            <text:p>0</text:p>
          </table:table-cell>
          <table:table-cell table:formula="of:=IF([.N15]&gt;0;3500;0)+IF([.O15]&gt;0;3500;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]&gt;0.5;1;0)" office:value-type="float" office:value="1" calcext:value-type="float">
            <text:p>1</text:p>
          </table:table-cell>
          <table:table-cell office:value-type="float" office:value="0.531619" calcext:value-type="float">
            <text:p>0.531619</text:p>
          </table:table-cell>
          <table:table-cell table:formula="of:=IF([.K16]=[.J16];1;0)" office:value-type="float" office:value="1" calcext:value-type="float">
            <text:p>1</text:p>
          </table:table-cell>
          <table:table-cell table:formula="of:=IF([.K16]=0; IF([.K17]=1;[.F16]*1000;0);0)" office:value-type="float" office:value="0" calcext:value-type="float">
            <text:p>0</text:p>
          </table:table-cell>
          <table:table-cell table:formula="of:=IF([.K16]=1;IF([.K17]=0;[.F16]*1000;0);0)" office:value-type="float" office:value="0" calcext:value-type="float">
            <text:p>0</text:p>
          </table:table-cell>
          <table:table-cell table:formula="of:=IF([.N16]&gt;0;3500;0)+IF([.O16]&gt;0;3500;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1" calcext:value-type="float">
            <text:p>1</text:p>
          </table:table-cell>
          <table:table-cell office:value-type="float" office:value="0.527275" calcext:value-type="float">
            <text:p>0.527275</text:p>
          </table:table-cell>
          <table:table-cell table:formula="of:=IF([.K17]=[.J17];1;0)" office:value-type="float" office:value="1" calcext:value-type="float">
            <text:p>1</text:p>
          </table:table-cell>
          <table:table-cell table:formula="of:=IF([.K17]=0; IF([.K18]=1;[.F17]*1000;0);0)" office:value-type="float" office:value="0" calcext:value-type="float">
            <text:p>0</text:p>
          </table:table-cell>
          <table:table-cell table:formula="of:=IF([.K17]=1;IF([.K18]=0;[.F17]*1000;0);0)" office:value-type="float" office:value="0" calcext:value-type="float">
            <text:p>0</text:p>
          </table:table-cell>
          <table:table-cell table:formula="of:=IF([.N17]&gt;0;3500;0)+IF([.O17]&gt;0;3500;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8]&gt;0.5;1;0)" office:value-type="float" office:value="1" calcext:value-type="float">
            <text:p>1</text:p>
          </table:table-cell>
          <table:table-cell office:value-type="float" office:value="0.5246" calcext:value-type="float">
            <text:p>0.5246</text:p>
          </table:table-cell>
          <table:table-cell table:formula="of:=IF([.K18]=[.J18];1;0)" office:value-type="float" office:value="1" calcext:value-type="float">
            <text:p>1</text:p>
          </table:table-cell>
          <table:table-cell table:formula="of:=IF([.K18]=0; IF([.K19]=1;[.F18]*1000;0);0)" office:value-type="float" office:value="0" calcext:value-type="float">
            <text:p>0</text:p>
          </table:table-cell>
          <table:table-cell table:formula="of:=IF([.K18]=1;IF([.K19]=0;[.F18]*1000;0);0)" office:value-type="float" office:value="0" calcext:value-type="float">
            <text:p>0</text:p>
          </table:table-cell>
          <table:table-cell table:formula="of:=IF([.N18]&gt;0;3500;0)+IF([.O18]&gt;0;3500;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-04-28</text:p>
          </table:table-cell>
          <table:table-cell office:value-type="float" office:value="693" calcext:value-type="float">
            <text:p>693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1" calcext:value-type="float">
            <text:p>1</text:p>
          </table:table-cell>
          <table:table-cell office:value-type="float" office:value="0.52053" calcext:value-type="float">
            <text:p>0.52053</text:p>
          </table:table-cell>
          <table:table-cell table:formula="of:=IF([.K19]=[.J19];1;0)" office:value-type="float" office:value="1" calcext:value-type="float">
            <text:p>1</text:p>
          </table:table-cell>
          <table:table-cell table:formula="of:=IF([.K19]=0; IF([.K20]=1;[.F19]*1000;0);0)" office:value-type="float" office:value="0" calcext:value-type="float">
            <text:p>0</text:p>
          </table:table-cell>
          <table:table-cell table:formula="of:=IF([.K19]=1;IF([.K20]=0;[.F19]*1000;0);0)" office:value-type="float" office:value="0" calcext:value-type="float">
            <text:p>0</text:p>
          </table:table-cell>
          <table:table-cell table:formula="of:=IF([.N19]&gt;0;3500;0)+IF([.O19]&gt;0;3500;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1" calcext:value-type="float">
            <text:p>1</text:p>
          </table:table-cell>
          <table:table-cell office:value-type="float" office:value="0.51794" calcext:value-type="float">
            <text:p>0.51794</text:p>
          </table:table-cell>
          <table:table-cell table:formula="of:=IF([.K20]=[.J20];1;0)" office:value-type="float" office:value="1" calcext:value-type="float">
            <text:p>1</text:p>
          </table:table-cell>
          <table:table-cell table:formula="of:=IF([.K20]=0; IF([.K21]=1;[.F20]*1000;0);0)" office:value-type="float" office:value="0" calcext:value-type="float">
            <text:p>0</text:p>
          </table:table-cell>
          <table:table-cell table:formula="of:=IF([.K20]=1;IF([.K21]=0;[.F20]*1000;0);0)" office:value-type="float" office:value="0" calcext:value-type="float">
            <text:p>0</text:p>
          </table:table-cell>
          <table:table-cell table:formula="of:=IF([.N20]&gt;0;3500;0)+IF([.O20]&gt;0;3500;0)" office:value-type="float" office:value="0" calcext:value-type="float">
            <text:p>0</text:p>
          </table:table-cell>
          <table:table-cell table:formula="of:=-[.N20]+[.O20]-[.P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1" calcext:value-type="float">
            <text:p>1</text:p>
          </table:table-cell>
          <table:table-cell office:value-type="float" office:value="0.51386" calcext:value-type="float">
            <text:p>0.51386</text:p>
          </table:table-cell>
          <table:table-cell table:formula="of:=IF([.K21]=[.J21];1;0)" office:value-type="float" office:value="1" calcext:value-type="float">
            <text:p>1</text:p>
          </table:table-cell>
          <table:table-cell table:formula="of:=IF([.K21]=0; IF([.K22]=1;[.F21]*1000;0);0)" office:value-type="float" office:value="0" calcext:value-type="float">
            <text:p>0</text:p>
          </table:table-cell>
          <table:table-cell table:formula="of:=IF([.K21]=1;IF([.K22]=0;[.F21]*1000;0);0)" office:value-type="float" office:value="0" calcext:value-type="float">
            <text:p>0</text:p>
          </table:table-cell>
          <table:table-cell table:formula="of:=IF([.N21]&gt;0;3500;0)+IF([.O21]&gt;0;3500;0)" office:value-type="float" office:value="0" calcext:value-type="float">
            <text:p>0</text:p>
          </table:table-cell>
          <table:table-cell table:formula="of:=-[.N21]+[.O21]-[.P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5-08</text:p>
          </table:table-cell>
          <table:table-cell office:value-type="float" office:value="770" calcext:value-type="float">
            <text:p>77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1" calcext:value-type="float">
            <text:p>1</text:p>
          </table:table-cell>
          <table:table-cell office:value-type="float" office:value="0.508291" calcext:value-type="float">
            <text:p>0.508291</text:p>
          </table:table-cell>
          <table:table-cell table:formula="of:=IF([.K22]=[.J22];1;0)" office:value-type="float" office:value="1" calcext:value-type="float">
            <text:p>1</text:p>
          </table:table-cell>
          <table:table-cell table:formula="of:=IF([.K22]=0; IF([.K23]=1;[.F22]*1000;0);0)" office:value-type="float" office:value="0" calcext:value-type="float">
            <text:p>0</text:p>
          </table:table-cell>
          <table:table-cell table:formula="of:=IF([.K22]=1;IF([.K23]=0;[.F22]*1000;0);0)" office:value-type="float" office:value="0" calcext:value-type="float">
            <text:p>0</text:p>
          </table:table-cell>
          <table:table-cell table:formula="of:=IF([.N22]&gt;0;3500;0)+IF([.O22]&gt;0;3500;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3]&gt;0.5;1;0)" office:value-type="float" office:value="1" calcext:value-type="float">
            <text:p>1</text:p>
          </table:table-cell>
          <table:table-cell office:value-type="float" office:value="0.504686" calcext:value-type="float">
            <text:p>0.504686</text:p>
          </table:table-cell>
          <table:table-cell table:formula="of:=IF([.K23]=[.J23];1;0)" office:value-type="float" office:value="0" calcext:value-type="float">
            <text:p>0</text:p>
          </table:table-cell>
          <table:table-cell table:formula="of:=IF([.K23]=0; IF([.K24]=1;[.F23]*1000;0);0)" office:value-type="float" office:value="0" calcext:value-type="float">
            <text:p>0</text:p>
          </table:table-cell>
          <table:table-cell table:formula="of:=IF([.K23]=1;IF([.K24]=0;[.F23]*1000;0);0)" office:value-type="float" office:value="0" calcext:value-type="float">
            <text:p>0</text:p>
          </table:table-cell>
          <table:table-cell table:formula="of:=IF([.N23]&gt;0;3500;0)+IF([.O23]&gt;0;3500;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7-05-10</text:p>
          </table:table-cell>
          <table:table-cell office:value-type="float" office:value="792" calcext:value-type="float">
            <text:p>792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4]&gt;0.5;1;0)" office:value-type="float" office:value="1" calcext:value-type="float">
            <text:p>1</text:p>
          </table:table-cell>
          <table:table-cell office:value-type="float" office:value="0.503161" calcext:value-type="float">
            <text:p>0.503161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IF([.K24]=0; IF([.K25]=1;[.F24]*1000;0);0)" office:value-type="float" office:value="0" calcext:value-type="float">
            <text:p>0</text:p>
          </table:table-cell>
          <table:table-cell table:formula="of:=IF([.K24]=1;IF([.K25]=0;[.F24]*1000;0);0)" office:value-type="float" office:value="0" calcext:value-type="float">
            <text:p>0</text:p>
          </table:table-cell>
          <table:table-cell table:formula="of:=IF([.N24]&gt;0;3500;0)+IF([.O24]&gt;0;3500;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7-05-11</text:p>
          </table:table-cell>
          <table:table-cell office:value-type="float" office:value="800" calcext:value-type="float">
            <text:p>80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1" calcext:value-type="float">
            <text:p>1</text:p>
          </table:table-cell>
          <table:table-cell office:value-type="float" office:value="0.503946" calcext:value-type="float">
            <text:p>0.503946</text:p>
          </table:table-cell>
          <table:table-cell table:formula="of:=IF([.K25]=[.J25];1;0)" office:value-type="float" office:value="1" calcext:value-type="float">
            <text:p>1</text:p>
          </table:table-cell>
          <table:table-cell table:formula="of:=IF([.K25]=0; IF([.K26]=1;[.F25]*1000;0);0)" office:value-type="float" office:value="0" calcext:value-type="float">
            <text:p>0</text:p>
          </table:table-cell>
          <table:table-cell table:formula="of:=IF([.K25]=1;IF([.K26]=0;[.F25]*1000;0);0)" office:value-type="float" office:value="800300" calcext:value-type="float">
            <text:p>800300</text:p>
          </table:table-cell>
          <table:table-cell table:formula="of:=IF([.N25]&gt;0;3500;0)+IF([.O25]&gt;0;3500;0)" office:value-type="float" office:value="3500" calcext:value-type="float">
            <text:p>3500</text:p>
          </table:table-cell>
          <table:table-cell table:formula="of:=-[.N25]+[.O25]-[.P25]" office:value-type="float" office:value="796800" calcext:value-type="float">
            <text:p>7968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6]&gt;0.5;1;0)" office:value-type="float" office:value="0" calcext:value-type="float">
            <text:p>0</text:p>
          </table:table-cell>
          <table:table-cell office:value-type="float" office:value="0.498516" calcext:value-type="float">
            <text:p>0.498516</text:p>
          </table:table-cell>
          <table:table-cell table:formula="of:=IF([.K26]=[.J26];1;0)" office:value-type="float" office:value="1" calcext:value-type="float">
            <text:p>1</text:p>
          </table:table-cell>
          <table:table-cell table:formula="of:=IF([.K26]=0; IF([.K27]=1;[.F26]*1000;0);0)" office:value-type="float" office:value="0" calcext:value-type="float">
            <text:p>0</text:p>
          </table:table-cell>
          <table:table-cell table:formula="of:=IF([.K26]=1;IF([.K27]=0;[.F26]*1000;0);0)" office:value-type="float" office:value="0" calcext:value-type="float">
            <text:p>0</text:p>
          </table:table-cell>
          <table:table-cell table:formula="of:=IF([.N26]&gt;0;3500;0)+IF([.O26]&gt;0;3500;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0" calcext:value-type="float">
            <text:p>0</text:p>
          </table:table-cell>
          <table:table-cell office:value-type="float" office:value="0.495716" calcext:value-type="float">
            <text:p>0.495716</text:p>
          </table:table-cell>
          <table:table-cell table:formula="of:=IF([.K27]=[.J27];1;0)" office:value-type="float" office:value="1" calcext:value-type="float">
            <text:p>1</text:p>
          </table:table-cell>
          <table:table-cell table:formula="of:=IF([.K27]=0; IF([.K28]=1;[.F27]*1000;0);0)" office:value-type="float" office:value="0" calcext:value-type="float">
            <text:p>0</text:p>
          </table:table-cell>
          <table:table-cell table:formula="of:=IF([.K27]=1;IF([.K28]=0;[.F27]*1000;0);0)" office:value-type="float" office:value="0" calcext:value-type="float">
            <text:p>0</text:p>
          </table:table-cell>
          <table:table-cell table:formula="of:=IF([.N27]&gt;0;3500;0)+IF([.O27]&gt;0;3500;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0" calcext:value-type="float">
            <text:p>0</text:p>
          </table:table-cell>
          <table:table-cell office:value-type="float" office:value="0.486751" calcext:value-type="float">
            <text:p>0.486751</text:p>
          </table:table-cell>
          <table:table-cell table:formula="of:=IF([.K28]=[.J28];1;0)" office:value-type="float" office:value="0" calcext:value-type="float">
            <text:p>0</text:p>
          </table:table-cell>
          <table:table-cell table:formula="of:=IF([.K28]=0; IF([.K29]=1;[.F28]*1000;0);0)" office:value-type="float" office:value="0" calcext:value-type="float">
            <text:p>0</text:p>
          </table:table-cell>
          <table:table-cell table:formula="of:=IF([.K28]=1;IF([.K29]=0;[.F28]*1000;0);0)" office:value-type="float" office:value="0" calcext:value-type="float">
            <text:p>0</text:p>
          </table:table-cell>
          <table:table-cell table:formula="of:=IF([.N28]&gt;0;3500;0)+IF([.O28]&gt;0;3500;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9]&gt;0.5;1;0)" office:value-type="float" office:value="0" calcext:value-type="float">
            <text:p>0</text:p>
          </table:table-cell>
          <table:table-cell office:value-type="float" office:value="0.485004" calcext:value-type="float">
            <text:p>0.485004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IF([.K29]=0; IF([.K30]=1;[.F29]*1000;0);0)" office:value-type="float" office:value="0" calcext:value-type="float">
            <text:p>0</text:p>
          </table:table-cell>
          <table:table-cell table:formula="of:=IF([.K29]=1;IF([.K30]=0;[.F29]*1000;0);0)" office:value-type="float" office:value="0" calcext:value-type="float">
            <text:p>0</text:p>
          </table:table-cell>
          <table:table-cell table:formula="of:=IF([.N29]&gt;0;3500;0)+IF([.O29]&gt;0;3500;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84192" calcext:value-type="float">
            <text:p>0.484192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IF([.K30]=0; IF([.K31]=1;[.F30]*1000;0);0)" office:value-type="float" office:value="0" calcext:value-type="float">
            <text:p>0</text:p>
          </table:table-cell>
          <table:table-cell table:formula="of:=IF([.K30]=1;IF([.K31]=0;[.F30]*1000;0);0)" office:value-type="float" office:value="0" calcext:value-type="float">
            <text:p>0</text:p>
          </table:table-cell>
          <table:table-cell table:formula="of:=IF([.N30]&gt;0;3500;0)+IF([.O30]&gt;0;3500;0)" office:value-type="float" office:value="0" calcext:value-type="float">
            <text:p>0</text:p>
          </table:table-cell>
          <table:table-cell table:formula="of:=-[.N30]+[.O30]-[.P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88583" calcext:value-type="float">
            <text:p>0.488583</text:p>
          </table:table-cell>
          <table:table-cell table:formula="of:=IF([.K31]=[.J31];1;0)" office:value-type="float" office:value="1" calcext:value-type="float">
            <text:p>1</text:p>
          </table:table-cell>
          <table:table-cell table:formula="of:=IF([.K31]=0; IF([.K32]=1;[.F31]*1000;0);0)" office:value-type="float" office:value="0" calcext:value-type="float">
            <text:p>0</text:p>
          </table:table-cell>
          <table:table-cell table:formula="of:=IF([.K31]=1;IF([.K32]=0;[.F31]*1000;0);0)" office:value-type="float" office:value="0" calcext:value-type="float">
            <text:p>0</text:p>
          </table:table-cell>
          <table:table-cell table:formula="of:=IF([.N31]&gt;0;3500;0)+IF([.O31]&gt;0;3500;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2]&gt;0.5;1;0)" office:value-type="float" office:value="0" calcext:value-type="float">
            <text:p>0</text:p>
          </table:table-cell>
          <table:table-cell office:value-type="float" office:value="0.494785" calcext:value-type="float">
            <text:p>0.494785</text:p>
          </table:table-cell>
          <table:table-cell table:formula="of:=IF([.K32]=[.J32];1;0)" office:value-type="float" office:value="0" calcext:value-type="float">
            <text:p>0</text:p>
          </table:table-cell>
          <table:table-cell table:formula="of:=IF([.K32]=0; IF([.K33]=1;[.F32]*1000;0);0)" office:value-type="float" office:value="791200" calcext:value-type="float">
            <text:p>791200</text:p>
          </table:table-cell>
          <table:table-cell table:formula="of:=IF([.K32]=1;IF([.K33]=0;[.F32]*1000;0);0)" office:value-type="float" office:value="0" calcext:value-type="float">
            <text:p>0</text:p>
          </table:table-cell>
          <table:table-cell table:formula="of:=IF([.N32]&gt;0;3500;0)+IF([.O32]&gt;0;3500;0)" office:value-type="float" office:value="3500" calcext:value-type="float">
            <text:p>3500</text:p>
          </table:table-cell>
          <table:table-cell table:formula="of:=-[.N32]+[.O32]-[.P32]" office:value-type="float" office:value="-794700" calcext:value-type="float">
            <text:p>-7947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1" calcext:value-type="float">
            <text:p>1</text:p>
          </table:table-cell>
          <table:table-cell office:value-type="float" office:value="0.508293" calcext:value-type="float">
            <text:p>0.508293</text:p>
          </table:table-cell>
          <table:table-cell table:formula="of:=IF([.K33]=[.J33];1;0)" office:value-type="float" office:value="0" calcext:value-type="float">
            <text:p>0</text:p>
          </table:table-cell>
          <table:table-cell table:formula="of:=IF([.K33]=0; IF([.K34]=1;[.F33]*1000;0);0)" office:value-type="float" office:value="0" calcext:value-type="float">
            <text:p>0</text:p>
          </table:table-cell>
          <table:table-cell table:formula="of:=IF([.K33]=1;IF([.K34]=0;[.F33]*1000;0);0)" office:value-type="float" office:value="0" calcext:value-type="float">
            <text:p>0</text:p>
          </table:table-cell>
          <table:table-cell table:formula="of:=IF([.N33]&gt;0;3500;0)+IF([.O33]&gt;0;3500;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1" calcext:value-type="float">
            <text:p>1</text:p>
          </table:table-cell>
          <table:table-cell office:value-type="float" office:value="0.521482" calcext:value-type="float">
            <text:p>0.521482</text:p>
          </table:table-cell>
          <table:table-cell table:formula="of:=IF([.K34]=[.J34];1;0)" office:value-type="float" office:value="1" calcext:value-type="float">
            <text:p>1</text:p>
          </table:table-cell>
          <table:table-cell table:formula="of:=IF([.K34]=0; IF([.K35]=1;[.F34]*1000;0);0)" office:value-type="float" office:value="0" calcext:value-type="float">
            <text:p>0</text:p>
          </table:table-cell>
          <table:table-cell table:formula="of:=IF([.K34]=1;IF([.K35]=0;[.F34]*1000;0);0)" office:value-type="float" office:value="0" calcext:value-type="float">
            <text:p>0</text:p>
          </table:table-cell>
          <table:table-cell table:formula="of:=IF([.N34]&gt;0;3500;0)+IF([.O34]&gt;0;3500;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1" calcext:value-type="float">
            <text:p>1</text:p>
          </table:table-cell>
          <table:table-cell office:value-type="float" office:value="0.523374" calcext:value-type="float">
            <text:p>0.523374</text:p>
          </table:table-cell>
          <table:table-cell table:formula="of:=IF([.K35]=[.J35];1;0)" office:value-type="float" office:value="1" calcext:value-type="float">
            <text:p>1</text:p>
          </table:table-cell>
          <table:table-cell table:formula="of:=IF([.K35]=0; IF([.K36]=1;[.F35]*1000;0);0)" office:value-type="float" office:value="0" calcext:value-type="float">
            <text:p>0</text:p>
          </table:table-cell>
          <table:table-cell table:formula="of:=IF([.K35]=1;IF([.K36]=0;[.F35]*1000;0);0)" office:value-type="float" office:value="0" calcext:value-type="float">
            <text:p>0</text:p>
          </table:table-cell>
          <table:table-cell table:formula="of:=IF([.N35]&gt;0;3500;0)+IF([.O35]&gt;0;3500;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6]&gt;0.5;1;0)" office:value-type="float" office:value="1" calcext:value-type="float">
            <text:p>1</text:p>
          </table:table-cell>
          <table:table-cell office:value-type="float" office:value="0.521087" calcext:value-type="float">
            <text:p>0.521087</text:p>
          </table:table-cell>
          <table:table-cell table:formula="of:=IF([.K36]=[.J36];1;0)" office:value-type="float" office:value="1" calcext:value-type="float">
            <text:p>1</text:p>
          </table:table-cell>
          <table:table-cell table:formula="of:=IF([.K36]=0; IF([.K37]=1;[.F36]*1000;0);0)" office:value-type="float" office:value="0" calcext:value-type="float">
            <text:p>0</text:p>
          </table:table-cell>
          <table:table-cell table:formula="of:=IF([.K36]=1;IF([.K37]=0;[.F36]*1000;0);0)" office:value-type="float" office:value="0" calcext:value-type="float">
            <text:p>0</text:p>
          </table:table-cell>
          <table:table-cell table:formula="of:=IF([.N36]&gt;0;3500;0)+IF([.O36]&gt;0;3500;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7]&gt;0.5;1;0)" office:value-type="float" office:value="1" calcext:value-type="float">
            <text:p>1</text:p>
          </table:table-cell>
          <table:table-cell office:value-type="float" office:value="0.518687" calcext:value-type="float">
            <text:p>0.518687</text:p>
          </table:table-cell>
          <table:table-cell table:formula="of:=IF([.K37]=[.J37];1;0)" office:value-type="float" office:value="0" calcext:value-type="float">
            <text:p>0</text:p>
          </table:table-cell>
          <table:table-cell table:formula="of:=IF([.K37]=0; IF([.K38]=1;[.F37]*1000;0);0)" office:value-type="float" office:value="0" calcext:value-type="float">
            <text:p>0</text:p>
          </table:table-cell>
          <table:table-cell table:formula="of:=IF([.K37]=1;IF([.K38]=0;[.F37]*1000;0);0)" office:value-type="float" office:value="0" calcext:value-type="float">
            <text:p>0</text:p>
          </table:table-cell>
          <table:table-cell table:formula="of:=IF([.N37]&gt;0;3500;0)+IF([.O37]&gt;0;3500;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-05-30</text:p>
          </table:table-cell>
          <table:table-cell office:value-type="float" office:value="810" calcext:value-type="float">
            <text:p>81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8]&gt;0.5;1;0)" office:value-type="float" office:value="1" calcext:value-type="float">
            <text:p>1</text:p>
          </table:table-cell>
          <table:table-cell office:value-type="float" office:value="0.516635" calcext:value-type="float">
            <text:p>0.516635</text:p>
          </table:table-cell>
          <table:table-cell table:formula="of:=IF([.K38]=[.J38];1;0)" office:value-type="float" office:value="1" calcext:value-type="float">
            <text:p>1</text:p>
          </table:table-cell>
          <table:table-cell table:formula="of:=IF([.K38]=0; IF([.K39]=1;[.F38]*1000;0);0)" office:value-type="float" office:value="0" calcext:value-type="float">
            <text:p>0</text:p>
          </table:table-cell>
          <table:table-cell table:formula="of:=IF([.K38]=1;IF([.K39]=0;[.F38]*1000;0);0)" office:value-type="float" office:value="0" calcext:value-type="float">
            <text:p>0</text:p>
          </table:table-cell>
          <table:table-cell table:formula="of:=IF([.N38]&gt;0;3500;0)+IF([.O38]&gt;0;3500;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9]&gt;0.5;1;0)" office:value-type="float" office:value="1" calcext:value-type="float">
            <text:p>1</text:p>
          </table:table-cell>
          <table:table-cell office:value-type="float" office:value="0.519074" calcext:value-type="float">
            <text:p>0.519074</text:p>
          </table:table-cell>
          <table:table-cell table:formula="of:=IF([.K39]=[.J39];1;0)" office:value-type="float" office:value="0" calcext:value-type="float">
            <text:p>0</text:p>
          </table:table-cell>
          <table:table-cell table:formula="of:=IF([.K39]=0; IF([.K40]=1;[.F39]*1000;0);0)" office:value-type="float" office:value="0" calcext:value-type="float">
            <text:p>0</text:p>
          </table:table-cell>
          <table:table-cell table:formula="of:=IF([.K39]=1;IF([.K40]=0;[.F39]*1000;0);0)" office:value-type="float" office:value="0" calcext:value-type="float">
            <text:p>0</text:p>
          </table:table-cell>
          <table:table-cell table:formula="of:=IF([.N39]&gt;0;3500;0)+IF([.O39]&gt;0;3500;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1" calcext:value-type="float">
            <text:p>1</text:p>
          </table:table-cell>
          <table:table-cell office:value-type="float" office:value="0.525064" calcext:value-type="float">
            <text:p>0.525064</text:p>
          </table:table-cell>
          <table:table-cell table:formula="of:=IF([.K40]=[.J40];1;0)" office:value-type="float" office:value="0" calcext:value-type="float">
            <text:p>0</text:p>
          </table:table-cell>
          <table:table-cell table:formula="of:=IF([.K40]=0; IF([.K41]=1;[.F40]*1000;0);0)" office:value-type="float" office:value="0" calcext:value-type="float">
            <text:p>0</text:p>
          </table:table-cell>
          <table:table-cell table:formula="of:=IF([.K40]=1;IF([.K41]=0;[.F40]*1000;0);0)" office:value-type="float" office:value="0" calcext:value-type="float">
            <text:p>0</text:p>
          </table:table-cell>
          <table:table-cell table:formula="of:=IF([.N40]&gt;0;3500;0)+IF([.O40]&gt;0;3500;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-06-02</text:p>
          </table:table-cell>
          <table:table-cell office:value-type="float" office:value="800" calcext:value-type="float">
            <text:p>80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1]&gt;0.5;1;0)" office:value-type="float" office:value="1" calcext:value-type="float">
            <text:p>1</text:p>
          </table:table-cell>
          <table:table-cell office:value-type="float" office:value="0.527915" calcext:value-type="float">
            <text:p>0.527915</text:p>
          </table:table-cell>
          <table:table-cell table:formula="of:=IF([.K41]=[.J41];1;0)" office:value-type="float" office:value="1" calcext:value-type="float">
            <text:p>1</text:p>
          </table:table-cell>
          <table:table-cell table:formula="of:=IF([.K41]=0; IF([.K42]=1;[.F41]*1000;0);0)" office:value-type="float" office:value="0" calcext:value-type="float">
            <text:p>0</text:p>
          </table:table-cell>
          <table:table-cell table:formula="of:=IF([.K41]=1;IF([.K42]=0;[.F41]*1000;0);0)" office:value-type="float" office:value="0" calcext:value-type="float">
            <text:p>0</text:p>
          </table:table-cell>
          <table:table-cell table:formula="of:=IF([.N41]&gt;0;3500;0)+IF([.O41]&gt;0;3500;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1" calcext:value-type="float">
            <text:p>1</text:p>
          </table:table-cell>
          <table:table-cell office:value-type="float" office:value="0.526354" calcext:value-type="float">
            <text:p>0.526354</text:p>
          </table:table-cell>
          <table:table-cell table:formula="of:=IF([.K42]=[.J42];1;0)" office:value-type="float" office:value="1" calcext:value-type="float">
            <text:p>1</text:p>
          </table:table-cell>
          <table:table-cell table:formula="of:=IF([.K42]=0; IF([.K43]=1;[.F42]*1000;0);0)" office:value-type="float" office:value="0" calcext:value-type="float">
            <text:p>0</text:p>
          </table:table-cell>
          <table:table-cell table:formula="of:=IF([.K42]=1;IF([.K43]=0;[.F42]*1000;0);0)" office:value-type="float" office:value="0" calcext:value-type="float">
            <text:p>0</text:p>
          </table:table-cell>
          <table:table-cell table:formula="of:=IF([.N42]&gt;0;3500;0)+IF([.O42]&gt;0;3500;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-06-06</text:p>
          </table:table-cell>
          <table:table-cell table:number-columns-repeated="2"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3]&gt;0.5;1;0)" office:value-type="float" office:value="1" calcext:value-type="float">
            <text:p>1</text:p>
          </table:table-cell>
          <table:table-cell office:value-type="float" office:value="0.523093" calcext:value-type="float">
            <text:p>0.523093</text:p>
          </table:table-cell>
          <table:table-cell table:formula="of:=IF([.K43]=[.J43];1;0)" office:value-type="float" office:value="0" calcext:value-type="float">
            <text:p>0</text:p>
          </table:table-cell>
          <table:table-cell table:formula="of:=IF([.K43]=0; IF([.K44]=1;[.F43]*1000;0);0)" office:value-type="float" office:value="0" calcext:value-type="float">
            <text:p>0</text:p>
          </table:table-cell>
          <table:table-cell table:formula="of:=IF([.K43]=1;IF([.K44]=0;[.F43]*1000;0);0)" office:value-type="float" office:value="0" calcext:value-type="float">
            <text:p>0</text:p>
          </table:table-cell>
          <table:table-cell table:formula="of:=IF([.N43]&gt;0;3500;0)+IF([.O43]&gt;0;3500;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-06-07</text:p>
          </table:table-cell>
          <table:table-cell office:value-type="float" office:value="800" calcext:value-type="float">
            <text:p>80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1" calcext:value-type="float">
            <text:p>1</text:p>
          </table:table-cell>
          <table:table-cell office:value-type="float" office:value="0.522289" calcext:value-type="float">
            <text:p>0.522289</text:p>
          </table:table-cell>
          <table:table-cell table:formula="of:=IF([.K44]=[.J44];1;0)" office:value-type="float" office:value="0" calcext:value-type="float">
            <text:p>0</text:p>
          </table:table-cell>
          <table:table-cell table:formula="of:=IF([.K44]=0; IF([.K45]=1;[.F44]*1000;0);0)" office:value-type="float" office:value="0" calcext:value-type="float">
            <text:p>0</text:p>
          </table:table-cell>
          <table:table-cell table:formula="of:=IF([.K44]=1;IF([.K45]=0;[.F44]*1000;0);0)" office:value-type="float" office:value="0" calcext:value-type="float">
            <text:p>0</text:p>
          </table:table-cell>
          <table:table-cell table:formula="of:=IF([.N44]&gt;0;3500;0)+IF([.O44]&gt;0;3500;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5]&gt;0.5;1;0)" office:value-type="float" office:value="1" calcext:value-type="float">
            <text:p>1</text:p>
          </table:table-cell>
          <table:table-cell office:value-type="float" office:value="0.519641" calcext:value-type="float">
            <text:p>0.519641</text:p>
          </table:table-cell>
          <table:table-cell table:formula="of:=IF([.K45]=[.J45];1;0)" office:value-type="float" office:value="0" calcext:value-type="float">
            <text:p>0</text:p>
          </table:table-cell>
          <table:table-cell table:formula="of:=IF([.K45]=0; IF([.K46]=1;[.F45]*1000;0);0)" office:value-type="float" office:value="0" calcext:value-type="float">
            <text:p>0</text:p>
          </table:table-cell>
          <table:table-cell table:formula="of:=IF([.K45]=1;IF([.K46]=0;[.F45]*1000;0);0)" office:value-type="float" office:value="0" calcext:value-type="float">
            <text:p>0</text:p>
          </table:table-cell>
          <table:table-cell table:formula="of:=IF([.N45]&gt;0;3500;0)+IF([.O45]&gt;0;3500;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6]&gt;0.5;1;0)" office:value-type="float" office:value="1" calcext:value-type="float">
            <text:p>1</text:p>
          </table:table-cell>
          <table:table-cell office:value-type="float" office:value="0.519917" calcext:value-type="float">
            <text:p>0.519917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IF([.K46]=0; IF([.K47]=1;[.F46]*1000;0);0)" office:value-type="float" office:value="0" calcext:value-type="float">
            <text:p>0</text:p>
          </table:table-cell>
          <table:table-cell table:formula="of:=IF([.K46]=1;IF([.K47]=0;[.F46]*1000;0);0)" office:value-type="float" office:value="0" calcext:value-type="float">
            <text:p>0</text:p>
          </table:table-cell>
          <table:table-cell table:formula="of:=IF([.N46]&gt;0;3500;0)+IF([.O46]&gt;0;3500;0)" office:value-type="float" office:value="0" calcext:value-type="float">
            <text:p>0</text:p>
          </table:table-cell>
          <table:table-cell table:formula="of:=-[.N46]+[.O46]-[.P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1" calcext:value-type="float">
            <text:p>1</text:p>
          </table:table-cell>
          <table:table-cell office:value-type="float" office:value="0.519318" calcext:value-type="float">
            <text:p>0.519318</text:p>
          </table:table-cell>
          <table:table-cell table:formula="of:=IF([.K47]=[.J47];1;0)" office:value-type="float" office:value="0" calcext:value-type="float">
            <text:p>0</text:p>
          </table:table-cell>
          <table:table-cell table:formula="of:=IF([.K47]=0; IF([.K48]=1;[.F47]*1000;0);0)" office:value-type="float" office:value="0" calcext:value-type="float">
            <text:p>0</text:p>
          </table:table-cell>
          <table:table-cell table:formula="of:=IF([.K47]=1;IF([.K48]=0;[.F47]*1000;0);0)" office:value-type="float" office:value="0" calcext:value-type="float">
            <text:p>0</text:p>
          </table:table-cell>
          <table:table-cell table:formula="of:=IF([.N47]&gt;0;3500;0)+IF([.O47]&gt;0;3500;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8]&gt;0.5;1;0)" office:value-type="float" office:value="1" calcext:value-type="float">
            <text:p>1</text:p>
          </table:table-cell>
          <table:table-cell office:value-type="float" office:value="0.520651" calcext:value-type="float">
            <text:p>0.520651</text:p>
          </table:table-cell>
          <table:table-cell table:formula="of:=IF([.K48]=[.J48];1;0)" office:value-type="float" office:value="1" calcext:value-type="float">
            <text:p>1</text:p>
          </table:table-cell>
          <table:table-cell table:formula="of:=IF([.K48]=0; IF([.K49]=1;[.F48]*1000;0);0)" office:value-type="float" office:value="0" calcext:value-type="float">
            <text:p>0</text:p>
          </table:table-cell>
          <table:table-cell table:formula="of:=IF([.K48]=1;IF([.K49]=0;[.F48]*1000;0);0)" office:value-type="float" office:value="0" calcext:value-type="float">
            <text:p>0</text:p>
          </table:table-cell>
          <table:table-cell table:formula="of:=IF([.N48]&gt;0;3500;0)+IF([.O48]&gt;0;3500;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-06-1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9]&gt;0.5;1;0)" office:value-type="float" office:value="1" calcext:value-type="float">
            <text:p>1</text:p>
          </table:table-cell>
          <table:table-cell office:value-type="float" office:value="0.51935" calcext:value-type="float">
            <text:p>0.51935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IF([.K49]=0; IF([.K50]=1;[.F49]*1000;0);0)" office:value-type="float" office:value="0" calcext:value-type="float">
            <text:p>0</text:p>
          </table:table-cell>
          <table:table-cell table:formula="of:=IF([.K49]=1;IF([.K50]=0;[.F49]*1000;0);0)" office:value-type="float" office:value="0" calcext:value-type="float">
            <text:p>0</text:p>
          </table:table-cell>
          <table:table-cell table:formula="of:=IF([.N49]&gt;0;3500;0)+IF([.O49]&gt;0;3500;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-06-15</text:p>
          </table:table-cell>
          <table:table-cell office:value-type="float" office:value="785" calcext:value-type="float">
            <text:p>785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1" calcext:value-type="float">
            <text:p>1</text:p>
          </table:table-cell>
          <table:table-cell office:value-type="float" office:value="0.517983" calcext:value-type="float">
            <text:p>0.517983</text:p>
          </table:table-cell>
          <table:table-cell table:formula="of:=IF([.K50]=[.J50];1;0)" office:value-type="float" office:value="0" calcext:value-type="float">
            <text:p>0</text:p>
          </table:table-cell>
          <table:table-cell table:formula="of:=IF([.K50]=0; IF([.K51]=1;[.F50]*1000;0);0)" office:value-type="float" office:value="0" calcext:value-type="float">
            <text:p>0</text:p>
          </table:table-cell>
          <table:table-cell table:formula="of:=IF([.K50]=1;IF([.K51]=0;[.F50]*1000;0);0)" office:value-type="float" office:value="0" calcext:value-type="float">
            <text:p>0</text:p>
          </table:table-cell>
          <table:table-cell table:formula="of:=IF([.N50]&gt;0;3500;0)+IF([.O50]&gt;0;3500;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-06-16</text:p>
          </table:table-cell>
          <table:table-cell office:value-type="float" office:value="795" calcext:value-type="float">
            <text:p>795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1" calcext:value-type="float">
            <text:p>1</text:p>
          </table:table-cell>
          <table:table-cell office:value-type="float" office:value="0.521095" calcext:value-type="float">
            <text:p>0.521095</text:p>
          </table:table-cell>
          <table:table-cell table:formula="of:=IF([.K51]=[.J51];1;0)" office:value-type="float" office:value="1" calcext:value-type="float">
            <text:p>1</text:p>
          </table:table-cell>
          <table:table-cell table:formula="of:=IF([.K51]=0; IF([.K52]=1;[.F51]*1000;0);0)" office:value-type="float" office:value="0" calcext:value-type="float">
            <text:p>0</text:p>
          </table:table-cell>
          <table:table-cell table:formula="of:=IF([.K51]=1;IF([.K52]=0;[.F51]*1000;0);0)" office:value-type="float" office:value="0" calcext:value-type="float">
            <text:p>0</text:p>
          </table:table-cell>
          <table:table-cell table:formula="of:=IF([.N51]&gt;0;3500;0)+IF([.O51]&gt;0;3500;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7-06-19</text:p>
          </table:table-cell>
          <table:table-cell office:value-type="float" office:value="791" calcext:value-type="float">
            <text:p>791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2]&gt;0.5;1;0)" office:value-type="float" office:value="1" calcext:value-type="float">
            <text:p>1</text:p>
          </table:table-cell>
          <table:table-cell office:value-type="float" office:value="0.516351" calcext:value-type="float">
            <text:p>0.51635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IF([.K52]=0; IF([.K53]=1;[.F52]*1000;0);0)" office:value-type="float" office:value="0" calcext:value-type="float">
            <text:p>0</text:p>
          </table:table-cell>
          <table:table-cell table:formula="of:=IF([.K52]=1;IF([.K53]=0;[.F52]*1000;0);0)" office:value-type="float" office:value="0" calcext:value-type="float">
            <text:p>0</text:p>
          </table:table-cell>
          <table:table-cell table:formula="of:=IF([.N52]&gt;0;3500;0)+IF([.O52]&gt;0;3500;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1" calcext:value-type="float">
            <text:p>1</text:p>
          </table:table-cell>
          <table:table-cell office:value-type="float" office:value="0.510927" calcext:value-type="float">
            <text:p>0.510927</text:p>
          </table:table-cell>
          <table:table-cell table:formula="of:=IF([.K53]=[.J53];1;0)" office:value-type="float" office:value="1" calcext:value-type="float">
            <text:p>1</text:p>
          </table:table-cell>
          <table:table-cell table:formula="of:=IF([.K53]=0; IF([.K54]=1;[.F53]*1000;0);0)" office:value-type="float" office:value="0" calcext:value-type="float">
            <text:p>0</text:p>
          </table:table-cell>
          <table:table-cell table:formula="of:=IF([.K53]=1;IF([.K54]=0;[.F53]*1000;0);0)" office:value-type="float" office:value="0" calcext:value-type="float">
            <text:p>0</text:p>
          </table:table-cell>
          <table:table-cell table:formula="of:=IF([.N53]&gt;0;3500;0)+IF([.O53]&gt;0;3500;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-06-21</text:p>
          </table:table-cell>
          <table:table-cell office:value-type="float" office:value="800" calcext:value-type="float">
            <text:p>80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4]&gt;0.5;1;0)" office:value-type="float" office:value="1" calcext:value-type="float">
            <text:p>1</text:p>
          </table:table-cell>
          <table:table-cell office:value-type="float" office:value="0.508513" calcext:value-type="float">
            <text:p>0.508513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IF([.K54]=0; IF([.K55]=1;[.F54]*1000;0);0)" office:value-type="float" office:value="0" calcext:value-type="float">
            <text:p>0</text:p>
          </table:table-cell>
          <table:table-cell table:formula="of:=IF([.K54]=1;IF([.K55]=0;[.F54]*1000;0);0)" office:value-type="float" office:value="0" calcext:value-type="float">
            <text:p>0</text:p>
          </table:table-cell>
          <table:table-cell table:formula="of:=IF([.N54]&gt;0;3500;0)+IF([.O54]&gt;0;3500;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-06-22</text:p>
          </table:table-cell>
          <table:table-cell office:value-type="float" office:value="810" calcext:value-type="float">
            <text:p>81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06678" calcext:value-type="float">
            <text:p>0.506678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IF([.K55]=0; IF([.K56]=1;[.F55]*1000;0);0)" office:value-type="float" office:value="0" calcext:value-type="float">
            <text:p>0</text:p>
          </table:table-cell>
          <table:table-cell table:formula="of:=IF([.K55]=1;IF([.K56]=0;[.F55]*1000;0);0)" office:value-type="float" office:value="0" calcext:value-type="float">
            <text:p>0</text:p>
          </table:table-cell>
          <table:table-cell table:formula="of:=IF([.N55]&gt;0;3500;0)+IF([.O55]&gt;0;3500;0)" office:value-type="float" office:value="0" calcext:value-type="float">
            <text:p>0</text:p>
          </table:table-cell>
          <table:table-cell table:formula="of:=-[.N55]+[.O55]-[.P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-06-23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02227" calcext:value-type="float">
            <text:p>0.502227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IF([.K56]=0; IF([.K57]=1;[.F56]*1000;0);0)" office:value-type="float" office:value="0" calcext:value-type="float">
            <text:p>0</text:p>
          </table:table-cell>
          <table:table-cell table:formula="of:=IF([.K56]=1;IF([.K57]=0;[.F56]*1000;0);0)" office:value-type="float" office:value="833500" calcext:value-type="float">
            <text:p>833500</text:p>
          </table:table-cell>
          <table:table-cell table:formula="of:=IF([.N56]&gt;0;3500;0)+IF([.O56]&gt;0;3500;0)" office:value-type="float" office:value="3500" calcext:value-type="float">
            <text:p>3500</text:p>
          </table:table-cell>
          <table:table-cell table:formula="of:=-[.N56]+[.O56]-[.P56]" office:value-type="float" office:value="830000" calcext:value-type="float">
            <text:p>8300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-06-26</text:p>
          </table:table-cell>
          <table:table-cell office:value-type="float" office:value="830" calcext:value-type="float">
            <text:p>83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7]&gt;0.5;1;0)" office:value-type="float" office:value="0" calcext:value-type="float">
            <text:p>0</text:p>
          </table:table-cell>
          <table:table-cell office:value-type="float" office:value="0.498873" calcext:value-type="float">
            <text:p>0.498873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IF([.K57]=0; IF([.K58]=1;[.F57]*1000;0);0)" office:value-type="float" office:value="831600" calcext:value-type="float">
            <text:p>831600</text:p>
          </table:table-cell>
          <table:table-cell table:formula="of:=IF([.K57]=1;IF([.K58]=0;[.F57]*1000;0);0)" office:value-type="float" office:value="0" calcext:value-type="float">
            <text:p>0</text:p>
          </table:table-cell>
          <table:table-cell table:formula="of:=IF([.N57]&gt;0;3500;0)+IF([.O57]&gt;0;3500;0)" office:value-type="float" office:value="3500" calcext:value-type="float">
            <text:p>3500</text:p>
          </table:table-cell>
          <table:table-cell table:formula="of:=-[.N57]+[.O57]-[.P57]" office:value-type="float" office:value="-835100" calcext:value-type="float">
            <text:p>-8351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-06-27</text:p>
          </table:table-cell>
          <table:table-cell office:value-type="float" office:value="833" calcext:value-type="float">
            <text:p>833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00107" calcext:value-type="float">
            <text:p>0.500107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IF([.K58]=0; IF([.K59]=1;[.F58]*1000;0);0)" office:value-type="float" office:value="0" calcext:value-type="float">
            <text:p>0</text:p>
          </table:table-cell>
          <table:table-cell table:formula="of:=IF([.K58]=1;IF([.K59]=0;[.F58]*1000;0);0)" office:value-type="float" office:value="857600" calcext:value-type="float">
            <text:p>857600</text:p>
          </table:table-cell>
          <table:table-cell table:formula="of:=IF([.N58]&gt;0;3500;0)+IF([.O58]&gt;0;3500;0)" office:value-type="float" office:value="3500" calcext:value-type="float">
            <text:p>3500</text:p>
          </table:table-cell>
          <table:table-cell table:formula="of:=-[.N58]+[.O58]-[.P58]" office:value-type="float" office:value="854100" calcext:value-type="float">
            <text:p>8541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9]&gt;0.5;1;0)" office:value-type="float" office:value="0" calcext:value-type="float">
            <text:p>0</text:p>
          </table:table-cell>
          <table:table-cell office:value-type="float" office:value="0.494005" calcext:value-type="float">
            <text:p>0.494005</text:p>
          </table:table-cell>
          <table:table-cell table:formula="of:=IF([.K59]=[.J59];1;0)" office:value-type="float" office:value="1" calcext:value-type="float">
            <text:p>1</text:p>
          </table:table-cell>
          <table:table-cell table:formula="of:=IF([.K59]=0; IF([.K60]=1;[.F59]*1000;0);0)" office:value-type="float" office:value="0" calcext:value-type="float">
            <text:p>0</text:p>
          </table:table-cell>
          <table:table-cell table:formula="of:=IF([.K59]=1;IF([.K60]=0;[.F59]*1000;0);0)" office:value-type="float" office:value="0" calcext:value-type="float">
            <text:p>0</text:p>
          </table:table-cell>
          <table:table-cell table:formula="of:=IF([.N59]&gt;0;3500;0)+IF([.O59]&gt;0;3500;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0" calcext:value-type="float">
            <text:p>0</text:p>
          </table:table-cell>
          <table:table-cell office:value-type="float" office:value="0.487604" calcext:value-type="float">
            <text:p>0.487604</text:p>
          </table:table-cell>
          <table:table-cell table:formula="of:=IF([.K60]=[.J60];1;0)" office:value-type="float" office:value="1" calcext:value-type="float">
            <text:p>1</text:p>
          </table:table-cell>
          <table:table-cell table:formula="of:=IF([.K60]=0; IF([.K61]=1;[.F60]*1000;0);0)" office:value-type="float" office:value="0" calcext:value-type="float">
            <text:p>0</text:p>
          </table:table-cell>
          <table:table-cell table:formula="of:=IF([.K60]=1;IF([.K61]=0;[.F60]*1000;0);0)" office:value-type="float" office:value="0" calcext:value-type="float">
            <text:p>0</text:p>
          </table:table-cell>
          <table:table-cell table:formula="of:=IF([.N60]&gt;0;3500;0)+IF([.O60]&gt;0;3500;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0" calcext:value-type="float">
            <text:p>0</text:p>
          </table:table-cell>
          <table:table-cell office:value-type="float" office:value="0.480471" calcext:value-type="float">
            <text:p>0.480471</text:p>
          </table:table-cell>
          <table:table-cell table:formula="of:=IF([.K61]=[.J61];1;0)" office:value-type="float" office:value="1" calcext:value-type="float">
            <text:p>1</text:p>
          </table:table-cell>
          <table:table-cell table:formula="of:=IF([.K61]=0; IF([.K62]=1;[.F61]*1000;0);0)" office:value-type="float" office:value="0" calcext:value-type="float">
            <text:p>0</text:p>
          </table:table-cell>
          <table:table-cell table:formula="of:=IF([.K61]=1;IF([.K62]=0;[.F61]*1000;0);0)" office:value-type="float" office:value="0" calcext:value-type="float">
            <text:p>0</text:p>
          </table:table-cell>
          <table:table-cell table:formula="of:=IF([.N61]&gt;0;3500;0)+IF([.O61]&gt;0;3500;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2]&gt;0.5;1;0)" office:value-type="float" office:value="0" calcext:value-type="float">
            <text:p>0</text:p>
          </table:table-cell>
          <table:table-cell office:value-type="float" office:value="0.470638" calcext:value-type="float">
            <text:p>0.470638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IF([.K62]=1;[.F61]*1000;0)" office:value-type="float" office:value="0" calcext:value-type="float">
            <text:p>0</text:p>
          </table:table-cell>
          <table:table-cell table:formula="of:=IF([.K62]=1;IF([.K63]=0;[.F62]*1000;0);0)" office:value-type="float" office:value="0" calcext:value-type="float">
            <text:p>0</text:p>
          </table:table-cell>
          <table:table-cell table:formula="of:=IF([.N62]&gt;0;3500;0)+IF([.O62]&gt;0;3500;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7-07-04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3]&gt;0.5;1;0)" office:value-type="float" office:value="0" calcext:value-type="float">
            <text:p>0</text:p>
          </table:table-cell>
          <table:table-cell office:value-type="float" office:value="0.464176" calcext:value-type="float">
            <text:p>0.464176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IF([.K63]=1;[.F62]*1000;0)" office:value-type="float" office:value="0" calcext:value-type="float">
            <text:p>0</text:p>
          </table:table-cell>
          <table:table-cell table:formula="of:=IF([.K63]=1;IF([.K64]=0;[.F63]*1000;0);0)" office:value-type="float" office:value="0" calcext:value-type="float">
            <text:p>0</text:p>
          </table:table-cell>
          <table:table-cell table:formula="of:=IF([.N63]&gt;0;3500;0)+IF([.O63]&gt;0;3500;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7-07-05</text:p>
          </table:table-cell>
          <table:table-cell office:value-type="float" office:value="809" calcext:value-type="float">
            <text:p>809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58436" calcext:value-type="float">
            <text:p>0.458436</text:p>
          </table:table-cell>
          <table:table-cell table:formula="of:=IF([.K64]=[.J64];1;0)" office:value-type="float" office:value="0" calcext:value-type="float">
            <text:p>0</text:p>
          </table:table-cell>
          <table:table-cell table:formula="of:=IF([.K64]=1;[.F63]*1000;0)" office:value-type="float" office:value="0" calcext:value-type="float">
            <text:p>0</text:p>
          </table:table-cell>
          <table:table-cell table:formula="of:=IF([.K64]=1;IF([.K65]=0;[.F64]*1000;0);0)" office:value-type="float" office:value="0" calcext:value-type="float">
            <text:p>0</text:p>
          </table:table-cell>
          <table:table-cell table:formula="of:=IF([.N64]&gt;0;3500;0)+IF([.O64]&gt;0;3500;0)" office:value-type="float" office:value="0" calcext:value-type="float">
            <text:p>0</text:p>
          </table:table-cell>
          <table:table-cell table:formula="of:=-[.N64]+[.O64]-[.P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-07-06</text:p>
          </table:table-cell>
          <table:table-cell office:value-type="float" office:value="822" calcext:value-type="float">
            <text:p>822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53141" calcext:value-type="float">
            <text:p>0.453141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IF([.K65]=1;[.F64]*1000;0)" office:value-type="float" office:value="0" calcext:value-type="float">
            <text:p>0</text:p>
          </table:table-cell>
          <table:table-cell table:formula="of:=IF([.K65]=1;IF([.K66]=0;[.F65]*1000;0);0)" office:value-type="float" office:value="0" calcext:value-type="float">
            <text:p>0</text:p>
          </table:table-cell>
          <table:table-cell table:formula="of:=IF([.N65]&gt;0;3500;0)+IF([.O65]&gt;0;3500;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7-07-07</text:p>
          </table:table-cell>
          <table:table-cell office:value-type="float" office:value="811" calcext:value-type="float">
            <text:p>811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53152" calcext:value-type="float">
            <text:p>0.453152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IF([.K66]=1;[.F65]*1000;0)" office:value-type="float" office:value="0" calcext:value-type="float">
            <text:p>0</text:p>
          </table:table-cell>
          <table:table-cell table:formula="of:=IF([.K66]=1;IF([.K67]=0;[.F66]*1000;0);0)" office:value-type="float" office:value="0" calcext:value-type="float">
            <text:p>0</text:p>
          </table:table-cell>
          <table:table-cell table:formula="of:=IF([.N66]&gt;0;3500;0)+IF([.O66]&gt;0;3500;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56235" calcext:value-type="float">
            <text:p>0.456235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IF([.K67]=1;[.F66]*1000;0)" office:value-type="float" office:value="0" calcext:value-type="float">
            <text:p>0</text:p>
          </table:table-cell>
          <table:table-cell table:formula="of:=IF([.K67]=1;IF([.K68]=0;[.F67]*1000;0);0)" office:value-type="float" office:value="0" calcext:value-type="float">
            <text:p>0</text:p>
          </table:table-cell>
          <table:table-cell table:formula="of:=IF([.N67]&gt;0;3500;0)+IF([.O67]&gt;0;3500;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58093" calcext:value-type="float">
            <text:p>0.458093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IF([.K68]=1;[.F67]*1000;0)" office:value-type="float" office:value="0" calcext:value-type="float">
            <text:p>0</text:p>
          </table:table-cell>
          <table:table-cell table:formula="of:=IF([.K68]=1;IF([.K69]=0;[.F68]*1000;0);0)" office:value-type="float" office:value="0" calcext:value-type="float">
            <text:p>0</text:p>
          </table:table-cell>
          <table:table-cell table:formula="of:=IF([.N68]&gt;0;3500;0)+IF([.O68]&gt;0;3500;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7-07-12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9]&gt;0.5;1;0)" office:value-type="float" office:value="0" calcext:value-type="float">
            <text:p>0</text:p>
          </table:table-cell>
          <table:table-cell office:value-type="float" office:value="0.460108" calcext:value-type="float">
            <text:p>0.460108</text:p>
          </table:table-cell>
          <table:table-cell table:formula="of:=IF([.K69]=[.J69];1;0)" office:value-type="float" office:value="1" calcext:value-type="float">
            <text:p>1</text:p>
          </table:table-cell>
          <table:table-cell table:formula="of:=IF([.K69]=1;[.F68]*1000;0)" office:value-type="float" office:value="0" calcext:value-type="float">
            <text:p>0</text:p>
          </table:table-cell>
          <table:table-cell table:formula="of:=IF([.K69]=1;IF([.K70]=0;[.F69]*1000;0);0)" office:value-type="float" office:value="0" calcext:value-type="float">
            <text:p>0</text:p>
          </table:table-cell>
          <table:table-cell table:formula="of:=IF([.N69]&gt;0;3500;0)+IF([.O69]&gt;0;3500;0)" office:value-type="float" office:value="0" calcext:value-type="float">
            <text:p>0</text:p>
          </table:table-cell>
          <table:table-cell table:formula="of:=-[.N69]+[.O69]-[.P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0]&gt;0.5;1;0)" office:value-type="float" office:value="0" calcext:value-type="float">
            <text:p>0</text:p>
          </table:table-cell>
          <table:table-cell office:value-type="float" office:value="0.466408" calcext:value-type="float">
            <text:p>0.466408</text:p>
          </table:table-cell>
          <table:table-cell table:formula="of:=IF([.K70]=[.J70];1;0)" office:value-type="float" office:value="0" calcext:value-type="float">
            <text:p>0</text:p>
          </table:table-cell>
          <table:table-cell table:formula="of:=IF([.K70]=1;[.F69]*1000;0)" office:value-type="float" office:value="0" calcext:value-type="float">
            <text:p>0</text:p>
          </table:table-cell>
          <table:table-cell table:formula="of:=IF([.K70]=1;IF([.K71]=0;[.F70]*1000;0);0)" office:value-type="float" office:value="0" calcext:value-type="float">
            <text:p>0</text:p>
          </table:table-cell>
          <table:table-cell table:formula="of:=IF([.N70]&gt;0;3500;0)+IF([.O70]&gt;0;3500;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1]&gt;0.5;1;0)" office:value-type="float" office:value="0" calcext:value-type="float">
            <text:p>0</text:p>
          </table:table-cell>
          <table:table-cell office:value-type="float" office:value="0.472505" calcext:value-type="float">
            <text:p>0.472505</text:p>
          </table:table-cell>
          <table:table-cell table:formula="of:=IF([.K71]=[.J71];1;0)" office:value-type="float" office:value="1" calcext:value-type="float">
            <text:p>1</text:p>
          </table:table-cell>
          <table:table-cell table:formula="of:=IF([.K71]=1;[.F70]*1000;0)" office:value-type="float" office:value="0" calcext:value-type="float">
            <text:p>0</text:p>
          </table:table-cell>
          <table:table-cell table:formula="of:=IF([.K71]=1;IF([.K72]=0;[.F71]*1000;0);0)" office:value-type="float" office:value="0" calcext:value-type="float">
            <text:p>0</text:p>
          </table:table-cell>
          <table:table-cell table:formula="of:=IF([.N71]&gt;0;3500;0)+IF([.O71]&gt;0;3500;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7-07-18</text:p>
          </table:table-cell>
          <table:table-cell office:value-type="float" office:value="838" calcext:value-type="float">
            <text:p>838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2]&gt;0.5;1;0)" office:value-type="float" office:value="0" calcext:value-type="float">
            <text:p>0</text:p>
          </table:table-cell>
          <table:table-cell office:value-type="float" office:value="0.475748" calcext:value-type="float">
            <text:p>0.475748</text:p>
          </table:table-cell>
          <table:table-cell table:formula="of:=IF([.K72]=[.J72];1;0)" office:value-type="float" office:value="0" calcext:value-type="float">
            <text:p>0</text:p>
          </table:table-cell>
          <table:table-cell table:formula="of:=IF([.K72]=1;[.F71]*1000;0)" office:value-type="float" office:value="0" calcext:value-type="float">
            <text:p>0</text:p>
          </table:table-cell>
          <table:table-cell table:formula="of:=IF([.K72]=1;IF([.K73]=0;[.F72]*1000;0);0)" office:value-type="float" office:value="0" calcext:value-type="float">
            <text:p>0</text:p>
          </table:table-cell>
          <table:table-cell table:formula="of:=IF([.N72]&gt;0;3500;0)+IF([.O72]&gt;0;3500;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7-07-19</text:p>
          </table:table-cell>
          <table:table-cell office:value-type="float" office:value="864" calcext:value-type="float">
            <text:p>864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3]&gt;0.5;1;0)" office:value-type="float" office:value="0" calcext:value-type="float">
            <text:p>0</text:p>
          </table:table-cell>
          <table:table-cell office:value-type="float" office:value="0.477573" calcext:value-type="float">
            <text:p>0.477573</text:p>
          </table:table-cell>
          <table:table-cell table:formula="of:=IF([.K73]=[.J73];1;0)" office:value-type="float" office:value="1" calcext:value-type="float">
            <text:p>1</text:p>
          </table:table-cell>
          <table:table-cell table:formula="of:=IF([.K73]=1;[.F72]*1000;0)" office:value-type="float" office:value="0" calcext:value-type="float">
            <text:p>0</text:p>
          </table:table-cell>
          <table:table-cell table:formula="of:=IF([.K73]=1;IF([.K74]=0;[.F73]*1000;0);0)" office:value-type="float" office:value="0" calcext:value-type="float">
            <text:p>0</text:p>
          </table:table-cell>
          <table:table-cell table:formula="of:=IF([.N73]&gt;0;3500;0)+IF([.O73]&gt;0;3500;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4]&gt;0.5;1;0)" office:value-type="float" office:value="0" calcext:value-type="float">
            <text:p>0</text:p>
          </table:table-cell>
          <table:table-cell office:value-type="float" office:value="0.475733" calcext:value-type="float">
            <text:p>0.475733</text:p>
          </table:table-cell>
          <table:table-cell table:formula="of:=IF([.K74]=[.J74];1;0)" office:value-type="float" office:value="0" calcext:value-type="float">
            <text:p>0</text:p>
          </table:table-cell>
          <table:table-cell table:formula="of:=IF([.K74]=1;[.F73]*1000;0)" office:value-type="float" office:value="0" calcext:value-type="float">
            <text:p>0</text:p>
          </table:table-cell>
          <table:table-cell table:formula="of:=IF([.K74]=1;IF([.K75]=0;[.F74]*1000;0);0)" office:value-type="float" office:value="0" calcext:value-type="float">
            <text:p>0</text:p>
          </table:table-cell>
          <table:table-cell table:formula="of:=IF([.N74]&gt;0;3500;0)+IF([.O74]&gt;0;3500;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5]&gt;0.5;1;0)" office:value-type="float" office:value="0" calcext:value-type="float">
            <text:p>0</text:p>
          </table:table-cell>
          <table:table-cell office:value-type="float" office:value="0.475476" calcext:value-type="float">
            <text:p>0.475476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IF([.K75]=1;[.F74]*1000;0)" office:value-type="float" office:value="0" calcext:value-type="float">
            <text:p>0</text:p>
          </table:table-cell>
          <table:table-cell table:formula="of:=IF([.K75]=1;IF([.K76]=0;[.F75]*1000;0);0)" office:value-type="float" office:value="0" calcext:value-type="float">
            <text:p>0</text:p>
          </table:table-cell>
          <table:table-cell table:formula="of:=IF([.N75]&gt;0;3500;0)+IF([.O75]&gt;0;3500;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77194" calcext:value-type="float">
            <text:p>0.477194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IF([.K76]=1;[.F75]*1000;0)" office:value-type="float" office:value="0" calcext:value-type="float">
            <text:p>0</text:p>
          </table:table-cell>
          <table:table-cell table:formula="of:=IF([.K76]=1;IF([.K77]=0;[.F76]*1000;0);0)" office:value-type="float" office:value="0" calcext:value-type="float">
            <text:p>0</text:p>
          </table:table-cell>
          <table:table-cell table:formula="of:=IF([.N76]&gt;0;3500;0)+IF([.O76]&gt;0;3500;0)" office:value-type="float" office:value="0" calcext:value-type="float">
            <text:p>0</text:p>
          </table:table-cell>
          <table:table-cell table:formula="of:=-[.N76]+[.O76]-[.P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7-07-25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81764" calcext:value-type="float">
            <text:p>0.481764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IF([.K77]=1;[.F76]*1000;0)" office:value-type="float" office:value="0" calcext:value-type="float">
            <text:p>0</text:p>
          </table:table-cell>
          <table:table-cell table:formula="of:=IF([.K77]=1;IF([.K78]=0;[.F77]*1000;0);0)" office:value-type="float" office:value="0" calcext:value-type="float">
            <text:p>0</text:p>
          </table:table-cell>
          <table:table-cell table:formula="of:=IF([.N77]&gt;0;3500;0)+IF([.O77]&gt;0;3500;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7-07-26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8]&gt;0.5;1;0)" office:value-type="float" office:value="0" calcext:value-type="float">
            <text:p>0</text:p>
          </table:table-cell>
          <table:table-cell office:value-type="float" office:value="0.485365" calcext:value-type="float">
            <text:p>0.485365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IF([.K78]=1;[.F77]*1000;0)" office:value-type="float" office:value="0" calcext:value-type="float">
            <text:p>0</text:p>
          </table:table-cell>
          <table:table-cell table:formula="of:=IF([.K78]=1;IF([.K79]=0;[.F78]*1000;0);0)" office:value-type="float" office:value="0" calcext:value-type="float">
            <text:p>0</text:p>
          </table:table-cell>
          <table:table-cell table:formula="of:=IF([.N78]&gt;0;3500;0)+IF([.O78]&gt;0;3500;0)" office:value-type="float" office:value="0" calcext:value-type="float">
            <text:p>0</text:p>
          </table:table-cell>
          <table:table-cell table:formula="of:=-[.N78]+[.O78]-[.P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9]&gt;0.5;1;0)" office:value-type="float" office:value="0" calcext:value-type="float">
            <text:p>0</text:p>
          </table:table-cell>
          <table:table-cell office:value-type="float" office:value="0.486582" calcext:value-type="float">
            <text:p>0.486582</text:p>
          </table:table-cell>
          <table:table-cell table:formula="of:=IF([.K79]=[.J79];1;0)" office:value-type="float" office:value="0" calcext:value-type="float">
            <text:p>0</text:p>
          </table:table-cell>
          <table:table-cell table:formula="of:=IF([.K79]=0; IF([.K80]=1;[.F79]*1000;0);0)" office:value-type="float" office:value="0" calcext:value-type="float">
            <text:p>0</text:p>
          </table:table-cell>
          <table:table-cell table:formula="of:=IF([.K79]=1;IF([.K80]=0;[.F79]*1000;0);0)" office:value-type="float" office:value="0" calcext:value-type="float">
            <text:p>0</text:p>
          </table:table-cell>
          <table:table-cell table:formula="of:=IF([.N79]&gt;0;3500;0)+IF([.O79]&gt;0;3500;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7-07-28</text:p>
          </table:table-cell>
          <table:table-cell office:value-type="float" office:value="818" calcext:value-type="float">
            <text:p>818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87719" calcext:value-type="float">
            <text:p>0.487719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IF([.K80]=0; IF([.K81]=1;[.F80]*1000;0);0)" office:value-type="float" office:value="0" calcext:value-type="float">
            <text:p>0</text:p>
          </table:table-cell>
          <table:table-cell table:formula="of:=IF([.K80]=1;IF([.K81]=0;[.F80]*1000;0);0)" office:value-type="float" office:value="0" calcext:value-type="float">
            <text:p>0</text:p>
          </table:table-cell>
          <table:table-cell table:formula="of:=IF([.N80]&gt;0;3500;0)+IF([.O80]&gt;0;3500;0)" office:value-type="float" office:value="0" calcext:value-type="float">
            <text:p>0</text:p>
          </table:table-cell>
          <table:table-cell table:formula="of:=-[.N80]+[.O80]-[.P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7-07-31</text:p>
          </table:table-cell>
          <table:table-cell office:value-type="float" office:value="815" calcext:value-type="float">
            <text:p>815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8987" calcext:value-type="float">
            <text:p>0.48987</text:p>
          </table:table-cell>
          <table:table-cell table:formula="of:=IF([.K81]=[.J81];1;0)" office:value-type="float" office:value="0" calcext:value-type="float">
            <text:p>0</text:p>
          </table:table-cell>
          <table:table-cell table:formula="of:=IF([.K81]=0; IF([.K82]=1;[.F81]*1000;0);0)" office:value-type="float" office:value="0" calcext:value-type="float">
            <text:p>0</text:p>
          </table:table-cell>
          <table:table-cell table:formula="of:=IF([.K81]=1;IF([.K82]=0;[.F81]*1000;0);0)" office:value-type="float" office:value="0" calcext:value-type="float">
            <text:p>0</text:p>
          </table:table-cell>
          <table:table-cell table:formula="of:=IF([.N81]&gt;0;3500;0)+IF([.O81]&gt;0;3500;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89512" calcext:value-type="float">
            <text:p>0.489512</text:p>
          </table:table-cell>
          <table:table-cell table:formula="of:=IF([.K82]=[.J82];1;0)" office:value-type="float" office:value="1" calcext:value-type="float">
            <text:p>1</text:p>
          </table:table-cell>
          <table:table-cell table:formula="of:=IF([.K82]=0; IF([.K83]=1;[.F82]*1000;0);0)" office:value-type="float" office:value="0" calcext:value-type="float">
            <text:p>0</text:p>
          </table:table-cell>
          <table:table-cell table:formula="of:=IF([.K82]=1;IF([.K83]=0;[.F82]*1000;0);0)" office:value-type="float" office:value="0" calcext:value-type="float">
            <text:p>0</text:p>
          </table:table-cell>
          <table:table-cell table:formula="of:=IF([.N82]&gt;0;3500;0)+IF([.O82]&gt;0;3500;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93838" calcext:value-type="float">
            <text:p>0.493838</text:p>
          </table:table-cell>
          <table:table-cell table:formula="of:=IF([.K83]=[.J83];1;0)" office:value-type="float" office:value="0" calcext:value-type="float">
            <text:p>0</text:p>
          </table:table-cell>
          <table:table-cell table:formula="of:=IF([.K83]=0; IF([.K84]=1;[.F83]*1000;0);0)" office:value-type="float" office:value="832500" calcext:value-type="float">
            <text:p>832500</text:p>
          </table:table-cell>
          <table:table-cell table:formula="of:=IF([.K83]=1;IF([.K84]=0;[.F83]*1000;0);0)" office:value-type="float" office:value="0" calcext:value-type="float">
            <text:p>0</text:p>
          </table:table-cell>
          <table:table-cell table:formula="of:=IF([.N83]&gt;0;3500;0)+IF([.O83]&gt;0;3500;0)" office:value-type="float" office:value="3500" calcext:value-type="float">
            <text:p>3500</text:p>
          </table:table-cell>
          <table:table-cell table:formula="of:=-[.N83]+[.O83]-[.P83]" office:value-type="float" office:value="-836000" calcext:value-type="float">
            <text:p>-836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7-08-03</text:p>
          </table:table-cell>
          <table:table-cell office:value-type="float" office:value="830" calcext:value-type="float">
            <text:p>83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4]&gt;0.5;1;0)" office:value-type="float" office:value="1" calcext:value-type="float">
            <text:p>1</text:p>
          </table:table-cell>
          <table:table-cell office:value-type="float" office:value="0.503884" calcext:value-type="float">
            <text:p>0.503884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IF([.K84]=0; IF([.K85]=1;[.F84]*1000;0);0)" office:value-type="float" office:value="0" calcext:value-type="float">
            <text:p>0</text:p>
          </table:table-cell>
          <table:table-cell table:formula="of:=IF([.K84]=1;IF([.K85]=0;[.F84]*1000;0);0)" office:value-type="float" office:value="0" calcext:value-type="float">
            <text:p>0</text:p>
          </table:table-cell>
          <table:table-cell table:formula="of:=IF([.N84]&gt;0;3500;0)+IF([.O84]&gt;0;3500;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5]&gt;0.5;1;0)" office:value-type="float" office:value="1" calcext:value-type="float">
            <text:p>1</text:p>
          </table:table-cell>
          <table:table-cell office:value-type="float" office:value="0.507962" calcext:value-type="float">
            <text:p>0.507962</text:p>
          </table:table-cell>
          <table:table-cell table:formula="of:=IF([.K85]=[.J85];1;0)" office:value-type="float" office:value="1" calcext:value-type="float">
            <text:p>1</text:p>
          </table:table-cell>
          <table:table-cell table:formula="of:=IF([.K85]=0; IF([.K86]=1;[.F85]*1000;0);0)" office:value-type="float" office:value="0" calcext:value-type="float">
            <text:p>0</text:p>
          </table:table-cell>
          <table:table-cell table:formula="of:=IF([.K85]=1;IF([.K86]=0;[.F85]*1000;0);0)" office:value-type="float" office:value="0" calcext:value-type="float">
            <text:p>0</text:p>
          </table:table-cell>
          <table:table-cell table:formula="of:=IF([.N85]&gt;0;3500;0)+IF([.O85]&gt;0;3500;0)" office:value-type="float" office:value="0" calcext:value-type="float">
            <text:p>0</text:p>
          </table:table-cell>
          <table:table-cell table:formula="of:=-[.N85]+[.O85]-[.P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7-08-07</text:p>
          </table:table-cell>
          <table:table-cell office:value-type="float" office:value="837" calcext:value-type="float">
            <text:p>837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1" calcext:value-type="float">
            <text:p>1</text:p>
          </table:table-cell>
          <table:table-cell office:value-type="float" office:value="0.514457" calcext:value-type="float">
            <text:p>0.514457</text:p>
          </table:table-cell>
          <table:table-cell table:formula="of:=IF([.K86]=[.J86];1;0)" office:value-type="float" office:value="1" calcext:value-type="float">
            <text:p>1</text:p>
          </table:table-cell>
          <table:table-cell table:formula="of:=IF([.K86]=0; IF([.K87]=1;[.F86]*1000;0);0)" office:value-type="float" office:value="0" calcext:value-type="float">
            <text:p>0</text:p>
          </table:table-cell>
          <table:table-cell table:formula="of:=IF([.K86]=1;IF([.K87]=0;[.F86]*1000;0);0)" office:value-type="float" office:value="0" calcext:value-type="float">
            <text:p>0</text:p>
          </table:table-cell>
          <table:table-cell table:formula="of:=IF([.N86]&gt;0;3500;0)+IF([.O86]&gt;0;3500;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7-08-08</text:p>
          </table:table-cell>
          <table:table-cell office:value-type="float" office:value="835" calcext:value-type="float">
            <text:p>835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1" calcext:value-type="float">
            <text:p>1</text:p>
          </table:table-cell>
          <table:table-cell office:value-type="float" office:value="0.51484" calcext:value-type="float">
            <text:p>0.51484</text:p>
          </table:table-cell>
          <table:table-cell table:formula="of:=IF([.K87]=[.J87];1;0)" office:value-type="float" office:value="0" calcext:value-type="float">
            <text:p>0</text:p>
          </table:table-cell>
          <table:table-cell table:formula="of:=IF([.K87]=0; IF([.K88]=1;[.F87]*1000;0);0)" office:value-type="float" office:value="0" calcext:value-type="float">
            <text:p>0</text:p>
          </table:table-cell>
          <table:table-cell table:formula="of:=IF([.K87]=1;IF([.K88]=0;[.F87]*1000;0);0)" office:value-type="float" office:value="0" calcext:value-type="float">
            <text:p>0</text:p>
          </table:table-cell>
          <table:table-cell table:formula="of:=IF([.N87]&gt;0;3500;0)+IF([.O87]&gt;0;3500;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1" calcext:value-type="float">
            <text:p>1</text:p>
          </table:table-cell>
          <table:table-cell office:value-type="float" office:value="0.516968" calcext:value-type="float">
            <text:p>0.516968</text:p>
          </table:table-cell>
          <table:table-cell table:formula="of:=IF([.K88]=[.J88];1;0)" office:value-type="float" office:value="0" calcext:value-type="float">
            <text:p>0</text:p>
          </table:table-cell>
          <table:table-cell table:formula="of:=IF([.K88]=0; IF([.K89]=1;[.F88]*1000;0);0)" office:value-type="float" office:value="0" calcext:value-type="float">
            <text:p>0</text:p>
          </table:table-cell>
          <table:table-cell table:formula="of:=IF([.K88]=1;IF([.K89]=0;[.F88]*1000;0);0)" office:value-type="float" office:value="0" calcext:value-type="float">
            <text:p>0</text:p>
          </table:table-cell>
          <table:table-cell table:formula="of:=IF([.N88]&gt;0;3500;0)+IF([.O88]&gt;0;3500;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7-08-10</text:p>
          </table:table-cell>
          <table:table-cell office:value-type="float" office:value="819" calcext:value-type="float">
            <text:p>819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9]&gt;0.5;1;0)" office:value-type="float" office:value="1" calcext:value-type="float">
            <text:p>1</text:p>
          </table:table-cell>
          <table:table-cell office:value-type="float" office:value="0.513992" calcext:value-type="float">
            <text:p>0.513992</text:p>
          </table:table-cell>
          <table:table-cell table:formula="of:=IF([.K89]=[.J89];1;0)" office:value-type="float" office:value="1" calcext:value-type="float">
            <text:p>1</text:p>
          </table:table-cell>
          <table:table-cell table:formula="of:=IF([.K89]=0; IF([.K90]=1;[.F89]*1000;0);0)" office:value-type="float" office:value="0" calcext:value-type="float">
            <text:p>0</text:p>
          </table:table-cell>
          <table:table-cell table:formula="of:=IF([.K89]=1;IF([.K90]=0;[.F89]*1000;0);0)" office:value-type="float" office:value="0" calcext:value-type="float">
            <text:p>0</text:p>
          </table:table-cell>
          <table:table-cell table:formula="of:=IF([.N89]&gt;0;3500;0)+IF([.O89]&gt;0;3500;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7-08-14</text:p>
          </table:table-cell>
          <table:table-cell office:value-type="float" office:value="826" calcext:value-type="float">
            <text:p>826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1" calcext:value-type="float">
            <text:p>1</text:p>
          </table:table-cell>
          <table:table-cell office:value-type="float" office:value="0.514378" calcext:value-type="float">
            <text:p>0.514378</text:p>
          </table:table-cell>
          <table:table-cell table:formula="of:=IF([.K90]=[.J90];1;0)" office:value-type="float" office:value="1" calcext:value-type="float">
            <text:p>1</text:p>
          </table:table-cell>
          <table:table-cell table:formula="of:=IF([.K90]=0; IF([.K91]=1;[.F90]*1000;0);0)" office:value-type="float" office:value="0" calcext:value-type="float">
            <text:p>0</text:p>
          </table:table-cell>
          <table:table-cell table:formula="of:=IF([.K90]=1;IF([.K91]=0;[.F90]*1000;0);0)" office:value-type="float" office:value="0" calcext:value-type="float">
            <text:p>0</text:p>
          </table:table-cell>
          <table:table-cell table:formula="of:=IF([.N90]&gt;0;3500;0)+IF([.O90]&gt;0;3500;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1" calcext:value-type="float">
            <text:p>1</text:p>
          </table:table-cell>
          <table:table-cell office:value-type="float" office:value="0.515431" calcext:value-type="float">
            <text:p>0.515431</text:p>
          </table:table-cell>
          <table:table-cell table:formula="of:=IF([.K91]=[.J91];1;0)" office:value-type="float" office:value="1" calcext:value-type="float">
            <text:p>1</text:p>
          </table:table-cell>
          <table:table-cell table:formula="of:=IF([.K91]=0; IF([.K92]=1;[.F91]*1000;0);0)" office:value-type="float" office:value="0" calcext:value-type="float">
            <text:p>0</text:p>
          </table:table-cell>
          <table:table-cell table:formula="of:=IF([.K91]=1;IF([.K92]=0;[.F91]*1000;0);0)" office:value-type="float" office:value="0" calcext:value-type="float">
            <text:p>0</text:p>
          </table:table-cell>
          <table:table-cell table:formula="of:=IF([.N91]&gt;0;3500;0)+IF([.O91]&gt;0;3500;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2]&gt;0.5;1;0)" office:value-type="float" office:value="1" calcext:value-type="float">
            <text:p>1</text:p>
          </table:table-cell>
          <table:table-cell office:value-type="float" office:value="0.514733" calcext:value-type="float">
            <text:p>0.514733</text:p>
          </table:table-cell>
          <table:table-cell table:formula="of:=IF([.K92]=[.J92];1;0)" office:value-type="float" office:value="0" calcext:value-type="float">
            <text:p>0</text:p>
          </table:table-cell>
          <table:table-cell table:formula="of:=IF([.K92]=0; IF([.K93]=1;[.F92]*1000;0);0)" office:value-type="float" office:value="0" calcext:value-type="float">
            <text:p>0</text:p>
          </table:table-cell>
          <table:table-cell table:formula="of:=IF([.K92]=1;IF([.K93]=0;[.F92]*1000;0);0)" office:value-type="float" office:value="0" calcext:value-type="float">
            <text:p>0</text:p>
          </table:table-cell>
          <table:table-cell table:formula="of:=IF([.N92]&gt;0;3500;0)+IF([.O92]&gt;0;3500;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7-08-17</text:p>
          </table:table-cell>
          <table:table-cell office:value-type="float" office:value="836" calcext:value-type="float">
            <text:p>836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1" calcext:value-type="float">
            <text:p>1</text:p>
          </table:table-cell>
          <table:table-cell office:value-type="float" office:value="0.511074" calcext:value-type="float">
            <text:p>0.511074</text:p>
          </table:table-cell>
          <table:table-cell table:formula="of:=IF([.K93]=[.J93];1;0)" office:value-type="float" office:value="0" calcext:value-type="float">
            <text:p>0</text:p>
          </table:table-cell>
          <table:table-cell table:formula="of:=IF([.K93]=0; IF([.K94]=1;[.F93]*1000;0);0)" office:value-type="float" office:value="0" calcext:value-type="float">
            <text:p>0</text:p>
          </table:table-cell>
          <table:table-cell table:formula="of:=IF([.K93]=1;IF([.K94]=0;[.F93]*1000;0);0)" office:value-type="float" office:value="0" calcext:value-type="float">
            <text:p>0</text:p>
          </table:table-cell>
          <table:table-cell table:formula="of:=IF([.N93]&gt;0;3500;0)+IF([.O93]&gt;0;3500;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1" calcext:value-type="float">
            <text:p>1</text:p>
          </table:table-cell>
          <table:table-cell office:value-type="float" office:value="0.504614" calcext:value-type="float">
            <text:p>0.504614</text:p>
          </table:table-cell>
          <table:table-cell table:formula="of:=IF([.K94]=[.J94];1;0)" office:value-type="float" office:value="0" calcext:value-type="float">
            <text:p>0</text:p>
          </table:table-cell>
          <table:table-cell table:formula="of:=IF([.K94]=0; IF([.K95]=1;[.F94]*1000;0);0)" office:value-type="float" office:value="0" calcext:value-type="float">
            <text:p>0</text:p>
          </table:table-cell>
          <table:table-cell table:formula="of:=IF([.K94]=1;IF([.K95]=0;[.F94]*1000;0);0)" office:value-type="float" office:value="818600" calcext:value-type="float">
            <text:p>818600</text:p>
          </table:table-cell>
          <table:table-cell table:formula="of:=IF([.N94]&gt;0;3500;0)+IF([.O94]&gt;0;3500;0)" office:value-type="float" office:value="3500" calcext:value-type="float">
            <text:p>3500</text:p>
          </table:table-cell>
          <table:table-cell table:formula="of:=-[.N94]+[.O94]-[.P94]" office:value-type="float" office:value="815100" calcext:value-type="float">
            <text:p>8151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0" calcext:value-type="float">
            <text:p>0</text:p>
          </table:table-cell>
          <table:table-cell office:value-type="float" office:value="0.499859" calcext:value-type="float">
            <text:p>0.499859</text:p>
          </table:table-cell>
          <table:table-cell table:formula="of:=IF([.K95]=[.J95];1;0)" office:value-type="float" office:value="1" calcext:value-type="float">
            <text:p>1</text:p>
          </table:table-cell>
          <table:table-cell table:formula="of:=IF([.K95]=0; IF([.K96]=1;[.F95]*1000;0);0)" office:value-type="float" office:value="0" calcext:value-type="float">
            <text:p>0</text:p>
          </table:table-cell>
          <table:table-cell table:formula="of:=IF([.K95]=1;IF([.K96]=0;[.F95]*1000;0);0)" office:value-type="float" office:value="0" calcext:value-type="float">
            <text:p>0</text:p>
          </table:table-cell>
          <table:table-cell table:formula="of:=IF([.N95]&gt;0;3500;0)+IF([.O95]&gt;0;3500;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6]&gt;0.5;1;0)" office:value-type="float" office:value="0" calcext:value-type="float">
            <text:p>0</text:p>
          </table:table-cell>
          <table:table-cell office:value-type="float" office:value="0.492179" calcext:value-type="float">
            <text:p>0.492179</text:p>
          </table:table-cell>
          <table:table-cell table:formula="of:=IF([.K96]=[.J96];1;0)" office:value-type="float" office:value="0" calcext:value-type="float">
            <text:p>0</text:p>
          </table:table-cell>
          <table:table-cell table:formula="of:=IF([.K96]=0; IF([.K97]=1;[.F96]*1000;0);0)" office:value-type="float" office:value="0" calcext:value-type="float">
            <text:p>0</text:p>
          </table:table-cell>
          <table:table-cell table:formula="of:=IF([.K96]=1;IF([.K97]=0;[.F96]*1000;0);0)" office:value-type="float" office:value="0" calcext:value-type="float">
            <text:p>0</text:p>
          </table:table-cell>
          <table:table-cell table:formula="of:=IF([.N96]&gt;0;3500;0)+IF([.O96]&gt;0;3500;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7-08-23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83692" calcext:value-type="float">
            <text:p>0.483692</text:p>
          </table:table-cell>
          <table:table-cell table:formula="of:=IF([.K97]=[.J97];1;0)" office:value-type="float" office:value="0" calcext:value-type="float">
            <text:p>0</text:p>
          </table:table-cell>
          <table:table-cell table:formula="of:=IF([.K97]=0; IF([.K98]=1;[.F97]*1000;0);0)" office:value-type="float" office:value="0" calcext:value-type="float">
            <text:p>0</text:p>
          </table:table-cell>
          <table:table-cell table:formula="of:=IF([.K97]=1;IF([.K98]=0;[.F97]*1000;0);0)" office:value-type="float" office:value="0" calcext:value-type="float">
            <text:p>0</text:p>
          </table:table-cell>
          <table:table-cell table:formula="of:=IF([.N97]&gt;0;3500;0)+IF([.O97]&gt;0;3500;0)" office:value-type="float" office:value="0" calcext:value-type="float">
            <text:p>0</text:p>
          </table:table-cell>
          <table:table-cell table:formula="of:=-[.N97]+[.O97]-[.P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74646" calcext:value-type="float">
            <text:p>0.474646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IF([.K98]=0; IF([.K99]=1;[.F98]*1000;0);0)" office:value-type="float" office:value="0" calcext:value-type="float">
            <text:p>0</text:p>
          </table:table-cell>
          <table:table-cell table:formula="of:=IF([.K98]=1;IF([.K99]=0;[.F98]*1000;0);0)" office:value-type="float" office:value="0" calcext:value-type="float">
            <text:p>0</text:p>
          </table:table-cell>
          <table:table-cell table:formula="of:=IF([.N98]&gt;0;3500;0)+IF([.O98]&gt;0;3500;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66898" calcext:value-type="float">
            <text:p>0.466898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IF([.K99]=0; IF([.K100]=1;[.F99]*1000;0);0)" office:value-type="float" office:value="0" calcext:value-type="float">
            <text:p>0</text:p>
          </table:table-cell>
          <table:table-cell table:formula="of:=IF([.K99]=1;IF([.K100]=0;[.F99]*1000;0);0)" office:value-type="float" office:value="0" calcext:value-type="float">
            <text:p>0</text:p>
          </table:table-cell>
          <table:table-cell table:formula="of:=IF([.N99]&gt;0;3500;0)+IF([.O99]&gt;0;3500;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467418" calcext:value-type="float">
            <text:p>0.467418</text:p>
          </table:table-cell>
          <table:table-cell table:formula="of:=IF([.K100]=[.J100];1;0)" office:value-type="float" office:value="0" calcext:value-type="float">
            <text:p>0</text:p>
          </table:table-cell>
          <table:table-cell table:formula="of:=IF([.K100]=0; IF([.K101]=1;[.F100]*1000;0);0)" office:value-type="float" office:value="0" calcext:value-type="float">
            <text:p>0</text:p>
          </table:table-cell>
          <table:table-cell table:formula="of:=IF([.K100]=1;IF([.K101]=0;[.F100]*1000;0);0)" office:value-type="float" office:value="0" calcext:value-type="float">
            <text:p>0</text:p>
          </table:table-cell>
          <table:table-cell table:formula="of:=IF([.N100]&gt;0;3500;0)+IF([.O100]&gt;0;3500;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472402" calcext:value-type="float">
            <text:p>0.472402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IF([.K101]=0; IF([.K102]=1;[.F101]*1000;0);0)" office:value-type="float" office:value="0" calcext:value-type="float">
            <text:p>0</text:p>
          </table:table-cell>
          <table:table-cell table:formula="of:=IF([.K101]=1;IF([.K102]=0;[.F101]*1000;0);0)" office:value-type="float" office:value="0" calcext:value-type="float">
            <text:p>0</text:p>
          </table:table-cell>
          <table:table-cell table:formula="of:=IF([.N101]&gt;0;3500;0)+IF([.O101]&gt;0;3500;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78325" calcext:value-type="float">
            <text:p>0.478325</text:p>
          </table:table-cell>
          <table:table-cell table:formula="of:=IF([.K102]=[.J102];1;0)" office:value-type="float" office:value="0" calcext:value-type="float">
            <text:p>0</text:p>
          </table:table-cell>
          <table:table-cell table:formula="of:=IF([.K102]=0; IF([.K103]=1;[.F102]*1000;0);0)" office:value-type="float" office:value="0" calcext:value-type="float">
            <text:p>0</text:p>
          </table:table-cell>
          <table:table-cell table:formula="of:=IF([.K102]=1;IF([.K103]=0;[.F102]*1000;0);0)" office:value-type="float" office:value="0" calcext:value-type="float">
            <text:p>0</text:p>
          </table:table-cell>
          <table:table-cell table:formula="of:=IF([.N102]&gt;0;3500;0)+IF([.O102]&gt;0;3500;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7-08-31</text:p>
          </table:table-cell>
          <table:table-cell office:value-type="float" office:value="808" calcext:value-type="float">
            <text:p>808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83536" calcext:value-type="float">
            <text:p>0.483536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IF([.K103]=0; IF([.K104]=1;[.F103]*1000;0);0)" office:value-type="float" office:value="0" calcext:value-type="float">
            <text:p>0</text:p>
          </table:table-cell>
          <table:table-cell table:formula="of:=IF([.K103]=1;IF([.K104]=0;[.F103]*1000;0);0)" office:value-type="float" office:value="0" calcext:value-type="float">
            <text:p>0</text:p>
          </table:table-cell>
          <table:table-cell table:formula="of:=IF([.N103]&gt;0;3500;0)+IF([.O103]&gt;0;3500;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88813" calcext:value-type="float">
            <text:p>0.488813</text:p>
          </table:table-cell>
          <table:table-cell table:formula="of:=IF([.K104]=[.J104];1;0)" office:value-type="float" office:value="1" calcext:value-type="float">
            <text:p>1</text:p>
          </table:table-cell>
          <table:table-cell table:formula="of:=IF([.K104]=0; IF([.K105]=1;[.F104]*1000;0);0)" office:value-type="float" office:value="0" calcext:value-type="float">
            <text:p>0</text:p>
          </table:table-cell>
          <table:table-cell table:formula="of:=IF([.K104]=1;IF([.K105]=0;[.F104]*1000;0);0)" office:value-type="float" office:value="0" calcext:value-type="float">
            <text:p>0</text:p>
          </table:table-cell>
          <table:table-cell table:formula="of:=IF([.N104]&gt;0;3500;0)+IF([.O104]&gt;0;3500;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7-09-04</text:p>
          </table:table-cell>
          <table:table-cell office:value-type="float" office:value="807" calcext:value-type="float">
            <text:p>807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98498" calcext:value-type="float">
            <text:p>0.498498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IF([.K105]=0; IF([.K106]=1;[.F105]*1000;0);0)" office:value-type="float" office:value="802900" calcext:value-type="float">
            <text:p>802900</text:p>
          </table:table-cell>
          <table:table-cell table:formula="of:=IF([.K105]=1;IF([.K106]=0;[.F105]*1000;0);0)" office:value-type="float" office:value="0" calcext:value-type="float">
            <text:p>0</text:p>
          </table:table-cell>
          <table:table-cell table:formula="of:=IF([.N105]&gt;0;3500;0)+IF([.O105]&gt;0;3500;0)" office:value-type="float" office:value="3500" calcext:value-type="float">
            <text:p>3500</text:p>
          </table:table-cell>
          <table:table-cell table:formula="of:=-[.N105]+[.O105]-[.P105]" office:value-type="float" office:value="-806400" calcext:value-type="float">
            <text:p>-8064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7-09-05</text:p>
          </table:table-cell>
          <table:table-cell office:value-type="float" office:value="803" calcext:value-type="float">
            <text:p>803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07085" calcext:value-type="float">
            <text:p>0.507085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IF([.K106]=0; IF([.K107]=1;[.F106]*1000;0);0)" office:value-type="float" office:value="0" calcext:value-type="float">
            <text:p>0</text:p>
          </table:table-cell>
          <table:table-cell table:formula="of:=IF([.K106]=1;IF([.K107]=0;[.F106]*1000;0);0)" office:value-type="float" office:value="0" calcext:value-type="float">
            <text:p>0</text:p>
          </table:table-cell>
          <table:table-cell table:formula="of:=IF([.N106]&gt;0;3500;0)+IF([.O106]&gt;0;3500;0)" office:value-type="float" office:value="0" calcext:value-type="float">
            <text:p>0</text:p>
          </table:table-cell>
          <table:table-cell table:formula="of:=-[.N106]+[.O106]-[.P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1" calcext:value-type="float">
            <text:p>1</text:p>
          </table:table-cell>
          <table:table-cell office:value-type="float" office:value="0.51236" calcext:value-type="float">
            <text:p>0.51236</text:p>
          </table:table-cell>
          <table:table-cell table:formula="of:=IF([.K107]=[.J107];1;0)" office:value-type="float" office:value="0" calcext:value-type="float">
            <text:p>0</text:p>
          </table:table-cell>
          <table:table-cell table:formula="of:=IF([.K107]=0; IF([.K108]=1;[.F107]*1000;0);0)" office:value-type="float" office:value="0" calcext:value-type="float">
            <text:p>0</text:p>
          </table:table-cell>
          <table:table-cell table:formula="of:=IF([.K107]=1;IF([.K108]=0;[.F107]*1000;0);0)" office:value-type="float" office:value="0" calcext:value-type="float">
            <text:p>0</text:p>
          </table:table-cell>
          <table:table-cell table:formula="of:=IF([.N107]&gt;0;3500;0)+IF([.O107]&gt;0;3500;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7-09-07</text:p>
          </table:table-cell>
          <table:table-cell office:value-type="float" office:value="785" calcext:value-type="float">
            <text:p>785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20988" calcext:value-type="float">
            <text:p>0.520988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IF([.K108]=0; IF([.K109]=1;[.F108]*1000;0);0)" office:value-type="float" office:value="0" calcext:value-type="float">
            <text:p>0</text:p>
          </table:table-cell>
          <table:table-cell table:formula="of:=IF([.K108]=1;IF([.K109]=0;[.F108]*1000;0);0)" office:value-type="float" office:value="0" calcext:value-type="float">
            <text:p>0</text:p>
          </table:table-cell>
          <table:table-cell table:formula="of:=IF([.N108]&gt;0;3500;0)+IF([.O108]&gt;0;3500;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517394" calcext:value-type="float">
            <text:p>0.517394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IF([.K109]=0; IF([.K110]=1;[.F109]*1000;0);0)" office:value-type="float" office:value="0" calcext:value-type="float">
            <text:p>0</text:p>
          </table:table-cell>
          <table:table-cell table:formula="of:=IF([.K109]=1;IF([.K110]=0;[.F109]*1000;0);0)" office:value-type="float" office:value="0" calcext:value-type="float">
            <text:p>0</text:p>
          </table:table-cell>
          <table:table-cell table:formula="of:=IF([.N109]&gt;0;3500;0)+IF([.O109]&gt;0;3500;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7-09-11</text:p>
          </table:table-cell>
          <table:table-cell office:value-type="float" office:value="802" calcext:value-type="float">
            <text:p>802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15697" calcext:value-type="float">
            <text:p>0.515697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IF([.K110]=0; IF([.K111]=1;[.F110]*1000;0);0)" office:value-type="float" office:value="0" calcext:value-type="float">
            <text:p>0</text:p>
          </table:table-cell>
          <table:table-cell table:formula="of:=IF([.K110]=1;IF([.K111]=0;[.F110]*1000;0);0)" office:value-type="float" office:value="0" calcext:value-type="float">
            <text:p>0</text:p>
          </table:table-cell>
          <table:table-cell table:formula="of:=IF([.N110]&gt;0;3500;0)+IF([.O110]&gt;0;3500;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7-09-12</text:p>
          </table:table-cell>
          <table:table-cell office:value-type="float" office:value="815" calcext:value-type="float">
            <text:p>815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05521" calcext:value-type="float">
            <text:p>0.505521</text:p>
          </table:table-cell>
          <table:table-cell table:formula="of:=IF([.K111]=[.J111];1;0)" office:value-type="float" office:value="0" calcext:value-type="float">
            <text:p>0</text:p>
          </table:table-cell>
          <table:table-cell table:formula="of:=IF([.K111]=0; IF([.K112]=1;[.F111]*1000;0);0)" office:value-type="float" office:value="0" calcext:value-type="float">
            <text:p>0</text:p>
          </table:table-cell>
          <table:table-cell table:formula="of:=IF([.K111]=1;IF([.K112]=0;[.F111]*1000;0);0)" office:value-type="float" office:value="0" calcext:value-type="float">
            <text:p>0</text:p>
          </table:table-cell>
          <table:table-cell table:formula="of:=IF([.N111]&gt;0;3500;0)+IF([.O111]&gt;0;3500;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7-09-13</text:p>
          </table:table-cell>
          <table:table-cell office:value-type="float" office:value="812" calcext:value-type="float">
            <text:p>812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2]&gt;0.5;1;0)" office:value-type="float" office:value="1" calcext:value-type="float">
            <text:p>1</text:p>
          </table:table-cell>
          <table:table-cell office:value-type="float" office:value="0.500002" calcext:value-type="float">
            <text:p>0.500002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IF([.K112]=0; IF([.K113]=1;[.F112]*1000;0);0)" office:value-type="float" office:value="0" calcext:value-type="float">
            <text:p>0</text:p>
          </table:table-cell>
          <table:table-cell table:formula="of:=IF([.K112]=1;IF([.K113]=0;[.F112]*1000;0);0)" office:value-type="float" office:value="820000" calcext:value-type="float">
            <text:p>820000</text:p>
          </table:table-cell>
          <table:table-cell table:formula="of:=IF([.N112]&gt;0;3500;0)+IF([.O112]&gt;0;3500;0)" office:value-type="float" office:value="3500" calcext:value-type="float">
            <text:p>3500</text:p>
          </table:table-cell>
          <table:table-cell table:formula="of:=-[.N112]+[.O112]-[.P112]" office:value-type="float" office:value="816500" calcext:value-type="float">
            <text:p>8165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91899" calcext:value-type="float">
            <text:p>0.491899</text:p>
          </table:table-cell>
          <table:table-cell table:formula="of:=IF([.K113]=[.J113];1;0)" office:value-type="float" office:value="1" calcext:value-type="float">
            <text:p>1</text:p>
          </table:table-cell>
          <table:table-cell table:formula="of:=IF([.K113]=0; IF([.K114]=1;[.F113]*1000;0);0)" office:value-type="float" office:value="0" calcext:value-type="float">
            <text:p>0</text:p>
          </table:table-cell>
          <table:table-cell table:formula="of:=IF([.K113]=1;IF([.K114]=0;[.F113]*1000;0);0)" office:value-type="float" office:value="0" calcext:value-type="float">
            <text:p>0</text:p>
          </table:table-cell>
          <table:table-cell table:formula="of:=IF([.N113]&gt;0;3500;0)+IF([.O113]&gt;0;3500;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92421" calcext:value-type="float">
            <text:p>0.492421</text:p>
          </table:table-cell>
          <table:table-cell table:formula="of:=IF([.K114]=[.J114];1;0)" office:value-type="float" office:value="0" calcext:value-type="float">
            <text:p>0</text:p>
          </table:table-cell>
          <table:table-cell table:formula="of:=IF([.K114]=0; IF([.K115]=1;[.F114]*1000;0);0)" office:value-type="float" office:value="0" calcext:value-type="float">
            <text:p>0</text:p>
          </table:table-cell>
          <table:table-cell table:formula="of:=IF([.K114]=1;IF([.K115]=0;[.F114]*1000;0);0)" office:value-type="float" office:value="0" calcext:value-type="float">
            <text:p>0</text:p>
          </table:table-cell>
          <table:table-cell table:formula="of:=IF([.N114]&gt;0;3500;0)+IF([.O114]&gt;0;3500;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7-09-19</text:p>
          </table:table-cell>
          <table:table-cell office:value-type="float" office:value="830" calcext:value-type="float">
            <text:p>83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85507" calcext:value-type="float">
            <text:p>0.485507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IF([.K115]=0; IF([.K116]=1;[.F115]*1000;0);0)" office:value-type="float" office:value="0" calcext:value-type="float">
            <text:p>0</text:p>
          </table:table-cell>
          <table:table-cell table:formula="of:=IF([.K115]=1;IF([.K116]=0;[.F115]*1000;0);0)" office:value-type="float" office:value="0" calcext:value-type="float">
            <text:p>0</text:p>
          </table:table-cell>
          <table:table-cell table:formula="of:=IF([.N115]&gt;0;3500;0)+IF([.O115]&gt;0;3500;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7-09-20</text:p>
          </table:table-cell>
          <table:table-cell office:value-type="float" office:value="849" calcext:value-type="float">
            <text:p>849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80572" calcext:value-type="float">
            <text:p>0.480572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IF([.K116]=0; IF([.K117]=1;[.F116]*1000;0);0)" office:value-type="float" office:value="0" calcext:value-type="float">
            <text:p>0</text:p>
          </table:table-cell>
          <table:table-cell table:formula="of:=IF([.K116]=1;IF([.K117]=0;[.F116]*1000;0);0)" office:value-type="float" office:value="0" calcext:value-type="float">
            <text:p>0</text:p>
          </table:table-cell>
          <table:table-cell table:formula="of:=IF([.N116]&gt;0;3500;0)+IF([.O116]&gt;0;3500;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7-09-21</text:p>
          </table:table-cell>
          <table:table-cell office:value-type="float" office:value="849" calcext:value-type="float">
            <text:p>849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76423" calcext:value-type="float">
            <text:p>0.476423</text:p>
          </table:table-cell>
          <table:table-cell table:formula="of:=IF([.K117]=[.J117];1;0)" office:value-type="float" office:value="1" calcext:value-type="float">
            <text:p>1</text:p>
          </table:table-cell>
          <table:table-cell table:formula="of:=IF([.K117]=0; IF([.K118]=1;[.F117]*1000;0);0)" office:value-type="float" office:value="0" calcext:value-type="float">
            <text:p>0</text:p>
          </table:table-cell>
          <table:table-cell table:formula="of:=IF([.K117]=1;IF([.K118]=0;[.F117]*1000;0);0)" office:value-type="float" office:value="0" calcext:value-type="float">
            <text:p>0</text:p>
          </table:table-cell>
          <table:table-cell table:formula="of:=IF([.N117]&gt;0;3500;0)+IF([.O117]&gt;0;3500;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7-09-22</text:p>
          </table:table-cell>
          <table:table-cell office:value-type="float" office:value="845" calcext:value-type="float">
            <text:p>845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76791" calcext:value-type="float">
            <text:p>0.476791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IF([.K118]=0; IF([.K119]=1;[.F118]*1000;0);0)" office:value-type="float" office:value="0" calcext:value-type="float">
            <text:p>0</text:p>
          </table:table-cell>
          <table:table-cell table:formula="of:=IF([.K118]=1;IF([.K119]=0;[.F118]*1000;0);0)" office:value-type="float" office:value="0" calcext:value-type="float">
            <text:p>0</text:p>
          </table:table-cell>
          <table:table-cell table:formula="of:=IF([.N118]&gt;0;3500;0)+IF([.O118]&gt;0;3500;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7671" calcext:value-type="float">
            <text:p>0.47671</text:p>
          </table:table-cell>
          <table:table-cell table:formula="of:=IF([.K119]=[.J119];1;0)" office:value-type="float" office:value="0" calcext:value-type="float">
            <text:p>0</text:p>
          </table:table-cell>
          <table:table-cell table:formula="of:=IF([.K119]=0; IF([.K120]=1;[.F119]*1000;0);0)" office:value-type="float" office:value="0" calcext:value-type="float">
            <text:p>0</text:p>
          </table:table-cell>
          <table:table-cell table:formula="of:=IF([.K119]=1;IF([.K120]=0;[.F119]*1000;0);0)" office:value-type="float" office:value="0" calcext:value-type="float">
            <text:p>0</text:p>
          </table:table-cell>
          <table:table-cell table:formula="of:=IF([.N119]&gt;0;3500;0)+IF([.O119]&gt;0;3500;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84908" calcext:value-type="float">
            <text:p>0.484908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IF([.K120]=0; IF([.K121]=1;[.F120]*1000;0);0)" office:value-type="float" office:value="0" calcext:value-type="float">
            <text:p>0</text:p>
          </table:table-cell>
          <table:table-cell table:formula="of:=IF([.K120]=1;IF([.K121]=0;[.F120]*1000;0);0)" office:value-type="float" office:value="0" calcext:value-type="float">
            <text:p>0</text:p>
          </table:table-cell>
          <table:table-cell table:formula="of:=IF([.N120]&gt;0;3500;0)+IF([.O120]&gt;0;3500;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7-09-27</text:p>
          </table:table-cell>
          <table:table-cell office:value-type="float" office:value="832" calcext:value-type="float">
            <text:p>832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0" calcext:value-type="float">
            <text:p>0</text:p>
          </table:table-cell>
          <table:table-cell office:value-type="float" office:value="0.496169" calcext:value-type="float">
            <text:p>0.496169</text:p>
          </table:table-cell>
          <table:table-cell table:formula="of:=IF([.K121]=[.J121];1;0)" office:value-type="float" office:value="1" calcext:value-type="float">
            <text:p>1</text:p>
          </table:table-cell>
          <table:table-cell table:formula="of:=IF([.K121]=0; IF([.K122]=1;[.F121]*1000;0);0)" office:value-type="float" office:value="837800" calcext:value-type="float">
            <text:p>837800</text:p>
          </table:table-cell>
          <table:table-cell table:formula="of:=IF([.K121]=1;IF([.K122]=0;[.F121]*1000;0);0)" office:value-type="float" office:value="0" calcext:value-type="float">
            <text:p>0</text:p>
          </table:table-cell>
          <table:table-cell table:formula="of:=IF([.N121]&gt;0;3500;0)+IF([.O121]&gt;0;3500;0)" office:value-type="float" office:value="3500" calcext:value-type="float">
            <text:p>3500</text:p>
          </table:table-cell>
          <table:table-cell table:formula="of:=-[.N121]+[.O121]-[.P121]" office:value-type="float" office:value="-841300" calcext:value-type="float">
            <text:p>-8413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7-09-28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03759" calcext:value-type="float">
            <text:p>0.503759</text:p>
          </table:table-cell>
          <table:table-cell table:formula="of:=IF([.K122]=[.J122];1;0)" office:value-type="float" office:value="0" calcext:value-type="float">
            <text:p>0</text:p>
          </table:table-cell>
          <table:table-cell table:formula="of:=IF([.K122]=0; IF([.K123]=1;[.F122]*1000;0);0)" office:value-type="float" office:value="0" calcext:value-type="float">
            <text:p>0</text:p>
          </table:table-cell>
          <table:table-cell table:formula="of:=IF([.K122]=1;IF([.K123]=0;[.F122]*1000;0);0)" office:value-type="float" office:value="0" calcext:value-type="float">
            <text:p>0</text:p>
          </table:table-cell>
          <table:table-cell table:formula="of:=IF([.N122]&gt;0;3500;0)+IF([.O122]&gt;0;3500;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03756" calcext:value-type="float">
            <text:p>0.503756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IF([.K123]=0; IF([.K124]=1;[.F123]*1000;0);0)" office:value-type="float" office:value="0" calcext:value-type="float">
            <text:p>0</text:p>
          </table:table-cell>
          <table:table-cell table:formula="of:=IF([.K123]=1;IF([.K124]=0;[.F123]*1000;0);0)" office:value-type="float" office:value="0" calcext:value-type="float">
            <text:p>0</text:p>
          </table:table-cell>
          <table:table-cell table:formula="of:=IF([.N123]&gt;0;3500;0)+IF([.O123]&gt;0;3500;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08455" calcext:value-type="float">
            <text:p>0.508455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IF([.K124]=0; IF([.K125]=1;[.F124]*1000;0);0)" office:value-type="float" office:value="0" calcext:value-type="float">
            <text:p>0</text:p>
          </table:table-cell>
          <table:table-cell table:formula="of:=IF([.K124]=1;IF([.K125]=0;[.F124]*1000;0);0)" office:value-type="float" office:value="0" calcext:value-type="float">
            <text:p>0</text:p>
          </table:table-cell>
          <table:table-cell table:formula="of:=IF([.N124]&gt;0;3500;0)+IF([.O124]&gt;0;3500;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04515" calcext:value-type="float">
            <text:p>0.504515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IF([.K125]=0; IF([.K126]=1;[.F125]*1000;0);0)" office:value-type="float" office:value="0" calcext:value-type="float">
            <text:p>0</text:p>
          </table:table-cell>
          <table:table-cell table:formula="of:=IF([.K125]=1;IF([.K126]=0;[.F125]*1000;0);0)" office:value-type="float" office:value="0" calcext:value-type="float">
            <text:p>0</text:p>
          </table:table-cell>
          <table:table-cell table:formula="of:=IF([.N125]&gt;0;3500;0)+IF([.O125]&gt;0;3500;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7-10-04</text:p>
          </table:table-cell>
          <table:table-cell office:value-type="float" office:value="845" calcext:value-type="float">
            <text:p>845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01272" calcext:value-type="float">
            <text:p>0.501272</text:p>
          </table:table-cell>
          <table:table-cell table:formula="of:=IF([.K126]=[.J126];1;0)" office:value-type="float" office:value="0" calcext:value-type="float">
            <text:p>0</text:p>
          </table:table-cell>
          <table:table-cell table:formula="of:=IF([.K126]=0; IF([.K127]=1;[.F126]*1000;0);0)" office:value-type="float" office:value="0" calcext:value-type="float">
            <text:p>0</text:p>
          </table:table-cell>
          <table:table-cell table:formula="of:=IF([.K126]=1;IF([.K127]=0;[.F126]*1000;0);0)" office:value-type="float" office:value="0" calcext:value-type="float">
            <text:p>0</text:p>
          </table:table-cell>
          <table:table-cell table:formula="of:=IF([.N126]&gt;0;3500;0)+IF([.O126]&gt;0;3500;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7-10-05</text:p>
          </table:table-cell>
          <table:table-cell office:value-type="float" office:value="833" calcext:value-type="float">
            <text:p>833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03357" calcext:value-type="float">
            <text:p>0.503357</text:p>
          </table:table-cell>
          <table:table-cell table:formula="of:=IF([.K127]=[.J127];1;0)" office:value-type="float" office:value="1" calcext:value-type="float">
            <text:p>1</text:p>
          </table:table-cell>
          <table:table-cell table:formula="of:=IF([.K127]=0; IF([.K128]=1;[.F127]*1000;0);0)" office:value-type="float" office:value="0" calcext:value-type="float">
            <text:p>0</text:p>
          </table:table-cell>
          <table:table-cell table:formula="of:=IF([.K127]=1;IF([.K128]=0;[.F127]*1000;0);0)" office:value-type="float" office:value="0" calcext:value-type="float">
            <text:p>0</text:p>
          </table:table-cell>
          <table:table-cell table:formula="of:=IF([.N127]&gt;0;3500;0)+IF([.O127]&gt;0;3500;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01892" calcext:value-type="float">
            <text:p>0.501892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IF([.K128]=0; IF([.K129]=1;[.F128]*1000;0);0)" office:value-type="float" office:value="0" calcext:value-type="float">
            <text:p>0</text:p>
          </table:table-cell>
          <table:table-cell table:formula="of:=IF([.K128]=1;IF([.K129]=0;[.F128]*1000;0);0)" office:value-type="float" office:value="848800" calcext:value-type="float">
            <text:p>848800</text:p>
          </table:table-cell>
          <table:table-cell table:formula="of:=IF([.N128]&gt;0;3500;0)+IF([.O128]&gt;0;3500;0)" office:value-type="float" office:value="3500" calcext:value-type="float">
            <text:p>3500</text:p>
          </table:table-cell>
          <table:table-cell table:formula="of:=-[.N128]+[.O128]-[.P128]" office:value-type="float" office:value="845300" calcext:value-type="float">
            <text:p>8453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0" calcext:value-type="float">
            <text:p>0</text:p>
          </table:table-cell>
          <table:table-cell office:value-type="float" office:value="0.497544" calcext:value-type="float">
            <text:p>0.497544</text:p>
          </table:table-cell>
          <table:table-cell table:formula="of:=IF([.K129]=[.J129];1;0)" office:value-type="float" office:value="0" calcext:value-type="float">
            <text:p>0</text:p>
          </table:table-cell>
          <table:table-cell table:formula="of:=IF([.K129]=0; IF([.K130]=1;[.F129]*1000;0);0)" office:value-type="float" office:value="0" calcext:value-type="float">
            <text:p>0</text:p>
          </table:table-cell>
          <table:table-cell table:formula="of:=IF([.K129]=1;IF([.K130]=0;[.F129]*1000;0);0)" office:value-type="float" office:value="0" calcext:value-type="float">
            <text:p>0</text:p>
          </table:table-cell>
          <table:table-cell table:formula="of:=IF([.N129]&gt;0;3500;0)+IF([.O129]&gt;0;3500;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7-10-11</text:p>
          </table:table-cell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0" calcext:value-type="float">
            <text:p>0</text:p>
          </table:table-cell>
          <table:table-cell office:value-type="float" office:value="0.493318" calcext:value-type="float">
            <text:p>0.493318</text:p>
          </table:table-cell>
          <table:table-cell table:formula="of:=IF([.K130]=[.J130];1;0)" office:value-type="float" office:value="0" calcext:value-type="float">
            <text:p>0</text:p>
          </table:table-cell>
          <table:table-cell table:formula="of:=IF([.K130]=0; IF([.K131]=1;[.F130]*1000;0);0)" office:value-type="float" office:value="0" calcext:value-type="float">
            <text:p>0</text:p>
          </table:table-cell>
          <table:table-cell table:formula="of:=IF([.K130]=1;IF([.K131]=0;[.F130]*1000;0);0)" office:value-type="float" office:value="0" calcext:value-type="float">
            <text:p>0</text:p>
          </table:table-cell>
          <table:table-cell table:formula="of:=IF([.N130]&gt;0;3500;0)+IF([.O130]&gt;0;3500;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0" calcext:value-type="float">
            <text:p>0</text:p>
          </table:table-cell>
          <table:table-cell office:value-type="float" office:value="0.486354" calcext:value-type="float">
            <text:p>0.486354</text:p>
          </table:table-cell>
          <table:table-cell table:formula="of:=IF([.K131]=[.J131];1;0)" office:value-type="float" office:value="0" calcext:value-type="float">
            <text:p>0</text:p>
          </table:table-cell>
          <table:table-cell table:formula="of:=IF([.K131]=0; IF([.K132]=1;[.F131]*1000;0);0)" office:value-type="float" office:value="0" calcext:value-type="float">
            <text:p>0</text:p>
          </table:table-cell>
          <table:table-cell table:formula="of:=IF([.K131]=1;IF([.K132]=0;[.F131]*1000;0);0)" office:value-type="float" office:value="0" calcext:value-type="float">
            <text:p>0</text:p>
          </table:table-cell>
          <table:table-cell table:formula="of:=IF([.N131]&gt;0;3500;0)+IF([.O131]&gt;0;3500;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7-10-13</text:p>
          </table:table-cell>
          <table:table-cell office:value-type="float" office:value="887" calcext:value-type="float">
            <text:p>887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80819" calcext:value-type="float">
            <text:p>0.480819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IF([.K132]=0; IF([.K133]=1;[.F132]*1000;0);0)" office:value-type="float" office:value="0" calcext:value-type="float">
            <text:p>0</text:p>
          </table:table-cell>
          <table:table-cell table:formula="of:=IF([.K132]=1;IF([.K133]=0;[.F132]*1000;0);0)" office:value-type="float" office:value="0" calcext:value-type="float">
            <text:p>0</text:p>
          </table:table-cell>
          <table:table-cell table:formula="of:=IF([.N132]&gt;0;3500;0)+IF([.O132]&gt;0;3500;0)" office:value-type="float" office:value="0" calcext:value-type="float">
            <text:p>0</text:p>
          </table:table-cell>
          <table:table-cell table:formula="of:=-[.N132]+[.O132]-[.P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9065" calcext:value-type="float">
            <text:p>0.479065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IF([.K133]=0; IF([.K134]=1;[.F133]*1000;0);0)" office:value-type="float" office:value="0" calcext:value-type="float">
            <text:p>0</text:p>
          </table:table-cell>
          <table:table-cell table:formula="of:=IF([.K133]=1;IF([.K134]=0;[.F133]*1000;0);0)" office:value-type="float" office:value="0" calcext:value-type="float">
            <text:p>0</text:p>
          </table:table-cell>
          <table:table-cell table:formula="of:=IF([.N133]&gt;0;3500;0)+IF([.O133]&gt;0;3500;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81847" calcext:value-type="float">
            <text:p>0.481847</text:p>
          </table:table-cell>
          <table:table-cell table:formula="of:=IF([.K134]=[.J134];1;0)" office:value-type="float" office:value="1" calcext:value-type="float">
            <text:p>1</text:p>
          </table:table-cell>
          <table:table-cell table:formula="of:=IF([.K134]=0; IF([.K135]=1;[.F134]*1000;0);0)" office:value-type="float" office:value="0" calcext:value-type="float">
            <text:p>0</text:p>
          </table:table-cell>
          <table:table-cell table:formula="of:=IF([.K134]=1;IF([.K135]=0;[.F134]*1000;0);0)" office:value-type="float" office:value="0" calcext:value-type="float">
            <text:p>0</text:p>
          </table:table-cell>
          <table:table-cell table:formula="of:=IF([.N134]&gt;0;3500;0)+IF([.O134]&gt;0;3500;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7-10-18</text:p>
          </table:table-cell>
          <table:table-cell office:value-type="float" office:value="900" calcext:value-type="float">
            <text:p>90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83452" calcext:value-type="float">
            <text:p>0.483452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IF([.K135]=0; IF([.K136]=1;[.F135]*1000;0);0)" office:value-type="float" office:value="0" calcext:value-type="float">
            <text:p>0</text:p>
          </table:table-cell>
          <table:table-cell table:formula="of:=IF([.K135]=1;IF([.K136]=0;[.F135]*1000;0);0)" office:value-type="float" office:value="0" calcext:value-type="float">
            <text:p>0</text:p>
          </table:table-cell>
          <table:table-cell table:formula="of:=IF([.N135]&gt;0;3500;0)+IF([.O135]&gt;0;3500;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7-10-19</text:p>
          </table:table-cell>
          <table:table-cell office:value-type="float" office:value="895" calcext:value-type="float">
            <text:p>895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86782" calcext:value-type="float">
            <text:p>0.486782</text:p>
          </table:table-cell>
          <table:table-cell table:formula="of:=IF([.K136]=[.J136];1;0)" office:value-type="float" office:value="0" calcext:value-type="float">
            <text:p>0</text:p>
          </table:table-cell>
          <table:table-cell table:formula="of:=IF([.K136]=0; IF([.K137]=1;[.F136]*1000;0);0)" office:value-type="float" office:value="0" calcext:value-type="float">
            <text:p>0</text:p>
          </table:table-cell>
          <table:table-cell table:formula="of:=IF([.K136]=1;IF([.K137]=0;[.F136]*1000;0);0)" office:value-type="float" office:value="0" calcext:value-type="float">
            <text:p>0</text:p>
          </table:table-cell>
          <table:table-cell table:formula="of:=IF([.N136]&gt;0;3500;0)+IF([.O136]&gt;0;3500;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89917" calcext:value-type="float">
            <text:p>0.489917</text:p>
          </table:table-cell>
          <table:table-cell table:formula="of:=IF([.K137]=[.J137];1;0)" office:value-type="float" office:value="0" calcext:value-type="float">
            <text:p>0</text:p>
          </table:table-cell>
          <table:table-cell table:formula="of:=IF([.K137]=0; IF([.K138]=1;[.F137]*1000;0);0)" office:value-type="float" office:value="0" calcext:value-type="float">
            <text:p>0</text:p>
          </table:table-cell>
          <table:table-cell table:formula="of:=IF([.K137]=1;IF([.K138]=0;[.F137]*1000;0);0)" office:value-type="float" office:value="0" calcext:value-type="float">
            <text:p>0</text:p>
          </table:table-cell>
          <table:table-cell table:formula="of:=IF([.N137]&gt;0;3500;0)+IF([.O137]&gt;0;3500;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0" calcext:value-type="float">
            <text:p>0</text:p>
          </table:table-cell>
          <table:table-cell office:value-type="float" office:value="0.494608" calcext:value-type="float">
            <text:p>0.494608</text:p>
          </table:table-cell>
          <table:table-cell table:formula="of:=IF([.K138]=[.J138];1;0)" office:value-type="float" office:value="0" calcext:value-type="float">
            <text:p>0</text:p>
          </table:table-cell>
          <table:table-cell table:formula="of:=IF([.K138]=0; IF([.K139]=1;[.F138]*1000;0);0)" office:value-type="float" office:value="0" calcext:value-type="float">
            <text:p>0</text:p>
          </table:table-cell>
          <table:table-cell table:formula="of:=IF([.K138]=1;IF([.K139]=0;[.F138]*1000;0);0)" office:value-type="float" office:value="0" calcext:value-type="float">
            <text:p>0</text:p>
          </table:table-cell>
          <table:table-cell table:formula="of:=IF([.N138]&gt;0;3500;0)+IF([.O138]&gt;0;3500;0)" office:value-type="float" office:value="0" calcext:value-type="float">
            <text:p>0</text:p>
          </table:table-cell>
          <table:table-cell table:formula="of:=-[.N138]+[.O138]-[.P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9]&gt;0.5;1;0)" office:value-type="float" office:value="0" calcext:value-type="float">
            <text:p>0</text:p>
          </table:table-cell>
          <table:table-cell office:value-type="float" office:value="0.498298" calcext:value-type="float">
            <text:p>0.498298</text:p>
          </table:table-cell>
          <table:table-cell table:formula="of:=IF([.K139]=[.J139];1;0)" office:value-type="float" office:value="0" calcext:value-type="float">
            <text:p>0</text:p>
          </table:table-cell>
          <table:table-cell table:formula="of:=IF([.K139]=0; IF([.K140]=1;[.F139]*1000;0);0)" office:value-type="float" office:value="0" calcext:value-type="float">
            <text:p>0</text:p>
          </table:table-cell>
          <table:table-cell table:formula="of:=IF([.K139]=1;IF([.K140]=0;[.F139]*1000;0);0)" office:value-type="float" office:value="0" calcext:value-type="float">
            <text:p>0</text:p>
          </table:table-cell>
          <table:table-cell table:formula="of:=IF([.N139]&gt;0;3500;0)+IF([.O139]&gt;0;3500;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7-10-25</text:p>
          </table:table-cell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0" calcext:value-type="float">
            <text:p>0</text:p>
          </table:table-cell>
          <table:table-cell office:value-type="float" office:value="0.499423" calcext:value-type="float">
            <text:p>0.499423</text:p>
          </table:table-cell>
          <table:table-cell table:formula="of:=IF([.K140]=[.J140];1;0)" office:value-type="float" office:value="0" calcext:value-type="float">
            <text:p>0</text:p>
          </table:table-cell>
          <table:table-cell table:formula="of:=IF([.K140]=0; IF([.K141]=1;[.F140]*1000;0);0)" office:value-type="float" office:value="0" calcext:value-type="float">
            <text:p>0</text:p>
          </table:table-cell>
          <table:table-cell table:formula="of:=IF([.K140]=1;IF([.K141]=0;[.F140]*1000;0);0)" office:value-type="float" office:value="0" calcext:value-type="float">
            <text:p>0</text:p>
          </table:table-cell>
          <table:table-cell table:formula="of:=IF([.N140]&gt;0;3500;0)+IF([.O140]&gt;0;3500;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0" calcext:value-type="float">
            <text:p>0</text:p>
          </table:table-cell>
          <table:table-cell office:value-type="float" office:value="0.499691" calcext:value-type="float">
            <text:p>0.499691</text:p>
          </table:table-cell>
          <table:table-cell table:formula="of:=IF([.K141]=[.J141];1;0)" office:value-type="float" office:value="1" calcext:value-type="float">
            <text:p>1</text:p>
          </table:table-cell>
          <table:table-cell table:formula="of:=IF([.K141]=0; IF([.K142]=1;[.F141]*1000;0);0)" office:value-type="float" office:value="0" calcext:value-type="float">
            <text:p>0</text:p>
          </table:table-cell>
          <table:table-cell table:formula="of:=IF([.K141]=1;IF([.K142]=0;[.F141]*1000;0);0)" office:value-type="float" office:value="0" calcext:value-type="float">
            <text:p>0</text:p>
          </table:table-cell>
          <table:table-cell table:formula="of:=IF([.N141]&gt;0;3500;0)+IF([.O141]&gt;0;3500;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7-10-27</text:p>
          </table:table-cell>
          <table:table-cell office:value-type="float" office:value="850" calcext:value-type="float">
            <text:p>85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0" calcext:value-type="float">
            <text:p>0</text:p>
          </table:table-cell>
          <table:table-cell office:value-type="float" office:value="0.498833" calcext:value-type="float">
            <text:p>0.498833</text:p>
          </table:table-cell>
          <table:table-cell table:formula="of:=IF([.K142]=[.J142];1;0)" office:value-type="float" office:value="1" calcext:value-type="float">
            <text:p>1</text:p>
          </table:table-cell>
          <table:table-cell table:formula="of:=IF([.K142]=0; IF([.K143]=1;[.F142]*1000;0);0)" office:value-type="float" office:value="847500" calcext:value-type="float">
            <text:p>847500</text:p>
          </table:table-cell>
          <table:table-cell table:formula="of:=IF([.K142]=1;IF([.K143]=0;[.F142]*1000;0);0)" office:value-type="float" office:value="0" calcext:value-type="float">
            <text:p>0</text:p>
          </table:table-cell>
          <table:table-cell table:formula="of:=IF([.N142]&gt;0;3500;0)+IF([.O142]&gt;0;3500;0)" office:value-type="float" office:value="3500" calcext:value-type="float">
            <text:p>3500</text:p>
          </table:table-cell>
          <table:table-cell table:formula="of:=-[.N142]+[.O142]-[.P142]" office:value-type="float" office:value="-851000" calcext:value-type="float">
            <text:p>-8510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3]&gt;0.5;1;0)" office:value-type="float" office:value="1" calcext:value-type="float">
            <text:p>1</text:p>
          </table:table-cell>
          <table:table-cell office:value-type="float" office:value="0.503748" calcext:value-type="float">
            <text:p>0.503748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IF([.K143]=0; IF([.K144]=1;[.F143]*1000;0);0)" office:value-type="float" office:value="0" calcext:value-type="float">
            <text:p>0</text:p>
          </table:table-cell>
          <table:table-cell table:formula="of:=IF([.K143]=1;IF([.K144]=0;[.F143]*1000;0);0)" office:value-type="float" office:value="0" calcext:value-type="float">
            <text:p>0</text:p>
          </table:table-cell>
          <table:table-cell table:formula="of:=IF([.N143]&gt;0;3500;0)+IF([.O143]&gt;0;3500;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7-10-31</text:p>
          </table:table-cell>
          <table:table-cell office:value-type="float" office:value="874" calcext:value-type="float">
            <text:p>874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1" calcext:value-type="float">
            <text:p>1</text:p>
          </table:table-cell>
          <table:table-cell office:value-type="float" office:value="0.500857" calcext:value-type="float">
            <text:p>0.500857</text:p>
          </table:table-cell>
          <table:table-cell table:formula="of:=IF([.K144]=[.J144];1;0)" office:value-type="float" office:value="1" calcext:value-type="float">
            <text:p>1</text:p>
          </table:table-cell>
          <table:table-cell table:formula="of:=IF([.K144]=0; IF([.K145]=1;[.F144]*1000;0);0)" office:value-type="float" office:value="0" calcext:value-type="float">
            <text:p>0</text:p>
          </table:table-cell>
          <table:table-cell table:formula="of:=IF([.K144]=1;IF([.K145]=0;[.F144]*1000;0);0)" office:value-type="float" office:value="878400" calcext:value-type="float">
            <text:p>878400</text:p>
          </table:table-cell>
          <table:table-cell table:formula="of:=IF([.N144]&gt;0;3500;0)+IF([.O144]&gt;0;3500;0)" office:value-type="float" office:value="3500" calcext:value-type="float">
            <text:p>3500</text:p>
          </table:table-cell>
          <table:table-cell table:formula="of:=-[.N144]+[.O144]-[.P144]" office:value-type="float" office:value="874900" calcext:value-type="float">
            <text:p>8749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7-11-01</text:p>
          </table:table-cell>
          <table:table-cell office:value-type="float" office:value="885" calcext:value-type="float">
            <text:p>885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0" calcext:value-type="float">
            <text:p>0</text:p>
          </table:table-cell>
          <table:table-cell office:value-type="float" office:value="0.499498" calcext:value-type="float">
            <text:p>0.499498</text:p>
          </table:table-cell>
          <table:table-cell table:formula="of:=IF([.K145]=[.J145];1;0)" office:value-type="float" office:value="0" calcext:value-type="float">
            <text:p>0</text:p>
          </table:table-cell>
          <table:table-cell table:formula="of:=IF([.K145]=0; IF([.K146]=1;[.F145]*1000;0);0)" office:value-type="float" office:value="0" calcext:value-type="float">
            <text:p>0</text:p>
          </table:table-cell>
          <table:table-cell table:formula="of:=IF([.K145]=1;IF([.K146]=0;[.F145]*1000;0);0)" office:value-type="float" office:value="0" calcext:value-type="float">
            <text:p>0</text:p>
          </table:table-cell>
          <table:table-cell table:formula="of:=IF([.N145]&gt;0;3500;0)+IF([.O145]&gt;0;3500;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7-11-02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97604" calcext:value-type="float">
            <text:p>0.497604</text:p>
          </table:table-cell>
          <table:table-cell table:formula="of:=IF([.K146]=[.J146];1;0)" office:value-type="float" office:value="1" calcext:value-type="float">
            <text:p>1</text:p>
          </table:table-cell>
          <table:table-cell table:formula="of:=IF([.K146]=0; IF([.K147]=1;[.F146]*1000;0);0)" office:value-type="float" office:value="0" calcext:value-type="float">
            <text:p>0</text:p>
          </table:table-cell>
          <table:table-cell table:formula="of:=IF([.K146]=1;IF([.K147]=0;[.F146]*1000;0);0)" office:value-type="float" office:value="0" calcext:value-type="float">
            <text:p>0</text:p>
          </table:table-cell>
          <table:table-cell table:formula="of:=IF([.N146]&gt;0;3500;0)+IF([.O146]&gt;0;3500;0)" office:value-type="float" office:value="0" calcext:value-type="float">
            <text:p>0</text:p>
          </table:table-cell>
          <table:table-cell table:formula="of:=-[.N146]+[.O146]-[.P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96231" calcext:value-type="float">
            <text:p>0.496231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IF([.K147]=0; IF([.K148]=1;[.F147]*1000;0);0)" office:value-type="float" office:value="0" calcext:value-type="float">
            <text:p>0</text:p>
          </table:table-cell>
          <table:table-cell table:formula="of:=IF([.K147]=1;IF([.K148]=0;[.F147]*1000;0);0)" office:value-type="float" office:value="0" calcext:value-type="float">
            <text:p>0</text:p>
          </table:table-cell>
          <table:table-cell table:formula="of:=IF([.N147]&gt;0;3500;0)+IF([.O147]&gt;0;3500;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99208" calcext:value-type="float">
            <text:p>0.499208</text:p>
          </table:table-cell>
          <table:table-cell table:formula="of:=IF([.K148]=[.J148];1;0)" office:value-type="float" office:value="0" calcext:value-type="float">
            <text:p>0</text:p>
          </table:table-cell>
          <table:table-cell table:formula="of:=IF([.K148]=0; IF([.K149]=1;[.F148]*1000;0);0)" office:value-type="float" office:value="0" calcext:value-type="float">
            <text:p>0</text:p>
          </table:table-cell>
          <table:table-cell table:formula="of:=IF([.K148]=1;IF([.K149]=0;[.F148]*1000;0);0)" office:value-type="float" office:value="0" calcext:value-type="float">
            <text:p>0</text:p>
          </table:table-cell>
          <table:table-cell table:formula="of:=IF([.N148]&gt;0;3500;0)+IF([.O148]&gt;0;3500;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99453" calcext:value-type="float">
            <text:p>0.499453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IF([.K149]=0; IF([.K150]=1;[.F149]*1000;0);0)" office:value-type="float" office:value="874300" calcext:value-type="float">
            <text:p>874300</text:p>
          </table:table-cell>
          <table:table-cell table:formula="of:=IF([.K149]=1;IF([.K150]=0;[.F149]*1000;0);0)" office:value-type="float" office:value="0" calcext:value-type="float">
            <text:p>0</text:p>
          </table:table-cell>
          <table:table-cell table:formula="of:=IF([.N149]&gt;0;3500;0)+IF([.O149]&gt;0;3500;0)" office:value-type="float" office:value="3500" calcext:value-type="float">
            <text:p>3500</text:p>
          </table:table-cell>
          <table:table-cell table:formula="of:=-[.N149]+[.O149]-[.P149]" office:value-type="float" office:value="-877800" calcext:value-type="float">
            <text:p>-8778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7-11-09</text:p>
          </table:table-cell>
          <table:table-cell office:value-type="float" office:value="880" calcext:value-type="float">
            <text:p>88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1" calcext:value-type="float">
            <text:p>1</text:p>
          </table:table-cell>
          <table:table-cell office:value-type="float" office:value="0.502788" calcext:value-type="float">
            <text:p>0.502788</text:p>
          </table:table-cell>
          <table:table-cell table:formula="of:=IF([.K150]=[.J150];1;0)" office:value-type="float" office:value="1" calcext:value-type="float">
            <text:p>1</text:p>
          </table:table-cell>
          <table:table-cell table:formula="of:=IF([.K150]=0; IF([.K151]=1;[.F150]*1000;0);0)" office:value-type="float" office:value="0" calcext:value-type="float">
            <text:p>0</text:p>
          </table:table-cell>
          <table:table-cell table:formula="of:=IF([.K150]=1;IF([.K151]=0;[.F150]*1000;0);0)" office:value-type="float" office:value="876600" calcext:value-type="float">
            <text:p>876600</text:p>
          </table:table-cell>
          <table:table-cell table:formula="of:=IF([.N150]&gt;0;3500;0)+IF([.O150]&gt;0;3500;0)" office:value-type="float" office:value="3500" calcext:value-type="float">
            <text:p>3500</text:p>
          </table:table-cell>
          <table:table-cell table:formula="of:=-[.N150]+[.O150]-[.P150]" office:value-type="float" office:value="873100" calcext:value-type="float">
            <text:p>873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99312" calcext:value-type="float">
            <text:p>0.499312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IF([.K151]=0; IF([.K152]=1;[.F151]*1000;0);0)" office:value-type="float" office:value="0" calcext:value-type="float">
            <text:p>0</text:p>
          </table:table-cell>
          <table:table-cell table:formula="of:=IF([.K151]=1;IF([.K152]=0;[.F151]*1000;0);0)" office:value-type="float" office:value="0" calcext:value-type="float">
            <text:p>0</text:p>
          </table:table-cell>
          <table:table-cell table:formula="of:=IF([.N151]&gt;0;3500;0)+IF([.O151]&gt;0;3500;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7-11-13</text:p>
          </table:table-cell>
          <table:table-cell table:number-columns-repeated="2"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98681" calcext:value-type="float">
            <text:p>0.498681</text:p>
          </table:table-cell>
          <table:table-cell table:formula="of:=IF([.K152]=[.J152];1;0)" office:value-type="float" office:value="1" calcext:value-type="float">
            <text:p>1</text:p>
          </table:table-cell>
          <table:table-cell table:formula="of:=IF([.K152]=0; IF([.K153]=1;[.F152]*1000;0);0)" office:value-type="float" office:value="852900" calcext:value-type="float">
            <text:p>852900</text:p>
          </table:table-cell>
          <table:table-cell table:formula="of:=IF([.K152]=1;IF([.K153]=0;[.F152]*1000;0);0)" office:value-type="float" office:value="0" calcext:value-type="float">
            <text:p>0</text:p>
          </table:table-cell>
          <table:table-cell table:formula="of:=IF([.N152]&gt;0;3500;0)+IF([.O152]&gt;0;3500;0)" office:value-type="float" office:value="3500" calcext:value-type="float">
            <text:p>3500</text:p>
          </table:table-cell>
          <table:table-cell table:formula="of:=-[.N152]+[.O152]-[.P152]" office:value-type="float" office:value="-856400" calcext:value-type="float">
            <text:p>-85640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1" calcext:value-type="float">
            <text:p>1</text:p>
          </table:table-cell>
          <table:table-cell office:value-type="float" office:value="0.500647" calcext:value-type="float">
            <text:p>0.500647</text:p>
          </table:table-cell>
          <table:table-cell table:formula="of:=IF([.K153]=[.J153];1;0)" office:value-type="float" office:value="0" calcext:value-type="float">
            <text:p>0</text:p>
          </table:table-cell>
          <table:table-cell table:formula="of:=IF([.K153]=0; IF([.K154]=1;[.F153]*1000;0);0)" office:value-type="float" office:value="0" calcext:value-type="float">
            <text:p>0</text:p>
          </table:table-cell>
          <table:table-cell table:formula="of:=IF([.K153]=1;IF([.K154]=0;[.F153]*1000;0);0)" office:value-type="float" office:value="0" calcext:value-type="float">
            <text:p>0</text:p>
          </table:table-cell>
          <table:table-cell table:formula="of:=IF([.N153]&gt;0;3500;0)+IF([.O153]&gt;0;3500;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1" calcext:value-type="float">
            <text:p>1</text:p>
          </table:table-cell>
          <table:table-cell office:value-type="float" office:value="0.504467" calcext:value-type="float">
            <text:p>0.504467</text:p>
          </table:table-cell>
          <table:table-cell table:formula="of:=IF([.K154]=[.J154];1;0)" office:value-type="float" office:value="0" calcext:value-type="float">
            <text:p>0</text:p>
          </table:table-cell>
          <table:table-cell table:formula="of:=IF([.K154]=0; IF([.K155]=1;[.F154]*1000;0);0)" office:value-type="float" office:value="0" calcext:value-type="float">
            <text:p>0</text:p>
          </table:table-cell>
          <table:table-cell table:formula="of:=IF([.K154]=1;IF([.K155]=0;[.F154]*1000;0);0)" office:value-type="float" office:value="0" calcext:value-type="float">
            <text:p>0</text:p>
          </table:table-cell>
          <table:table-cell table:formula="of:=IF([.N154]&gt;0;3500;0)+IF([.O154]&gt;0;3500;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7-11-16</text:p>
          </table:table-cell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5]&gt;0.5;1;0)" office:value-type="float" office:value="1" calcext:value-type="float">
            <text:p>1</text:p>
          </table:table-cell>
          <table:table-cell office:value-type="float" office:value="0.502754" calcext:value-type="float">
            <text:p>0.502754</text:p>
          </table:table-cell>
          <table:table-cell table:formula="of:=IF([.K155]=[.J155];1;0)" office:value-type="float" office:value="1" calcext:value-type="float">
            <text:p>1</text:p>
          </table:table-cell>
          <table:table-cell table:formula="of:=IF([.K155]=0; IF([.K156]=1;[.F155]*1000;0);0)" office:value-type="float" office:value="0" calcext:value-type="float">
            <text:p>0</text:p>
          </table:table-cell>
          <table:table-cell table:formula="of:=IF([.K155]=1;IF([.K156]=0;[.F155]*1000;0);0)" office:value-type="float" office:value="833700" calcext:value-type="float">
            <text:p>833700</text:p>
          </table:table-cell>
          <table:table-cell table:formula="of:=IF([.N155]&gt;0;3500;0)+IF([.O155]&gt;0;3500;0)" office:value-type="float" office:value="3500" calcext:value-type="float">
            <text:p>3500</text:p>
          </table:table-cell>
          <table:table-cell table:formula="of:=-[.N155]+[.O155]-[.P155]" office:value-type="float" office:value="830200" calcext:value-type="float">
            <text:p>83020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7-11-17</text:p>
          </table:table-cell>
          <table:table-cell table:number-columns-repeated="2"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6]&gt;0.5;1;0)" office:value-type="float" office:value="0" calcext:value-type="float">
            <text:p>0</text:p>
          </table:table-cell>
          <table:table-cell office:value-type="float" office:value="0.497712" calcext:value-type="float">
            <text:p>0.497712</text:p>
          </table:table-cell>
          <table:table-cell table:formula="of:=IF([.K156]=[.J156];1;0)" office:value-type="float" office:value="1" calcext:value-type="float">
            <text:p>1</text:p>
          </table:table-cell>
          <table:table-cell table:formula="of:=IF([.K156]=0; IF([.K157]=1;[.F156]*1000;0);0)" office:value-type="float" office:value="0" calcext:value-type="float">
            <text:p>0</text:p>
          </table:table-cell>
          <table:table-cell table:formula="of:=IF([.K156]=1;IF([.K157]=0;[.F156]*1000;0);0)" office:value-type="float" office:value="0" calcext:value-type="float">
            <text:p>0</text:p>
          </table:table-cell>
          <table:table-cell table:formula="of:=IF([.N156]&gt;0;3500;0)+IF([.O156]&gt;0;3500;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7-11-20</text:p>
          </table:table-cell>
          <table:table-cell office:value-type="float" office:value="824" calcext:value-type="float">
            <text:p>824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93798" calcext:value-type="float">
            <text:p>0.493798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IF([.K157]=0; IF([.K158]=1;[.F157]*1000;0);0)" office:value-type="float" office:value="0" calcext:value-type="float">
            <text:p>0</text:p>
          </table:table-cell>
          <table:table-cell table:formula="of:=IF([.K157]=1;IF([.K158]=0;[.F157]*1000;0);0)" office:value-type="float" office:value="0" calcext:value-type="float">
            <text:p>0</text:p>
          </table:table-cell>
          <table:table-cell table:formula="of:=IF([.N157]&gt;0;3500;0)+IF([.O157]&gt;0;3500;0)" office:value-type="float" office:value="0" calcext:value-type="float">
            <text:p>0</text:p>
          </table:table-cell>
          <table:table-cell table:formula="of:=-[.N157]+[.O157]-[.P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7-11-21</text:p>
          </table:table-cell>
          <table:table-cell office:value-type="float" office:value="821" calcext:value-type="float">
            <text:p>821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9517" calcext:value-type="float">
            <text:p>0.49517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IF([.K158]=0; IF([.K159]=1;[.F158]*1000;0);0)" office:value-type="float" office:value="0" calcext:value-type="float">
            <text:p>0</text:p>
          </table:table-cell>
          <table:table-cell table:formula="of:=IF([.K158]=1;IF([.K159]=0;[.F158]*1000;0);0)" office:value-type="float" office:value="0" calcext:value-type="float">
            <text:p>0</text:p>
          </table:table-cell>
          <table:table-cell table:formula="of:=IF([.N158]&gt;0;3500;0)+IF([.O158]&gt;0;3500;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9]&gt;0.5;1;0)" office:value-type="float" office:value="0" calcext:value-type="float">
            <text:p>0</text:p>
          </table:table-cell>
          <table:table-cell office:value-type="float" office:value="0.491908" calcext:value-type="float">
            <text:p>0.49190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IF([.K159]=0; IF([.K160]=1;[.F159]*1000;0);0)" office:value-type="float" office:value="0" calcext:value-type="float">
            <text:p>0</text:p>
          </table:table-cell>
          <table:table-cell table:formula="of:=IF([.K159]=1;IF([.K160]=0;[.F159]*1000;0);0)" office:value-type="float" office:value="0" calcext:value-type="float">
            <text:p>0</text:p>
          </table:table-cell>
          <table:table-cell table:formula="of:=IF([.N159]&gt;0;3500;0)+IF([.O159]&gt;0;3500;0)" office:value-type="float" office:value="0" calcext:value-type="float">
            <text:p>0</text:p>
          </table:table-cell>
          <table:table-cell table:formula="of:=-[.N159]+[.O159]-[.P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1277" calcext:value-type="float">
            <text:p>0.491277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IF([.K160]=0; IF([.K161]=1;[.F160]*1000;0);0)" office:value-type="float" office:value="0" calcext:value-type="float">
            <text:p>0</text:p>
          </table:table-cell>
          <table:table-cell table:formula="of:=IF([.K160]=1;IF([.K161]=0;[.F160]*1000;0);0)" office:value-type="float" office:value="0" calcext:value-type="float">
            <text:p>0</text:p>
          </table:table-cell>
          <table:table-cell table:formula="of:=IF([.N160]&gt;0;3500;0)+IF([.O160]&gt;0;3500;0)" office:value-type="float" office:value="0" calcext:value-type="float">
            <text:p>0</text:p>
          </table:table-cell>
          <table:table-cell table:formula="of:=-[.N160]+[.O160]-[.P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7-11-27</text:p>
          </table:table-cell>
          <table:table-cell office:value-type="float" office:value="845" calcext:value-type="float">
            <text:p>845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8912" calcext:value-type="float">
            <text:p>0.48912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IF([.K161]=0; IF([.K162]=1;[.F161]*1000;0);0)" office:value-type="float" office:value="0" calcext:value-type="float">
            <text:p>0</text:p>
          </table:table-cell>
          <table:table-cell table:formula="of:=IF([.K161]=1;IF([.K162]=0;[.F161]*1000;0);0)" office:value-type="float" office:value="0" calcext:value-type="float">
            <text:p>0</text:p>
          </table:table-cell>
          <table:table-cell table:formula="of:=IF([.N161]&gt;0;3500;0)+IF([.O161]&gt;0;3500;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7-11-28</text:p>
          </table:table-cell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89925" calcext:value-type="float">
            <text:p>0.489925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IF([.K162]=0; IF([.K163]=1;[.F162]*1000;0);0)" office:value-type="float" office:value="0" calcext:value-type="float">
            <text:p>0</text:p>
          </table:table-cell>
          <table:table-cell table:formula="of:=IF([.K162]=1;IF([.K163]=0;[.F162]*1000;0);0)" office:value-type="float" office:value="0" calcext:value-type="float">
            <text:p>0</text:p>
          </table:table-cell>
          <table:table-cell table:formula="of:=IF([.N162]&gt;0;3500;0)+IF([.O162]&gt;0;3500;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7-11-29</text:p>
          </table:table-cell>
          <table:table-cell office:value-type="float" office:value="840" calcext:value-type="float">
            <text:p>84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88223" calcext:value-type="float">
            <text:p>0.488223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IF([.K163]=0; IF([.K164]=1;[.F163]*1000;0);0)" office:value-type="float" office:value="0" calcext:value-type="float">
            <text:p>0</text:p>
          </table:table-cell>
          <table:table-cell table:formula="of:=IF([.K163]=1;IF([.K164]=0;[.F163]*1000;0);0)" office:value-type="float" office:value="0" calcext:value-type="float">
            <text:p>0</text:p>
          </table:table-cell>
          <table:table-cell table:formula="of:=IF([.N163]&gt;0;3500;0)+IF([.O163]&gt;0;3500;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85052" calcext:value-type="float">
            <text:p>0.485052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IF([.K164]=0; IF([.K165]=1;[.F164]*1000;0);0)" office:value-type="float" office:value="0" calcext:value-type="float">
            <text:p>0</text:p>
          </table:table-cell>
          <table:table-cell table:formula="of:=IF([.K164]=1;IF([.K165]=0;[.F164]*1000;0);0)" office:value-type="float" office:value="0" calcext:value-type="float">
            <text:p>0</text:p>
          </table:table-cell>
          <table:table-cell table:formula="of:=IF([.N164]&gt;0;3500;0)+IF([.O164]&gt;0;3500;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82678" calcext:value-type="float">
            <text:p>0.482678</text:p>
          </table:table-cell>
          <table:table-cell table:formula="of:=IF([.K165]=[.J165];1;0)" office:value-type="float" office:value="1" calcext:value-type="float">
            <text:p>1</text:p>
          </table:table-cell>
          <table:table-cell table:formula="of:=IF([.K165]=0; IF([.K166]=1;[.F165]*1000;0);0)" office:value-type="float" office:value="0" calcext:value-type="float">
            <text:p>0</text:p>
          </table:table-cell>
          <table:table-cell table:formula="of:=IF([.K165]=1;IF([.K166]=0;[.F165]*1000;0);0)" office:value-type="float" office:value="0" calcext:value-type="float">
            <text:p>0</text:p>
          </table:table-cell>
          <table:table-cell table:formula="of:=IF([.N165]&gt;0;3500;0)+IF([.O165]&gt;0;3500;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7-12-04</text:p>
          </table:table-cell>
          <table:table-cell office:value-type="float" office:value="826" calcext:value-type="float">
            <text:p>826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83014" calcext:value-type="float">
            <text:p>0.483014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IF([.K166]=0; IF([.K167]=1;[.F166]*1000;0);0)" office:value-type="float" office:value="0" calcext:value-type="float">
            <text:p>0</text:p>
          </table:table-cell>
          <table:table-cell table:formula="of:=IF([.K166]=1;IF([.K167]=0;[.F166]*1000;0);0)" office:value-type="float" office:value="0" calcext:value-type="float">
            <text:p>0</text:p>
          </table:table-cell>
          <table:table-cell table:formula="of:=IF([.N166]&gt;0;3500;0)+IF([.O166]&gt;0;3500;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84906" calcext:value-type="float">
            <text:p>0.484906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IF([.K167]=0; IF([.K168]=1;[.F167]*1000;0);0)" office:value-type="float" office:value="0" calcext:value-type="float">
            <text:p>0</text:p>
          </table:table-cell>
          <table:table-cell table:formula="of:=IF([.K167]=1;IF([.K168]=0;[.F167]*1000;0);0)" office:value-type="float" office:value="0" calcext:value-type="float">
            <text:p>0</text:p>
          </table:table-cell>
          <table:table-cell table:formula="of:=IF([.N167]&gt;0;3500;0)+IF([.O167]&gt;0;3500;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91811" calcext:value-type="float">
            <text:p>0.491811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IF([.K168]=0; IF([.K169]=1;[.F168]*1000;0);0)" office:value-type="float" office:value="0" calcext:value-type="float">
            <text:p>0</text:p>
          </table:table-cell>
          <table:table-cell table:formula="of:=IF([.K168]=1;IF([.K169]=0;[.F168]*1000;0);0)" office:value-type="float" office:value="0" calcext:value-type="float">
            <text:p>0</text:p>
          </table:table-cell>
          <table:table-cell table:formula="of:=IF([.N168]&gt;0;3500;0)+IF([.O168]&gt;0;3500;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7-12-07</text:p>
          </table:table-cell>
          <table:table-cell office:value-type="float" office:value="798" calcext:value-type="float">
            <text:p>798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9]&gt;0.5;1;0)" office:value-type="float" office:value="0" calcext:value-type="float">
            <text:p>0</text:p>
          </table:table-cell>
          <table:table-cell office:value-type="float" office:value="0.492376" calcext:value-type="float">
            <text:p>0.492376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IF([.K169]=0; IF([.K170]=1;[.F169]*1000;0);0)" office:value-type="float" office:value="0" calcext:value-type="float">
            <text:p>0</text:p>
          </table:table-cell>
          <table:table-cell table:formula="of:=IF([.K169]=1;IF([.K170]=0;[.F169]*1000;0);0)" office:value-type="float" office:value="0" calcext:value-type="float">
            <text:p>0</text:p>
          </table:table-cell>
          <table:table-cell table:formula="of:=IF([.N169]&gt;0;3500;0)+IF([.O169]&gt;0;3500;0)" office:value-type="float" office:value="0" calcext:value-type="float">
            <text:p>0</text:p>
          </table:table-cell>
          <table:table-cell table:formula="of:=-[.N169]+[.O169]-[.P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0" calcext:value-type="float">
            <text:p>0</text:p>
          </table:table-cell>
          <table:table-cell office:value-type="float" office:value="0.486031" calcext:value-type="float">
            <text:p>0.486031</text:p>
          </table:table-cell>
          <table:table-cell table:formula="of:=IF([.K170]=[.J170];1;0)" office:value-type="float" office:value="0" calcext:value-type="float">
            <text:p>0</text:p>
          </table:table-cell>
          <table:table-cell table:formula="of:=IF([.K170]=0; IF([.K171]=1;[.F170]*1000;0);0)" office:value-type="float" office:value="0" calcext:value-type="float">
            <text:p>0</text:p>
          </table:table-cell>
          <table:table-cell table:formula="of:=IF([.K170]=1;IF([.K171]=0;[.F170]*1000;0);0)" office:value-type="float" office:value="0" calcext:value-type="float">
            <text:p>0</text:p>
          </table:table-cell>
          <table:table-cell table:formula="of:=IF([.N170]&gt;0;3500;0)+IF([.O170]&gt;0;3500;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  <table:table-cell table:formula="of:=SUM([.M2:.M170])" office:value-type="float" office:value="99" calcext:value-type="float">
            <text:p>99</text:p>
          </table:table-cell>
          <table:table-cell table:formula="of:=SUM([.N2:.N170])" office:value-type="float" office:value="7345500" calcext:value-type="float">
            <text:p>7345500</text:p>
          </table:table-cell>
          <table:table-cell table:formula="of:=SUM([.O2:.O170])" office:value-type="float" office:value="7567500" calcext:value-type="float">
            <text:p>7567500</text:p>
          </table:table-cell>
          <table:table-cell table:formula="of:=SUM([.P2:.P170])" office:value-type="float" office:value="63000" calcext:value-type="float">
            <text:p>63000</text:p>
          </table:table-cell>
          <table:table-cell table:style-name="ce3" table:formula="of:=SUM([.Q2:.Q170])" office:value-type="float" office:value="159000" calcext:value-type="float">
            <text:p>159000</text:p>
          </table:table-cell>
          <table:table-cell table:style-name="ce3" table:formula="of:=[.Q171]/[.N2]" office:value-type="float" office:value="0.235625370480142" calcext:value-type="float">
            <text:p>0.23562537048014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([.F170]-[.F1])*1000" office:value-type="float" office:value="142500" calcext:value-type="float">
            <text:p>142500</text:p>
          </table:table-cell>
          <table:table-cell table:formula="of:=[.F172]/[.N2]" office:value-type="float" office:value="0.211173681090694" calcext:value-type="float">
            <text:p>0.211173681090694</text:p>
          </table:table-cell>
          <table:table-cell table:number-columns-repeated="5"/>
          <table:table-cell table:formula="of:=COUNT([.M2:.M170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" table:formula="of:=[.M171]/[.M172]" office:value-type="float" office:value="0.585798816568047" calcext:value-type="float">
            <text:p>0.586</text:p>
          </table:table-cell>
          <table:table-cell table:number-columns-repeated="5"/>
        </table:table-row>
      </table:table>
      <table:table table:name="output.weightviewer" table:style-name="ta1">
        <table:table-column table:style-name="co14" table:default-cell-style-name="ce1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017-04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67" calcext:value-type="float">
            <text:p>0.51767</text:p>
          </table:table-cell>
        </table:table-row>
        <table:table-row table:style-name="ro1">
          <table:table-cell office:value-type="string" calcext:value-type="string">
            <text:p>2017-04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4524" calcext:value-type="float">
            <text:p>0.524524</text:p>
          </table:table-cell>
        </table:table-row>
        <table:table-row table:style-name="ro1">
          <table:table-cell office:value-type="string" calcext:value-type="string">
            <text:p>2017-04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0774" calcext:value-type="float">
            <text:p>0.530774</text:p>
          </table:table-cell>
        </table:table-row>
        <table:table-row table:style-name="ro1">
          <table:table-cell office:value-type="string" calcext:value-type="string">
            <text:p>2017-04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41101" calcext:value-type="float">
            <text:p>0.541101</text:p>
          </table:table-cell>
        </table:table-row>
        <table:table-row table:style-name="ro1">
          <table:table-cell office:value-type="string" calcext:value-type="string">
            <text:p>2017-04-1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7022" calcext:value-type="float">
            <text:p>0.547022</text:p>
          </table:table-cell>
        </table:table-row>
        <table:table-row table:style-name="ro1">
          <table:table-cell office:value-type="string" calcext:value-type="string">
            <text:p>2017-04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52512" calcext:value-type="float">
            <text:p>0.552512</text:p>
          </table:table-cell>
        </table:table-row>
        <table:table-row table:style-name="ro1">
          <table:table-cell office:value-type="string" calcext:value-type="string">
            <text:p>2017-04-1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58763" calcext:value-type="float">
            <text:p>0.558763</text:p>
          </table:table-cell>
        </table:table-row>
        <table:table-row table:style-name="ro1">
          <table:table-cell office:value-type="string" calcext:value-type="string">
            <text:p>2017-04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61092" calcext:value-type="float">
            <text:p>0.561092</text:p>
          </table:table-cell>
        </table:table-row>
        <table:table-row table:style-name="ro1">
          <table:table-cell office:value-type="string" calcext:value-type="string">
            <text:p>2017-04-1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127" calcext:value-type="float">
            <text:p>0.56127</text:p>
          </table:table-cell>
        </table:table-row>
        <table:table-row table:style-name="ro1">
          <table:table-cell office:value-type="string" calcext:value-type="string">
            <text:p>2017-04-1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4419" calcext:value-type="float">
            <text:p>0.564419</text:p>
          </table:table-cell>
        </table:table-row>
        <table:table-row table:style-name="ro1">
          <table:table-cell office:value-type="string" calcext:value-type="string">
            <text:p>2017-04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9423" calcext:value-type="float">
            <text:p>0.559423</text:p>
          </table:table-cell>
        </table:table-row>
        <table:table-row table:style-name="ro1">
          <table:table-cell office:value-type="string" calcext:value-type="string">
            <text:p>2017-04-2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7713" calcext:value-type="float">
            <text:p>0.547713</text:p>
          </table:table-cell>
        </table:table-row>
        <table:table-row table:style-name="ro1">
          <table:table-cell office:value-type="string" calcext:value-type="string">
            <text:p>2017-04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38613" calcext:value-type="float">
            <text:p>0.538613</text:p>
          </table:table-cell>
        </table:table-row>
        <table:table-row table:style-name="ro1">
          <table:table-cell office:value-type="string" calcext:value-type="string">
            <text:p>2017-04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2065" calcext:value-type="float">
            <text:p>0.532065</text:p>
          </table:table-cell>
        </table:table-row>
        <table:table-row table:style-name="ro1">
          <table:table-cell office:value-type="string" calcext:value-type="string">
            <text:p>2017-04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1619" calcext:value-type="float">
            <text:p>0.531619</text:p>
          </table:table-cell>
        </table:table-row>
        <table:table-row table:style-name="ro1">
          <table:table-cell office:value-type="string" calcext:value-type="string">
            <text:p>2017-04-2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7275" calcext:value-type="float">
            <text:p>0.527275</text:p>
          </table:table-cell>
        </table:table-row>
        <table:table-row table:style-name="ro1">
          <table:table-cell office:value-type="string" calcext:value-type="string">
            <text:p>2017-04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46" calcext:value-type="float">
            <text:p>0.5246</text:p>
          </table:table-cell>
        </table:table-row>
        <table:table-row table:style-name="ro1">
          <table:table-cell office:value-type="string" calcext:value-type="string">
            <text:p>2017-04-2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53" calcext:value-type="float">
            <text:p>0.52053</text:p>
          </table:table-cell>
        </table:table-row>
        <table:table-row table:style-name="ro1">
          <table:table-cell office:value-type="string" calcext:value-type="string">
            <text:p>2017-05-0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94" calcext:value-type="float">
            <text:p>0.51794</text:p>
          </table:table-cell>
        </table:table-row>
        <table:table-row table:style-name="ro1">
          <table:table-cell office:value-type="string" calcext:value-type="string">
            <text:p>2017-05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386" calcext:value-type="float">
            <text:p>0.51386</text:p>
          </table:table-cell>
        </table:table-row>
        <table:table-row table:style-name="ro1">
          <table:table-cell office:value-type="string" calcext:value-type="string">
            <text:p>2017-05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291" calcext:value-type="float">
            <text:p>0.508291</text:p>
          </table:table-cell>
        </table:table-row>
        <table:table-row table:style-name="ro1">
          <table:table-cell office:value-type="string" calcext:value-type="string">
            <text:p>2017-05-0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686" calcext:value-type="float">
            <text:p>0.504686</text:p>
          </table:table-cell>
        </table:table-row>
        <table:table-row table:style-name="ro1">
          <table:table-cell office:value-type="string" calcext:value-type="string">
            <text:p>2017-05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161" calcext:value-type="float">
            <text:p>0.503161</text:p>
          </table:table-cell>
        </table:table-row>
        <table:table-row table:style-name="ro1">
          <table:table-cell office:value-type="string" calcext:value-type="string">
            <text:p>2017-05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946" calcext:value-type="float">
            <text:p>0.503946</text:p>
          </table:table-cell>
        </table:table-row>
        <table:table-row table:style-name="ro1">
          <table:table-cell office:value-type="string" calcext:value-type="string">
            <text:p>2017-05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516" calcext:value-type="float">
            <text:p>0.498516</text:p>
          </table:table-cell>
        </table:table-row>
        <table:table-row table:style-name="ro1">
          <table:table-cell office:value-type="string" calcext:value-type="string">
            <text:p>2017-05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5716" calcext:value-type="float">
            <text:p>0.495716</text:p>
          </table:table-cell>
        </table:table-row>
        <table:table-row table:style-name="ro1">
          <table:table-cell office:value-type="string" calcext:value-type="string">
            <text:p>2017-05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751" calcext:value-type="float">
            <text:p>0.486751</text:p>
          </table:table-cell>
        </table:table-row>
        <table:table-row table:style-name="ro1">
          <table:table-cell office:value-type="string" calcext:value-type="string">
            <text:p>2017-05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004" calcext:value-type="float">
            <text:p>0.485004</text:p>
          </table:table-cell>
        </table:table-row>
        <table:table-row table:style-name="ro1">
          <table:table-cell office:value-type="string" calcext:value-type="string">
            <text:p>2017-05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192" calcext:value-type="float">
            <text:p>0.484192</text:p>
          </table:table-cell>
        </table:table-row>
        <table:table-row table:style-name="ro1">
          <table:table-cell office:value-type="string" calcext:value-type="string">
            <text:p>2017-05-1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8583" calcext:value-type="float">
            <text:p>0.488583</text:p>
          </table:table-cell>
        </table:table-row>
        <table:table-row table:style-name="ro1">
          <table:table-cell office:value-type="string" calcext:value-type="string">
            <text:p>2017-05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4785" calcext:value-type="float">
            <text:p>0.494785</text:p>
          </table:table-cell>
        </table:table-row>
        <table:table-row table:style-name="ro1">
          <table:table-cell office:value-type="string" calcext:value-type="string">
            <text:p>2017-05-2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8293" calcext:value-type="float">
            <text:p>0.508293</text:p>
          </table:table-cell>
        </table:table-row>
        <table:table-row table:style-name="ro1">
          <table:table-cell office:value-type="string" calcext:value-type="string">
            <text:p>2017-05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482" calcext:value-type="float">
            <text:p>0.521482</text:p>
          </table:table-cell>
        </table:table-row>
        <table:table-row table:style-name="ro1">
          <table:table-cell office:value-type="string" calcext:value-type="string">
            <text:p>2017-05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3374" calcext:value-type="float">
            <text:p>0.523374</text:p>
          </table:table-cell>
        </table:table-row>
        <table:table-row table:style-name="ro1">
          <table:table-cell office:value-type="string" calcext:value-type="string">
            <text:p>2017-05-2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087" calcext:value-type="float">
            <text:p>0.521087</text:p>
          </table:table-cell>
        </table:table-row>
        <table:table-row table:style-name="ro1">
          <table:table-cell office:value-type="string" calcext:value-type="string">
            <text:p>2017-05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8687" calcext:value-type="float">
            <text:p>0.518687</text:p>
          </table:table-cell>
        </table:table-row>
        <table:table-row table:style-name="ro1">
          <table:table-cell office:value-type="string" calcext:value-type="string">
            <text:p>2017-05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6635" calcext:value-type="float">
            <text:p>0.516635</text:p>
          </table:table-cell>
        </table:table-row>
        <table:table-row table:style-name="ro1">
          <table:table-cell office:value-type="string" calcext:value-type="string">
            <text:p>2017-05-3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074" calcext:value-type="float">
            <text:p>0.519074</text:p>
          </table:table-cell>
        </table:table-row>
        <table:table-row table:style-name="ro1">
          <table:table-cell office:value-type="string" calcext:value-type="string">
            <text:p>2017-06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5064" calcext:value-type="float">
            <text:p>0.525064</text:p>
          </table:table-cell>
        </table:table-row>
        <table:table-row table:style-name="ro1">
          <table:table-cell office:value-type="string" calcext:value-type="string">
            <text:p>2017-06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7915" calcext:value-type="float">
            <text:p>0.527915</text:p>
          </table:table-cell>
        </table:table-row>
        <table:table-row table:style-name="ro1">
          <table:table-cell office:value-type="string" calcext:value-type="string">
            <text:p>2017-06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6354" calcext:value-type="float">
            <text:p>0.526354</text:p>
          </table:table-cell>
        </table:table-row>
        <table:table-row table:style-name="ro1">
          <table:table-cell office:value-type="string" calcext:value-type="string">
            <text:p>2017-06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3093" calcext:value-type="float">
            <text:p>0.523093</text:p>
          </table:table-cell>
        </table:table-row>
        <table:table-row table:style-name="ro1">
          <table:table-cell office:value-type="string" calcext:value-type="string">
            <text:p>2017-06-0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2289" calcext:value-type="float">
            <text:p>0.522289</text:p>
          </table:table-cell>
        </table:table-row>
        <table:table-row table:style-name="ro1">
          <table:table-cell office:value-type="string" calcext:value-type="string">
            <text:p>2017-06-0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641" calcext:value-type="float">
            <text:p>0.519641</text:p>
          </table:table-cell>
        </table:table-row>
        <table:table-row table:style-name="ro1">
          <table:table-cell office:value-type="string" calcext:value-type="string">
            <text:p>2017-06-0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9917" calcext:value-type="float">
            <text:p>0.519917</text:p>
          </table:table-cell>
        </table:table-row>
        <table:table-row table:style-name="ro1">
          <table:table-cell office:value-type="string" calcext:value-type="string">
            <text:p>2017-06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318" calcext:value-type="float">
            <text:p>0.519318</text:p>
          </table:table-cell>
        </table:table-row>
        <table:table-row table:style-name="ro1">
          <table:table-cell office:value-type="string" calcext:value-type="string">
            <text:p>2017-06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651" calcext:value-type="float">
            <text:p>0.520651</text:p>
          </table:table-cell>
        </table:table-row>
        <table:table-row table:style-name="ro1">
          <table:table-cell office:value-type="string" calcext:value-type="string">
            <text:p>2017-06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35" calcext:value-type="float">
            <text:p>0.51935</text:p>
          </table:table-cell>
        </table:table-row>
        <table:table-row table:style-name="ro1">
          <table:table-cell office:value-type="string" calcext:value-type="string">
            <text:p>2017-06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7983" calcext:value-type="float">
            <text:p>0.517983</text:p>
          </table:table-cell>
        </table:table-row>
        <table:table-row table:style-name="ro1">
          <table:table-cell office:value-type="string" calcext:value-type="string">
            <text:p>2017-06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095" calcext:value-type="float">
            <text:p>0.521095</text:p>
          </table:table-cell>
        </table:table-row>
        <table:table-row table:style-name="ro1">
          <table:table-cell office:value-type="string" calcext:value-type="string">
            <text:p>2017-06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6351" calcext:value-type="float">
            <text:p>0.516351</text:p>
          </table:table-cell>
        </table:table-row>
        <table:table-row table:style-name="ro1">
          <table:table-cell office:value-type="string" calcext:value-type="string">
            <text:p>2017-06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0927" calcext:value-type="float">
            <text:p>0.510927</text:p>
          </table:table-cell>
        </table:table-row>
        <table:table-row table:style-name="ro1">
          <table:table-cell office:value-type="string" calcext:value-type="string">
            <text:p>2017-06-2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513" calcext:value-type="float">
            <text:p>0.508513</text:p>
          </table:table-cell>
        </table:table-row>
        <table:table-row table:style-name="ro1">
          <table:table-cell office:value-type="string" calcext:value-type="string">
            <text:p>2017-06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6678" calcext:value-type="float">
            <text:p>0.506678</text:p>
          </table:table-cell>
        </table:table-row>
        <table:table-row table:style-name="ro1">
          <table:table-cell office:value-type="string" calcext:value-type="string">
            <text:p>2017-06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227" calcext:value-type="float">
            <text:p>0.502227</text:p>
          </table:table-cell>
        </table:table-row>
        <table:table-row table:style-name="ro1">
          <table:table-cell office:value-type="string" calcext:value-type="string">
            <text:p>2017-06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73" calcext:value-type="float">
            <text:p>0.498873</text:p>
          </table:table-cell>
        </table:table-row>
        <table:table-row table:style-name="ro1">
          <table:table-cell office:value-type="string" calcext:value-type="string">
            <text:p>2017-06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107" calcext:value-type="float">
            <text:p>0.500107</text:p>
          </table:table-cell>
        </table:table-row>
        <table:table-row table:style-name="ro1">
          <table:table-cell office:value-type="string" calcext:value-type="string">
            <text:p>2017-06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4005" calcext:value-type="float">
            <text:p>0.494005</text:p>
          </table:table-cell>
        </table:table-row>
        <table:table-row table:style-name="ro1">
          <table:table-cell office:value-type="string" calcext:value-type="string">
            <text:p>2017-06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7604" calcext:value-type="float">
            <text:p>0.487604</text:p>
          </table:table-cell>
        </table:table-row>
        <table:table-row table:style-name="ro1">
          <table:table-cell office:value-type="string" calcext:value-type="string">
            <text:p>2017-06-3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0471" calcext:value-type="float">
            <text:p>0.480471</text:p>
          </table:table-cell>
        </table:table-row>
        <table:table-row table:style-name="ro1">
          <table:table-cell office:value-type="string" calcext:value-type="string">
            <text:p>2017-07-0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0638" calcext:value-type="float">
            <text:p>0.470638</text:p>
          </table:table-cell>
        </table:table-row>
        <table:table-row table:style-name="ro1">
          <table:table-cell office:value-type="string" calcext:value-type="string">
            <text:p>2017-07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4176" calcext:value-type="float">
            <text:p>0.464176</text:p>
          </table:table-cell>
        </table:table-row>
        <table:table-row table:style-name="ro1">
          <table:table-cell office:value-type="string" calcext:value-type="string">
            <text:p>2017-07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8436" calcext:value-type="float">
            <text:p>0.458436</text:p>
          </table:table-cell>
        </table:table-row>
        <table:table-row table:style-name="ro1">
          <table:table-cell office:value-type="string" calcext:value-type="string">
            <text:p>2017-07-0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3141" calcext:value-type="float">
            <text:p>0.453141</text:p>
          </table:table-cell>
        </table:table-row>
        <table:table-row table:style-name="ro1">
          <table:table-cell office:value-type="string" calcext:value-type="string">
            <text:p>2017-07-0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53152" calcext:value-type="float">
            <text:p>0.453152</text:p>
          </table:table-cell>
        </table:table-row>
        <table:table-row table:style-name="ro1">
          <table:table-cell office:value-type="string" calcext:value-type="string">
            <text:p>2017-07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6235" calcext:value-type="float">
            <text:p>0.456235</text:p>
          </table:table-cell>
        </table:table-row>
        <table:table-row table:style-name="ro1">
          <table:table-cell office:value-type="string" calcext:value-type="string">
            <text:p>2017-07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8093" calcext:value-type="float">
            <text:p>0.458093</text:p>
          </table:table-cell>
        </table:table-row>
        <table:table-row table:style-name="ro1">
          <table:table-cell office:value-type="string" calcext:value-type="string">
            <text:p>2017-07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0108" calcext:value-type="float">
            <text:p>0.460108</text:p>
          </table:table-cell>
        </table:table-row>
        <table:table-row table:style-name="ro1">
          <table:table-cell office:value-type="string" calcext:value-type="string">
            <text:p>2017-07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6408" calcext:value-type="float">
            <text:p>0.466408</text:p>
          </table:table-cell>
        </table:table-row>
        <table:table-row table:style-name="ro1">
          <table:table-cell office:value-type="string" calcext:value-type="string">
            <text:p>2017-07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2505" calcext:value-type="float">
            <text:p>0.472505</text:p>
          </table:table-cell>
        </table:table-row>
        <table:table-row table:style-name="ro1">
          <table:table-cell office:value-type="string" calcext:value-type="string">
            <text:p>2017-07-1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5748" calcext:value-type="float">
            <text:p>0.475748</text:p>
          </table:table-cell>
        </table:table-row>
        <table:table-row table:style-name="ro1">
          <table:table-cell office:value-type="string" calcext:value-type="string">
            <text:p>2017-07-1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7573" calcext:value-type="float">
            <text:p>0.477573</text:p>
          </table:table-cell>
        </table:table-row>
        <table:table-row table:style-name="ro1">
          <table:table-cell office:value-type="string" calcext:value-type="string">
            <text:p>2017-07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5733" calcext:value-type="float">
            <text:p>0.475733</text:p>
          </table:table-cell>
        </table:table-row>
        <table:table-row table:style-name="ro1">
          <table:table-cell office:value-type="string" calcext:value-type="string">
            <text:p>2017-07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5476" calcext:value-type="float">
            <text:p>0.475476</text:p>
          </table:table-cell>
        </table:table-row>
        <table:table-row table:style-name="ro1">
          <table:table-cell office:value-type="string" calcext:value-type="string">
            <text:p>2017-07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7194" calcext:value-type="float">
            <text:p>0.477194</text:p>
          </table:table-cell>
        </table:table-row>
        <table:table-row table:style-name="ro1">
          <table:table-cell office:value-type="string" calcext:value-type="string">
            <text:p>2017-07-2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1764" calcext:value-type="float">
            <text:p>0.481764</text:p>
          </table:table-cell>
        </table:table-row>
        <table:table-row table:style-name="ro1">
          <table:table-cell office:value-type="string" calcext:value-type="string">
            <text:p>2017-07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365" calcext:value-type="float">
            <text:p>0.485365</text:p>
          </table:table-cell>
        </table:table-row>
        <table:table-row table:style-name="ro1">
          <table:table-cell office:value-type="string" calcext:value-type="string">
            <text:p>2017-07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582" calcext:value-type="float">
            <text:p>0.486582</text:p>
          </table:table-cell>
        </table:table-row>
        <table:table-row table:style-name="ro1">
          <table:table-cell office:value-type="string" calcext:value-type="string">
            <text:p>2017-07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7719" calcext:value-type="float">
            <text:p>0.487719</text:p>
          </table:table-cell>
        </table:table-row>
        <table:table-row table:style-name="ro1">
          <table:table-cell office:value-type="string" calcext:value-type="string">
            <text:p>2017-07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87" calcext:value-type="float">
            <text:p>0.48987</text:p>
          </table:table-cell>
        </table:table-row>
        <table:table-row table:style-name="ro1">
          <table:table-cell office:value-type="string" calcext:value-type="string">
            <text:p>2017-08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9512" calcext:value-type="float">
            <text:p>0.489512</text:p>
          </table:table-cell>
        </table:table-row>
        <table:table-row table:style-name="ro1">
          <table:table-cell office:value-type="string" calcext:value-type="string">
            <text:p>2017-08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3838" calcext:value-type="float">
            <text:p>0.493838</text:p>
          </table:table-cell>
        </table:table-row>
        <table:table-row table:style-name="ro1">
          <table:table-cell office:value-type="string" calcext:value-type="string">
            <text:p>2017-08-0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884" calcext:value-type="float">
            <text:p>0.503884</text:p>
          </table:table-cell>
        </table:table-row>
        <table:table-row table:style-name="ro1">
          <table:table-cell office:value-type="string" calcext:value-type="string">
            <text:p>2017-08-0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7962" calcext:value-type="float">
            <text:p>0.507962</text:p>
          </table:table-cell>
        </table:table-row>
        <table:table-row table:style-name="ro1">
          <table:table-cell office:value-type="string" calcext:value-type="string">
            <text:p>2017-08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4457" calcext:value-type="float">
            <text:p>0.514457</text:p>
          </table:table-cell>
        </table:table-row>
        <table:table-row table:style-name="ro1">
          <table:table-cell office:value-type="string" calcext:value-type="string">
            <text:p>2017-08-0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484" calcext:value-type="float">
            <text:p>0.51484</text:p>
          </table:table-cell>
        </table:table-row>
        <table:table-row table:style-name="ro1">
          <table:table-cell office:value-type="string" calcext:value-type="string">
            <text:p>2017-08-0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6968" calcext:value-type="float">
            <text:p>0.516968</text:p>
          </table:table-cell>
        </table:table-row>
        <table:table-row table:style-name="ro1">
          <table:table-cell office:value-type="string" calcext:value-type="string">
            <text:p>2017-08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3992" calcext:value-type="float">
            <text:p>0.513992</text:p>
          </table:table-cell>
        </table:table-row>
        <table:table-row table:style-name="ro1">
          <table:table-cell office:value-type="string" calcext:value-type="string">
            <text:p>2017-08-1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4378" calcext:value-type="float">
            <text:p>0.514378</text:p>
          </table:table-cell>
        </table:table-row>
        <table:table-row table:style-name="ro1">
          <table:table-cell office:value-type="string" calcext:value-type="string">
            <text:p>2017-08-1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5431" calcext:value-type="float">
            <text:p>0.515431</text:p>
          </table:table-cell>
        </table:table-row>
        <table:table-row table:style-name="ro1">
          <table:table-cell office:value-type="string" calcext:value-type="string">
            <text:p>2017-08-1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4733" calcext:value-type="float">
            <text:p>0.514733</text:p>
          </table:table-cell>
        </table:table-row>
        <table:table-row table:style-name="ro1">
          <table:table-cell office:value-type="string" calcext:value-type="string">
            <text:p>2017-08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1074" calcext:value-type="float">
            <text:p>0.511074</text:p>
          </table:table-cell>
        </table:table-row>
        <table:table-row table:style-name="ro1">
          <table:table-cell office:value-type="string" calcext:value-type="string">
            <text:p>2017-08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614" calcext:value-type="float">
            <text:p>0.504614</text:p>
          </table:table-cell>
        </table:table-row>
        <table:table-row table:style-name="ro1">
          <table:table-cell office:value-type="string" calcext:value-type="string">
            <text:p>2017-08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859" calcext:value-type="float">
            <text:p>0.499859</text:p>
          </table:table-cell>
        </table:table-row>
        <table:table-row table:style-name="ro1">
          <table:table-cell office:value-type="string" calcext:value-type="string">
            <text:p>2017-08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179" calcext:value-type="float">
            <text:p>0.492179</text:p>
          </table:table-cell>
        </table:table-row>
        <table:table-row table:style-name="ro1">
          <table:table-cell office:value-type="string" calcext:value-type="string">
            <text:p>2017-08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692" calcext:value-type="float">
            <text:p>0.483692</text:p>
          </table:table-cell>
        </table:table-row>
        <table:table-row table:style-name="ro1">
          <table:table-cell office:value-type="string" calcext:value-type="string">
            <text:p>2017-08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4646" calcext:value-type="float">
            <text:p>0.474646</text:p>
          </table:table-cell>
        </table:table-row>
        <table:table-row table:style-name="ro1">
          <table:table-cell office:value-type="string" calcext:value-type="string">
            <text:p>2017-08-2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6898" calcext:value-type="float">
            <text:p>0.466898</text:p>
          </table:table-cell>
        </table:table-row>
        <table:table-row table:style-name="ro1">
          <table:table-cell office:value-type="string" calcext:value-type="string">
            <text:p>2017-08-2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7418" calcext:value-type="float">
            <text:p>0.467418</text:p>
          </table:table-cell>
        </table:table-row>
        <table:table-row table:style-name="ro1">
          <table:table-cell office:value-type="string" calcext:value-type="string">
            <text:p>2017-08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2402" calcext:value-type="float">
            <text:p>0.472402</text:p>
          </table:table-cell>
        </table:table-row>
        <table:table-row table:style-name="ro1">
          <table:table-cell office:value-type="string" calcext:value-type="string">
            <text:p>2017-08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8325" calcext:value-type="float">
            <text:p>0.478325</text:p>
          </table:table-cell>
        </table:table-row>
        <table:table-row table:style-name="ro1">
          <table:table-cell office:value-type="string" calcext:value-type="string">
            <text:p>2017-08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536" calcext:value-type="float">
            <text:p>0.483536</text:p>
          </table:table-cell>
        </table:table-row>
        <table:table-row table:style-name="ro1">
          <table:table-cell office:value-type="string" calcext:value-type="string">
            <text:p>2017-09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8813" calcext:value-type="float">
            <text:p>0.488813</text:p>
          </table:table-cell>
        </table:table-row>
        <table:table-row table:style-name="ro1">
          <table:table-cell office:value-type="string" calcext:value-type="string">
            <text:p>2017-09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498" calcext:value-type="float">
            <text:p>0.498498</text:p>
          </table:table-cell>
        </table:table-row>
        <table:table-row table:style-name="ro1">
          <table:table-cell office:value-type="string" calcext:value-type="string">
            <text:p>2017-09-0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7085" calcext:value-type="float">
            <text:p>0.507085</text:p>
          </table:table-cell>
        </table:table-row>
        <table:table-row table:style-name="ro1">
          <table:table-cell office:value-type="string" calcext:value-type="string">
            <text:p>2017-09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236" calcext:value-type="float">
            <text:p>0.51236</text:p>
          </table:table-cell>
        </table:table-row>
        <table:table-row table:style-name="ro1">
          <table:table-cell office:value-type="string" calcext:value-type="string">
            <text:p>2017-09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988" calcext:value-type="float">
            <text:p>0.520988</text:p>
          </table:table-cell>
        </table:table-row>
        <table:table-row table:style-name="ro1">
          <table:table-cell office:value-type="string" calcext:value-type="string">
            <text:p>2017-09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394" calcext:value-type="float">
            <text:p>0.517394</text:p>
          </table:table-cell>
        </table:table-row>
        <table:table-row table:style-name="ro1">
          <table:table-cell office:value-type="string" calcext:value-type="string">
            <text:p>2017-09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5697" calcext:value-type="float">
            <text:p>0.515697</text:p>
          </table:table-cell>
        </table:table-row>
        <table:table-row table:style-name="ro1">
          <table:table-cell office:value-type="string" calcext:value-type="string">
            <text:p>2017-09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5521" calcext:value-type="float">
            <text:p>0.505521</text:p>
          </table:table-cell>
        </table:table-row>
        <table:table-row table:style-name="ro1">
          <table:table-cell office:value-type="string" calcext:value-type="string">
            <text:p>2017-09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002" calcext:value-type="float">
            <text:p>0.500002</text:p>
          </table:table-cell>
        </table:table-row>
        <table:table-row table:style-name="ro1">
          <table:table-cell office:value-type="string" calcext:value-type="string">
            <text:p>2017-09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899" calcext:value-type="float">
            <text:p>0.491899</text:p>
          </table:table-cell>
        </table:table-row>
        <table:table-row table:style-name="ro1">
          <table:table-cell office:value-type="string" calcext:value-type="string">
            <text:p>2017-09-1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421" calcext:value-type="float">
            <text:p>0.492421</text:p>
          </table:table-cell>
        </table:table-row>
        <table:table-row table:style-name="ro1">
          <table:table-cell office:value-type="string" calcext:value-type="string">
            <text:p>2017-09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5507" calcext:value-type="float">
            <text:p>0.485507</text:p>
          </table:table-cell>
        </table:table-row>
        <table:table-row table:style-name="ro1">
          <table:table-cell office:value-type="string" calcext:value-type="string">
            <text:p>2017-09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0572" calcext:value-type="float">
            <text:p>0.480572</text:p>
          </table:table-cell>
        </table:table-row>
        <table:table-row table:style-name="ro1">
          <table:table-cell office:value-type="string" calcext:value-type="string">
            <text:p>2017-09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6423" calcext:value-type="float">
            <text:p>0.476423</text:p>
          </table:table-cell>
        </table:table-row>
        <table:table-row table:style-name="ro1">
          <table:table-cell office:value-type="string" calcext:value-type="string">
            <text:p>2017-09-2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6791" calcext:value-type="float">
            <text:p>0.476791</text:p>
          </table:table-cell>
        </table:table-row>
        <table:table-row table:style-name="ro1">
          <table:table-cell office:value-type="string" calcext:value-type="string">
            <text:p>2017-09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671" calcext:value-type="float">
            <text:p>0.47671</text:p>
          </table:table-cell>
        </table:table-row>
        <table:table-row table:style-name="ro1">
          <table:table-cell office:value-type="string" calcext:value-type="string">
            <text:p>2017-09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908" calcext:value-type="float">
            <text:p>0.484908</text:p>
          </table:table-cell>
        </table:table-row>
        <table:table-row table:style-name="ro1">
          <table:table-cell office:value-type="string" calcext:value-type="string">
            <text:p>2017-09-2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6169" calcext:value-type="float">
            <text:p>0.496169</text:p>
          </table:table-cell>
        </table:table-row>
        <table:table-row table:style-name="ro1">
          <table:table-cell office:value-type="string" calcext:value-type="string">
            <text:p>2017-09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759" calcext:value-type="float">
            <text:p>0.503759</text:p>
          </table:table-cell>
        </table:table-row>
        <table:table-row table:style-name="ro1">
          <table:table-cell office:value-type="string" calcext:value-type="string">
            <text:p>2017-09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756" calcext:value-type="float">
            <text:p>0.503756</text:p>
          </table:table-cell>
        </table:table-row>
        <table:table-row table:style-name="ro1">
          <table:table-cell office:value-type="string" calcext:value-type="string">
            <text:p>2017-10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455" calcext:value-type="float">
            <text:p>0.508455</text:p>
          </table:table-cell>
        </table:table-row>
        <table:table-row table:style-name="ro1">
          <table:table-cell office:value-type="string" calcext:value-type="string">
            <text:p>2017-10-0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4515" calcext:value-type="float">
            <text:p>0.504515</text:p>
          </table:table-cell>
        </table:table-row>
        <table:table-row table:style-name="ro1">
          <table:table-cell office:value-type="string" calcext:value-type="string">
            <text:p>2017-10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1272" calcext:value-type="float">
            <text:p>0.501272</text:p>
          </table:table-cell>
        </table:table-row>
        <table:table-row table:style-name="ro1">
          <table:table-cell office:value-type="string" calcext:value-type="string">
            <text:p>2017-10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357" calcext:value-type="float">
            <text:p>0.503357</text:p>
          </table:table-cell>
        </table:table-row>
        <table:table-row table:style-name="ro1">
          <table:table-cell office:value-type="string" calcext:value-type="string">
            <text:p>2017-10-0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1892" calcext:value-type="float">
            <text:p>0.501892</text:p>
          </table:table-cell>
        </table:table-row>
        <table:table-row table:style-name="ro1">
          <table:table-cell office:value-type="string" calcext:value-type="string">
            <text:p>2017-10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7544" calcext:value-type="float">
            <text:p>0.497544</text:p>
          </table:table-cell>
        </table:table-row>
        <table:table-row table:style-name="ro1">
          <table:table-cell office:value-type="string" calcext:value-type="string">
            <text:p>2017-10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3318" calcext:value-type="float">
            <text:p>0.493318</text:p>
          </table:table-cell>
        </table:table-row>
        <table:table-row table:style-name="ro1">
          <table:table-cell office:value-type="string" calcext:value-type="string">
            <text:p>2017-10-1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354" calcext:value-type="float">
            <text:p>0.486354</text:p>
          </table:table-cell>
        </table:table-row>
        <table:table-row table:style-name="ro1">
          <table:table-cell office:value-type="string" calcext:value-type="string">
            <text:p>2017-10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0819" calcext:value-type="float">
            <text:p>0.480819</text:p>
          </table:table-cell>
        </table:table-row>
        <table:table-row table:style-name="ro1">
          <table:table-cell office:value-type="string" calcext:value-type="string">
            <text:p>2017-10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9065" calcext:value-type="float">
            <text:p>0.479065</text:p>
          </table:table-cell>
        </table:table-row>
        <table:table-row table:style-name="ro1">
          <table:table-cell office:value-type="string" calcext:value-type="string">
            <text:p>2017-10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1847" calcext:value-type="float">
            <text:p>0.481847</text:p>
          </table:table-cell>
        </table:table-row>
        <table:table-row table:style-name="ro1">
          <table:table-cell office:value-type="string" calcext:value-type="string">
            <text:p>2017-10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3452" calcext:value-type="float">
            <text:p>0.483452</text:p>
          </table:table-cell>
        </table:table-row>
        <table:table-row table:style-name="ro1">
          <table:table-cell office:value-type="string" calcext:value-type="string">
            <text:p>2017-10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782" calcext:value-type="float">
            <text:p>0.486782</text:p>
          </table:table-cell>
        </table:table-row>
        <table:table-row table:style-name="ro1">
          <table:table-cell office:value-type="string" calcext:value-type="string">
            <text:p>2017-10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917" calcext:value-type="float">
            <text:p>0.489917</text:p>
          </table:table-cell>
        </table:table-row>
        <table:table-row table:style-name="ro1">
          <table:table-cell office:value-type="string" calcext:value-type="string">
            <text:p>2017-10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4608" calcext:value-type="float">
            <text:p>0.494608</text:p>
          </table:table-cell>
        </table:table-row>
        <table:table-row table:style-name="ro1">
          <table:table-cell office:value-type="string" calcext:value-type="string">
            <text:p>2017-10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8298" calcext:value-type="float">
            <text:p>0.498298</text:p>
          </table:table-cell>
        </table:table-row>
        <table:table-row table:style-name="ro1">
          <table:table-cell office:value-type="string" calcext:value-type="string">
            <text:p>2017-10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23" calcext:value-type="float">
            <text:p>0.499423</text:p>
          </table:table-cell>
        </table:table-row>
        <table:table-row table:style-name="ro1">
          <table:table-cell office:value-type="string" calcext:value-type="string">
            <text:p>2017-10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691" calcext:value-type="float">
            <text:p>0.499691</text:p>
          </table:table-cell>
        </table:table-row>
        <table:table-row table:style-name="ro1">
          <table:table-cell office:value-type="string" calcext:value-type="string">
            <text:p>2017-10-2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33" calcext:value-type="float">
            <text:p>0.498833</text:p>
          </table:table-cell>
        </table:table-row>
        <table:table-row table:style-name="ro1">
          <table:table-cell office:value-type="string" calcext:value-type="string">
            <text:p>2017-10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748" calcext:value-type="float">
            <text:p>0.503748</text:p>
          </table:table-cell>
        </table:table-row>
        <table:table-row table:style-name="ro1">
          <table:table-cell office:value-type="string" calcext:value-type="string">
            <text:p>2017-10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857" calcext:value-type="float">
            <text:p>0.500857</text:p>
          </table:table-cell>
        </table:table-row>
        <table:table-row table:style-name="ro1">
          <table:table-cell office:value-type="string" calcext:value-type="string">
            <text:p>2017-11-0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98" calcext:value-type="float">
            <text:p>0.499498</text:p>
          </table:table-cell>
        </table:table-row>
        <table:table-row table:style-name="ro1">
          <table:table-cell office:value-type="string" calcext:value-type="string">
            <text:p>2017-11-0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7604" calcext:value-type="float">
            <text:p>0.497604</text:p>
          </table:table-cell>
        </table:table-row>
        <table:table-row table:style-name="ro1">
          <table:table-cell office:value-type="string" calcext:value-type="string">
            <text:p>2017-11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6231" calcext:value-type="float">
            <text:p>0.496231</text:p>
          </table:table-cell>
        </table:table-row>
        <table:table-row table:style-name="ro1">
          <table:table-cell office:value-type="string" calcext:value-type="string">
            <text:p>2017-11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208" calcext:value-type="float">
            <text:p>0.499208</text:p>
          </table:table-cell>
        </table:table-row>
        <table:table-row table:style-name="ro1">
          <table:table-cell office:value-type="string" calcext:value-type="string">
            <text:p>2017-11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53" calcext:value-type="float">
            <text:p>0.499453</text:p>
          </table:table-cell>
        </table:table-row>
        <table:table-row table:style-name="ro1">
          <table:table-cell office:value-type="string" calcext:value-type="string">
            <text:p>2017-11-0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788" calcext:value-type="float">
            <text:p>0.502788</text:p>
          </table:table-cell>
        </table:table-row>
        <table:table-row table:style-name="ro1">
          <table:table-cell office:value-type="string" calcext:value-type="string">
            <text:p>2017-11-1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312" calcext:value-type="float">
            <text:p>0.499312</text:p>
          </table:table-cell>
        </table:table-row>
        <table:table-row table:style-name="ro1">
          <table:table-cell office:value-type="string" calcext:value-type="string">
            <text:p>2017-11-1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681" calcext:value-type="float">
            <text:p>0.498681</text:p>
          </table:table-cell>
        </table:table-row>
        <table:table-row table:style-name="ro1">
          <table:table-cell office:value-type="string" calcext:value-type="string">
            <text:p>2017-11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0647" calcext:value-type="float">
            <text:p>0.500647</text:p>
          </table:table-cell>
        </table:table-row>
        <table:table-row table:style-name="ro1">
          <table:table-cell office:value-type="string" calcext:value-type="string">
            <text:p>2017-11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467" calcext:value-type="float">
            <text:p>0.504467</text:p>
          </table:table-cell>
        </table:table-row>
        <table:table-row table:style-name="ro1">
          <table:table-cell office:value-type="string" calcext:value-type="string">
            <text:p>2017-11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754" calcext:value-type="float">
            <text:p>0.502754</text:p>
          </table:table-cell>
        </table:table-row>
        <table:table-row table:style-name="ro1">
          <table:table-cell office:value-type="string" calcext:value-type="string">
            <text:p>2017-11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7712" calcext:value-type="float">
            <text:p>0.497712</text:p>
          </table:table-cell>
        </table:table-row>
        <table:table-row table:style-name="ro1">
          <table:table-cell office:value-type="string" calcext:value-type="string">
            <text:p>2017-11-2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3798" calcext:value-type="float">
            <text:p>0.493798</text:p>
          </table:table-cell>
        </table:table-row>
        <table:table-row table:style-name="ro1">
          <table:table-cell office:value-type="string" calcext:value-type="string">
            <text:p>2017-11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517" calcext:value-type="float">
            <text:p>0.49517</text:p>
          </table:table-cell>
        </table:table-row>
        <table:table-row table:style-name="ro1">
          <table:table-cell office:value-type="string" calcext:value-type="string">
            <text:p>2017-11-2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908" calcext:value-type="float">
            <text:p>0.491908</text:p>
          </table:table-cell>
        </table:table-row>
        <table:table-row table:style-name="ro1">
          <table:table-cell office:value-type="string" calcext:value-type="string">
            <text:p>2017-11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277" calcext:value-type="float">
            <text:p>0.491277</text:p>
          </table:table-cell>
        </table:table-row>
        <table:table-row table:style-name="ro1">
          <table:table-cell office:value-type="string" calcext:value-type="string">
            <text:p>2017-11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12" calcext:value-type="float">
            <text:p>0.48912</text:p>
          </table:table-cell>
        </table:table-row>
        <table:table-row table:style-name="ro1">
          <table:table-cell office:value-type="string" calcext:value-type="string">
            <text:p>2017-11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9925" calcext:value-type="float">
            <text:p>0.489925</text:p>
          </table:table-cell>
        </table:table-row>
        <table:table-row table:style-name="ro1">
          <table:table-cell office:value-type="string" calcext:value-type="string">
            <text:p>2017-11-2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8223" calcext:value-type="float">
            <text:p>0.488223</text:p>
          </table:table-cell>
        </table:table-row>
        <table:table-row table:style-name="ro1">
          <table:table-cell office:value-type="string" calcext:value-type="string">
            <text:p>2017-11-3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052" calcext:value-type="float">
            <text:p>0.485052</text:p>
          </table:table-cell>
        </table:table-row>
        <table:table-row table:style-name="ro1">
          <table:table-cell office:value-type="string" calcext:value-type="string">
            <text:p>2017-12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2678" calcext:value-type="float">
            <text:p>0.482678</text:p>
          </table:table-cell>
        </table:table-row>
        <table:table-row table:style-name="ro1">
          <table:table-cell office:value-type="string" calcext:value-type="string">
            <text:p>2017-12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3014" calcext:value-type="float">
            <text:p>0.483014</text:p>
          </table:table-cell>
        </table:table-row>
        <table:table-row table:style-name="ro1">
          <table:table-cell office:value-type="string" calcext:value-type="string">
            <text:p>2017-12-0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906" calcext:value-type="float">
            <text:p>0.484906</text:p>
          </table:table-cell>
        </table:table-row>
        <table:table-row table:style-name="ro1">
          <table:table-cell office:value-type="string" calcext:value-type="string">
            <text:p>2017-12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811" calcext:value-type="float">
            <text:p>0.491811</text:p>
          </table:table-cell>
        </table:table-row>
        <table:table-row table:style-name="ro1">
          <table:table-cell office:value-type="string" calcext:value-type="string">
            <text:p>2017-12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376" calcext:value-type="float">
            <text:p>0.492376</text:p>
          </table:table-cell>
        </table:table-row>
        <table:table-row table:style-name="ro1">
          <table:table-cell office:value-type="string" calcext:value-type="string">
            <text:p>2017-12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031" calcext:value-type="float">
            <text:p>0.486031</text:p>
          </table:table-cell>
        </table:table-row>
      </table:table>
      <table:table table:name="Sheet4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017-04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913" calcext:value-type="float">
            <text:p>0.49913</text:p>
          </table:table-cell>
        </table:table-row>
        <table:table-row table:style-name="ro1">
          <table:table-cell office:value-type="string" calcext:value-type="string">
            <text:p>2017-04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4673" calcext:value-type="float">
            <text:p>0.504673</text:p>
          </table:table-cell>
        </table:table-row>
        <table:table-row table:style-name="ro1">
          <table:table-cell office:value-type="string" calcext:value-type="string">
            <text:p>2017-04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0734" calcext:value-type="float">
            <text:p>0.530734</text:p>
          </table:table-cell>
        </table:table-row>
        <table:table-row table:style-name="ro1">
          <table:table-cell office:value-type="string" calcext:value-type="string">
            <text:p>2017-04-1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9829" calcext:value-type="float">
            <text:p>0.549829</text:p>
          </table:table-cell>
        </table:table-row>
        <table:table-row table:style-name="ro1">
          <table:table-cell office:value-type="string" calcext:value-type="string">
            <text:p>2017-04-1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503" calcext:value-type="float">
            <text:p>0.562503</text:p>
          </table:table-cell>
        </table:table-row>
        <table:table-row table:style-name="ro1">
          <table:table-cell office:value-type="string" calcext:value-type="string">
            <text:p>2017-04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81336" calcext:value-type="float">
            <text:p>0.581336</text:p>
          </table:table-cell>
        </table:table-row>
        <table:table-row table:style-name="ro1">
          <table:table-cell office:value-type="string" calcext:value-type="string">
            <text:p>2017-04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5561" calcext:value-type="float">
            <text:p>0.605561</text:p>
          </table:table-cell>
        </table:table-row>
        <table:table-row table:style-name="ro1">
          <table:table-cell office:value-type="string" calcext:value-type="string">
            <text:p>2017-04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4154" calcext:value-type="float">
            <text:p>0.604154</text:p>
          </table:table-cell>
        </table:table-row>
        <table:table-row table:style-name="ro1">
          <table:table-cell office:value-type="string" calcext:value-type="string">
            <text:p>2017-04-1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911" calcext:value-type="float">
            <text:p>0.60911</text:p>
          </table:table-cell>
        </table:table-row>
        <table:table-row table:style-name="ro1">
          <table:table-cell office:value-type="string" calcext:value-type="string">
            <text:p>2017-04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11053" calcext:value-type="float">
            <text:p>0.611053</text:p>
          </table:table-cell>
        </table:table-row>
        <table:table-row table:style-name="ro1">
          <table:table-cell office:value-type="string" calcext:value-type="string">
            <text:p>2017-04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7721" calcext:value-type="float">
            <text:p>0.587721</text:p>
          </table:table-cell>
        </table:table-row>
        <table:table-row table:style-name="ro1">
          <table:table-cell office:value-type="string" calcext:value-type="string">
            <text:p>2017-04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0857" calcext:value-type="float">
            <text:p>0.560857</text:p>
          </table:table-cell>
        </table:table-row>
        <table:table-row table:style-name="ro1">
          <table:table-cell office:value-type="string" calcext:value-type="string">
            <text:p>2017-04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653" calcext:value-type="float">
            <text:p>0.538653</text:p>
          </table:table-cell>
        </table:table-row>
        <table:table-row table:style-name="ro1">
          <table:table-cell office:value-type="string" calcext:value-type="string">
            <text:p>2017-04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0335" calcext:value-type="float">
            <text:p>0.510335</text:p>
          </table:table-cell>
        </table:table-row>
        <table:table-row table:style-name="ro1">
          <table:table-cell office:value-type="string" calcext:value-type="string">
            <text:p>2017-04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479" calcext:value-type="float">
            <text:p>0.507479</text:p>
          </table:table-cell>
        </table:table-row>
        <table:table-row table:style-name="ro1">
          <table:table-cell office:value-type="string" calcext:value-type="string">
            <text:p>2017-04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5143" calcext:value-type="float">
            <text:p>0.505143</text:p>
          </table:table-cell>
        </table:table-row>
        <table:table-row table:style-name="ro1">
          <table:table-cell office:value-type="string" calcext:value-type="string">
            <text:p>2017-04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4992" calcext:value-type="float">
            <text:p>0.504992</text:p>
          </table:table-cell>
        </table:table-row>
        <table:table-row table:style-name="ro1">
          <table:table-cell office:value-type="string" calcext:value-type="string">
            <text:p>2017-04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933" calcext:value-type="float">
            <text:p>0.49933</text:p>
          </table:table-cell>
        </table:table-row>
        <table:table-row table:style-name="ro1">
          <table:table-cell office:value-type="string" calcext:value-type="string">
            <text:p>2017-05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1126" calcext:value-type="float">
            <text:p>0.511126</text:p>
          </table:table-cell>
        </table:table-row>
        <table:table-row table:style-name="ro1">
          <table:table-cell office:value-type="string" calcext:value-type="string">
            <text:p>2017-05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328" calcext:value-type="float">
            <text:p>0.525328</text:p>
          </table:table-cell>
        </table:table-row>
        <table:table-row table:style-name="ro1">
          <table:table-cell office:value-type="string" calcext:value-type="string">
            <text:p>2017-05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86" calcext:value-type="float">
            <text:p>0.518686</text:p>
          </table:table-cell>
        </table:table-row>
        <table:table-row table:style-name="ro1">
          <table:table-cell office:value-type="string" calcext:value-type="string">
            <text:p>2017-05-0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9875" calcext:value-type="float">
            <text:p>0.549875</text:p>
          </table:table-cell>
        </table:table-row>
        <table:table-row table:style-name="ro1">
          <table:table-cell office:value-type="string" calcext:value-type="string">
            <text:p>2017-05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0863" calcext:value-type="float">
            <text:p>0.570863</text:p>
          </table:table-cell>
        </table:table-row>
        <table:table-row table:style-name="ro1">
          <table:table-cell office:value-type="string" calcext:value-type="string">
            <text:p>2017-05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2478" calcext:value-type="float">
            <text:p>0.582478</text:p>
          </table:table-cell>
        </table:table-row>
        <table:table-row table:style-name="ro1">
          <table:table-cell office:value-type="string" calcext:value-type="string">
            <text:p>2017-05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1608" calcext:value-type="float">
            <text:p>0.561608</text:p>
          </table:table-cell>
        </table:table-row>
        <table:table-row table:style-name="ro1">
          <table:table-cell office:value-type="string" calcext:value-type="string">
            <text:p>2017-05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4775" calcext:value-type="float">
            <text:p>0.524775</text:p>
          </table:table-cell>
        </table:table-row>
        <table:table-row table:style-name="ro1">
          <table:table-cell office:value-type="string" calcext:value-type="string">
            <text:p>2017-05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57" calcext:value-type="float">
            <text:p>0.518657</text:p>
          </table:table-cell>
        </table:table-row>
        <table:table-row table:style-name="ro1">
          <table:table-cell office:value-type="string" calcext:value-type="string">
            <text:p>2017-05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434" calcext:value-type="float">
            <text:p>0.497434</text:p>
          </table:table-cell>
        </table:table-row>
        <table:table-row table:style-name="ro1">
          <table:table-cell office:value-type="string" calcext:value-type="string">
            <text:p>2017-05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8602" calcext:value-type="float">
            <text:p>0.498602</text:p>
          </table:table-cell>
        </table:table-row>
        <table:table-row table:style-name="ro1">
          <table:table-cell office:value-type="string" calcext:value-type="string">
            <text:p>2017-05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103" calcext:value-type="float">
            <text:p>0.538103</text:p>
          </table:table-cell>
        </table:table-row>
        <table:table-row table:style-name="ro1">
          <table:table-cell office:value-type="string" calcext:value-type="string">
            <text:p>2017-05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483" calcext:value-type="float">
            <text:p>0.562483</text:p>
          </table:table-cell>
        </table:table-row>
        <table:table-row table:style-name="ro1">
          <table:table-cell office:value-type="string" calcext:value-type="string">
            <text:p>2017-05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2987" calcext:value-type="float">
            <text:p>0.572987</text:p>
          </table:table-cell>
        </table:table-row>
        <table:table-row table:style-name="ro1">
          <table:table-cell office:value-type="string" calcext:value-type="string">
            <text:p>2017-05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8723" calcext:value-type="float">
            <text:p>0.598723</text:p>
          </table:table-cell>
        </table:table-row>
        <table:table-row table:style-name="ro1">
          <table:table-cell office:value-type="string" calcext:value-type="string">
            <text:p>2017-05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2986" calcext:value-type="float">
            <text:p>0.602986</text:p>
          </table:table-cell>
        </table:table-row>
        <table:table-row table:style-name="ro1">
          <table:table-cell office:value-type="string" calcext:value-type="string">
            <text:p>2017-05-2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9518" calcext:value-type="float">
            <text:p>0.569518</text:p>
          </table:table-cell>
        </table:table-row>
        <table:table-row table:style-name="ro1">
          <table:table-cell office:value-type="string" calcext:value-type="string">
            <text:p>2017-05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3316" calcext:value-type="float">
            <text:p>0.563316</text:p>
          </table:table-cell>
        </table:table-row>
        <table:table-row table:style-name="ro1">
          <table:table-cell office:value-type="string" calcext:value-type="string">
            <text:p>2017-05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2212" calcext:value-type="float">
            <text:p>0.572212</text:p>
          </table:table-cell>
        </table:table-row>
        <table:table-row table:style-name="ro1">
          <table:table-cell office:value-type="string" calcext:value-type="string">
            <text:p>2017-05-3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9292" calcext:value-type="float">
            <text:p>0.579292</text:p>
          </table:table-cell>
        </table:table-row>
        <table:table-row table:style-name="ro1">
          <table:table-cell office:value-type="string" calcext:value-type="string">
            <text:p>2017-06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2637" calcext:value-type="float">
            <text:p>0.602637</text:p>
          </table:table-cell>
        </table:table-row>
        <table:table-row table:style-name="ro1">
          <table:table-cell office:value-type="string" calcext:value-type="string">
            <text:p>2017-06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string" calcext:value-type="string">
            <text:p>2017-06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6139" calcext:value-type="float">
            <text:p>0.596139</text:p>
          </table:table-cell>
        </table:table-row>
        <table:table-row table:style-name="ro1">
          <table:table-cell office:value-type="string" calcext:value-type="string">
            <text:p>2017-06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433" calcext:value-type="float">
            <text:p>0.562433</text:p>
          </table:table-cell>
        </table:table-row>
        <table:table-row table:style-name="ro1">
          <table:table-cell office:value-type="string" calcext:value-type="string">
            <text:p>2017-06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3858" calcext:value-type="float">
            <text:p>0.533858</text:p>
          </table:table-cell>
        </table:table-row>
        <table:table-row table:style-name="ro1">
          <table:table-cell office:value-type="string" calcext:value-type="string">
            <text:p>2017-06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926" calcext:value-type="float">
            <text:p>0.497926</text:p>
          </table:table-cell>
        </table:table-row>
        <table:table-row table:style-name="ro1">
          <table:table-cell office:value-type="string" calcext:value-type="string">
            <text:p>2017-06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875" calcext:value-type="float">
            <text:p>0.477875</text:p>
          </table:table-cell>
        </table:table-row>
        <table:table-row table:style-name="ro1">
          <table:table-cell office:value-type="string" calcext:value-type="string">
            <text:p>2017-06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8623" calcext:value-type="float">
            <text:p>0.478623</text:p>
          </table:table-cell>
        </table:table-row>
        <table:table-row table:style-name="ro1">
          <table:table-cell office:value-type="string" calcext:value-type="string">
            <text:p>2017-06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9881" calcext:value-type="float">
            <text:p>0.469881</text:p>
          </table:table-cell>
        </table:table-row>
        <table:table-row table:style-name="ro1">
          <table:table-cell office:value-type="string" calcext:value-type="string">
            <text:p>2017-06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9428" calcext:value-type="float">
            <text:p>0.479428</text:p>
          </table:table-cell>
        </table:table-row>
        <table:table-row table:style-name="ro1">
          <table:table-cell office:value-type="string" calcext:value-type="string">
            <text:p>2017-06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5938" calcext:value-type="float">
            <text:p>0.465938</text:p>
          </table:table-cell>
        </table:table-row>
        <table:table-row table:style-name="ro1">
          <table:table-cell office:value-type="string" calcext:value-type="string">
            <text:p>2017-06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9881" calcext:value-type="float">
            <text:p>0.459881</text:p>
          </table:table-cell>
        </table:table-row>
        <table:table-row table:style-name="ro1">
          <table:table-cell office:value-type="string" calcext:value-type="string">
            <text:p>2017-06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9944" calcext:value-type="float">
            <text:p>0.459944</text:p>
          </table:table-cell>
        </table:table-row>
        <table:table-row table:style-name="ro1">
          <table:table-cell office:value-type="string" calcext:value-type="string">
            <text:p>2017-06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1855" calcext:value-type="float">
            <text:p>0.471855</text:p>
          </table:table-cell>
        </table:table-row>
        <table:table-row table:style-name="ro1">
          <table:table-cell office:value-type="string" calcext:value-type="string">
            <text:p>2017-06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9154" calcext:value-type="float">
            <text:p>0.509154</text:p>
          </table:table-cell>
        </table:table-row>
        <table:table-row table:style-name="ro1">
          <table:table-cell office:value-type="string" calcext:value-type="string">
            <text:p>2017-06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7629" calcext:value-type="float">
            <text:p>0.527629</text:p>
          </table:table-cell>
        </table:table-row>
        <table:table-row table:style-name="ro1">
          <table:table-cell office:value-type="string" calcext:value-type="string">
            <text:p>2017-06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1148" calcext:value-type="float">
            <text:p>0.541148</text:p>
          </table:table-cell>
        </table:table-row>
        <table:table-row table:style-name="ro1">
          <table:table-cell office:value-type="string" calcext:value-type="string">
            <text:p>2017-06-2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255" calcext:value-type="float">
            <text:p>0.553255</text:p>
          </table:table-cell>
        </table:table-row>
        <table:table-row table:style-name="ro1">
          <table:table-cell office:value-type="string" calcext:value-type="string">
            <text:p>2017-06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014" calcext:value-type="float">
            <text:p>0.57014</text:p>
          </table:table-cell>
        </table:table-row>
        <table:table-row table:style-name="ro1">
          <table:table-cell office:value-type="string" calcext:value-type="string">
            <text:p>2017-06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4246" calcext:value-type="float">
            <text:p>0.554246</text:p>
          </table:table-cell>
        </table:table-row>
        <table:table-row table:style-name="ro1">
          <table:table-cell office:value-type="string" calcext:value-type="string">
            <text:p>2017-06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2073" calcext:value-type="float">
            <text:p>0.542073</text:p>
          </table:table-cell>
        </table:table-row>
        <table:table-row table:style-name="ro1">
          <table:table-cell office:value-type="string" calcext:value-type="string">
            <text:p>2017-06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495" calcext:value-type="float">
            <text:p>0.525495</text:p>
          </table:table-cell>
        </table:table-row>
        <table:table-row table:style-name="ro1">
          <table:table-cell office:value-type="string" calcext:value-type="string">
            <text:p>2017-07-0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045" calcext:value-type="float">
            <text:p>0.507045</text:p>
          </table:table-cell>
        </table:table-row>
        <table:table-row table:style-name="ro1">
          <table:table-cell office:value-type="string" calcext:value-type="string">
            <text:p>2017-07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045" calcext:value-type="float">
            <text:p>0.482045</text:p>
          </table:table-cell>
        </table:table-row>
        <table:table-row table:style-name="ro1">
          <table:table-cell office:value-type="string" calcext:value-type="string">
            <text:p>2017-07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1531" calcext:value-type="float">
            <text:p>0.471531</text:p>
          </table:table-cell>
        </table:table-row>
        <table:table-row table:style-name="ro1">
          <table:table-cell office:value-type="string" calcext:value-type="string">
            <text:p>2017-07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656" calcext:value-type="float">
            <text:p>0.466656</text:p>
          </table:table-cell>
        </table:table-row>
        <table:table-row table:style-name="ro1">
          <table:table-cell office:value-type="string" calcext:value-type="string">
            <text:p>2017-07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6018" calcext:value-type="float">
            <text:p>0.476018</text:p>
          </table:table-cell>
        </table:table-row>
        <table:table-row table:style-name="ro1">
          <table:table-cell office:value-type="string" calcext:value-type="string">
            <text:p>2017-07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753" calcext:value-type="float">
            <text:p>0.49753</text:p>
          </table:table-cell>
        </table:table-row>
        <table:table-row table:style-name="ro1">
          <table:table-cell office:value-type="string" calcext:value-type="string">
            <text:p>2017-07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735" calcext:value-type="float">
            <text:p>0.525735</text:p>
          </table:table-cell>
        </table:table-row>
        <table:table-row table:style-name="ro1">
          <table:table-cell office:value-type="string" calcext:value-type="string">
            <text:p>2017-07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1447" calcext:value-type="float">
            <text:p>0.531447</text:p>
          </table:table-cell>
        </table:table-row>
        <table:table-row table:style-name="ro1">
          <table:table-cell office:value-type="string" calcext:value-type="string">
            <text:p>2017-07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5643" calcext:value-type="float">
            <text:p>0.545643</text:p>
          </table:table-cell>
        </table:table-row>
        <table:table-row table:style-name="ro1">
          <table:table-cell office:value-type="string" calcext:value-type="string">
            <text:p>2017-07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9263" calcext:value-type="float">
            <text:p>0.559263</text:p>
          </table:table-cell>
        </table:table-row>
        <table:table-row table:style-name="ro1">
          <table:table-cell office:value-type="string" calcext:value-type="string">
            <text:p>2017-07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268" calcext:value-type="float">
            <text:p>0.553268</text:p>
          </table:table-cell>
        </table:table-row>
        <table:table-row table:style-name="ro1">
          <table:table-cell office:value-type="string" calcext:value-type="string">
            <text:p>2017-07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3366" calcext:value-type="float">
            <text:p>0.533366</text:p>
          </table:table-cell>
        </table:table-row>
        <table:table-row table:style-name="ro1">
          <table:table-cell office:value-type="string" calcext:value-type="string">
            <text:p>2017-07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193" calcext:value-type="float">
            <text:p>0.507193</text:p>
          </table:table-cell>
        </table:table-row>
        <table:table-row table:style-name="ro1">
          <table:table-cell office:value-type="string" calcext:value-type="string">
            <text:p>2017-07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6905" calcext:value-type="float">
            <text:p>0.486905</text:p>
          </table:table-cell>
        </table:table-row>
        <table:table-row table:style-name="ro1">
          <table:table-cell office:value-type="string" calcext:value-type="string">
            <text:p>2017-07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8767" calcext:value-type="float">
            <text:p>0.488767</text:p>
          </table:table-cell>
        </table:table-row>
        <table:table-row table:style-name="ro1">
          <table:table-cell office:value-type="string" calcext:value-type="string">
            <text:p>2017-07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2997" calcext:value-type="float">
            <text:p>0.502997</text:p>
          </table:table-cell>
        </table:table-row>
        <table:table-row table:style-name="ro1">
          <table:table-cell office:value-type="string" calcext:value-type="string">
            <text:p>2017-07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7583" calcext:value-type="float">
            <text:p>0.507583</text:p>
          </table:table-cell>
        </table:table-row>
        <table:table-row table:style-name="ro1">
          <table:table-cell office:value-type="string" calcext:value-type="string">
            <text:p>2017-07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5715" calcext:value-type="float">
            <text:p>0.495715</text:p>
          </table:table-cell>
        </table:table-row>
        <table:table-row table:style-name="ro1">
          <table:table-cell office:value-type="string" calcext:value-type="string">
            <text:p>2017-07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4668" calcext:value-type="float">
            <text:p>0.474668</text:p>
          </table:table-cell>
        </table:table-row>
        <table:table-row table:style-name="ro1">
          <table:table-cell office:value-type="string" calcext:value-type="string">
            <text:p>2017-07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975" calcext:value-type="float">
            <text:p>0.466975</text:p>
          </table:table-cell>
        </table:table-row>
        <table:table-row table:style-name="ro1">
          <table:table-cell office:value-type="string" calcext:value-type="string">
            <text:p>2017-08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4649" calcext:value-type="float">
            <text:p>0.464649</text:p>
          </table:table-cell>
        </table:table-row>
        <table:table-row table:style-name="ro1">
          <table:table-cell office:value-type="string" calcext:value-type="string">
            <text:p>2017-08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8322" calcext:value-type="float">
            <text:p>0.478322</text:p>
          </table:table-cell>
        </table:table-row>
        <table:table-row table:style-name="ro1">
          <table:table-cell office:value-type="string" calcext:value-type="string">
            <text:p>2017-08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038" calcext:value-type="float">
            <text:p>0.50038</text:p>
          </table:table-cell>
        </table:table-row>
        <table:table-row table:style-name="ro1">
          <table:table-cell office:value-type="string" calcext:value-type="string">
            <text:p>2017-08-0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2736" calcext:value-type="float">
            <text:p>0.532736</text:p>
          </table:table-cell>
        </table:table-row>
        <table:table-row table:style-name="ro1">
          <table:table-cell office:value-type="string" calcext:value-type="string">
            <text:p>2017-08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734" calcext:value-type="float">
            <text:p>0.553734</text:p>
          </table:table-cell>
        </table:table-row>
        <table:table-row table:style-name="ro1">
          <table:table-cell office:value-type="string" calcext:value-type="string">
            <text:p>2017-08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575" calcext:value-type="float">
            <text:p>0.553575</text:p>
          </table:table-cell>
        </table:table-row>
        <table:table-row table:style-name="ro1">
          <table:table-cell office:value-type="string" calcext:value-type="string">
            <text:p>2017-08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5615" calcext:value-type="float">
            <text:p>0.545615</text:p>
          </table:table-cell>
        </table:table-row>
        <table:table-row table:style-name="ro1">
          <table:table-cell office:value-type="string" calcext:value-type="string">
            <text:p>2017-08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046" calcext:value-type="float">
            <text:p>0.518046</text:p>
          </table:table-cell>
        </table:table-row>
        <table:table-row table:style-name="ro1">
          <table:table-cell office:value-type="string" calcext:value-type="string">
            <text:p>2017-08-1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7398" calcext:value-type="float">
            <text:p>0.527398</text:p>
          </table:table-cell>
        </table:table-row>
        <table:table-row table:style-name="ro1">
          <table:table-cell office:value-type="string" calcext:value-type="string">
            <text:p>2017-08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9118" calcext:value-type="float">
            <text:p>0.549118</text:p>
          </table:table-cell>
        </table:table-row>
        <table:table-row table:style-name="ro1">
          <table:table-cell office:value-type="string" calcext:value-type="string">
            <text:p>2017-08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6534" calcext:value-type="float">
            <text:p>0.566534</text:p>
          </table:table-cell>
        </table:table-row>
        <table:table-row table:style-name="ro1">
          <table:table-cell office:value-type="string" calcext:value-type="string">
            <text:p>2017-08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9533" calcext:value-type="float">
            <text:p>0.549533</text:p>
          </table:table-cell>
        </table:table-row>
        <table:table-row table:style-name="ro1">
          <table:table-cell office:value-type="string" calcext:value-type="string">
            <text:p>2017-08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7393" calcext:value-type="float">
            <text:p>0.527393</text:p>
          </table:table-cell>
        </table:table-row>
        <table:table-row table:style-name="ro1">
          <table:table-cell office:value-type="string" calcext:value-type="string">
            <text:p>2017-08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2894" calcext:value-type="float">
            <text:p>0.502894</text:p>
          </table:table-cell>
        </table:table-row>
        <table:table-row table:style-name="ro1">
          <table:table-cell office:value-type="string" calcext:value-type="string">
            <text:p>2017-08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732" calcext:value-type="float">
            <text:p>0.464732</text:p>
          </table:table-cell>
        </table:table-row>
        <table:table-row table:style-name="ro1">
          <table:table-cell office:value-type="string" calcext:value-type="string">
            <text:p>2017-08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7362" calcext:value-type="float">
            <text:p>0.427362</text:p>
          </table:table-cell>
        </table:table-row>
        <table:table-row table:style-name="ro1">
          <table:table-cell office:value-type="string" calcext:value-type="string">
            <text:p>2017-08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5428" calcext:value-type="float">
            <text:p>0.405428</text:p>
          </table:table-cell>
        </table:table-row>
        <table:table-row table:style-name="ro1">
          <table:table-cell office:value-type="string" calcext:value-type="string">
            <text:p>2017-08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0819" calcext:value-type="float">
            <text:p>0.390819</text:p>
          </table:table-cell>
        </table:table-row>
        <table:table-row table:style-name="ro1">
          <table:table-cell office:value-type="string" calcext:value-type="string">
            <text:p>2017-08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3903" calcext:value-type="float">
            <text:p>0.393903</text:p>
          </table:table-cell>
        </table:table-row>
        <table:table-row table:style-name="ro1">
          <table:table-cell office:value-type="string" calcext:value-type="string">
            <text:p>2017-08-2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19461" calcext:value-type="float">
            <text:p>0.419461</text:p>
          </table:table-cell>
        </table:table-row>
        <table:table-row table:style-name="ro1">
          <table:table-cell office:value-type="string" calcext:value-type="string">
            <text:p>2017-08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9476" calcext:value-type="float">
            <text:p>0.459476</text:p>
          </table:table-cell>
        </table:table-row>
        <table:table-row table:style-name="ro1">
          <table:table-cell office:value-type="string" calcext:value-type="string">
            <text:p>2017-08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207" calcext:value-type="float">
            <text:p>0.464207</text:p>
          </table:table-cell>
        </table:table-row>
        <table:table-row table:style-name="ro1">
          <table:table-cell office:value-type="string" calcext:value-type="string">
            <text:p>2017-09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3208" calcext:value-type="float">
            <text:p>0.493208</text:p>
          </table:table-cell>
        </table:table-row>
        <table:table-row table:style-name="ro1">
          <table:table-cell office:value-type="string" calcext:value-type="string">
            <text:p>2017-09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5188" calcext:value-type="float">
            <text:p>0.535188</text:p>
          </table:table-cell>
        </table:table-row>
        <table:table-row table:style-name="ro1">
          <table:table-cell office:value-type="string" calcext:value-type="string">
            <text:p>2017-09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2484" calcext:value-type="float">
            <text:p>0.572484</text:p>
          </table:table-cell>
        </table:table-row>
        <table:table-row table:style-name="ro1">
          <table:table-cell office:value-type="string" calcext:value-type="string">
            <text:p>2017-09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1965" calcext:value-type="float">
            <text:p>0.591965</text:p>
          </table:table-cell>
        </table:table-row>
        <table:table-row table:style-name="ro1">
          <table:table-cell office:value-type="string" calcext:value-type="string">
            <text:p>2017-09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2361" calcext:value-type="float">
            <text:p>0.602361</text:p>
          </table:table-cell>
        </table:table-row>
        <table:table-row table:style-name="ro1">
          <table:table-cell office:value-type="string" calcext:value-type="string">
            <text:p>2017-09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5144" calcext:value-type="float">
            <text:p>0.585144</text:p>
          </table:table-cell>
        </table:table-row>
        <table:table-row table:style-name="ro1">
          <table:table-cell office:value-type="string" calcext:value-type="string">
            <text:p>2017-09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548" calcext:value-type="float">
            <text:p>0.518548</text:p>
          </table:table-cell>
        </table:table-row>
        <table:table-row table:style-name="ro1">
          <table:table-cell office:value-type="string" calcext:value-type="string">
            <text:p>2017-09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1413" calcext:value-type="float">
            <text:p>0.491413</text:p>
          </table:table-cell>
        </table:table-row>
        <table:table-row table:style-name="ro1">
          <table:table-cell office:value-type="string" calcext:value-type="string">
            <text:p>2017-09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0994" calcext:value-type="float">
            <text:p>0.470994</text:p>
          </table:table-cell>
        </table:table-row>
        <table:table-row table:style-name="ro1">
          <table:table-cell office:value-type="string" calcext:value-type="string">
            <text:p>2017-09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8816" calcext:value-type="float">
            <text:p>0.458816</text:p>
          </table:table-cell>
        </table:table-row>
        <table:table-row table:style-name="ro1">
          <table:table-cell office:value-type="string" calcext:value-type="string">
            <text:p>2017-09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7082" calcext:value-type="float">
            <text:p>0.447082</text:p>
          </table:table-cell>
        </table:table-row>
        <table:table-row table:style-name="ro1">
          <table:table-cell office:value-type="string" calcext:value-type="string">
            <text:p>2017-09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1602" calcext:value-type="float">
            <text:p>0.451602</text:p>
          </table:table-cell>
        </table:table-row>
        <table:table-row table:style-name="ro1">
          <table:table-cell office:value-type="string" calcext:value-type="string">
            <text:p>2017-09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0089" calcext:value-type="float">
            <text:p>0.430089</text:p>
          </table:table-cell>
        </table:table-row>
        <table:table-row table:style-name="ro1">
          <table:table-cell office:value-type="string" calcext:value-type="string">
            <text:p>2017-09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1371" calcext:value-type="float">
            <text:p>0.431371</text:p>
          </table:table-cell>
        </table:table-row>
        <table:table-row table:style-name="ro1">
          <table:table-cell office:value-type="string" calcext:value-type="string">
            <text:p>2017-09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0094" calcext:value-type="float">
            <text:p>0.440094</text:p>
          </table:table-cell>
        </table:table-row>
        <table:table-row table:style-name="ro1">
          <table:table-cell office:value-type="string" calcext:value-type="string">
            <text:p>2017-09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565" calcext:value-type="float">
            <text:p>0.46565</text:p>
          </table:table-cell>
        </table:table-row>
        <table:table-row table:style-name="ro1">
          <table:table-cell office:value-type="string" calcext:value-type="string">
            <text:p>2017-09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4599" calcext:value-type="float">
            <text:p>0.514599</text:p>
          </table:table-cell>
        </table:table-row>
        <table:table-row table:style-name="ro1">
          <table:table-cell office:value-type="string" calcext:value-type="string">
            <text:p>2017-09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4717" calcext:value-type="float">
            <text:p>0.554717</text:p>
          </table:table-cell>
        </table:table-row>
        <table:table-row table:style-name="ro1">
          <table:table-cell office:value-type="string" calcext:value-type="string">
            <text:p>2017-09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0361" calcext:value-type="float">
            <text:p>0.570361</text:p>
          </table:table-cell>
        </table:table-row>
        <table:table-row table:style-name="ro1">
          <table:table-cell office:value-type="string" calcext:value-type="string">
            <text:p>2017-09-2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9549" calcext:value-type="float">
            <text:p>0.569549</text:p>
          </table:table-cell>
        </table:table-row>
        <table:table-row table:style-name="ro1">
          <table:table-cell office:value-type="string" calcext:value-type="string">
            <text:p>2017-10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4919" calcext:value-type="float">
            <text:p>0.574919</text:p>
          </table:table-cell>
        </table:table-row>
        <table:table-row table:style-name="ro1">
          <table:table-cell office:value-type="string" calcext:value-type="string">
            <text:p>2017-10-0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1095" calcext:value-type="float">
            <text:p>0.561095</text:p>
          </table:table-cell>
        </table:table-row>
        <table:table-row table:style-name="ro1">
          <table:table-cell office:value-type="string" calcext:value-type="string">
            <text:p>2017-10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5041" calcext:value-type="float">
            <text:p>0.555041</text:p>
          </table:table-cell>
        </table:table-row>
        <table:table-row table:style-name="ro1">
          <table:table-cell office:value-type="string" calcext:value-type="string">
            <text:p>2017-10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6496" calcext:value-type="float">
            <text:p>0.536496</text:p>
          </table:table-cell>
        </table:table-row>
        <table:table-row table:style-name="ro1">
          <table:table-cell office:value-type="string" calcext:value-type="string">
            <text:p>2017-10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8278" calcext:value-type="float">
            <text:p>0.538278</text:p>
          </table:table-cell>
        </table:table-row>
        <table:table-row table:style-name="ro1">
          <table:table-cell office:value-type="string" calcext:value-type="string">
            <text:p>2017-10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579" calcext:value-type="float">
            <text:p>0.51579</text:p>
          </table:table-cell>
        </table:table-row>
        <table:table-row table:style-name="ro1">
          <table:table-cell office:value-type="string" calcext:value-type="string">
            <text:p>2017-10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0325" calcext:value-type="float">
            <text:p>0.500325</text:p>
          </table:table-cell>
        </table:table-row>
        <table:table-row table:style-name="ro1">
          <table:table-cell office:value-type="string" calcext:value-type="string">
            <text:p>2017-10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0035" calcext:value-type="float">
            <text:p>0.490035</text:p>
          </table:table-cell>
        </table:table-row>
        <table:table-row table:style-name="ro1">
          <table:table-cell office:value-type="string" calcext:value-type="string">
            <text:p>2017-10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5143" calcext:value-type="float">
            <text:p>0.475143</text:p>
          </table:table-cell>
        </table:table-row>
        <table:table-row table:style-name="ro1">
          <table:table-cell office:value-type="string" calcext:value-type="string">
            <text:p>2017-10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971" calcext:value-type="float">
            <text:p>0.466971</text:p>
          </table:table-cell>
        </table:table-row>
        <table:table-row table:style-name="ro1">
          <table:table-cell office:value-type="string" calcext:value-type="string">
            <text:p>2017-10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257" calcext:value-type="float">
            <text:p>0.466257</text:p>
          </table:table-cell>
        </table:table-row>
        <table:table-row table:style-name="ro1">
          <table:table-cell office:value-type="string" calcext:value-type="string">
            <text:p>2017-10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5349" calcext:value-type="float">
            <text:p>0.475349</text:p>
          </table:table-cell>
        </table:table-row>
        <table:table-row table:style-name="ro1">
          <table:table-cell office:value-type="string" calcext:value-type="string">
            <text:p>2017-10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4357" calcext:value-type="float">
            <text:p>0.464357</text:p>
          </table:table-cell>
        </table:table-row>
        <table:table-row table:style-name="ro1">
          <table:table-cell office:value-type="string" calcext:value-type="string">
            <text:p>2017-10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9132" calcext:value-type="float">
            <text:p>0.509132</text:p>
          </table:table-cell>
        </table:table-row>
        <table:table-row table:style-name="ro1">
          <table:table-cell office:value-type="string" calcext:value-type="string">
            <text:p>2017-10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1774" calcext:value-type="float">
            <text:p>0.541774</text:p>
          </table:table-cell>
        </table:table-row>
        <table:table-row table:style-name="ro1">
          <table:table-cell office:value-type="string" calcext:value-type="string">
            <text:p>2017-10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825" calcext:value-type="float">
            <text:p>0.553825</text:p>
          </table:table-cell>
        </table:table-row>
        <table:table-row table:style-name="ro1">
          <table:table-cell office:value-type="string" calcext:value-type="string">
            <text:p>2017-10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308" calcext:value-type="float">
            <text:p>0.553308</text:p>
          </table:table-cell>
        </table:table-row>
        <table:table-row table:style-name="ro1">
          <table:table-cell office:value-type="string" calcext:value-type="string">
            <text:p>2017-10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115" calcext:value-type="float">
            <text:p>0.538115</text:p>
          </table:table-cell>
        </table:table-row>
        <table:table-row table:style-name="ro1">
          <table:table-cell office:value-type="string" calcext:value-type="string">
            <text:p>2017-10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1061" calcext:value-type="float">
            <text:p>0.511061</text:p>
          </table:table-cell>
        </table:table-row>
        <table:table-row table:style-name="ro1">
          <table:table-cell office:value-type="string" calcext:value-type="string">
            <text:p>2017-10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504" calcext:value-type="float">
            <text:p>0.507504</text:p>
          </table:table-cell>
        </table:table-row>
        <table:table-row table:style-name="ro1">
          <table:table-cell office:value-type="string" calcext:value-type="string">
            <text:p>2017-10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699" calcext:value-type="float">
            <text:p>0.50699</text:p>
          </table:table-cell>
        </table:table-row>
        <table:table-row table:style-name="ro1">
          <table:table-cell office:value-type="string" calcext:value-type="string">
            <text:p>2017-11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8206" calcext:value-type="float">
            <text:p>0.498206</text:p>
          </table:table-cell>
        </table:table-row>
        <table:table-row table:style-name="ro1">
          <table:table-cell office:value-type="string" calcext:value-type="string">
            <text:p>2017-11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527" calcext:value-type="float">
            <text:p>0.477527</text:p>
          </table:table-cell>
        </table:table-row>
        <table:table-row table:style-name="ro1">
          <table:table-cell office:value-type="string" calcext:value-type="string">
            <text:p>2017-11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</table:table-row>
        <table:table-row table:style-name="ro1">
          <table:table-cell office:value-type="string" calcext:value-type="string">
            <text:p>2017-11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7558" calcext:value-type="float">
            <text:p>0.477558</text:p>
          </table:table-cell>
        </table:table-row>
        <table:table-row table:style-name="ro1">
          <table:table-cell office:value-type="string" calcext:value-type="string">
            <text:p>2017-11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2901" calcext:value-type="float">
            <text:p>0.462901</text:p>
          </table:table-cell>
        </table:table-row>
        <table:table-row table:style-name="ro1">
          <table:table-cell office:value-type="string" calcext:value-type="string">
            <text:p>2017-11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9389" calcext:value-type="float">
            <text:p>0.449389</text:p>
          </table:table-cell>
        </table:table-row>
        <table:table-row table:style-name="ro1">
          <table:table-cell office:value-type="string" calcext:value-type="string">
            <text:p>2017-11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8834" calcext:value-type="float">
            <text:p>0.458834</text:p>
          </table:table-cell>
        </table:table-row>
        <table:table-row table:style-name="ro1">
          <table:table-cell office:value-type="string" calcext:value-type="string">
            <text:p>2017-11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9469" calcext:value-type="float">
            <text:p>0.479469</text:p>
          </table:table-cell>
        </table:table-row>
        <table:table-row table:style-name="ro1">
          <table:table-cell office:value-type="string" calcext:value-type="string">
            <text:p>2017-11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8811" calcext:value-type="float">
            <text:p>0.488811</text:p>
          </table:table-cell>
        </table:table-row>
        <table:table-row table:style-name="ro1">
          <table:table-cell office:value-type="string" calcext:value-type="string">
            <text:p>2017-11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0093" calcext:value-type="float">
            <text:p>0.510093</text:p>
          </table:table-cell>
        </table:table-row>
        <table:table-row table:style-name="ro1">
          <table:table-cell office:value-type="string" calcext:value-type="string">
            <text:p>2017-11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101" calcext:value-type="float">
            <text:p>0.507101</text:p>
          </table:table-cell>
        </table:table-row>
        <table:table-row table:style-name="ro1">
          <table:table-cell office:value-type="string" calcext:value-type="string">
            <text:p>2017-11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9715" calcext:value-type="float">
            <text:p>0.489715</text:p>
          </table:table-cell>
        </table:table-row>
        <table:table-row table:style-name="ro1">
          <table:table-cell office:value-type="string" calcext:value-type="string">
            <text:p>2017-11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4757" calcext:value-type="float">
            <text:p>0.494757</text:p>
          </table:table-cell>
        </table:table-row>
        <table:table-row table:style-name="ro1">
          <table:table-cell office:value-type="string" calcext:value-type="string">
            <text:p>2017-11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1678" calcext:value-type="float">
            <text:p>0.501678</text:p>
          </table:table-cell>
        </table:table-row>
        <table:table-row table:style-name="ro1">
          <table:table-cell office:value-type="string" calcext:value-type="string">
            <text:p>2017-11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2556" calcext:value-type="float">
            <text:p>0.492556</text:p>
          </table:table-cell>
        </table:table-row>
        <table:table-row table:style-name="ro1">
          <table:table-cell office:value-type="string" calcext:value-type="string">
            <text:p>2017-11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2143" calcext:value-type="float">
            <text:p>0.462143</text:p>
          </table:table-cell>
        </table:table-row>
        <table:table-row table:style-name="ro1">
          <table:table-cell office:value-type="string" calcext:value-type="string">
            <text:p>2017-11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6892" calcext:value-type="float">
            <text:p>0.456892</text:p>
          </table:table-cell>
        </table:table-row>
        <table:table-row table:style-name="ro1">
          <table:table-cell office:value-type="string" calcext:value-type="string">
            <text:p>2017-11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2592" calcext:value-type="float">
            <text:p>0.452592</text:p>
          </table:table-cell>
        </table:table-row>
        <table:table-row table:style-name="ro1">
          <table:table-cell office:value-type="string" calcext:value-type="string">
            <text:p>2017-11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4413" calcext:value-type="float">
            <text:p>0.454413</text:p>
          </table:table-cell>
        </table:table-row>
        <table:table-row table:style-name="ro1">
          <table:table-cell office:value-type="string" calcext:value-type="string">
            <text:p>2017-11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098" calcext:value-type="float">
            <text:p>0.444098</text:p>
          </table:table-cell>
        </table:table-row>
        <table:table-row table:style-name="ro1">
          <table:table-cell office:value-type="string" calcext:value-type="string">
            <text:p>2017-12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1824" calcext:value-type="float">
            <text:p>0.441824</text:p>
          </table:table-cell>
        </table:table-row>
        <table:table-row table:style-name="ro1">
          <table:table-cell office:value-type="string" calcext:value-type="string">
            <text:p>2017-12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0583" calcext:value-type="float">
            <text:p>0.450583</text:p>
          </table:table-cell>
        </table:table-row>
        <table:table-row table:style-name="ro1">
          <table:table-cell office:value-type="string" calcext:value-type="string">
            <text:p>2017-12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4765" calcext:value-type="float">
            <text:p>0.484765</text:p>
          </table:table-cell>
        </table:table-row>
        <table:table-row table:style-name="ro1">
          <table:table-cell office:value-type="string" calcext:value-type="string">
            <text:p>2017-12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9982" calcext:value-type="float">
            <text:p>0.519982</text:p>
          </table:table-cell>
        </table:table-row>
        <table:table-row table:style-name="ro1">
          <table:table-cell office:value-type="string" calcext:value-type="string">
            <text:p>2017-12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13" calcext:value-type="float">
            <text:p>0.518613</text:p>
          </table:table-cell>
        </table:table-row>
      </table:table>
      <table:table table:name="Sheet5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017-04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028" calcext:value-type="float">
            <text:p>0.433028</text:p>
          </table:table-cell>
        </table:table-row>
        <table:table-row table:style-name="ro1">
          <table:table-cell office:value-type="string" calcext:value-type="string">
            <text:p>2017-04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319" calcext:value-type="float">
            <text:p>0.433319</text:p>
          </table:table-cell>
        </table:table-row>
        <table:table-row table:style-name="ro1">
          <table:table-cell office:value-type="string" calcext:value-type="string">
            <text:p>2017-04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017" calcext:value-type="float">
            <text:p>0.433017</text:p>
          </table:table-cell>
        </table:table-row>
        <table:table-row table:style-name="ro1">
          <table:table-cell office:value-type="string" calcext:value-type="string">
            <text:p>2017-04-1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275" calcext:value-type="float">
            <text:p>0.433275</text:p>
          </table:table-cell>
        </table:table-row>
        <table:table-row table:style-name="ro1">
          <table:table-cell office:value-type="string" calcext:value-type="string">
            <text:p>2017-04-1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2017-04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833" calcext:value-type="float">
            <text:p>0.433833</text:p>
          </table:table-cell>
        </table:table-row>
        <table:table-row table:style-name="ro1">
          <table:table-cell office:value-type="string" calcext:value-type="string">
            <text:p>2017-04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899" calcext:value-type="float">
            <text:p>0.433899</text:p>
          </table:table-cell>
        </table:table-row>
        <table:table-row table:style-name="ro1">
          <table:table-cell office:value-type="string" calcext:value-type="string">
            <text:p>2017-04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698" calcext:value-type="float">
            <text:p>0.433698</text:p>
          </table:table-cell>
        </table:table-row>
        <table:table-row table:style-name="ro1">
          <table:table-cell office:value-type="string" calcext:value-type="string">
            <text:p>2017-04-1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859" calcext:value-type="float">
            <text:p>0.433859</text:p>
          </table:table-cell>
        </table:table-row>
        <table:table-row table:style-name="ro1">
          <table:table-cell office:value-type="string" calcext:value-type="string">
            <text:p>2017-04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615" calcext:value-type="float">
            <text:p>0.433615</text:p>
          </table:table-cell>
        </table:table-row>
        <table:table-row table:style-name="ro1">
          <table:table-cell office:value-type="string" calcext:value-type="string">
            <text:p>2017-04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799" calcext:value-type="float">
            <text:p>0.433799</text:p>
          </table:table-cell>
        </table:table-row>
        <table:table-row table:style-name="ro1">
          <table:table-cell office:value-type="string" calcext:value-type="string">
            <text:p>2017-04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518" calcext:value-type="float">
            <text:p>0.433518</text:p>
          </table:table-cell>
        </table:table-row>
        <table:table-row table:style-name="ro1">
          <table:table-cell office:value-type="string" calcext:value-type="string">
            <text:p>2017-04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717" calcext:value-type="float">
            <text:p>0.433717</text:p>
          </table:table-cell>
        </table:table-row>
        <table:table-row table:style-name="ro1">
          <table:table-cell office:value-type="string" calcext:value-type="string">
            <text:p>2017-04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782" calcext:value-type="float">
            <text:p>0.433782</text:p>
          </table:table-cell>
        </table:table-row>
        <table:table-row table:style-name="ro1">
          <table:table-cell office:value-type="string" calcext:value-type="string">
            <text:p>2017-04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445" calcext:value-type="float">
            <text:p>0.433445</text:p>
          </table:table-cell>
        </table:table-row>
        <table:table-row table:style-name="ro1">
          <table:table-cell office:value-type="string" calcext:value-type="string">
            <text:p>2017-04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315" calcext:value-type="float">
            <text:p>0.433315</text:p>
          </table:table-cell>
        </table:table-row>
        <table:table-row table:style-name="ro1">
          <table:table-cell office:value-type="string" calcext:value-type="string">
            <text:p>2017-04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071" calcext:value-type="float">
            <text:p>0.433071</text:p>
          </table:table-cell>
        </table:table-row>
        <table:table-row table:style-name="ro1">
          <table:table-cell office:value-type="string" calcext:value-type="string">
            <text:p>2017-04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459" calcext:value-type="float">
            <text:p>0.433459</text:p>
          </table:table-cell>
        </table:table-row>
        <table:table-row table:style-name="ro1">
          <table:table-cell office:value-type="string" calcext:value-type="string">
            <text:p>2017-05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329" calcext:value-type="float">
            <text:p>0.433329</text:p>
          </table:table-cell>
        </table:table-row>
        <table:table-row table:style-name="ro1">
          <table:table-cell office:value-type="string" calcext:value-type="string">
            <text:p>2017-05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513" calcext:value-type="float">
            <text:p>0.433513</text:p>
          </table:table-cell>
        </table:table-row>
        <table:table-row table:style-name="ro1">
          <table:table-cell office:value-type="string" calcext:value-type="string">
            <text:p>2017-05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475" calcext:value-type="float">
            <text:p>0.433475</text:p>
          </table:table-cell>
        </table:table-row>
        <table:table-row table:style-name="ro1">
          <table:table-cell office:value-type="string" calcext:value-type="string">
            <text:p>2017-05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string" calcext:value-type="string">
            <text:p>2017-05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105" calcext:value-type="float">
            <text:p>0.434105</text:p>
          </table:table-cell>
        </table:table-row>
        <table:table-row table:style-name="ro1">
          <table:table-cell office:value-type="string" calcext:value-type="string">
            <text:p>2017-05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015" calcext:value-type="float">
            <text:p>0.434015</text:p>
          </table:table-cell>
        </table:table-row>
        <table:table-row table:style-name="ro1">
          <table:table-cell office:value-type="string" calcext:value-type="string">
            <text:p>2017-05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144" calcext:value-type="float">
            <text:p>0.434144</text:p>
          </table:table-cell>
        </table:table-row>
        <table:table-row table:style-name="ro1">
          <table:table-cell office:value-type="string" calcext:value-type="string">
            <text:p>2017-05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203" calcext:value-type="float">
            <text:p>0.434203</text:p>
          </table:table-cell>
        </table:table-row>
        <table:table-row table:style-name="ro1">
          <table:table-cell office:value-type="string" calcext:value-type="string">
            <text:p>2017-05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337" calcext:value-type="float">
            <text:p>0.434337</text:p>
          </table:table-cell>
        </table:table-row>
        <table:table-row table:style-name="ro1">
          <table:table-cell office:value-type="string" calcext:value-type="string">
            <text:p>2017-05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715" calcext:value-type="float">
            <text:p>0.434715</text:p>
          </table:table-cell>
        </table:table-row>
        <table:table-row table:style-name="ro1">
          <table:table-cell office:value-type="string" calcext:value-type="string">
            <text:p>2017-05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895" calcext:value-type="float">
            <text:p>0.434895</text:p>
          </table:table-cell>
        </table:table-row>
        <table:table-row table:style-name="ro1">
          <table:table-cell office:value-type="string" calcext:value-type="string">
            <text:p>2017-05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003" calcext:value-type="float">
            <text:p>0.435003</text:p>
          </table:table-cell>
        </table:table-row>
        <table:table-row table:style-name="ro1">
          <table:table-cell office:value-type="string" calcext:value-type="string">
            <text:p>2017-05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044" calcext:value-type="float">
            <text:p>0.435044</text:p>
          </table:table-cell>
        </table:table-row>
        <table:table-row table:style-name="ro1">
          <table:table-cell office:value-type="string" calcext:value-type="string">
            <text:p>2017-05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5236" calcext:value-type="float">
            <text:p>0.435236</text:p>
          </table:table-cell>
        </table:table-row>
        <table:table-row table:style-name="ro1">
          <table:table-cell office:value-type="string" calcext:value-type="string">
            <text:p>2017-05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5031" calcext:value-type="float">
            <text:p>0.435031</text:p>
          </table:table-cell>
        </table:table-row>
        <table:table-row table:style-name="ro1">
          <table:table-cell office:value-type="string" calcext:value-type="string">
            <text:p>2017-05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317" calcext:value-type="float">
            <text:p>0.435317</text:p>
          </table:table-cell>
        </table:table-row>
        <table:table-row table:style-name="ro1">
          <table:table-cell office:value-type="string" calcext:value-type="string">
            <text:p>2017-05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305" calcext:value-type="float">
            <text:p>0.435305</text:p>
          </table:table-cell>
        </table:table-row>
        <table:table-row table:style-name="ro1">
          <table:table-cell office:value-type="string" calcext:value-type="string">
            <text:p>2017-05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71" calcext:value-type="float">
            <text:p>0.43571</text:p>
          </table:table-cell>
        </table:table-row>
        <table:table-row table:style-name="ro1">
          <table:table-cell office:value-type="string" calcext:value-type="string">
            <text:p>2017-05-3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473" calcext:value-type="float">
            <text:p>0.435473</text:p>
          </table:table-cell>
        </table:table-row>
        <table:table-row table:style-name="ro1">
          <table:table-cell office:value-type="string" calcext:value-type="string">
            <text:p>2017-05-3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477" calcext:value-type="float">
            <text:p>0.435477</text:p>
          </table:table-cell>
        </table:table-row>
        <table:table-row table:style-name="ro1">
          <table:table-cell office:value-type="string" calcext:value-type="string">
            <text:p>2017-06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212" calcext:value-type="float">
            <text:p>0.435212</text:p>
          </table:table-cell>
        </table:table-row>
        <table:table-row table:style-name="ro1">
          <table:table-cell office:value-type="string" calcext:value-type="string">
            <text:p>2017-06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501" calcext:value-type="float">
            <text:p>0.43501</text:p>
          </table:table-cell>
        </table:table-row>
        <table:table-row table:style-name="ro1">
          <table:table-cell office:value-type="string" calcext:value-type="string">
            <text:p>2017-06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929" calcext:value-type="float">
            <text:p>0.434929</text:p>
          </table:table-cell>
        </table:table-row>
        <table:table-row table:style-name="ro1">
          <table:table-cell office:value-type="string" calcext:value-type="string">
            <text:p>2017-06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69" calcext:value-type="float">
            <text:p>0.43469</text:p>
          </table:table-cell>
        </table:table-row>
        <table:table-row table:style-name="ro1">
          <table:table-cell office:value-type="string" calcext:value-type="string">
            <text:p>2017-06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444" calcext:value-type="float">
            <text:p>0.434444</text:p>
          </table:table-cell>
        </table:table-row>
        <table:table-row table:style-name="ro1">
          <table:table-cell office:value-type="string" calcext:value-type="string">
            <text:p>2017-06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186" calcext:value-type="float">
            <text:p>0.434186</text:p>
          </table:table-cell>
        </table:table-row>
        <table:table-row table:style-name="ro1">
          <table:table-cell office:value-type="string" calcext:value-type="string">
            <text:p>2017-06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049" calcext:value-type="float">
            <text:p>0.434049</text:p>
          </table:table-cell>
        </table:table-row>
        <table:table-row table:style-name="ro1">
          <table:table-cell office:value-type="string" calcext:value-type="string">
            <text:p>2017-06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389" calcext:value-type="float">
            <text:p>0.433389</text:p>
          </table:table-cell>
        </table:table-row>
        <table:table-row table:style-name="ro1">
          <table:table-cell office:value-type="string" calcext:value-type="string">
            <text:p>2017-06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671" calcext:value-type="float">
            <text:p>0.433671</text:p>
          </table:table-cell>
        </table:table-row>
        <table:table-row table:style-name="ro1">
          <table:table-cell office:value-type="string" calcext:value-type="string">
            <text:p>2017-06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703" calcext:value-type="float">
            <text:p>0.433703</text:p>
          </table:table-cell>
        </table:table-row>
        <table:table-row table:style-name="ro1">
          <table:table-cell office:value-type="string" calcext:value-type="string">
            <text:p>2017-06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3719" calcext:value-type="float">
            <text:p>0.433719</text:p>
          </table:table-cell>
        </table:table-row>
        <table:table-row table:style-name="ro1">
          <table:table-cell office:value-type="string" calcext:value-type="string">
            <text:p>2017-06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3681" calcext:value-type="float">
            <text:p>0.433681</text:p>
          </table:table-cell>
        </table:table-row>
        <table:table-row table:style-name="ro1">
          <table:table-cell office:value-type="string" calcext:value-type="string">
            <text:p>2017-06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084" calcext:value-type="float">
            <text:p>0.434084</text:p>
          </table:table-cell>
        </table:table-row>
        <table:table-row table:style-name="ro1">
          <table:table-cell office:value-type="string" calcext:value-type="string">
            <text:p>2017-06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235" calcext:value-type="float">
            <text:p>0.434235</text:p>
          </table:table-cell>
        </table:table-row>
        <table:table-row table:style-name="ro1">
          <table:table-cell office:value-type="string" calcext:value-type="string">
            <text:p>2017-06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604" calcext:value-type="float">
            <text:p>0.434604</text:p>
          </table:table-cell>
        </table:table-row>
        <table:table-row table:style-name="ro1">
          <table:table-cell office:value-type="string" calcext:value-type="string">
            <text:p>2017-06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4798" calcext:value-type="float">
            <text:p>0.434798</text:p>
          </table:table-cell>
        </table:table-row>
        <table:table-row table:style-name="ro1">
          <table:table-cell office:value-type="string" calcext:value-type="string">
            <text:p>2017-06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4905" calcext:value-type="float">
            <text:p>0.434905</text:p>
          </table:table-cell>
        </table:table-row>
        <table:table-row table:style-name="ro1">
          <table:table-cell office:value-type="string" calcext:value-type="string">
            <text:p>2017-06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439" calcext:value-type="float">
            <text:p>0.435439</text:p>
          </table:table-cell>
        </table:table-row>
        <table:table-row table:style-name="ro1">
          <table:table-cell office:value-type="string" calcext:value-type="string">
            <text:p>2017-06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5514" calcext:value-type="float">
            <text:p>0.435514</text:p>
          </table:table-cell>
        </table:table-row>
        <table:table-row table:style-name="ro1">
          <table:table-cell office:value-type="string" calcext:value-type="string">
            <text:p>2017-06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274" calcext:value-type="float">
            <text:p>0.435274</text:p>
          </table:table-cell>
        </table:table-row>
        <table:table-row table:style-name="ro1">
          <table:table-cell office:value-type="string" calcext:value-type="string">
            <text:p>2017-06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51" calcext:value-type="float">
            <text:p>0.43551</text:p>
          </table:table-cell>
        </table:table-row>
        <table:table-row table:style-name="ro1">
          <table:table-cell office:value-type="string" calcext:value-type="string">
            <text:p>2017-06-3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3" calcext:value-type="float">
            <text:p>0.4353</text:p>
          </table:table-cell>
        </table:table-row>
        <table:table-row table:style-name="ro1">
          <table:table-cell office:value-type="string" calcext:value-type="string">
            <text:p>2017-07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594" calcext:value-type="float">
            <text:p>0.435594</text:p>
          </table:table-cell>
        </table:table-row>
        <table:table-row table:style-name="ro1">
          <table:table-cell office:value-type="string" calcext:value-type="string">
            <text:p>2017-07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598" calcext:value-type="float">
            <text:p>0.435598</text:p>
          </table:table-cell>
        </table:table-row>
        <table:table-row table:style-name="ro1">
          <table:table-cell office:value-type="string" calcext:value-type="string">
            <text:p>2017-07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5707" calcext:value-type="float">
            <text:p>0.435707</text:p>
          </table:table-cell>
        </table:table-row>
        <table:table-row table:style-name="ro1">
          <table:table-cell office:value-type="string" calcext:value-type="string">
            <text:p>2017-07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5833" calcext:value-type="float">
            <text:p>0.435833</text:p>
          </table:table-cell>
        </table:table-row>
        <table:table-row table:style-name="ro1">
          <table:table-cell office:value-type="string" calcext:value-type="string">
            <text:p>2017-07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6579" calcext:value-type="float">
            <text:p>0.436579</text:p>
          </table:table-cell>
        </table:table-row>
        <table:table-row table:style-name="ro1">
          <table:table-cell office:value-type="string" calcext:value-type="string">
            <text:p>2017-07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6606" calcext:value-type="float">
            <text:p>0.436606</text:p>
          </table:table-cell>
        </table:table-row>
        <table:table-row table:style-name="ro1">
          <table:table-cell office:value-type="string" calcext:value-type="string">
            <text:p>2017-07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6846" calcext:value-type="float">
            <text:p>0.436846</text:p>
          </table:table-cell>
        </table:table-row>
        <table:table-row table:style-name="ro1">
          <table:table-cell office:value-type="string" calcext:value-type="string">
            <text:p>2017-07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6993" calcext:value-type="float">
            <text:p>0.436993</text:p>
          </table:table-cell>
        </table:table-row>
        <table:table-row table:style-name="ro1">
          <table:table-cell office:value-type="string" calcext:value-type="string">
            <text:p>2017-07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6915" calcext:value-type="float">
            <text:p>0.436915</text:p>
          </table:table-cell>
        </table:table-row>
        <table:table-row table:style-name="ro1">
          <table:table-cell office:value-type="string" calcext:value-type="string">
            <text:p>2017-07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7488" calcext:value-type="float">
            <text:p>0.437488</text:p>
          </table:table-cell>
        </table:table-row>
        <table:table-row table:style-name="ro1">
          <table:table-cell office:value-type="string" calcext:value-type="string">
            <text:p>2017-07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6999" calcext:value-type="float">
            <text:p>0.436999</text:p>
          </table:table-cell>
        </table:table-row>
        <table:table-row table:style-name="ro1">
          <table:table-cell office:value-type="string" calcext:value-type="string">
            <text:p>2017-07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7655" calcext:value-type="float">
            <text:p>0.437655</text:p>
          </table:table-cell>
        </table:table-row>
        <table:table-row table:style-name="ro1">
          <table:table-cell office:value-type="string" calcext:value-type="string">
            <text:p>2017-07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7564" calcext:value-type="float">
            <text:p>0.437564</text:p>
          </table:table-cell>
        </table:table-row>
        <table:table-row table:style-name="ro1">
          <table:table-cell office:value-type="string" calcext:value-type="string">
            <text:p>2017-07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7971" calcext:value-type="float">
            <text:p>0.437971</text:p>
          </table:table-cell>
        </table:table-row>
        <table:table-row table:style-name="ro1">
          <table:table-cell office:value-type="string" calcext:value-type="string">
            <text:p>2017-07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7965" calcext:value-type="float">
            <text:p>0.437965</text:p>
          </table:table-cell>
        </table:table-row>
        <table:table-row table:style-name="ro1">
          <table:table-cell office:value-type="string" calcext:value-type="string">
            <text:p>2017-07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8147" calcext:value-type="float">
            <text:p>0.438147</text:p>
          </table:table-cell>
        </table:table-row>
        <table:table-row table:style-name="ro1">
          <table:table-cell office:value-type="string" calcext:value-type="string">
            <text:p>2017-07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815" calcext:value-type="float">
            <text:p>0.43815</text:p>
          </table:table-cell>
        </table:table-row>
        <table:table-row table:style-name="ro1">
          <table:table-cell office:value-type="string" calcext:value-type="string">
            <text:p>2017-07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7972" calcext:value-type="float">
            <text:p>0.437972</text:p>
          </table:table-cell>
        </table:table-row>
        <table:table-row table:style-name="ro1">
          <table:table-cell office:value-type="string" calcext:value-type="string">
            <text:p>2017-07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8166" calcext:value-type="float">
            <text:p>0.438166</text:p>
          </table:table-cell>
        </table:table-row>
        <table:table-row table:style-name="ro1">
          <table:table-cell office:value-type="string" calcext:value-type="string">
            <text:p>2017-07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8138" calcext:value-type="float">
            <text:p>0.438138</text:p>
          </table:table-cell>
        </table:table-row>
        <table:table-row table:style-name="ro1">
          <table:table-cell office:value-type="string" calcext:value-type="string">
            <text:p>2017-08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8476" calcext:value-type="float">
            <text:p>0.438476</text:p>
          </table:table-cell>
        </table:table-row>
        <table:table-row table:style-name="ro1">
          <table:table-cell office:value-type="string" calcext:value-type="string">
            <text:p>2017-08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8353" calcext:value-type="float">
            <text:p>0.438353</text:p>
          </table:table-cell>
        </table:table-row>
        <table:table-row table:style-name="ro1">
          <table:table-cell office:value-type="string" calcext:value-type="string">
            <text:p>2017-08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8733" calcext:value-type="float">
            <text:p>0.438733</text:p>
          </table:table-cell>
        </table:table-row>
        <table:table-row table:style-name="ro1">
          <table:table-cell office:value-type="string" calcext:value-type="string">
            <text:p>2017-08-0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8622" calcext:value-type="float">
            <text:p>0.438622</text:p>
          </table:table-cell>
        </table:table-row>
        <table:table-row table:style-name="ro1">
          <table:table-cell office:value-type="string" calcext:value-type="string">
            <text:p>2017-08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8816" calcext:value-type="float">
            <text:p>0.438816</text:p>
          </table:table-cell>
        </table:table-row>
        <table:table-row table:style-name="ro1">
          <table:table-cell office:value-type="string" calcext:value-type="string">
            <text:p>2017-08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9338" calcext:value-type="float">
            <text:p>0.439338</text:p>
          </table:table-cell>
        </table:table-row>
        <table:table-row table:style-name="ro1">
          <table:table-cell office:value-type="string" calcext:value-type="string">
            <text:p>2017-08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9842" calcext:value-type="float">
            <text:p>0.439842</text:p>
          </table:table-cell>
        </table:table-row>
        <table:table-row table:style-name="ro1">
          <table:table-cell office:value-type="string" calcext:value-type="string">
            <text:p>2017-08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9815" calcext:value-type="float">
            <text:p>0.439815</text:p>
          </table:table-cell>
        </table:table-row>
        <table:table-row table:style-name="ro1">
          <table:table-cell office:value-type="string" calcext:value-type="string">
            <text:p>2017-08-1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0169" calcext:value-type="float">
            <text:p>0.440169</text:p>
          </table:table-cell>
        </table:table-row>
        <table:table-row table:style-name="ro1">
          <table:table-cell office:value-type="string" calcext:value-type="string">
            <text:p>2017-08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702" calcext:value-type="float">
            <text:p>0.440702</text:p>
          </table:table-cell>
        </table:table-row>
        <table:table-row table:style-name="ro1">
          <table:table-cell office:value-type="string" calcext:value-type="string">
            <text:p>2017-08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629" calcext:value-type="float">
            <text:p>0.440629</text:p>
          </table:table-cell>
        </table:table-row>
        <table:table-row table:style-name="ro1">
          <table:table-cell office:value-type="string" calcext:value-type="string">
            <text:p>2017-08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606" calcext:value-type="float">
            <text:p>0.440606</text:p>
          </table:table-cell>
        </table:table-row>
        <table:table-row table:style-name="ro1">
          <table:table-cell office:value-type="string" calcext:value-type="string">
            <text:p>2017-08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384" calcext:value-type="float">
            <text:p>0.440384</text:p>
          </table:table-cell>
        </table:table-row>
        <table:table-row table:style-name="ro1">
          <table:table-cell office:value-type="string" calcext:value-type="string">
            <text:p>2017-08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741" calcext:value-type="float">
            <text:p>0.440741</text:p>
          </table:table-cell>
        </table:table-row>
        <table:table-row table:style-name="ro1">
          <table:table-cell office:value-type="string" calcext:value-type="string">
            <text:p>2017-08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779" calcext:value-type="float">
            <text:p>0.440779</text:p>
          </table:table-cell>
        </table:table-row>
        <table:table-row table:style-name="ro1">
          <table:table-cell office:value-type="string" calcext:value-type="string">
            <text:p>2017-08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834" calcext:value-type="float">
            <text:p>0.440834</text:p>
          </table:table-cell>
        </table:table-row>
        <table:table-row table:style-name="ro1">
          <table:table-cell office:value-type="string" calcext:value-type="string">
            <text:p>2017-08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0896" calcext:value-type="float">
            <text:p>0.440896</text:p>
          </table:table-cell>
        </table:table-row>
        <table:table-row table:style-name="ro1">
          <table:table-cell office:value-type="string" calcext:value-type="string">
            <text:p>2017-08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1098" calcext:value-type="float">
            <text:p>0.441098</text:p>
          </table:table-cell>
        </table:table-row>
        <table:table-row table:style-name="ro1">
          <table:table-cell office:value-type="string" calcext:value-type="string">
            <text:p>2017-08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1118" calcext:value-type="float">
            <text:p>0.441118</text:p>
          </table:table-cell>
        </table:table-row>
        <table:table-row table:style-name="ro1">
          <table:table-cell office:value-type="string" calcext:value-type="string">
            <text:p>2017-08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1571" calcext:value-type="float">
            <text:p>0.441571</text:p>
          </table:table-cell>
        </table:table-row>
        <table:table-row table:style-name="ro1">
          <table:table-cell office:value-type="string" calcext:value-type="string">
            <text:p>2017-08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172" calcext:value-type="float">
            <text:p>0.44172</text:p>
          </table:table-cell>
        </table:table-row>
        <table:table-row table:style-name="ro1">
          <table:table-cell office:value-type="string" calcext:value-type="string">
            <text:p>2017-08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2023" calcext:value-type="float">
            <text:p>0.442023</text:p>
          </table:table-cell>
        </table:table-row>
        <table:table-row table:style-name="ro1">
          <table:table-cell office:value-type="string" calcext:value-type="string">
            <text:p>2017-09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2437" calcext:value-type="float">
            <text:p>0.442437</text:p>
          </table:table-cell>
        </table:table-row>
        <table:table-row table:style-name="ro1">
          <table:table-cell office:value-type="string" calcext:value-type="string">
            <text:p>2017-09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2753" calcext:value-type="float">
            <text:p>0.442753</text:p>
          </table:table-cell>
        </table:table-row>
        <table:table-row table:style-name="ro1">
          <table:table-cell office:value-type="string" calcext:value-type="string">
            <text:p>2017-09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295" calcext:value-type="float">
            <text:p>0.44295</text:p>
          </table:table-cell>
        </table:table-row>
        <table:table-row table:style-name="ro1">
          <table:table-cell office:value-type="string" calcext:value-type="string">
            <text:p>2017-09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3074" calcext:value-type="float">
            <text:p>0.443074</text:p>
          </table:table-cell>
        </table:table-row>
        <table:table-row table:style-name="ro1">
          <table:table-cell office:value-type="string" calcext:value-type="string">
            <text:p>2017-09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3134" calcext:value-type="float">
            <text:p>0.443134</text:p>
          </table:table-cell>
        </table:table-row>
        <table:table-row table:style-name="ro1">
          <table:table-cell office:value-type="string" calcext:value-type="string">
            <text:p>2017-09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3575" calcext:value-type="float">
            <text:p>0.443575</text:p>
          </table:table-cell>
        </table:table-row>
        <table:table-row table:style-name="ro1">
          <table:table-cell office:value-type="string" calcext:value-type="string">
            <text:p>2017-09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383" calcext:value-type="float">
            <text:p>0.44383</text:p>
          </table:table-cell>
        </table:table-row>
        <table:table-row table:style-name="ro1">
          <table:table-cell office:value-type="string" calcext:value-type="string">
            <text:p>2017-09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3498" calcext:value-type="float">
            <text:p>0.443498</text:p>
          </table:table-cell>
        </table:table-row>
        <table:table-row table:style-name="ro1">
          <table:table-cell office:value-type="string" calcext:value-type="string">
            <text:p>2017-09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002" calcext:value-type="float">
            <text:p>0.444002</text:p>
          </table:table-cell>
        </table:table-row>
        <table:table-row table:style-name="ro1">
          <table:table-cell office:value-type="string" calcext:value-type="string">
            <text:p>2017-09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4037" calcext:value-type="float">
            <text:p>0.444037</text:p>
          </table:table-cell>
        </table:table-row>
        <table:table-row table:style-name="ro1">
          <table:table-cell office:value-type="string" calcext:value-type="string">
            <text:p>2017-09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071" calcext:value-type="float">
            <text:p>0.444071</text:p>
          </table:table-cell>
        </table:table-row>
        <table:table-row table:style-name="ro1">
          <table:table-cell office:value-type="string" calcext:value-type="string">
            <text:p>2017-09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208" calcext:value-type="float">
            <text:p>0.444208</text:p>
          </table:table-cell>
        </table:table-row>
        <table:table-row table:style-name="ro1">
          <table:table-cell office:value-type="string" calcext:value-type="string">
            <text:p>2017-09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4206" calcext:value-type="float">
            <text:p>0.444206</text:p>
          </table:table-cell>
        </table:table-row>
        <table:table-row table:style-name="ro1">
          <table:table-cell office:value-type="string" calcext:value-type="string">
            <text:p>2017-09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4425" calcext:value-type="float">
            <text:p>0.444425</text:p>
          </table:table-cell>
        </table:table-row>
        <table:table-row table:style-name="ro1">
          <table:table-cell office:value-type="string" calcext:value-type="string">
            <text:p>2017-09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4461" calcext:value-type="float">
            <text:p>0.444461</text:p>
          </table:table-cell>
        </table:table-row>
        <table:table-row table:style-name="ro1">
          <table:table-cell office:value-type="string" calcext:value-type="string">
            <text:p>2017-09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034" calcext:value-type="float">
            <text:p>0.445034</text:p>
          </table:table-cell>
        </table:table-row>
        <table:table-row table:style-name="ro1">
          <table:table-cell office:value-type="string" calcext:value-type="string">
            <text:p>2017-09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201" calcext:value-type="float">
            <text:p>0.445201</text:p>
          </table:table-cell>
        </table:table-row>
        <table:table-row table:style-name="ro1">
          <table:table-cell office:value-type="string" calcext:value-type="string">
            <text:p>2017-09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342" calcext:value-type="float">
            <text:p>0.445342</text:p>
          </table:table-cell>
        </table:table-row>
        <table:table-row table:style-name="ro1">
          <table:table-cell office:value-type="string" calcext:value-type="string">
            <text:p>2017-09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399" calcext:value-type="float">
            <text:p>0.445399</text:p>
          </table:table-cell>
        </table:table-row>
        <table:table-row table:style-name="ro1">
          <table:table-cell office:value-type="string" calcext:value-type="string">
            <text:p>2017-09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806" calcext:value-type="float">
            <text:p>0.445806</text:p>
          </table:table-cell>
        </table:table-row>
        <table:table-row table:style-name="ro1">
          <table:table-cell office:value-type="string" calcext:value-type="string">
            <text:p>2017-10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859" calcext:value-type="float">
            <text:p>0.445859</text:p>
          </table:table-cell>
        </table:table-row>
        <table:table-row table:style-name="ro1">
          <table:table-cell office:value-type="string" calcext:value-type="string">
            <text:p>2017-10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002" calcext:value-type="float">
            <text:p>0.446002</text:p>
          </table:table-cell>
        </table:table-row>
        <table:table-row table:style-name="ro1">
          <table:table-cell office:value-type="string" calcext:value-type="string">
            <text:p>2017-10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332" calcext:value-type="float">
            <text:p>0.446332</text:p>
          </table:table-cell>
        </table:table-row>
        <table:table-row table:style-name="ro1">
          <table:table-cell office:value-type="string" calcext:value-type="string">
            <text:p>2017-10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288" calcext:value-type="float">
            <text:p>0.446288</text:p>
          </table:table-cell>
        </table:table-row>
        <table:table-row table:style-name="ro1">
          <table:table-cell office:value-type="string" calcext:value-type="string">
            <text:p>2017-10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521" calcext:value-type="float">
            <text:p>0.446521</text:p>
          </table:table-cell>
        </table:table-row>
        <table:table-row table:style-name="ro1">
          <table:table-cell office:value-type="string" calcext:value-type="string">
            <text:p>2017-10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312" calcext:value-type="float">
            <text:p>0.446312</text:p>
          </table:table-cell>
        </table:table-row>
        <table:table-row table:style-name="ro1">
          <table:table-cell office:value-type="string" calcext:value-type="string">
            <text:p>2017-10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369" calcext:value-type="float">
            <text:p>0.446369</text:p>
          </table:table-cell>
        </table:table-row>
        <table:table-row table:style-name="ro1">
          <table:table-cell office:value-type="string" calcext:value-type="string">
            <text:p>2017-10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032" calcext:value-type="float">
            <text:p>0.446032</text:p>
          </table:table-cell>
        </table:table-row>
        <table:table-row table:style-name="ro1">
          <table:table-cell office:value-type="string" calcext:value-type="string">
            <text:p>2017-10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071" calcext:value-type="float">
            <text:p>0.446071</text:p>
          </table:table-cell>
        </table:table-row>
        <table:table-row table:style-name="ro1">
          <table:table-cell office:value-type="string" calcext:value-type="string">
            <text:p>2017-10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945" calcext:value-type="float">
            <text:p>0.445945</text:p>
          </table:table-cell>
        </table:table-row>
        <table:table-row table:style-name="ro1">
          <table:table-cell office:value-type="string" calcext:value-type="string">
            <text:p>2017-10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176" calcext:value-type="float">
            <text:p>0.446176</text:p>
          </table:table-cell>
        </table:table-row>
        <table:table-row table:style-name="ro1">
          <table:table-cell office:value-type="string" calcext:value-type="string">
            <text:p>2017-10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073" calcext:value-type="float">
            <text:p>0.446073</text:p>
          </table:table-cell>
        </table:table-row>
        <table:table-row table:style-name="ro1">
          <table:table-cell office:value-type="string" calcext:value-type="string">
            <text:p>2017-10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724" calcext:value-type="float">
            <text:p>0.445724</text:p>
          </table:table-cell>
        </table:table-row>
        <table:table-row table:style-name="ro1">
          <table:table-cell office:value-type="string" calcext:value-type="string">
            <text:p>2017-10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135" calcext:value-type="float">
            <text:p>0.446135</text:p>
          </table:table-cell>
        </table:table-row>
        <table:table-row table:style-name="ro1">
          <table:table-cell office:value-type="string" calcext:value-type="string">
            <text:p>2017-10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965" calcext:value-type="float">
            <text:p>0.445965</text:p>
          </table:table-cell>
        </table:table-row>
        <table:table-row table:style-name="ro1">
          <table:table-cell office:value-type="string" calcext:value-type="string">
            <text:p>2017-10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155" calcext:value-type="float">
            <text:p>0.446155</text:p>
          </table:table-cell>
        </table:table-row>
        <table:table-row table:style-name="ro1">
          <table:table-cell office:value-type="string" calcext:value-type="string">
            <text:p>2017-10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057" calcext:value-type="float">
            <text:p>0.446057</text:p>
          </table:table-cell>
        </table:table-row>
        <table:table-row table:style-name="ro1">
          <table:table-cell office:value-type="string" calcext:value-type="string">
            <text:p>2017-10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195" calcext:value-type="float">
            <text:p>0.446195</text:p>
          </table:table-cell>
        </table:table-row>
        <table:table-row table:style-name="ro1">
          <table:table-cell office:value-type="string" calcext:value-type="string">
            <text:p>2017-10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378" calcext:value-type="float">
            <text:p>0.446378</text:p>
          </table:table-cell>
        </table:table-row>
        <table:table-row table:style-name="ro1">
          <table:table-cell office:value-type="string" calcext:value-type="string">
            <text:p>2017-10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382" calcext:value-type="float">
            <text:p>0.446382</text:p>
          </table:table-cell>
        </table:table-row>
        <table:table-row table:style-name="ro1">
          <table:table-cell office:value-type="string" calcext:value-type="string">
            <text:p>2017-10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661" calcext:value-type="float">
            <text:p>0.446661</text:p>
          </table:table-cell>
        </table:table-row>
        <table:table-row table:style-name="ro1">
          <table:table-cell office:value-type="string" calcext:value-type="string">
            <text:p>2017-11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532" calcext:value-type="float">
            <text:p>0.446532</text:p>
          </table:table-cell>
        </table:table-row>
        <table:table-row table:style-name="ro1">
          <table:table-cell office:value-type="string" calcext:value-type="string">
            <text:p>2017-11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282" calcext:value-type="float">
            <text:p>0.446282</text:p>
          </table:table-cell>
        </table:table-row>
        <table:table-row table:style-name="ro1">
          <table:table-cell office:value-type="string" calcext:value-type="string">
            <text:p>2017-11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283" calcext:value-type="float">
            <text:p>0.446283</text:p>
          </table:table-cell>
        </table:table-row>
        <table:table-row table:style-name="ro1">
          <table:table-cell office:value-type="string" calcext:value-type="string">
            <text:p>2017-11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45" calcext:value-type="float">
            <text:p>0.44645</text:p>
          </table:table-cell>
        </table:table-row>
        <table:table-row table:style-name="ro1">
          <table:table-cell office:value-type="string" calcext:value-type="string">
            <text:p>2017-11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389" calcext:value-type="float">
            <text:p>0.446389</text:p>
          </table:table-cell>
        </table:table-row>
        <table:table-row table:style-name="ro1">
          <table:table-cell office:value-type="string" calcext:value-type="string">
            <text:p>2017-11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462" calcext:value-type="float">
            <text:p>0.446462</text:p>
          </table:table-cell>
        </table:table-row>
        <table:table-row table:style-name="ro1">
          <table:table-cell office:value-type="string" calcext:value-type="string">
            <text:p>2017-11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21" calcext:value-type="float">
            <text:p>0.44621</text:p>
          </table:table-cell>
        </table:table-row>
        <table:table-row table:style-name="ro1">
          <table:table-cell office:value-type="string" calcext:value-type="string">
            <text:p>2017-11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093" calcext:value-type="float">
            <text:p>0.446093</text:p>
          </table:table-cell>
        </table:table-row>
        <table:table-row table:style-name="ro1">
          <table:table-cell office:value-type="string" calcext:value-type="string">
            <text:p>2017-11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177" calcext:value-type="float">
            <text:p>0.446177</text:p>
          </table:table-cell>
        </table:table-row>
        <table:table-row table:style-name="ro1">
          <table:table-cell office:value-type="string" calcext:value-type="string">
            <text:p>2017-11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179" calcext:value-type="float">
            <text:p>0.446179</text:p>
          </table:table-cell>
        </table:table-row>
        <table:table-row table:style-name="ro1">
          <table:table-cell office:value-type="string" calcext:value-type="string">
            <text:p>2017-11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923" calcext:value-type="float">
            <text:p>0.445923</text:p>
          </table:table-cell>
        </table:table-row>
        <table:table-row table:style-name="ro1">
          <table:table-cell office:value-type="string" calcext:value-type="string">
            <text:p>2017-11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946" calcext:value-type="float">
            <text:p>0.445946</text:p>
          </table:table-cell>
        </table:table-row>
        <table:table-row table:style-name="ro1">
          <table:table-cell office:value-type="string" calcext:value-type="string">
            <text:p>2017-11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772" calcext:value-type="float">
            <text:p>0.445772</text:p>
          </table:table-cell>
        </table:table-row>
        <table:table-row table:style-name="ro1">
          <table:table-cell office:value-type="string" calcext:value-type="string">
            <text:p>2017-11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108" calcext:value-type="float">
            <text:p>0.446108</text:p>
          </table:table-cell>
        </table:table-row>
        <table:table-row table:style-name="ro1">
          <table:table-cell office:value-type="string" calcext:value-type="string">
            <text:p>2017-11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799" calcext:value-type="float">
            <text:p>0.445799</text:p>
          </table:table-cell>
        </table:table-row>
        <table:table-row table:style-name="ro1">
          <table:table-cell office:value-type="string" calcext:value-type="string">
            <text:p>2017-11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731" calcext:value-type="float">
            <text:p>0.445731</text:p>
          </table:table-cell>
        </table:table-row>
        <table:table-row table:style-name="ro1">
          <table:table-cell office:value-type="string" calcext:value-type="string">
            <text:p>2017-11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424" calcext:value-type="float">
            <text:p>0.445424</text:p>
          </table:table-cell>
        </table:table-row>
        <table:table-row table:style-name="ro1">
          <table:table-cell office:value-type="string" calcext:value-type="string">
            <text:p>2017-11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824" calcext:value-type="float">
            <text:p>0.445824</text:p>
          </table:table-cell>
        </table:table-row>
        <table:table-row table:style-name="ro1">
          <table:table-cell office:value-type="string" calcext:value-type="string">
            <text:p>2017-11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838" calcext:value-type="float">
            <text:p>0.445838</text:p>
          </table:table-cell>
        </table:table-row>
        <table:table-row table:style-name="ro1">
          <table:table-cell office:value-type="string" calcext:value-type="string">
            <text:p>2017-11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5745" calcext:value-type="float">
            <text:p>0.445745</text:p>
          </table:table-cell>
        </table:table-row>
        <table:table-row table:style-name="ro1">
          <table:table-cell office:value-type="string" calcext:value-type="string">
            <text:p>2017-12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087" calcext:value-type="float">
            <text:p>0.446087</text:p>
          </table:table-cell>
        </table:table-row>
        <table:table-row table:style-name="ro1">
          <table:table-cell office:value-type="string" calcext:value-type="string">
            <text:p>2017-12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71" calcext:value-type="float">
            <text:p>0.44571</text:p>
          </table:table-cell>
        </table:table-row>
        <table:table-row table:style-name="ro1">
          <table:table-cell office:value-type="string" calcext:value-type="string">
            <text:p>2017-12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6126" calcext:value-type="float">
            <text:p>0.446126</text:p>
          </table:table-cell>
        </table:table-row>
        <table:table-row table:style-name="ro1">
          <table:table-cell office:value-type="string" calcext:value-type="string">
            <text:p>2017-12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5838" calcext:value-type="float">
            <text:p>0.445838</text:p>
          </table:table-cell>
        </table:table-row>
        <table:table-row table:style-name="ro1">
          <table:table-cell office:value-type="string" calcext:value-type="string">
            <text:p>2017-12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6661" calcext:value-type="float">
            <text:p>0.446661</text:p>
          </table:table-cell>
        </table:table-row>
      </table:table>
      <table:named-expressions/>
      <table:database-ranges>
        <table:database-range table:name="__Anonymous_Sheet_DB__0" table:target-range-address="'利益予想(2%)'.A2:'利益予想(2%)'.AMJ17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利益予想()'.A2:'利益予想()'.AMJ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利益予想(ccb9fd5)'.A1:'利益予想(ccb9fd5)'.AMJ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00/00/00</text:date>, <text:time style:data-style-name="N2" text:time-value="00:22:25.76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02:18:55.346000000</dc:date>
    <meta:editing-duration>PT5H39M51S</meta:editing-duration>
    <meta:editing-cycles>4</meta:editing-cycles>
    <meta:generator>LibreOffice/5.3.7.2$Windows_X86_64 LibreOffice_project/6b8ed514a9f8b44d37a1b96673cbbdd077e24059</meta:generator>
    <meta:document-statistic meta:table-count="6" meta:cell-count="10128" meta:object-count="0"/>
  </office:meta>
</office:document-meta>
</file>